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face style:name="LMRoman10-Bold" svg:font-family="LMRoman10-Bold" style:font-family-generic="roman"/>
    <style:font-face style:name="LMRoman10-Regular" svg:font-family="LMRoman10-Regular"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 style:family="table" style:master-page-name="Preface">
      <style:table-properties style:width="7.0889in" style:page-number="1" table:align="margins"/>
    </style:style>
    <style:style style:name="Table1.A" style:family="table-column">
      <style:table-column-properties style:column-width="7.0889in" style:rel-column-width="65535*"/>
    </style:style>
    <style:style style:name="Table1.A1" style:family="table-cell">
      <style:table-cell-properties fo:padding="0.0382in" fo:border="0.05pt solid #000000"/>
    </style:style>
    <style:style style:name="Table2" style:family="table">
      <style:table-properties style:width="4.3667in" fo:margin-left="0.3938in" table:align="left"/>
    </style:style>
    <style:style style:name="Table2.A" style:family="table-column">
      <style:table-column-properties style:column-width="2.25in"/>
    </style:style>
    <style:style style:name="Table2.B" style:family="table-column">
      <style:table-column-properties style:column-width="2.1167in"/>
    </style:style>
    <style:style style:name="Table2.A1" style:family="table-cell">
      <style:table-cell-properties style:vertical-align="middle" fo:padding="0.0417in" fo:border-left="0.6pt solid #111111" fo:border-right="none" fo:border-top="0.6pt solid #111111" fo:border-bottom="0.05pt solid #111111"/>
    </style:style>
    <style:style style:name="Table2.B1" style:family="table-cell">
      <style:table-cell-properties style:vertical-align="middle" fo:padding="0.0417in" fo:border-left="0.05pt solid #111111" fo:border-right="0.6pt solid #111111" fo:border-top="0.6pt solid #111111" fo:border-bottom="0.05pt solid #111111"/>
    </style:style>
    <style:style style:name="Table2.A2" style:family="table-cell">
      <style:table-cell-properties style:vertical-align="middle" fo:background-color="#ffffff" fo:padding="0.0417in" fo:border-left="0.6pt solid #111111" fo:border-right="none" fo:border-top="none" fo:border-bottom="0.05pt solid #111111">
        <style:background-image/>
      </style:table-cell-properties>
    </style:style>
    <style:style style:name="Table2.B2" style:family="table-cell">
      <style:table-cell-properties style:vertical-align="middle" fo:background-color="#ffffff" fo:padding="0.0417in" fo:border-left="0.05pt solid #111111" fo:border-right="0.6pt solid #111111" fo:border-top="none" fo:border-bottom="0.05pt solid #111111">
        <style:background-image/>
      </style:table-cell-properties>
    </style:style>
    <style:style style:name="Table2.A3" style:family="table-cell">
      <style:table-cell-properties style:vertical-align="middle" fo:padding="0.0417in" fo:border-left="0.6pt solid #111111" fo:border-right="none" fo:border-top="none" fo:border-bottom="0.05pt solid #111111"/>
    </style:style>
    <style:style style:name="Table2.B3" style:family="table-cell">
      <style:table-cell-properties style:vertical-align="middle" fo:padding="0.0417in" fo:border-left="0.05pt solid #111111" fo:border-right="0.6pt solid #111111" fo:border-top="none" fo:border-bottom="0.05pt solid #111111"/>
    </style:style>
    <style:style style:name="Table2.A4" style:family="table-cell">
      <style:table-cell-properties style:vertical-align="middle" fo:padding="0.0417in" fo:border-left="0.6pt solid #111111" fo:border-right="none" fo:border-top="none" fo:border-bottom="0.05pt solid #111111"/>
    </style:style>
    <style:style style:name="Table2.B4" style:family="table-cell">
      <style:table-cell-properties style:vertical-align="middle" fo:padding="0.0417in" fo:border-left="0.05pt solid #111111" fo:border-right="0.6pt solid #111111" fo:border-top="none" fo:border-bottom="0.05pt solid #111111"/>
    </style:style>
    <style:style style:name="Table2.A5" style:family="table-cell">
      <style:table-cell-properties style:vertical-align="middle" fo:padding="0.0417in" fo:border-left="0.6pt solid #111111" fo:border-right="none" fo:border-top="none" fo:border-bottom="0.6pt solid #111111"/>
    </style:style>
    <style:style style:name="Table2.B5" style:family="table-cell">
      <style:table-cell-properties style:vertical-align="middle" fo:padding="0.0417in" fo:border-left="0.05pt solid #111111" fo:border-right="0.6pt solid #111111" fo:border-top="none" fo:border-bottom="0.6pt solid #111111"/>
    </style:style>
    <style:style style:name="Table3" style:family="table">
      <style:table-properties style:width="4.35in" fo:margin-left="0.3938in" table:align="left"/>
    </style:style>
    <style:style style:name="Table3.A" style:family="table-column">
      <style:table-column-properties style:column-width="2.2333in"/>
    </style:style>
    <style:style style:name="Table3.B" style:family="table-column">
      <style:table-column-properties style:column-width="2.1167in"/>
    </style:style>
    <style:style style:name="Table3.A1" style:family="table-cell">
      <style:table-cell-properties style:vertical-align="middle" fo:padding="0.0417in" fo:border-left="0.6pt solid #111111" fo:border-right="none" fo:border-top="0.6pt solid #111111" fo:border-bottom="0.05pt solid #111111"/>
    </style:style>
    <style:style style:name="Table3.B1" style:family="table-cell">
      <style:table-cell-properties style:vertical-align="middle" fo:padding="0.0417in" fo:border-left="0.05pt solid #111111" fo:border-right="0.6pt solid #111111" fo:border-top="0.6pt solid #111111" fo:border-bottom="0.05pt solid #111111"/>
    </style:style>
    <style:style style:name="Table3.A2" style:family="table-cell">
      <style:table-cell-properties fo:padding="0.0417in" fo:border-left="0.6pt solid #111111" fo:border-right="none" fo:border-top="none" fo:border-bottom="0.05pt solid #111111"/>
    </style:style>
    <style:style style:name="Table3.B2" style:family="table-cell">
      <style:table-cell-properties style:vertical-align="middle" fo:padding="0.0417in" fo:border-left="0.05pt solid #111111" fo:border-right="0.6pt solid #111111" fo:border-top="none" fo:border-bottom="0.05pt solid #111111"/>
    </style:style>
    <style:style style:name="Table3.A3" style:family="table-cell">
      <style:table-cell-properties fo:padding="0.0417in" fo:border-left="0.6pt solid #111111" fo:border-right="none" fo:border-top="none" fo:border-bottom="0.05pt solid #111111"/>
    </style:style>
    <style:style style:name="Table3.A4" style:family="table-cell">
      <style:table-cell-properties fo:padding="0.0417in" fo:border-left="0.6pt solid #111111" fo:border-right="none" fo:border-top="none" fo:border-bottom="0.05pt solid #111111"/>
    </style:style>
    <style:style style:name="Table3.A5" style:family="table-cell">
      <style:table-cell-properties fo:padding="0.0417in" fo:border-left="0.6pt solid #111111" fo:border-right="none" fo:border-top="none" fo:border-bottom="0.6pt solid #111111"/>
    </style:style>
    <style:style style:name="Table3.B5" style:family="table-cell">
      <style:table-cell-properties style:vertical-align="middle" fo:padding="0.0417in" fo:border-left="0.05pt solid #111111" fo:border-right="0.6pt solid #111111" fo:border-top="none" fo:border-bottom="0.6pt solid #111111"/>
    </style:style>
    <style:style style:name="Table4" style:family="table">
      <style:table-properties style:width="4.3417in" fo:margin-left="0.3938in" table:align="left"/>
    </style:style>
    <style:style style:name="Table4.A" style:family="table-column">
      <style:table-column-properties style:column-width="2.225in"/>
    </style:style>
    <style:style style:name="Table4.B" style:family="table-column">
      <style:table-column-properties style:column-width="2.1167in"/>
    </style:style>
    <style:style style:name="Table4.A1" style:family="table-cell">
      <style:table-cell-properties style:vertical-align="middle" fo:padding="0.0417in" fo:border-left="0.6pt solid #111111" fo:border-right="none" fo:border-top="0.6pt solid #111111" fo:border-bottom="0.05pt solid #111111"/>
    </style:style>
    <style:style style:name="Table4.B1" style:family="table-cell">
      <style:table-cell-properties style:vertical-align="middle" fo:padding="0.0417in" fo:border-left="0.05pt solid #111111" fo:border-right="0.6pt solid #111111" fo:border-top="0.6pt solid #111111" fo:border-bottom="0.05pt solid #111111"/>
    </style:style>
    <style:style style:name="Table4.A2" style:family="table-cell">
      <style:table-cell-properties style:vertical-align="middle" fo:padding="0.0417in" fo:border-left="0.6pt solid #111111" fo:border-right="none" fo:border-top="none" fo:border-bottom="0.05pt solid #111111"/>
    </style:style>
    <style:style style:name="Table4.B2" style:family="table-cell">
      <style:table-cell-properties style:vertical-align="middle" fo:padding="0.0417in" fo:border-left="0.05pt solid #111111" fo:border-right="0.6pt solid #111111" fo:border-top="none" fo:border-bottom="0.05pt solid #111111"/>
    </style:style>
    <style:style style:name="Table4.A5" style:family="table-cell">
      <style:table-cell-properties style:vertical-align="middle" fo:padding="0.0417in" fo:border-left="0.6pt solid #111111" fo:border-right="none" fo:border-top="none" fo:border-bottom="0.6pt solid #111111"/>
    </style:style>
    <style:style style:name="Table4.B5" style:family="table-cell">
      <style:table-cell-properties style:vertical-align="middle" fo:padding="0.0417in" fo:border-left="0.05pt solid #111111" fo:border-right="0.6pt solid #111111" fo:border-top="none" fo:border-bottom="0.6pt solid #111111"/>
    </style:style>
    <style:style style:name="Table5" style:family="table">
      <style:table-properties style:width="7.3167in" table:align="left"/>
    </style:style>
    <style:style style:name="Table5.A" style:family="table-column">
      <style:table-column-properties style:column-width="1.1465in"/>
    </style:style>
    <style:style style:name="Table5.B" style:family="table-column">
      <style:table-column-properties style:column-width="0.5285in"/>
    </style:style>
    <style:style style:name="Table5.C" style:family="table-column">
      <style:table-column-properties style:column-width="5.6417in"/>
    </style:style>
    <style:style style:name="Table5.A1" style:family="table-cell">
      <style:table-cell-properties style:vertical-align="middle" fo:padding="0.0417in" fo:border-left="0.6pt solid #111111" fo:border-right="none" fo:border-top="0.6pt solid #111111" fo:border-bottom="0.05pt solid #111111"/>
    </style:style>
    <style:style style:name="Table5.B1" style:family="table-cell">
      <style:table-cell-properties style:vertical-align="middle" fo:padding="0.0417in" fo:border-left="0.05pt solid #111111" fo:border-right="none" fo:border-top="0.6pt solid #111111" fo:border-bottom="0.05pt solid #111111"/>
    </style:style>
    <style:style style:name="Table5.C1" style:family="table-cell">
      <style:table-cell-properties style:vertical-align="middle" fo:padding="0.0417in" fo:border-left="0.05pt solid #111111" fo:border-right="0.6pt solid #111111" fo:border-top="0.6pt solid #111111" fo:border-bottom="0.05pt solid #111111"/>
    </style:style>
    <style:style style:name="Table5.A2" style:family="table-cell">
      <style:table-cell-properties style:vertical-align="middle" fo:padding="0.0417in" fo:border-left="0.6pt solid #111111" fo:border-right="none" fo:border-top="none" fo:border-bottom="0.05pt solid #111111"/>
    </style:style>
    <style:style style:name="Table5.B2" style:family="table-cell">
      <style:table-cell-properties style:vertical-align="middle" fo:padding="0.0417in" fo:border-left="0.05pt solid #111111" fo:border-right="none" fo:border-top="none" fo:border-bottom="0.05pt solid #111111"/>
    </style:style>
    <style:style style:name="Table5.C2" style:family="table-cell">
      <style:table-cell-properties style:vertical-align="middle" fo:padding="0.0417in" fo:border-left="0.05pt solid #111111" fo:border-right="0.6pt solid #111111" fo:border-top="none" fo:border-bottom="0.05pt solid #111111"/>
    </style:style>
    <style:style style:name="Table5.A11" style:family="table-cell">
      <style:table-cell-properties style:vertical-align="middle" fo:padding="0.0417in" fo:border-left="0.6pt solid #111111" fo:border-right="none" fo:border-top="none" fo:border-bottom="0.6pt solid #111111"/>
    </style:style>
    <style:style style:name="Table5.B11" style:family="table-cell">
      <style:table-cell-properties style:vertical-align="middle" fo:padding="0.0417in" fo:border-left="0.05pt solid #111111" fo:border-right="none" fo:border-top="none" fo:border-bottom="0.6pt solid #111111"/>
    </style:style>
    <style:style style:name="Table5.C11" style:family="table-cell">
      <style:table-cell-properties style:vertical-align="middle" fo:padding="0.0417in" fo:border-left="0.05pt solid #111111" fo:border-right="0.6pt solid #111111" fo:border-top="none" fo:border-bottom="0.6pt solid #111111"/>
    </style:style>
    <style:style style:name="Table6" style:family="table">
      <style:table-properties style:width="7.3167in" table:align="left"/>
    </style:style>
    <style:style style:name="Table6.A" style:family="table-column">
      <style:table-column-properties style:column-width="1.8917in"/>
    </style:style>
    <style:style style:name="Table6.B" style:family="table-column">
      <style:table-column-properties style:column-width="0.5083in"/>
    </style:style>
    <style:style style:name="Table6.C" style:family="table-column">
      <style:table-column-properties style:column-width="4.9167in"/>
    </style:style>
    <style:style style:name="Table6.A1" style:family="table-cell">
      <style:table-cell-properties style:vertical-align="middle" fo:padding="0.0417in" fo:border-left="0.6pt solid #111111" fo:border-right="0.6pt solid #111111" fo:border-top="0.6pt solid #111111" fo:border-bottom="0.05pt solid #111111"/>
    </style:style>
    <style:style style:name="Table6.A2" style:family="table-cell">
      <style:table-cell-properties style:vertical-align="middle" fo:padding="0.0417in" fo:border-left="0.6pt solid #111111" fo:border-right="none" fo:border-top="none" fo:border-bottom="0.05pt solid #111111"/>
    </style:style>
    <style:style style:name="Table6.B2" style:family="table-cell">
      <style:table-cell-properties style:vertical-align="middle" fo:padding="0.0417in" fo:border-left="0.05pt solid #111111" fo:border-right="none" fo:border-top="none" fo:border-bottom="0.05pt solid #111111"/>
    </style:style>
    <style:style style:name="Table6.C2" style:family="table-cell">
      <style:table-cell-properties style:vertical-align="middle" fo:padding="0.0417in" fo:border-left="0.05pt solid #111111" fo:border-right="0.6pt solid #111111" fo:border-top="none" fo:border-bottom="0.05pt solid #111111"/>
    </style:style>
    <style:style style:name="Table6.A7" style:family="table-cell">
      <style:table-cell-properties style:vertical-align="middle" fo:padding="0.0417in" fo:border-left="0.6pt solid #111111" fo:border-right="0.6pt solid #111111" fo:border-top="none" fo:border-bottom="0.05pt solid #111111"/>
    </style:style>
    <style:style style:name="Table6.A21" style:family="table-cell">
      <style:table-cell-properties style:vertical-align="middle" fo:padding="0.0417in" fo:border-left="0.6pt solid #111111" fo:border-right="none" fo:border-top="none" fo:border-bottom="0.6pt solid #111111"/>
    </style:style>
    <style:style style:name="Table6.B21" style:family="table-cell">
      <style:table-cell-properties style:vertical-align="middle" fo:padding="0.0417in" fo:border-left="0.05pt solid #111111" fo:border-right="none" fo:border-top="none" fo:border-bottom="0.6pt solid #111111"/>
    </style:style>
    <style:style style:name="Table6.C21" style:family="table-cell">
      <style:table-cell-properties style:vertical-align="middle" fo:padding="0.0417in" fo:border-left="0.05pt solid #111111" fo:border-right="0.6pt solid #111111" fo:border-top="none" fo:border-bottom="0.6pt solid #111111"/>
    </style:style>
    <style:style style:name="Table7" style:family="table">
      <style:table-properties style:width="7.3083in" table:align="left"/>
    </style:style>
    <style:style style:name="Table7.A" style:family="table-column">
      <style:table-column-properties style:column-width="1.5563in"/>
    </style:style>
    <style:style style:name="Table7.B" style:family="table-column">
      <style:table-column-properties style:column-width="0.7979in"/>
    </style:style>
    <style:style style:name="Table7.C" style:family="table-column">
      <style:table-column-properties style:column-width="1.0292in"/>
    </style:style>
    <style:style style:name="Table7.D" style:family="table-column">
      <style:table-column-properties style:column-width="3.925in"/>
    </style:style>
    <style:style style:name="Table7.A1" style:family="table-cell">
      <style:table-cell-properties style:vertical-align="middle" fo:padding="0.0417in" fo:border-left="0.6pt solid #111111" fo:border-right="none" fo:border-top="0.6pt solid #111111" fo:border-bottom="0.05pt solid #111111"/>
    </style:style>
    <style:style style:name="Table7.B1" style:family="table-cell">
      <style:table-cell-properties style:vertical-align="middle" fo:padding="0.0417in" fo:border-left="0.05pt solid #111111" fo:border-right="none" fo:border-top="0.6pt solid #111111" fo:border-bottom="0.05pt solid #111111"/>
    </style:style>
    <style:style style:name="Table7.D1" style:family="table-cell">
      <style:table-cell-properties style:vertical-align="middle" fo:padding="0.0417in" fo:border-left="0.05pt solid #111111" fo:border-right="0.6pt solid #111111" fo:border-top="0.6pt solid #111111" fo:border-bottom="0.05pt solid #111111"/>
    </style:style>
    <style:style style:name="Table7.A2" style:family="table-cell">
      <style:table-cell-properties style:vertical-align="middle" fo:padding="0.0417in" fo:border-left="0.6pt solid #111111" fo:border-right="none" fo:border-top="none" fo:border-bottom="0.05pt solid #111111"/>
    </style:style>
    <style:style style:name="Table7.B2" style:family="table-cell">
      <style:table-cell-properties style:vertical-align="middle" fo:padding="0.0417in" fo:border-left="0.05pt solid #111111" fo:border-right="none" fo:border-top="none" fo:border-bottom="0.05pt solid #111111"/>
    </style:style>
    <style:style style:name="Table7.D2" style:family="table-cell">
      <style:table-cell-properties style:vertical-align="middle" fo:padding="0.0417in" fo:border-left="0.05pt solid #111111" fo:border-right="0.6pt solid #111111" fo:border-top="none" fo:border-bottom="0.05pt solid #111111"/>
    </style:style>
    <style:style style:name="Table7.A23" style:family="table-cell">
      <style:table-cell-properties style:vertical-align="middle" fo:padding="0.0417in" fo:border-left="0.6pt solid #111111" fo:border-right="none" fo:border-top="none" fo:border-bottom="0.6pt solid #111111"/>
    </style:style>
    <style:style style:name="Table7.B23" style:family="table-cell">
      <style:table-cell-properties style:vertical-align="middle" fo:padding="0.0417in" fo:border-left="0.05pt solid #111111" fo:border-right="none" fo:border-top="none" fo:border-bottom="0.6pt solid #111111"/>
    </style:style>
    <style:style style:name="Table7.D23" style:family="table-cell">
      <style:table-cell-properties style:vertical-align="middle" fo:padding="0.0417in" fo:border-left="0.05pt solid #111111" fo:border-right="0.6pt solid #111111" fo:border-top="none" fo:border-bottom="0.6pt solid #111111"/>
    </style:style>
    <style:style style:name="Table8" style:family="table">
      <style:table-properties style:width="2.9167in" fo:margin-left="0.3938in" table:align="left"/>
    </style:style>
    <style:style style:name="Table8.A" style:family="table-column">
      <style:table-column-properties style:column-width="1.7417in"/>
    </style:style>
    <style:style style:name="Table8.B" style:family="table-column">
      <style:table-column-properties style:column-width="1.175in"/>
    </style:style>
    <style:style style:name="Table8.A1" style:family="table-cell">
      <style:table-cell-properties style:vertical-align="middle" fo:padding="0.0417in" fo:border-left="0.6pt solid #111111" fo:border-right="none" fo:border-top="0.6pt solid #111111" fo:border-bottom="0.05pt solid #111111"/>
    </style:style>
    <style:style style:name="Table8.B1" style:family="table-cell">
      <style:table-cell-properties style:vertical-align="middle" fo:padding="0.0417in" fo:border-left="0.05pt solid #111111" fo:border-right="0.6pt solid #111111" fo:border-top="0.6pt solid #111111" fo:border-bottom="0.05pt solid #111111"/>
    </style:style>
    <style:style style:name="Table8.A2" style:family="table-cell">
      <style:table-cell-properties style:vertical-align="middle" fo:padding="0.0417in" fo:border-left="0.6pt solid #111111" fo:border-right="none" fo:border-top="none" fo:border-bottom="0.05pt solid #111111"/>
    </style:style>
    <style:style style:name="Table8.B2" style:family="table-cell">
      <style:table-cell-properties style:vertical-align="middle" fo:padding="0.0417in" fo:border-left="0.05pt solid #111111" fo:border-right="0.6pt solid #111111" fo:border-top="none" fo:border-bottom="0.05pt solid #111111"/>
    </style:style>
    <style:style style:name="Table8.A4" style:family="table-cell">
      <style:table-cell-properties style:vertical-align="middle" fo:padding="0.0417in" fo:border-left="0.6pt solid #111111" fo:border-right="none" fo:border-top="none" fo:border-bottom="0.6pt solid #111111"/>
    </style:style>
    <style:style style:name="Table8.B4" style:family="table-cell">
      <style:table-cell-properties style:vertical-align="middle" fo:padding="0.0417in" fo:border-left="0.05pt solid #111111" fo:border-right="0.6pt solid #111111" fo:border-top="none" fo:border-bottom="0.6pt solid #111111"/>
    </style:style>
    <style:style style:name="Table9" style:family="table">
      <style:table-properties style:width="2.9in" fo:margin-left="0.3938in" table:align="left"/>
    </style:style>
    <style:style style:name="Table9.A" style:family="table-column">
      <style:table-column-properties style:column-width="1.7417in"/>
    </style:style>
    <style:style style:name="Table9.B" style:family="table-column">
      <style:table-column-properties style:column-width="1.1583in"/>
    </style:style>
    <style:style style:name="Table9.A1" style:family="table-cell">
      <style:table-cell-properties style:vertical-align="middle" fo:padding="0.0417in" fo:border-left="0.6pt solid #111111" fo:border-right="none" fo:border-top="0.6pt solid #111111" fo:border-bottom="0.05pt solid #111111"/>
    </style:style>
    <style:style style:name="Table9.B1" style:family="table-cell">
      <style:table-cell-properties style:vertical-align="middle" fo:padding="0.0417in" fo:border-left="0.05pt solid #111111" fo:border-right="0.6pt solid #111111" fo:border-top="0.6pt solid #111111" fo:border-bottom="0.05pt solid #111111"/>
    </style:style>
    <style:style style:name="Table9.A2" style:family="table-cell">
      <style:table-cell-properties style:vertical-align="middle" fo:padding="0.0417in" fo:border-left="0.6pt solid #111111" fo:border-right="none" fo:border-top="none" fo:border-bottom="0.05pt solid #111111"/>
    </style:style>
    <style:style style:name="Table9.B2" style:family="table-cell">
      <style:table-cell-properties style:vertical-align="middle" fo:padding="0.0417in" fo:border-left="0.05pt solid #111111" fo:border-right="0.6pt solid #111111" fo:border-top="none" fo:border-bottom="0.05pt solid #111111"/>
    </style:style>
    <style:style style:name="Table9.A4" style:family="table-cell">
      <style:table-cell-properties style:vertical-align="middle" fo:padding="0.0417in" fo:border-left="0.6pt solid #111111" fo:border-right="none" fo:border-top="none" fo:border-bottom="0.6pt solid #111111"/>
    </style:style>
    <style:style style:name="Table9.B4" style:family="table-cell">
      <style:table-cell-properties style:vertical-align="middle" fo:padding="0.0417in" fo:border-left="0.05pt solid #111111" fo:border-right="0.6pt solid #111111" fo:border-top="none" fo:border-bottom="0.6pt solid #111111"/>
    </style:style>
    <style:style style:name="Table10" style:family="table">
      <style:table-properties style:width="4.2917in" fo:margin-left="0.3938in" table:align="left"/>
    </style:style>
    <style:style style:name="Table10.A" style:family="table-column">
      <style:table-column-properties style:column-width="1.75in"/>
    </style:style>
    <style:style style:name="Table10.B" style:family="table-column">
      <style:table-column-properties style:column-width="2.5417in"/>
    </style:style>
    <style:style style:name="Table10.A1" style:family="table-cell">
      <style:table-cell-properties style:vertical-align="middle" fo:padding="0.0417in" fo:border-left="0.6pt solid #111111" fo:border-right="none" fo:border-top="0.6pt solid #111111" fo:border-bottom="0.05pt solid #111111"/>
    </style:style>
    <style:style style:name="Table10.B1" style:family="table-cell">
      <style:table-cell-properties style:vertical-align="middle" fo:padding="0.0417in" fo:border-left="0.05pt solid #111111" fo:border-right="0.6pt solid #111111" fo:border-top="0.6pt solid #111111" fo:border-bottom="0.05pt solid #111111"/>
    </style:style>
    <style:style style:name="Table10.A2" style:family="table-cell">
      <style:table-cell-properties style:vertical-align="middle" fo:padding="0.0417in" fo:border-left="0.6pt solid #111111" fo:border-right="none" fo:border-top="none" fo:border-bottom="0.05pt solid #111111"/>
    </style:style>
    <style:style style:name="Table10.B2" style:family="table-cell">
      <style:table-cell-properties style:vertical-align="middle" fo:padding="0.0417in" fo:border-left="0.05pt solid #111111" fo:border-right="0.6pt solid #111111" fo:border-top="none" fo:border-bottom="0.05pt solid #111111"/>
    </style:style>
    <style:style style:name="Table10.A4" style:family="table-cell">
      <style:table-cell-properties style:vertical-align="middle" fo:padding="0.0417in" fo:border-left="0.6pt solid #111111" fo:border-right="none" fo:border-top="none" fo:border-bottom="0.6pt solid #111111"/>
    </style:style>
    <style:style style:name="Table10.B4" style:family="table-cell">
      <style:table-cell-properties style:vertical-align="middle" fo:padding="0.0417in" fo:border-left="0.05pt solid #111111" fo:border-right="0.6pt solid #111111" fo:border-top="none" fo:border-bottom="0.6pt solid #111111"/>
    </style:style>
    <style:style style:name="Table11" style:family="table">
      <style:table-properties style:width="6.5063in" fo:margin-left="0.3938in" table:align="left"/>
    </style:style>
    <style:style style:name="Table11.A" style:family="table-column">
      <style:table-column-properties style:column-width="1.95in"/>
    </style:style>
    <style:style style:name="Table11.B" style:family="table-column">
      <style:table-column-properties style:column-width="2.1583in"/>
    </style:style>
    <style:style style:name="Table11.C" style:family="table-column">
      <style:table-column-properties style:column-width="2.3979in"/>
    </style:style>
    <style:style style:name="Table11.A1" style:family="table-cell">
      <style:table-cell-properties style:vertical-align="middle" fo:padding="0.0417in" fo:border-left="0.6pt solid #111111" fo:border-right="none" fo:border-top="0.6pt solid #111111" fo:border-bottom="0.05pt solid #111111"/>
    </style:style>
    <style:style style:name="Table11.B1" style:family="table-cell">
      <style:table-cell-properties style:vertical-align="middle" fo:padding="0.0417in" fo:border-left="0.05pt solid #111111" fo:border-right="none" fo:border-top="0.6pt solid #111111" fo:border-bottom="0.05pt solid #111111"/>
    </style:style>
    <style:style style:name="Table11.C1" style:family="table-cell">
      <style:table-cell-properties style:vertical-align="middle" fo:padding="0.0417in" fo:border-left="0.05pt solid #111111" fo:border-right="0.6pt solid #111111" fo:border-top="0.6pt solid #111111" fo:border-bottom="0.05pt solid #111111"/>
    </style:style>
    <style:style style:name="Table11.A2" style:family="table-cell">
      <style:table-cell-properties style:vertical-align="middle" fo:padding="0.0417in" fo:border-left="0.6pt solid #111111" fo:border-right="none" fo:border-top="none" fo:border-bottom="0.05pt solid #111111"/>
    </style:style>
    <style:style style:name="Table11.B2" style:family="table-cell">
      <style:table-cell-properties style:vertical-align="middle" fo:padding="0.0417in" fo:border-left="0.05pt solid #111111" fo:border-right="none" fo:border-top="none" fo:border-bottom="0.05pt solid #111111"/>
    </style:style>
    <style:style style:name="Table11.C2" style:family="table-cell">
      <style:table-cell-properties style:vertical-align="middle" fo:padding="0.0417in" fo:border-left="0.05pt solid #111111" fo:border-right="0.6pt solid #111111" fo:border-top="none" fo:border-bottom="0.05pt solid #111111"/>
    </style:style>
    <style:style style:name="Table11.A3" style:family="table-cell">
      <style:table-cell-properties style:vertical-align="middle" fo:padding="0.0417in" fo:border-left="0.6pt solid #111111" fo:border-right="none" fo:border-top="none" fo:border-bottom="0.6pt solid #111111"/>
    </style:style>
    <style:style style:name="Table11.B3" style:family="table-cell">
      <style:table-cell-properties style:vertical-align="middle" fo:padding="0.0417in" fo:border-left="0.05pt solid #111111" fo:border-right="none" fo:border-top="none" fo:border-bottom="0.6pt solid #111111"/>
    </style:style>
    <style:style style:name="Table11.C3" style:family="table-cell">
      <style:table-cell-properties style:vertical-align="middle" fo:padding="0.0417in" fo:border-left="0.05pt solid #111111" fo:border-right="0.6pt solid #111111" fo:border-top="none" fo:border-bottom="0.6pt solid #111111"/>
    </style:style>
    <style:style style:name="Table12" style:family="table">
      <style:table-properties style:width="7.8451in" fo:margin-left="0.3938in" table:align="left"/>
    </style:style>
    <style:style style:name="Table12.A" style:family="table-column">
      <style:table-column-properties style:column-width="3.0389in"/>
    </style:style>
    <style:style style:name="Table12.B" style:family="table-column">
      <style:table-column-properties style:column-width="4.8063in"/>
    </style:style>
    <style:style style:name="Table12.A1" style:family="table-cell">
      <style:table-cell-properties style:vertical-align="middle" fo:padding="0.0417in" fo:border-left="0.6pt solid #111111" fo:border-right="none" fo:border-top="0.6pt solid #111111" fo:border-bottom="0.05pt solid #111111"/>
    </style:style>
    <style:style style:name="Table12.B1" style:family="table-cell">
      <style:table-cell-properties style:vertical-align="middle" fo:padding="0.0417in" fo:border-left="0.05pt solid #111111" fo:border-right="0.6pt solid #111111" fo:border-top="0.6pt solid #111111" fo:border-bottom="0.05pt solid #111111"/>
    </style:style>
    <style:style style:name="Table12.A2" style:family="table-cell">
      <style:table-cell-properties style:vertical-align="middle" fo:padding="0.0417in" fo:border-left="0.6pt solid #111111" fo:border-right="none" fo:border-top="none" fo:border-bottom="0.05pt solid #111111"/>
    </style:style>
    <style:style style:name="Table12.B2" style:family="table-cell">
      <style:table-cell-properties style:vertical-align="middle" fo:padding="0.0417in" fo:border-left="0.05pt solid #111111" fo:border-right="0.6pt solid #111111" fo:border-top="none" fo:border-bottom="0.05pt solid #111111"/>
    </style:style>
    <style:style style:name="Table12.A4" style:family="table-cell">
      <style:table-cell-properties style:vertical-align="middle" fo:padding="0.0417in" fo:border-left="0.6pt solid #111111" fo:border-right="none" fo:border-top="none" fo:border-bottom="0.6pt solid #111111"/>
    </style:style>
    <style:style style:name="Table12.B4" style:family="table-cell">
      <style:table-cell-properties style:vertical-align="middle" fo:padding="0.0417in" fo:border-left="0.05pt solid #111111" fo:border-right="0.6pt solid #111111" fo:border-top="none" fo:border-bottom="0.6pt solid #111111"/>
    </style:style>
    <style:style style:name="P1" style:family="paragraph" style:parent-style-name="Header">
      <style:text-properties officeooo:rsid="001d91ce" officeooo:paragraph-rsid="001d91ce"/>
    </style:style>
    <style:style style:name="P2" style:family="paragraph" style:parent-style-name="Header">
      <style:text-properties officeooo:rsid="001b74fd" officeooo:paragraph-rsid="001b74fd"/>
    </style:style>
    <style:style style:name="P3" style:family="paragraph" style:parent-style-name="Text_20_body">
      <style:text-properties fo:font-style="italic"/>
    </style:style>
    <style:style style:name="P4" style:family="paragraph" style:parent-style-name="Text_20_body">
      <style:text-properties fo:font-style="italic" fo:background-color="#e0e0e0"/>
    </style:style>
    <style:style style:name="P5" style:family="paragraph" style:parent-style-name="Text_20_body">
      <style:paragraph-properties fo:text-align="start" style:justify-single-word="false"/>
      <style:text-properties officeooo:paragraph-rsid="0012a1fe"/>
    </style:style>
    <style:style style:name="P6" style:family="paragraph" style:parent-style-name="Table_20_Contents">
      <style:text-properties fo:font-weight="bold"/>
    </style:style>
    <style:style style:name="P7" style:family="paragraph" style:parent-style-name="Table_20_Contents">
      <style:paragraph-properties fo:text-align="center" style:justify-single-word="false"/>
      <style:text-properties fo:font-weight="bold"/>
    </style:style>
    <style:style style:name="P8" style:family="paragraph" style:parent-style-name="Table_20_Contents">
      <style:paragraph-properties fo:text-align="center" style:justify-single-word="false"/>
      <style:text-properties fo:font-weight="bold" officeooo:rsid="0010cc71" officeooo:paragraph-rsid="0010cc71" style:font-weight-asian="bold" style:font-weight-complex="bold"/>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size="2pt" style:font-size-asian="2pt" style:font-size-complex="2pt"/>
    </style:style>
    <style:style style:name="P11" style:family="paragraph" style:parent-style-name="Table_20_Contents">
      <style:text-properties officeooo:rsid="0010cc71" officeooo:paragraph-rsid="0010cc71"/>
    </style:style>
    <style:style style:name="P12" style:family="paragraph" style:parent-style-name="Table_20_Contents">
      <style:text-properties officeooo:rsid="001852cb" officeooo:paragraph-rsid="001852cb"/>
    </style:style>
    <style:style style:name="P13" style:family="paragraph" style:parent-style-name="Preformatted_20_Text">
      <style:paragraph-properties fo:margin-top="0in" fo:margin-bottom="0.1965in" style:contextual-spacing="false"/>
    </style:style>
    <style:style style:name="P14" style:family="paragraph" style:parent-style-name="Preformatted_20_Text">
      <style:paragraph-properties fo:margin-top="0in" fo:margin-bottom="0.1965in" style:contextual-spacing="false"/>
      <style:text-properties officeooo:paragraph-rsid="0006f93c"/>
    </style:style>
    <style:style style:name="P15" style:family="paragraph" style:parent-style-name="Preformatted_20_Text">
      <style:paragraph-properties fo:margin-left="0.3937in" fo:margin-right="0.3937in" fo:text-indent="0in" style:auto-text-indent="false"/>
    </style:style>
    <style:style style:name="P16" style:family="paragraph" style:parent-style-name="Preformatted_20_Text">
      <style:paragraph-properties fo:margin-left="0.3937in" fo:margin-right="0.3937in" fo:margin-top="0in" fo:margin-bottom="0.1965in" style:contextual-spacing="false" fo:text-indent="0in" style:auto-text-indent="false"/>
    </style:style>
    <style:style style:name="P17" style:family="paragraph" style:parent-style-name="Preformatted_20_Text">
      <style:paragraph-properties fo:margin-left="0.7874in" fo:margin-right="0.7874in" fo:text-indent="0in" style:auto-text-indent="false"/>
    </style:style>
    <style:style style:name="P18" style:family="paragraph" style:parent-style-name="Preformatted_20_Text">
      <style:paragraph-properties fo:margin-left="0.7874in" fo:margin-right="0.7874in" fo:margin-top="0in" fo:margin-bottom="0.1965in" style:contextual-spacing="false" fo:text-indent="0in" style:auto-text-indent="false"/>
    </style:style>
    <style:style style:name="P19" style:family="paragraph" style:parent-style-name="Quotations">
      <style:paragraph-properties fo:margin-left="0.7874in" fo:margin-right="0.7874in" fo:text-indent="0in" style:auto-text-indent="false"/>
    </style:style>
    <style:style style:name="P20" style:family="paragraph" style:parent-style-name="Quotations">
      <style:text-properties fo:font-style="italic"/>
    </style:style>
    <style:style style:name="P21" style:family="paragraph" style:parent-style-name="Quotations">
      <style:text-properties fo:font-style="italic" fo:background-color="#e0e0e0"/>
    </style:style>
    <style:style style:name="P22" style:family="paragraph" style:parent-style-name="Quotations">
      <style:text-properties fo:font-style="italic" officeooo:paragraph-rsid="00075258"/>
    </style:style>
    <style:style style:name="P23" style:family="paragraph" style:parent-style-name="Quotations">
      <style:text-properties officeooo:paragraph-rsid="00090aac"/>
    </style:style>
    <style:style style:name="P24" style:family="paragraph" style:parent-style-name="Quotations">
      <style:text-properties officeooo:paragraph-rsid="000a5afc"/>
    </style:style>
    <style:style style:name="P25" style:family="paragraph" style:parent-style-name="Quotations">
      <style:paragraph-properties fo:margin-left="1.1811in" fo:margin-right="1.1811in" fo:text-indent="0in" style:auto-text-indent="false"/>
    </style:style>
    <style:style style:name="P26" style:family="paragraph" style:parent-style-name="Standard">
      <style:text-properties officeooo:paragraph-rsid="00075258"/>
    </style:style>
    <style:style style:name="P27" style:family="paragraph" style:parent-style-name="Standard">
      <style:paragraph-properties fo:text-align="end" style:justify-single-word="false"/>
    </style:style>
    <style:style style:name="P28" style:family="paragraph" style:parent-style-name="Standard">
      <style:text-properties officeooo:rsid="00164e2b" officeooo:paragraph-rsid="00164e2b"/>
    </style:style>
    <style:style style:name="P29" style:family="paragraph" style:parent-style-name="Standard">
      <style:paragraph-properties fo:text-align="start" style:justify-single-word="false"/>
      <style:text-properties fo:color="#000000" style:font-name="Arial" fo:font-size="10pt" officeooo:paragraph-rsid="0012a1fe" style:font-size-asian="10pt"/>
    </style:style>
    <style:style style:name="P30" style:family="paragraph" style:parent-style-name="Standard">
      <style:paragraph-properties fo:text-align="end" style:justify-single-word="false"/>
      <style:text-properties fo:color="#000000" style:font-name="Arial" fo:font-size="10pt" officeooo:paragraph-rsid="0012a1fe" style:font-size-asian="10pt"/>
    </style:style>
    <style:style style:name="P31" style:family="paragraph" style:parent-style-name="Standard">
      <style:paragraph-properties fo:text-align="end" style:justify-single-word="false"/>
      <style:text-properties fo:color="#000000" style:font-name="Arial" fo:font-size="11.5pt" fo:font-weight="bold" style:font-size-asian="11.5pt" style:font-weight-asian="bold"/>
    </style:style>
    <style:style style:name="P32" style:family="paragraph" style:parent-style-name="Standard">
      <style:paragraph-properties fo:text-align="end" style:justify-single-word="false"/>
      <style:text-properties fo:color="#000000" style:text-line-through-style="none" style:font-name="Arial" fo:font-size="10pt" style:text-underline-style="none" fo:font-weight="normal" style:font-size-asian="10pt" style:font-weight-asian="normal"/>
    </style:style>
    <style:style style:name="P33" style:family="paragraph" style:parent-style-name="Standard">
      <style:paragraph-properties fo:text-align="end" style:justify-single-word="false"/>
      <style:text-properties fo:color="#000000" style:text-line-through-style="none" style:font-name="Arial" fo:font-size="11.5pt" style:text-underline-style="none" fo:font-weight="bold" style:font-size-asian="11.5pt" style:font-weight-asian="bold"/>
    </style:style>
    <style:style style:name="P34" style:family="paragraph" style:parent-style-name="Standard">
      <style:paragraph-properties fo:text-align="end" style:justify-single-word="false"/>
      <style:text-properties fo:color="#000000" style:text-line-through-style="none" style:font-name="Arial" fo:font-size="11.5pt" style:text-underline-style="none" fo:font-weight="normal" style:font-size-asian="11.5pt" style:font-weight-asian="normal" style:font-size-complex="11.5pt"/>
    </style:style>
    <style:style style:name="P35" style:family="paragraph" style:parent-style-name="Standard">
      <style:text-properties style:font-name="LMRoman10-Bold" fo:font-size="12pt" fo:font-weight="bold" style:font-size-asian="12pt" style:font-weight-asian="bold" style:font-size-complex="12pt"/>
    </style:style>
    <style:style style:name="P36" style:family="paragraph" style:parent-style-name="Standard">
      <style:paragraph-properties fo:text-align="start" style:justify-single-word="false"/>
      <style:text-properties style:font-name="LMRoman10-Regular" fo:font-size="12pt" style:font-size-asian="12pt" style:font-size-complex="12pt"/>
    </style:style>
    <style:style style:name="P37" style:family="paragraph" style:parent-style-name="Standard">
      <style:paragraph-properties fo:text-align="end" style:justify-single-word="false"/>
      <style:text-properties fo:font-size="11.5pt" style:font-size-asian="11.5pt" style:font-size-complex="11.5pt"/>
    </style:style>
    <style:style style:name="P38" style:family="paragraph" style:parent-style-name="Standard">
      <style:paragraph-properties fo:text-align="end" style:justify-single-word="false"/>
      <style:text-properties fo:font-weight="normal" officeooo:paragraph-rsid="00176603" style:font-weight-asian="normal" style:font-weight-complex="normal"/>
    </style:style>
    <style:style style:name="P39" style:family="paragraph" style:parent-style-name="Text_20_body">
      <style:paragraph-properties fo:background-color="#ffffff">
        <style:background-image/>
      </style:paragraph-properties>
      <style:text-properties style:font-name="Times New Roman1" fo:font-style="normal" fo:font-weight="normal" officeooo:rsid="0000e181" officeooo:paragraph-rsid="00090aac" fo:background-color="transparent" style:font-style-asian="normal" style:font-weight-asian="normal" style:language-complex="ar" style:country-complex="SA" style:font-style-complex="normal" style:font-weight-complex="normal"/>
    </style:style>
    <style:style style:name="P40" style:family="paragraph" style:parent-style-name="Text_20_body">
      <style:paragraph-properties fo:background-color="#ffffff">
        <style:background-image/>
      </style:paragraph-properties>
      <style:text-properties fo:font-style="italic" officeooo:paragraph-rsid="00090aac" fo:background-color="transparent"/>
    </style:style>
    <style:style style:name="P41" style:family="paragraph" style:parent-style-name="Heading_20_4">
      <style:text-properties officeooo:paragraph-rsid="00090aac"/>
    </style:style>
    <style:style style:name="P42" style:family="paragraph" style:parent-style-name="Table_20_Contents">
      <style:paragraph-properties fo:margin-left="0.5in" fo:margin-right="0in" fo:text-indent="0in" style:auto-text-indent="false"/>
      <style:text-properties officeooo:rsid="0010cc71" officeooo:paragraph-rsid="0010cc71"/>
    </style:style>
    <style:style style:name="P43" style:family="paragraph" style:parent-style-name="Heading_20_1">
      <style:paragraph-properties fo:text-align="start" style:justify-single-word="false"/>
      <style:text-properties officeooo:paragraph-rsid="0012a1fe"/>
    </style:style>
    <style:style style:name="P44" style:family="paragraph" style:parent-style-name="Standard" style:master-page-name="Standard">
      <style:paragraph-properties style:page-number="auto">
        <style:tab-stops/>
      </style:paragraph-properties>
    </style:style>
    <style:style style:name="P45" style:family="paragraph" style:parent-style-name="Standard" style:master-page-name="Standard">
      <style:paragraph-properties style:page-number="auto">
        <style:tab-stops/>
      </style:paragraph-properties>
      <style:text-properties officeooo:paragraph-rsid="001d91ce"/>
    </style:style>
    <style:style style:name="P46" style:family="paragraph" style:parent-style-name="Standard" style:master-page-name="Standard">
      <style:paragraph-properties fo:text-align="center" style:justify-single-word="false" style:page-number="auto"/>
      <style:text-properties style:font-name="LMRoman10-Bold" fo:font-size="12pt" fo:font-weight="bold" style:font-size-asian="12pt" style:font-weight-asian="bold" style:font-size-complex="12pt"/>
    </style:style>
    <style:style style:name="P47" style:family="paragraph" style:parent-style-name="Standard">
      <style:paragraph-properties fo:text-align="end" style:justify-single-word="false"/>
    </style:style>
    <style:style style:name="P48" style:family="paragraph" style:parent-style-name="Standard">
      <style:paragraph-properties fo:text-align="start" style:justify-single-word="false"/>
      <style:text-properties officeooo:paragraph-rsid="0021caae"/>
    </style:style>
    <style:style style:name="P49" style:family="paragraph" style:parent-style-name="Standard" style:master-page-name="First_20_Page">
      <style:paragraph-properties fo:text-align="start" style:justify-single-word="false" style:page-number="auto"/>
      <style:text-properties fo:color="#000000" style:font-name="Arial" fo:font-size="12pt" officeooo:paragraph-rsid="0012a1fe" style:font-size-asian="12pt" style:font-size-complex="12pt"/>
    </style:style>
    <style:style style:name="P50" style:family="paragraph" style:parent-style-name="Heading_20_2" style:master-page-name="Preface">
      <style:paragraph-properties style:page-number="auto"/>
    </style:style>
    <style:style style:name="P51" style:family="paragraph" style:parent-style-name="Heading_20_2" style:master-page-name="Standard">
      <style:paragraph-properties style:page-number="1"/>
      <style:text-properties officeooo:paragraph-rsid="00090aac"/>
    </style:style>
    <style:style style:name="P52" style:family="paragraph" style:parent-style-name="Quotations" style:list-style-name="L3"/>
    <style:style style:name="P53" style:family="paragraph" style:parent-style-name="Quotations" style:list-style-name="L6"/>
    <style:style style:name="P54" style:family="paragraph" style:parent-style-name="Quotations" style:list-style-name="L7"/>
    <style:style style:name="P55" style:family="paragraph" style:parent-style-name="Quotations" style:list-style-name="L11"/>
    <style:style style:name="P56" style:family="paragraph" style:parent-style-name="Quotations" style:list-style-name="L12"/>
    <style:style style:name="P57" style:family="paragraph" style:parent-style-name="Quotations" style:list-style-name="L15"/>
    <style:style style:name="P58" style:family="paragraph" style:parent-style-name="Quotations" style:list-style-name="L21"/>
    <style:style style:name="P59" style:family="paragraph" style:parent-style-name="Quotations" style:list-style-name="L3">
      <style:paragraph-properties fo:margin-top="0in" fo:margin-bottom="0in" style:contextual-spacing="false"/>
    </style:style>
    <style:style style:name="P60" style:family="paragraph" style:parent-style-name="Quotations" style:list-style-name="L6">
      <style:paragraph-properties fo:margin-top="0in" fo:margin-bottom="0in" style:contextual-spacing="false"/>
    </style:style>
    <style:style style:name="P61" style:family="paragraph" style:parent-style-name="Quotations" style:list-style-name="L7">
      <style:paragraph-properties fo:margin-top="0in" fo:margin-bottom="0in" style:contextual-spacing="false"/>
    </style:style>
    <style:style style:name="P62" style:family="paragraph" style:parent-style-name="Quotations" style:list-style-name="L11">
      <style:paragraph-properties fo:margin-top="0in" fo:margin-bottom="0in" style:contextual-spacing="false"/>
    </style:style>
    <style:style style:name="P63" style:family="paragraph" style:parent-style-name="Quotations" style:list-style-name="L12">
      <style:paragraph-properties fo:margin-top="0in" fo:margin-bottom="0in" style:contextual-spacing="false"/>
    </style:style>
    <style:style style:name="P64" style:family="paragraph" style:parent-style-name="Quotations" style:list-style-name="L21">
      <style:paragraph-properties fo:margin-top="0in" fo:margin-bottom="0in" style:contextual-spacing="false"/>
    </style:style>
    <style:style style:name="P65" style:family="paragraph" style:parent-style-name="Quotations" style:list-style-name="L9">
      <style:paragraph-properties fo:margin-left="0.7874in" fo:margin-right="0.7874in" fo:margin-top="0in" fo:margin-bottom="0in" style:contextual-spacing="false" fo:text-indent="0in" style:auto-text-indent="false"/>
    </style:style>
    <style:style style:name="P66" style:family="paragraph" style:parent-style-name="Quotations" style:list-style-name="L10">
      <style:paragraph-properties fo:margin-left="0.7874in" fo:margin-right="0.7874in" fo:margin-top="0in" fo:margin-bottom="0in" style:contextual-spacing="false" fo:text-indent="0in" style:auto-text-indent="false"/>
    </style:style>
    <style:style style:name="P67" style:family="paragraph" style:parent-style-name="Quotations" style:list-style-name="L14">
      <style:paragraph-properties fo:margin-left="0.7874in" fo:margin-right="0.7874in" fo:margin-top="0in" fo:margin-bottom="0in" style:contextual-spacing="false" fo:text-indent="0in" style:auto-text-indent="false"/>
    </style:style>
    <style:style style:name="P68" style:family="paragraph" style:parent-style-name="Quotations" style:list-style-name="L16">
      <style:paragraph-properties fo:margin-left="0.7874in" fo:margin-right="0.7874in" fo:margin-top="0in" fo:margin-bottom="0in" style:contextual-spacing="false" fo:text-indent="0in" style:auto-text-indent="false"/>
    </style:style>
    <style:style style:name="P69" style:family="paragraph" style:parent-style-name="Quotations" style:list-style-name="L17">
      <style:paragraph-properties fo:margin-left="0.7874in" fo:margin-right="0.7874in" fo:margin-top="0in" fo:margin-bottom="0in" style:contextual-spacing="false" fo:text-indent="0in" style:auto-text-indent="false"/>
    </style:style>
    <style:style style:name="P70" style:family="paragraph" style:parent-style-name="Quotations" style:list-style-name="L18">
      <style:paragraph-properties fo:margin-left="0.7874in" fo:margin-right="0.7874in" fo:margin-top="0in" fo:margin-bottom="0in" style:contextual-spacing="false" fo:text-indent="0in" style:auto-text-indent="false"/>
    </style:style>
    <style:style style:name="P71" style:family="paragraph" style:parent-style-name="Quotations" style:list-style-name="L19">
      <style:paragraph-properties fo:margin-left="0.7874in" fo:margin-right="0.7874in" fo:margin-top="0in" fo:margin-bottom="0in" style:contextual-spacing="false" fo:text-indent="0in" style:auto-text-indent="false"/>
    </style:style>
    <style:style style:name="P72" style:family="paragraph" style:parent-style-name="Quotations" style:list-style-name="L20">
      <style:paragraph-properties fo:margin-left="0.7874in" fo:margin-right="0.7874in" fo:margin-top="0in" fo:margin-bottom="0in" style:contextual-spacing="false" fo:text-indent="0in" style:auto-text-indent="false"/>
    </style:style>
    <style:style style:name="P73" style:family="paragraph" style:parent-style-name="Quotations" style:list-style-name="L22">
      <style:paragraph-properties fo:margin-left="0.7874in" fo:margin-right="0.7874in" fo:margin-top="0in" fo:margin-bottom="0in" style:contextual-spacing="false" fo:text-indent="0in" style:auto-text-indent="false"/>
    </style:style>
    <style:style style:name="P74" style:family="paragraph" style:parent-style-name="Quotations" style:list-style-name="L23">
      <style:paragraph-properties fo:margin-left="0.7874in" fo:margin-right="0.7874in" fo:margin-top="0in" fo:margin-bottom="0in" style:contextual-spacing="false" fo:text-indent="0in" style:auto-text-indent="false"/>
    </style:style>
    <style:style style:name="P75" style:family="paragraph" style:parent-style-name="Quotations" style:list-style-name="L9">
      <style:paragraph-properties fo:margin-left="0.7874in" fo:margin-right="0.7874in" fo:text-indent="0in" style:auto-text-indent="false"/>
    </style:style>
    <style:style style:name="P76" style:family="paragraph" style:parent-style-name="Quotations" style:list-style-name="L10">
      <style:paragraph-properties fo:margin-left="0.7874in" fo:margin-right="0.7874in" fo:text-indent="0in" style:auto-text-indent="false"/>
    </style:style>
    <style:style style:name="P77" style:family="paragraph" style:parent-style-name="Quotations" style:list-style-name="L14">
      <style:paragraph-properties fo:margin-left="0.7874in" fo:margin-right="0.7874in" fo:text-indent="0in" style:auto-text-indent="false"/>
    </style:style>
    <style:style style:name="P78" style:family="paragraph" style:parent-style-name="Quotations" style:list-style-name="L16">
      <style:paragraph-properties fo:margin-left="0.7874in" fo:margin-right="0.7874in" fo:text-indent="0in" style:auto-text-indent="false"/>
    </style:style>
    <style:style style:name="P79" style:family="paragraph" style:parent-style-name="Quotations" style:list-style-name="L17">
      <style:paragraph-properties fo:margin-left="0.7874in" fo:margin-right="0.7874in" fo:text-indent="0in" style:auto-text-indent="false"/>
    </style:style>
    <style:style style:name="P80" style:family="paragraph" style:parent-style-name="Quotations" style:list-style-name="L18">
      <style:paragraph-properties fo:margin-left="0.7874in" fo:margin-right="0.7874in" fo:text-indent="0in" style:auto-text-indent="false"/>
    </style:style>
    <style:style style:name="P81" style:family="paragraph" style:parent-style-name="Quotations" style:list-style-name="L19">
      <style:paragraph-properties fo:margin-left="0.7874in" fo:margin-right="0.7874in" fo:text-indent="0in" style:auto-text-indent="false"/>
    </style:style>
    <style:style style:name="P82" style:family="paragraph" style:parent-style-name="Quotations" style:list-style-name="L20">
      <style:paragraph-properties fo:margin-left="0.7874in" fo:margin-right="0.7874in" fo:text-indent="0in" style:auto-text-indent="false"/>
    </style:style>
    <style:style style:name="P83" style:family="paragraph" style:parent-style-name="Quotations" style:list-style-name="L22">
      <style:paragraph-properties fo:margin-left="0.7874in" fo:margin-right="0.7874in" fo:text-indent="0in" style:auto-text-indent="false"/>
    </style:style>
    <style:style style:name="P84" style:family="paragraph" style:parent-style-name="Quotations" style:list-style-name="L23">
      <style:paragraph-properties fo:margin-left="0.7874in" fo:margin-right="0.7874in" fo:text-indent="0in" style:auto-text-indent="false"/>
    </style:style>
    <style:style style:name="P85" style:family="paragraph" style:parent-style-name="Text_20_body" style:list-style-name="L1"/>
    <style:style style:name="P86" style:family="paragraph" style:parent-style-name="Text_20_body" style:list-style-name="L2"/>
    <style:style style:name="P87" style:family="paragraph" style:parent-style-name="Text_20_body" style:list-style-name="L4"/>
    <style:style style:name="P88" style:family="paragraph" style:parent-style-name="Text_20_body" style:list-style-name="L5"/>
    <style:style style:name="P89" style:family="paragraph" style:parent-style-name="Text_20_body" style:list-style-name="L8"/>
    <style:style style:name="P90" style:family="paragraph" style:parent-style-name="Text_20_body" style:list-style-name="L13"/>
    <style:style style:name="P91" style:family="paragraph" style:parent-style-name="Text_20_body" style:list-style-name="L1">
      <style:paragraph-properties fo:margin-top="0in" fo:margin-bottom="0in" style:contextual-spacing="false"/>
    </style:style>
    <style:style style:name="P92" style:family="paragraph" style:parent-style-name="Text_20_body" style:list-style-name="L4">
      <style:paragraph-properties fo:margin-top="0in" fo:margin-bottom="0in" style:contextual-spacing="false"/>
    </style:style>
    <style:style style:name="P93" style:family="paragraph" style:parent-style-name="Text_20_body" style:list-style-name="L8">
      <style:paragraph-properties fo:margin-top="0in" fo:margin-bottom="0in" style:contextual-spacing="false"/>
    </style:style>
    <style:style style:name="P94" style:family="paragraph" style:parent-style-name="Text_20_body" style:list-style-name="L13">
      <style:paragraph-properties fo:margin-top="0in" fo:margin-bottom="0in" style:contextual-spacing="false"/>
    </style:style>
    <style:style style:name="T1" style:family="text">
      <style:text-properties fo:color="#000000" style:font-name="Arial" fo:font-size="8pt" style:font-size-asian="8pt"/>
    </style:style>
    <style:style style:name="T2" style:family="text">
      <style:text-properties fo:color="#000000" style:font-name="Arial" fo:font-size="8pt" officeooo:rsid="001ec7e8" style:font-size-asian="8pt"/>
    </style:style>
    <style:style style:name="T3" style:family="text">
      <style:text-properties fo:color="#000000" style:font-name="Arial" fo:font-size="11.5pt" fo:font-weight="bold" style:font-size-asian="11.5pt" style:font-weight-asian="bold"/>
    </style:style>
    <style:style style:name="T4" style:family="text">
      <style:text-properties fo:color="#000000" style:font-name="Arial" fo:font-size="11.5pt" fo:font-weight="bold" officeooo:rsid="00176603" style:font-size-asian="11.5pt" style:font-weight-asian="bold"/>
    </style:style>
    <style:style style:name="T5" style:family="text">
      <style:text-properties fo:color="#000000" style:font-name="Arial" fo:font-size="11.5pt" fo:font-weight="bold" officeooo:rsid="0012a1fe" fo:background-color="#ffff00" style:font-size-asian="11.5pt" style:font-weight-asian="bold"/>
    </style:style>
    <style:style style:name="T6" style:family="text">
      <style:text-properties fo:color="#000000" style:font-name="Arial" fo:font-size="11.5pt" fo:font-weight="bold" officeooo:rsid="0012a1fe" fo:background-color="transparent" style:font-size-asian="11.5pt" style:font-weight-asian="bold"/>
    </style:style>
    <style:style style:name="T7" style:family="text">
      <style:text-properties fo:color="#000000" style:text-line-through-style="none" style:font-name="Arial" fo:font-size="11.5pt" style:text-underline-style="none" fo:font-weight="bold" style:font-size-asian="11.5pt" style:font-weight-asian="bold"/>
    </style:style>
    <style:style style:name="T8" style:family="text">
      <style:text-properties fo:color="#000000" style:text-line-through-style="none" style:font-name="Arial" fo:font-size="11.5pt" style:text-underline-style="none" fo:font-weight="bold" officeooo:rsid="0012a1fe" style:font-size-asian="11.5pt" style:font-weight-asian="bold"/>
    </style:style>
    <style:style style:name="T9" style:family="text">
      <style:text-properties fo:color="#000000" style:text-line-through-style="none" style:font-name="Arial" fo:font-size="11.5pt" style:text-underline-style="none" style:font-size-asian="11.5pt"/>
    </style:style>
    <style:style style:name="T10" style:family="text">
      <style:text-properties fo:color="#000000" style:text-line-through-style="none" style:font-name="Arial" fo:font-size="11.5pt" style:text-underline-style="none" officeooo:rsid="00176603" style:font-size-asian="11.5pt"/>
    </style:style>
    <style:style style:name="T11" style:family="text">
      <style:text-properties fo:color="#000000" style:text-line-through-style="none" style:font-name="Arial" style:text-underline-style="none" fo:font-weight="normal" style:font-weight-asian="normal"/>
    </style:style>
    <style:style style:name="T12" style:family="text">
      <style:text-properties fo:color="#000000" style:text-line-through-style="none" style:font-name="Arial" style:text-underline-style="none" fo:font-weight="normal" officeooo:rsid="0012a1fe" style:font-weight-asian="normal"/>
    </style:style>
    <style:style style:name="T13" style:family="text">
      <style:text-properties style:text-position="-33% 80%"/>
    </style:style>
    <style:style style:name="T14" style:family="text">
      <style:text-properties style:text-position="-33% 80%" fo:font-style="italic"/>
    </style:style>
    <style:style style:name="T15" style:family="text">
      <style:text-properties fo:font-style="italic"/>
    </style:style>
    <style:style style:name="T16" style:family="text">
      <style:text-properties fo:font-style="italic" fo:font-weight="bold"/>
    </style:style>
    <style:style style:name="T17" style:family="text">
      <style:text-properties fo:background-color="#e0e0e0"/>
    </style:style>
    <style:style style:name="T18" style:family="text">
      <style:text-properties style:text-position="33% 80%"/>
    </style:style>
    <style:style style:name="T19" style:family="text">
      <style:text-properties style:text-line-through-style="none" style:text-underline-style="none" style:text-blinking="false"/>
    </style:style>
    <style:style style:name="T20" style:family="text">
      <style:text-properties fo:font-weight="bold"/>
    </style:style>
    <style:style style:name="T21" style:family="text">
      <style:text-properties fo:font-weight="bold" style:font-weight-asian="bold"/>
    </style:style>
    <style:style style:name="T22" style:family="text">
      <style:text-properties fo:font-weight="bold" fo:background-color="#ffff00" style:font-weight-asian="bold"/>
    </style:style>
    <style:style style:name="T23" style:family="text">
      <style:text-properties fo:font-weight="bold" fo:background-color="transparent" style:font-weight-asian="bold"/>
    </style:style>
    <style:style style:name="T24" style:family="text">
      <style:text-properties style:text-underline-style="solid" style:text-underline-width="auto" style:text-underline-color="font-color"/>
    </style:style>
    <style:style style:name="T25" style:family="text">
      <style:text-properties officeooo:rsid="00075258"/>
    </style:style>
    <style:style style:name="T26" style:family="text">
      <style:text-properties style:font-name="Times New Roman1" fo:font-style="normal" fo:font-weight="normal" officeooo:rsid="0000e181" style:font-style-asian="normal" style:font-weight-asian="normal" style:language-complex="ar" style:country-complex="SA" style:font-style-complex="normal" style:font-weight-complex="normal"/>
    </style:style>
    <style:style style:name="T27" style:family="text">
      <style:text-properties officeooo:rsid="0012a1fe"/>
    </style:style>
    <style:style style:name="T28" style:family="text">
      <style:text-properties officeooo:rsid="00148581"/>
    </style:style>
    <style:style style:name="T29" style:family="text">
      <style:text-properties officeooo:rsid="00192d23"/>
    </style:style>
    <style:style style:name="T30" style:family="text">
      <style:text-properties style:font-name="Times New Roman" fo:font-size="14pt" style:font-size-asian="14pt" style:font-size-complex="14pt"/>
    </style:style>
    <style:style style:name="T31" style:family="text">
      <style:text-properties style:font-name="Times New Roman" fo:font-size="14pt" fo:font-weight="bold" fo:background-color="#ffff00" style:font-size-asian="14pt" style:font-weight-asian="bold" style:font-size-complex="14pt"/>
    </style:style>
    <style:style style:name="T32" style:family="text">
      <style:text-properties style:font-name="Times New Roman" fo:font-size="14pt" fo:font-weight="bold" style:font-size-asian="14pt" style:font-weight-asian="bold" style:font-size-complex="14pt"/>
    </style:style>
    <style:style style:name="T33" style:family="text">
      <style:text-properties style:font-name="Times New Roman" fo:font-size="14pt" fo:font-weight="bold" fo:background-color="transparent" style:font-size-asian="14pt" style:font-weight-asian="bold" style:font-size-complex="14pt"/>
    </style:style>
    <style:style style:name="T34" style:family="text">
      <style:text-properties style:font-name="Times New Roman" fo:font-size="14pt" fo:font-weight="normal" fo:background-color="transparent" style:font-size-asian="14pt" style:font-weight-asian="normal" style:font-size-complex="14pt" style:font-weight-complex="normal"/>
    </style:style>
    <style:style style:name="T35" style:family="text">
      <style:text-properties style:font-name="Times New Roman" fo:font-size="18pt" style:font-size-asian="18pt" style:font-size-complex="18pt"/>
    </style:style>
    <style:style style:name="T36" style:family="text">
      <style:text-properties style:font-name="Times New Roman" fo:font-size="18pt" fo:font-weight="normal" fo:background-color="transparent" style:font-size-asian="18pt" style:font-weight-asian="normal" style:font-size-complex="18pt" style:font-weight-complex="normal"/>
    </style:style>
    <style:style style:name="T37" style:family="text">
      <style:text-properties style:font-name="Times New Roman" fo:font-size="18pt" fo:font-weight="bold" fo:background-color="transparent" style:font-size-asian="18pt" style:font-weight-asian="bold" style:font-size-complex="18pt"/>
    </style:style>
    <style:style style:name="T38" style:family="text">
      <style:text-properties style:font-name="Times New Roman" fo:font-size="16pt" style:font-size-asian="16pt" style:font-size-complex="16pt"/>
    </style:style>
    <style:style style:name="T39" style:family="text">
      <style:text-properties style:font-name="Times New Roman" fo:font-size="16pt" fo:font-weight="normal" fo:background-color="transparent" style:font-size-asian="16pt" style:font-weight-asian="normal" style:font-size-complex="16pt" style:font-weight-complex="normal"/>
    </style:style>
    <style:style style:name="T40" style:family="text">
      <style:text-properties style:font-name="Times New Roman" fo:font-size="16pt" fo:font-weight="bold" fo:background-color="transparent" style:font-size-asian="16pt" style:font-weight-asian="bold" style:font-size-complex="16pt"/>
    </style:style>
    <style:style style:name="T41" style:family="text">
      <style:text-properties fo:font-weight="normal" fo:background-color="#ffff00" style:font-weight-asian="normal" style:font-weight-complex="normal"/>
    </style:style>
    <style:style style:name="T42" style:family="text">
      <style:text-properties fo:font-weight="normal" fo:background-color="transparent" style:font-weight-asian="normal" style:font-weight-complex="normal"/>
    </style:style>
    <style:style style:name="T43" style:family="text">
      <style:text-properties fo:font-size="18pt" fo:font-weight="normal" fo:background-color="transparent" style:font-size-asian="18pt" style:font-weight-asian="normal" style:font-size-complex="18pt" style:font-weight-complex="normal"/>
    </style:style>
    <style:style style:name="T44" style:family="text">
      <style:text-properties fo:font-size="18pt" fo:font-weight="bold" fo:background-color="transparent" style:font-size-asian="18pt" style:font-weight-asian="bold" style:font-size-complex="18pt"/>
    </style:style>
    <style:style style:name="T45" style:family="text">
      <style:text-properties fo:font-size="16pt" fo:font-weight="normal" fo:background-color="transparent" style:font-size-asian="16pt" style:font-weight-asian="normal" style:font-size-complex="16pt" style:font-weight-complex="normal"/>
    </style:style>
    <style:style style:name="T46" style:family="text">
      <style:text-properties fo:font-size="16pt" fo:font-weight="bold" fo:background-color="transparent" style:font-size-asian="16pt" style:font-weight-asian="bold" style:font-size-complex="16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ISO <text:span text:style-name="T29">2013</text:span> – All rights reserved</text:p>
      <text:p text:style-name="P29"/>
      <text:p text:style-name="P29"/>
      <text:p text:style-name="P27"><text:span text:style-name="T3">ISO/IEC JTC 1/SC 22/WG </text:span><text:span text:style-name="T4">21</text:span><text:span text:style-name="T3"> N </text:span><text:span text:style-name="T6">3803</text:span></text:p>
      <text:p text:style-name="P31"/>
      <text:p text:style-name="P37"><text:span text:style-name="T11">Date: 2013-</text:span><text:span text:style-name="T12">10</text:span><text:span text:style-name="T11">-</text:span><text:span text:style-name="T12">05</text:span></text:p>
      <text:p text:style-name="P32"/>
      <text:p text:style-name="P27"><text:span text:style-name="T7">ISO/IEC </text:span><text:span text:style-name="T8">PD</text:span><text:span text:style-name="T7">TS 18822</text:span></text:p>
      <text:p text:style-name="P33"/>
      <text:p text:style-name="P38"><text:span text:style-name="T9">ISO/IEC </text:span><text:span text:style-name="T10">JTC1</text:span><text:span text:style-name="T9"> </text:span><text:span text:style-name="T10">SC22</text:span></text:p>
      <text:p text:style-name="P33"/>
      <text:p text:style-name="P34">Secretariat: ANSI</text:p>
      <text:p text:style-name="P30"/>
      <text:p text:style-name="Standard"/>
      <text:p text:style-name="P43"><text:span text:style-name="T27">Programming Languages</text:span> — <text:span text:style-name="T27">C++</text:span> <text:span text:style-name="T27">Standard Library </text:span>— File System <text:span text:style-name="T28">Technical Specification</text:span></text:p>
      <text:p text:style-name="P48"><text:span text:style-name="T38">Langages de programmation — </text:span><text:span text:style-name="T45">Bibliothèque</text:span><text:span text:style-name="T46"> </text:span><text:span text:style-name="T45">standard</text:span><text:span text:style-name="T46"> </text:span><text:span text:style-name="T45">C++ </text:span><text:span text:style-name="T39">—</text:span><text:span text:style-name="T40"> </text:span><text:span text:style-name="T39">Spécification technique de système de fichiers</text:span><text:span text:style-name="T34"> </text:span></text:p>
      <text:p text:style-name="P5"/>
      <text:p text:style-name="Text_20_body"/>
      <table:table table:name="Table13" table:style-name="Table13">
        <table:table-column table:style-name="Table13.A"/>
        <table:table-row>
          <table:table-cell table:style-name="Table13.A1" office:value-type="string">
            <text:p text:style-name="P46">Warning</text:p>
            <text:p text:style-name="P35"/>
            <text:p text:style-name="P36">This document is not an ISO International Standard. It is distributed for review and comment. It is subject to change without notice and may not be referred to as an International Standard.</text:p>
            <text:p text:style-name="P36"/>
            <text:p text:style-name="P36">Recipients of this draft are invited to submit, with their comments, notification of any relevant patent rights of which they are aware and to provide supporting documentatio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Document type: Technical Specification<text:line-break/>Document subtype:<text:line-break/>Document stage: (30) Committee<text:line-break/>Document language: E<text:line-break/></text:p>
      <table:table table:name="Table1" table:style-name="Table1">
        <table:table-column table:style-name="Table1.A"/>
        <table:table-row>
          <table:table-cell table:style-name="Table1.A1" office:value-type="string">
            <text:p text:style-name="P8">Copyright notice</text:p>
            <text:p text:style-name="P12">This ISO document is a working draft or committee draft and is copyright-protected by ISO. While the reproduction of working drafts or committee drafts in any form for use by participants in the ISO standards development process is permitted without prior permission from ISO, neither this document nor any extract from it may be reproduced, stored or transmitted in any form for any other purpose without prior written permission from ISO.</text:p>
            <text:p text:style-name="P12">Requests for permission to reproduce this document for the purpose of selling it should be addressed as shown below or to ISO’s member body in the country of the requester:</text:p>
            <text:p text:style-name="P42">ISO copyright office<text:line-break/>Case postale 56, CH-1211 Geneva 20<text:line-break/>Tel. + 41 22 749 01 11<text:line-break/>Fax + 41 22 749 09 47<text:line-break/>E-mail <text:a xlink:type="simple" xlink:href="mailto:copyright@iso.org">copyright@iso.org</text:a><text:line-break/>Web www.iso.org</text:p>
            <text:p text:style-name="P11">Reproduction may be subject to royalty payments or a licensing agreement.</text:p>
            <text:p text:style-name="P11">Violators may be prosecuted.</text:p>
          </table:table-cell>
        </table:table-row>
      </table:table>
      <text:p text:style-name="Standard"/>
      <text:h text:style-name="P50" text:outline-level="2"><text:bookmark text:name="TOC"/>Contents</text:h>
      <text:p text:style-name="Quotations"><text:a xlink:type="simple" xlink:href="#TOC">Contents</text:a><text:line-break/><text:a xlink:type="simple" xlink:href="#Foreword">Foreword</text:a><text:line-break/><text:a xlink:type="simple" xlink:href="#Introduction">Introduction</text:a><text:line-break/><text:a xlink:type="simple" xlink:href="#Scope">1 Scope  </text:a><text:line-break/><text:a xlink:type="simple" xlink:href="#Conformance">2 Conformance </text:a><text:line-break/>   <text:a xlink:type="simple" xlink:href="#fs.conform.9945">2.1 POSIX conformance </text:a><text:line-break/>   <text:a xlink:type="simple" xlink:href="#fs.conform.os">2.2 Operating system dependent behavior conformance </text:a><text:line-break/><text:a xlink:type="simple" xlink:href="#Normative-references">3 Normative references  </text:a><text:line-break/><text:a xlink:type="simple" xlink:href="#Definitions">4 Terms and definitions </text:a><text:line-break/>   <text:a xlink:type="simple" xlink:href="#Absolute-path">4.1 absolute path </text:a><text:line-break/>   <text:a xlink:type="simple" xlink:href="#canonical-path">4.2 canonical path </text:a><text:line-break/>   <text:a xlink:type="simple" xlink:href="#directory">4.3 directory </text:a><text:line-break/>   <text:a xlink:type="simple" xlink:href="#file">4.4 file </text:a><text:line-break/>   <text:a xlink:type="simple" xlink:href="#file-system">4.5 file system </text:a><text:line-break/>   <text:a xlink:type="simple" xlink:href="#file-system-race">4.6 file system race </text:a><text:line-break/>   <text:a xlink:type="simple" xlink:href="#filename">4.7 filename </text:a><text:line-break/>   <text:a xlink:type="simple" xlink:href="#hard-link">4.8 hard link </text:a><text:line-break/>   <text:a xlink:type="simple" xlink:href="#link">4.9 link </text:a><text:line-break/>   <text:a xlink:type="simple" xlink:href="#fs.def.native.encode">4.10 native encoding </text:a><text:line-break/>   <text:a xlink:type="simple" xlink:href="#fs.def.native">4.11 native pathname format </text:a><text:line-break/>   <text:a xlink:type="simple" xlink:href="#NTCTS">4.12 NTCTS </text:a><text:line-break/>   <text:a xlink:type="simple" xlink:href="#operating system dependent">4.13 operating system dependent behavior </text:a><text:line-break/>   <text:a xlink:type="simple" xlink:href="#fs.def.parent">4.14 parent directory </text:a><text:line-break/>   <text:a xlink:type="simple" xlink:href="#path">4.15 path </text:a><text:line-break/>   <text:a xlink:type="simple" xlink:href="#fs.def.pathname">4.16 pathname </text:a><text:line-break/>   <text:a xlink:type="simple" xlink:href="#fs.def.pathres">4.17 pathname resolution </text:a><text:line-break/>   <text:a xlink:type="simple" xlink:href="#Relative-path">4.18 relative path </text:a><text:line-break/>   <text:a xlink:type="simple" xlink:href="#symbolic-link">4.19 symbolic link </text:a><text:line-break/><text:a xlink:type="simple" xlink:href="#fs.req">5 Requirements </text:a><text:line-break/><text:a xlink:type="simple" xlink:href="#Header-filesystem-synopsis">6 Header </text:a><text:a xlink:type="simple" xlink:href="#Header-filesystem-synopsis"><text:span text:style-name="Source_20_Text">&lt;filesystem&gt;</text:span></text:a><text:a xlink:type="simple" xlink:href="#Header-filesystem-synopsis"> synopsis </text:a><text:line-break/><text:a xlink:type="simple" xlink:href="#Error-reporting">7 Error reporting </text:a><text:line-break/><text:a xlink:type="simple" xlink:href="#class-path">8 Class </text:a><text:a xlink:type="simple" xlink:href="#class-path"><text:span text:style-name="Source_20_Text">path</text:span></text:a><text:a xlink:type="simple" xlink:href="#class-path"> </text:a><text:line-break/>   <text:a xlink:type="simple" xlink:href="#path.generic">8.1 </text:a><text:a xlink:type="simple" xlink:href="#path.generic"><text:span text:style-name="Source_20_Text">path</text:span></text:a><text:a xlink:type="simple" xlink:href="#path.generic"> generic pathname format grammar </text:a><text:line-break/>   <text:a xlink:type="simple" xlink:href="#path-Conversions">8.2 </text:a><text:a xlink:type="simple" xlink:href="#path-Conversions"><text:span text:style-name="Source_20_Text">path</text:span></text:a><text:a xlink:type="simple" xlink:href="#path-Conversions"> conversions </text:a><text:line-break/>      <text:a xlink:type="simple" xlink:href="#path-Conversions-to-native-format">8.2.1 </text:a><text:a xlink:type="simple" xlink:href="#path-Conversions-to-native-format"><text:span text:style-name="Source_20_Text">path</text:span></text:a><text:a xlink:type="simple" xlink:href="#path-Conversions-to-native-format"> argument format conversions </text:a><text:line-break/>      <text:a xlink:type="simple" xlink:href="#path.arg.convert">8.2.2 </text:a><text:a xlink:type="simple" xlink:href="#path.arg.convert"><text:span text:style-name="Source_20_Text">path</text:span></text:a><text:a xlink:type="simple" xlink:href="#path.arg.convert"> type and encoding conversions </text:a><text:line-break/>   <text:a xlink:type="simple" xlink:href="#path-Requirements">8.3 </text:a><text:a xlink:type="simple" xlink:href="#path-Requirements"><text:span text:style-name="Source_20_Text">path</text:span></text:a><text:a xlink:type="simple" xlink:href="#path-Requirements"> requirements </text:a><text:line-break/>   <text:a xlink:type="simple" xlink:href="#path.member">8.4 </text:a><text:a xlink:type="simple" xlink:href="#path.member"><text:span text:style-name="Source_20_Text">path</text:span></text:a><text:a xlink:type="simple" xlink:href="#path.member"> members  </text:a><text:line-break/>      <text:a xlink:type="simple" xlink:href="#path-constructors">8.4.1 </text:a><text:a xlink:type="simple" xlink:href="#path-constructors"><text:span text:style-name="Source_20_Text">path</text:span></text:a><text:a xlink:type="simple" xlink:href="#path-constructors"> constructors </text:a><text:line-break/>      <text:a xlink:type="simple" xlink:href="#path-assignments">8.4.2 </text:a><text:a xlink:type="simple" xlink:href="#path-assignments"><text:span text:style-name="Source_20_Text">path</text:span></text:a><text:a xlink:type="simple" xlink:href="#path-assignments"> assignments </text:a><text:line-break/>      <text:a xlink:type="simple" xlink:href="#path-appends">8.4.3 </text:a><text:a xlink:type="simple" xlink:href="#path-appends"><text:span text:style-name="Source_20_Text">path</text:span></text:a><text:a xlink:type="simple" xlink:href="#path-appends"> appends </text:a><text:line-break/>      <text:a xlink:type="simple" xlink:href="#path-concatenation">8.4.4 </text:a><text:a xlink:type="simple" xlink:href="#path-concatenation"><text:span text:style-name="Source_20_Text">path</text:span></text:a><text:a xlink:type="simple" xlink:href="#path-concatenation"> concatenation </text:a><text:line-break/>      <text:a xlink:type="simple" xlink:href="#path-modifiers">8.4.5 </text:a><text:a xlink:type="simple" xlink:href="#path-modifiers"><text:span text:style-name="Source_20_Text">path</text:span></text:a><text:a xlink:type="simple" xlink:href="#path-modifiers"> modifiers </text:a><text:line-break/>      <text:a xlink:type="simple" xlink:href="#path-native-format-observers">8.4.6 </text:a><text:a xlink:type="simple" xlink:href="#path-native-format-observers"><text:span text:style-name="Source_20_Text">path</text:span></text:a><text:a xlink:type="simple" xlink:href="#path-native-format-observers"> native format observers </text:a><text:line-break/>      <text:a xlink:type="simple" xlink:href="#path-generic-format-observers">8.4.7 </text:a><text:a xlink:type="simple" xlink:href="#path-generic-format-observers"><text:span text:style-name="Source_20_Text">path</text:span></text:a><text:a xlink:type="simple" xlink:href="#path-generic-format-observers"> generic format observers </text:a><text:line-break/>      <text:a xlink:type="simple" xlink:href="#path-compare">8.4.8 </text:a><text:a xlink:type="simple" xlink:href="#path-compare"><text:span text:style-name="Source_20_Text">path</text:span></text:a><text:a xlink:type="simple" xlink:href="#path-compare"> compare </text:a><text:line-break/>      <text:a xlink:type="simple" xlink:href="#path-decomposition">8.4.9 </text:a><text:a xlink:type="simple" xlink:href="#path-decomposition"><text:span text:style-name="Source_20_Text">path</text:span></text:a><text:a xlink:type="simple" xlink:href="#path-decomposition"> decomposition </text:a><text:line-break/>      <text:a xlink:type="simple" xlink:href="#path-query">8.4.10 </text:a><text:a xlink:type="simple" xlink:href="#path-query"><text:span text:style-name="Source_20_Text">path</text:span></text:a><text:a xlink:type="simple" xlink:href="#path-query"> query </text:a><text:line-break/><text:soft-page-break/>   <text:a xlink:type="simple" xlink:href="#path-iterators">8.5 </text:a><text:a xlink:type="simple" xlink:href="#path-iterators"><text:span text:style-name="Source_20_Text">path</text:span></text:a><text:a xlink:type="simple" xlink:href="#path-iterators"> iterators </text:a><text:line-break/>   <text:a xlink:type="simple" xlink:href="#path-non-member-functions">8.6 </text:a><text:a xlink:type="simple" xlink:href="#path-non-member-functions"><text:span text:style-name="Source_20_Text">path</text:span></text:a><text:a xlink:type="simple" xlink:href="#path-non-member-functions"> non-member functions </text:a><text:line-break/>      <text:a xlink:type="simple" xlink:href="#path-inserter-extractor">8.6.1 </text:a><text:a xlink:type="simple" xlink:href="#path-inserter-extractor"><text:span text:style-name="Source_20_Text">path</text:span></text:a><text:a xlink:type="simple" xlink:href="#path-inserter-extractor"> inserter and extractor </text:a><text:line-break/>      <text:a xlink:type="simple" xlink:href="#path.factory">8.6.2 </text:a><text:a xlink:type="simple" xlink:href="#path.factory"><text:span text:style-name="Source_20_Text">path</text:span></text:a><text:a xlink:type="simple" xlink:href="#path.factory"> factory functions </text:a><text:line-break/><text:a xlink:type="simple" xlink:href="#Class-filesystem_error">9 Class </text:a><text:a xlink:type="simple" xlink:href="#Class-filesystem_error"><text:span text:style-name="Source_20_Text">filesystem_error</text:span></text:a><text:a xlink:type="simple" xlink:href="#Class-filesystem_error"> </text:a><text:line-break/>   <text:a xlink:type="simple" xlink:href="#filesystem_error-members">9.1 </text:a><text:a xlink:type="simple" xlink:href="#filesystem_error-members"><text:span text:style-name="Source_20_Text">filesystem_error</text:span></text:a><text:a xlink:type="simple" xlink:href="#filesystem_error-members"> members </text:a><text:line-break/><text:a xlink:type="simple" xlink:href="#fs.enum">10 Enumerations  </text:a><text:line-break/>   <text:a xlink:type="simple" xlink:href="#Enum-file_type">10.1 Enum class </text:a><text:a xlink:type="simple" xlink:href="#Enum-file_type"><text:span text:style-name="Source_20_Text">file_type</text:span></text:a><text:a xlink:type="simple" xlink:href="#Enum-file_type"> </text:a><text:line-break/>   <text:a xlink:type="simple" xlink:href="#enum.copy_options">10.2 Enum class </text:a><text:a xlink:type="simple" xlink:href="#enum.copy_options"><text:span text:style-name="Source_20_Text">copy_options</text:span></text:a><text:a xlink:type="simple" xlink:href="#enum.copy_options"> </text:a><text:line-break/>   <text:a xlink:type="simple" xlink:href="#enum.perms">10.3 Enum class </text:a><text:a xlink:type="simple" xlink:href="#enum.perms"><text:span text:style-name="Source_20_Text">perms</text:span></text:a><text:a xlink:type="simple" xlink:href="#enum.perms"> </text:a><text:line-break/><text:a xlink:type="simple" xlink:href="#file_status">11 Class </text:a><text:a xlink:type="simple" xlink:href="#file_status"><text:span text:style-name="Source_20_Text">file_status</text:span></text:a><text:a xlink:type="simple" xlink:href="#file_status"> </text:a><text:line-break/>   <text:a xlink:type="simple" xlink:href="#file_status-constructors">11.1 </text:a><text:a xlink:type="simple" xlink:href="#file_status-constructors"><text:span text:style-name="Source_20_Text">file_status</text:span></text:a><text:a xlink:type="simple" xlink:href="#file_status-constructors"> constructors </text:a><text:line-break/>   <text:a xlink:type="simple" xlink:href="#file_status-observers">11.2 </text:a><text:a xlink:type="simple" xlink:href="#file_status-observers"><text:span text:style-name="Source_20_Text">file_status</text:span></text:a><text:a xlink:type="simple" xlink:href="#file_status-observers"> observers </text:a><text:line-break/>   <text:a xlink:type="simple" xlink:href="#file_status-modifiers">11.3 </text:a><text:a xlink:type="simple" xlink:href="#file_status-modifiers"><text:span text:style-name="Source_20_Text">file_status</text:span></text:a><text:a xlink:type="simple" xlink:href="#file_status-modifiers"> modifiers </text:a><text:line-break/><text:a xlink:type="simple" xlink:href="#Class-directory_entry">12 Class </text:a><text:a xlink:type="simple" xlink:href="#Class-directory_entry"><text:span text:style-name="Source_20_Text">directory_entry</text:span></text:a><text:a xlink:type="simple" xlink:href="#Class-directory_entry"> </text:a><text:line-break/>   <text:a xlink:type="simple" xlink:href="#directory_entry-constructors">12.1 </text:a><text:a xlink:type="simple" xlink:href="#directory_entry-constructors"><text:span text:style-name="Source_20_Text">directory_entry</text:span></text:a><text:a xlink:type="simple" xlink:href="#directory_entry-constructors"> constructors </text:a><text:line-break/>   <text:a xlink:type="simple" xlink:href="#directory_entry-modifiers">12.2 </text:a><text:a xlink:type="simple" xlink:href="#directory_entry-modifiers"><text:span text:style-name="Source_20_Text">directory_entry</text:span></text:a><text:a xlink:type="simple" xlink:href="#directory_entry-modifiers"> modifiers </text:a><text:line-break/>   <text:a xlink:type="simple" xlink:href="#directory_entry-observers">12.3 </text:a><text:a xlink:type="simple" xlink:href="#directory_entry-observers"><text:span text:style-name="Source_20_Text">directory_entry</text:span></text:a><text:a xlink:type="simple" xlink:href="#directory_entry-observers"> observers </text:a><text:line-break/><text:a xlink:type="simple" xlink:href="#Class-directory_iterator">13 Class </text:a><text:a xlink:type="simple" xlink:href="#Class-directory_iterator"><text:span text:style-name="Source_20_Text">directory_iterator</text:span></text:a><text:a xlink:type="simple" xlink:href="#Class-directory_iterator"> </text:a><text:line-break/>   <text:a xlink:type="simple" xlink:href="#directory_iterator-members">13.1 </text:a><text:a xlink:type="simple" xlink:href="#directory_iterator-members"><text:span text:style-name="Source_20_Text">directory_iterator</text:span></text:a><text:a xlink:type="simple" xlink:href="#directory_iterator-members"> members </text:a><text:line-break/>   <text:a xlink:type="simple" xlink:href="#directory_iterator-non-member-functions">13.2 </text:a><text:a xlink:type="simple" xlink:href="#directory_iterator-non-member-functions"><text:span text:style-name="Source_20_Text">directory_iterator</text:span></text:a><text:a xlink:type="simple" xlink:href="#directory_iterator-non-member-functions"> non-member functions </text:a><text:line-break/><text:a xlink:type="simple" xlink:href="#Class-recursive_directory_iterator">14 Class </text:a><text:a xlink:type="simple" xlink:href="#Class-recursive_directory_iterator"><text:span text:style-name="Source_20_Text">recursive_directory_iterator</text:span></text:a><text:a xlink:type="simple" xlink:href="#Class-recursive_directory_iterator"> </text:a><text:line-break/>   <text:a xlink:type="simple" xlink:href="#recursive_directory_iterator-members">14.1 </text:a><text:a xlink:type="simple" xlink:href="#recursive_directory_iterator-members"><text:span text:style-name="Source_20_Text">recursive_directory_iterator</text:span></text:a><text:a xlink:type="simple" xlink:href="#recursive_directory_iterator-members"> members </text:a><text:line-break/>   <text:a xlink:type="simple" xlink:href="#rec.dir.itr.nonmembers">14.2 </text:a><text:a xlink:type="simple" xlink:href="#rec.dir.itr.nonmembers"><text:span text:style-name="Source_20_Text">recursive_directory_iterator</text:span></text:a><text:a xlink:type="simple" xlink:href="#rec.dir.itr.nonmembers"> non-member functions </text:a><text:line-break/><text:a xlink:type="simple" xlink:href="#Operational-functions">15 Operational functions </text:a><text:line-break/>   <text:a xlink:type="simple" xlink:href="#fs.op.absolute">15.1 Absolute  </text:a><text:line-break/>   <text:a xlink:type="simple" xlink:href="#fs.op.canonical">15.2 Canonical  </text:a><text:line-break/>   <text:a xlink:type="simple" xlink:href="#fs.op.copy">15.3 Copy  </text:a><text:line-break/>   <text:a xlink:type="simple" xlink:href="#fs.op.copy_file">15.4 Copy file  </text:a><text:line-break/>   <text:a xlink:type="simple" xlink:href="#fs.op.copy_symlink">15.5 Copy symlink  </text:a><text:line-break/>   <text:a xlink:type="simple" xlink:href="#fs.op.create_directories">15.6 Create directories  </text:a><text:line-break/>   <text:a xlink:type="simple" xlink:href="#fs.op.create_directory">15.7 Create directory  </text:a><text:line-break/>   <text:a xlink:type="simple" xlink:href="#fs.op.create_dir_symlk">15.8 Create directory symlink  </text:a><text:line-break/>   <text:a xlink:type="simple" xlink:href="#fs.op.create_hard_lk">15.9 Create hard link  </text:a><text:line-break/>   <text:a xlink:type="simple" xlink:href="#fs.op.create_symlink">15.10 Create symlink  </text:a><text:line-break/>   <text:a xlink:type="simple" xlink:href="#fs.op.current_path">15.11 Current path  </text:a><text:line-break/>   <text:a xlink:type="simple" xlink:href="#fs.op.exists">15.12 Exists  </text:a><text:line-break/>   <text:a xlink:type="simple" xlink:href="#fs.op.equivalent">15.13 Equivalent  </text:a><text:line-break/>   <text:a xlink:type="simple" xlink:href="#fs.op.file_size">15.14 File size  </text:a><text:line-break/>   <text:a xlink:type="simple" xlink:href="#fs.op.hard_lk_ct">15.15 Hard link count  </text:a><text:line-break/>   <text:a xlink:type="simple" xlink:href="#fs.op.is_block_file">15.16 Is block file  </text:a><text:line-break/>   <text:a xlink:type="simple" xlink:href="#fs.op.is_char_file">15.17 Is character file  </text:a><text:line-break/>   <text:a xlink:type="simple" xlink:href="#fs.op.is_directory">15.18 Is directory  </text:a><text:line-break/>   <text:a xlink:type="simple" xlink:href="#fs.op.is_empty">15.19 Is empty  </text:a><text:line-break/>   <text:a xlink:type="simple" xlink:href="#fs.op.is_fifo">15.20 Is fifo  </text:a><text:line-break/>   <text:a xlink:type="simple" xlink:href="#fs.op.is_other">15.21 Is other  </text:a><text:line-break/>   <text:a xlink:type="simple" xlink:href="#fs.op.is_regular_file">15.22 Is regular file  </text:a><text:line-break/>   <text:a xlink:type="simple" xlink:href="#fs.op.is_socket">15.23 Is socket  </text:a><text:line-break/>   <text:a xlink:type="simple" xlink:href="#fs.op.is_symlink">15.24 Is symlink  </text:a><text:line-break/>   <text:a xlink:type="simple" xlink:href="#fs.op.last_write_time">15.25 Last write time  </text:a><text:line-break/>   <text:a xlink:type="simple" xlink:href="#fs.op.permissions">15.26 Permissions  </text:a><text:line-break/><text:soft-page-break/>   <text:a xlink:type="simple" xlink:href="#fs.op.read_symlink">15.27 Read symlink  </text:a><text:line-break/>   <text:a xlink:type="simple" xlink:href="#fs.op.remove">15.28 Remove  </text:a><text:line-break/>   <text:a xlink:type="simple" xlink:href="#fs.op.remove_all">15.29 Remove all  </text:a><text:line-break/>   <text:a xlink:type="simple" xlink:href="#fs.op.rename">15.30 Rename  </text:a><text:line-break/>   <text:a xlink:type="simple" xlink:href="#fs.op.resize_file">15.31 Resize file  </text:a><text:line-break/>   <text:a xlink:type="simple" xlink:href="#fs.op.space">15.32 Space  </text:a><text:line-break/>   <text:a xlink:type="simple" xlink:href="#fs.op.status">15.33 Status  </text:a><text:line-break/>   <text:a xlink:type="simple" xlink:href="#fs.op.status_known">15.34 Status known  </text:a><text:line-break/>   <text:a xlink:type="simple" xlink:href="#fs.op.symlink_status">15.35 Symlink status  </text:a><text:line-break/>   <text:a xlink:type="simple" xlink:href="#fs.op.system_complete">15.36 System complete  </text:a><text:line-break/>   <text:a xlink:type="simple" xlink:href="#fs.op.temp_dir_path">15.37 Temporary directory path  </text:a><text:line-break/>   <text:a xlink:type="simple" xlink:href="#fs.op.unique_path">15.38 Unique path</text:a></text:p>
      <text:p text:style-name="Horizontal_20_Line"/>
      <text:h text:style-name="Heading_20_2" text:outline-level="2"><text:bookmark text:name="Foreword"/>Foreword</text:h>
      <text:p text:style-name="P39">ISO (the International Organization for Standardization) is a worldwide federation of national standards bodies (ISO member bodies). The work of preparing International Standards is normally carried out through ISO technical committees. Each member body interested in a subject for which a technical committee has been established has the right to be represented on that committee. International organizations, governmental and non-governmental, in liaison with ISO, also take part in the work. ISO collaborates closely with the International Electrotechnical Commission (IEC) on all matters of electrotechnical standardization.</text:p>
      <text:p text:style-name="P39">International Standards are drafted in accordance with the rules given in the ISO/IEC Directives, Part 2.</text:p>
      <text:p text:style-name="P39">The main task of technical committees is to prepare International Standards. Draft International Standards adopted by the technical committees are circulated to the member bodies for voting. Publication as an International Standard requires approval by at least 75% of the member bodies casting a vote.</text:p>
      <text:p text:style-name="P39">In other circumstances, particularly when there is an urgent market requirement for such documents, a technical committee may decide to publish other types of normative document:</text:p>
      <text:p text:style-name="P39">— an ISO/IEC Publicly Available Specification (ISO/IEC PAS) represents an agreement between technical experts in an ISO working group and is accepted for publication if it is approved by more than 50% of the members of the parent committee casting a vote;</text:p>
      <text:p text:style-name="P39">— an ISO/IEC Technical Specification (ISO/IEC TS) represents an agreement between the members of a technical committee and is accepted for publication if it is approved by 2/3 of the members of the committee casting a vote.</text:p>
      <text:p text:style-name="P39">An ISO/PAS or ISO/TS is reviewed after three years in order to decide whether it will be confirmed for a further three years, revised to become an International Standard, or withdrawn. If the ISO/PAS or ISO/TS is confirmed, it is reviewed again after a further three years, at which time it must either be transformed into an International Standard or be withdrawn.</text:p>
      <text:p text:style-name="P39">Attention is drawn to the possibility that some of the elements of this document may be the subject of patent rights. ISO shall not be held responsible for identifying any or all such patent rights.</text:p>
      <text:p text:style-name="P40"><text:span text:style-name="T26">ISO/IEC TS </text:span>18822 <text:span text:style-name="T26">was prepared by ISO/IEC Joint Technical Committee 1, Subcommittee 22, Working Group 21.</text:span></text:p>
      <text:h text:style-name="P51" text:outline-level="2">1 <text:bookmark text:name="Scope"/>Scope  [fs.scope]</text:h>
      <text:p text:style-name="Text_20_body">This Technical Specification specifies requirements for implementations of an interface that computer programs written in the C++ programming language may use to perform operations on file systems and their components, such as paths, regular files, and directories. This Technical Specification is applicable to information technology systems that can access hierarchical file systems, such as those with operating systems that conform to the POSIX ([fs.norm.ref]) interface. This Technical Specification is applicable only to vendors who wish to provide the interface it describes.</text:p>
      <text:h text:style-name="Heading_20_2" text:outline-level="2">2 <text:bookmark text:name="Conformance"/>Conformance [fs.conformance]</text:h>
      <text:p text:style-name="Text_20_body">Conformance is specified in terms of behavior. Ideal behavior is not always implementable, so the conformance sub-clauses take that into account.</text:p>
      <text:h text:style-name="Heading_20_3" text:outline-level="3">2.1 POSIX conformance [<text:bookmark text:name="fs.conform.9945"/>fs.conform.9945]</text:h>
      <text:p text:style-name="Text_20_body">Some behavior is specified by reference to POSIX ([fs.norm.ref]). How such behavior is actually implemented is unspecified.</text:p>
      <text:p text:style-name="Quotations">[<text:span text:style-name="T15">Note:</text:span> This constitutes an "as if" rule allowing implementations to call native operating system or other API's. <text:span text:style-name="T15">--end note</text:span>]</text:p>
      <text:p text:style-name="Text_20_body">Implementations are encouraged to provide such behavior as it is defined by POSIX. Implementations shall document any behavior that differs from the behavior defined by POSIX. Implementations that do not support exact POSIX behavior are encouraged to provide behavior as close to POSIX behavior as is reasonable given the limitations of actual operating systems and file systems. If an implementation cannot provide any reasonable behavior, the implementation shall report an error in an implementation-defined manner.</text:p>
      <text:p text:style-name="Quotations">[<text:span text:style-name="T15">Note:</text:span> Such errors might be reported by an #error directive, a <text:span text:style-name="Source_20_Text">static_assert</text:span>, a <text:span text:style-name="Source_20_Text">filesystem_error</text:span> exception, a special return value, or some other manner. <text:span text:style-name="T15">--end note</text:span>]</text:p>
      <text:p text:style-name="Text_20_body">Implementations are not required to provide behavior that is not supported by a particular file system.</text:p>
      <text:p text:style-name="Quotations">[<text:span text:style-name="T15">Example:</text:span> The <text:a xlink:type="simple" xlink:href="http://en.wikipedia.org/wiki/FAT_filesystem">FAT file system</text:a> used by some memory cards, camera memory, and floppy discs does not support hard links, symlinks, and many other features of more capable file systems, so implementations are not required to support those features on the FAT file system. <text:span text:style-name="T15">-- end example</text:span>]</text:p>
      <text:p text:style-name="Text_20_body">The behavior of functions described in this Technical Specification may differ from their specification in the presence of <text:a xlink:type="simple" xlink:href="#file-system-race">file system races</text:a> ([fs.def.race]). No diagnostic is required.</text:p>
      <text:p text:style-name="Text_20_body">If the possibility of a file system race would make it unreliable for a program to test for a <text:soft-page-break/>precondition before calling a function described herein, <text:span text:style-name="T15">Requires</text:span> is not specified for the function.</text:p>
      <text:p text:style-name="Quotations">[<text:span text:style-name="T15">Note:</text:span> As a design practice, preconditions are not specified when it is unreasonable for a program to detect them prior to calling the function. <text:span text:style-name="T15">-- end note</text:span>]</text:p>
      <text:h text:style-name="Heading_20_3" text:outline-level="3">2.2 Operating system dependent behavior conformance [<text:bookmark text:name="fs.conform.os"/>fs.conform.os]</text:h>
      <text:p text:style-name="Text_20_body">Some behavior is specified as being operating system dependent ([fs.def.osdep]). The operating system an implementation is dependent upon is implementation defined.</text:p>
      <text:p text:style-name="Text_20_body">It is permissible for an implementation to be dependent upon an operating system emulator rather than the actual underlying operating system.</text:p>
      <text:h text:style-name="Heading_20_2" text:outline-level="2">3 <text:bookmark text:name="Normative-references"/>Normative references  [fs.norm.ref]</text:h>
      <text:p text:style-name="Text_20_body">The following referenced documents are indispensable for the application of this document. For dated references, only the edition cited applies. For undated references, the latest edition of the referenced document (including any amendments) applies. </text:p>
      <text:list xml:id="list687806787091866827" text:style-name="L1">
        <text:list-item>
          <text:p text:style-name="P91">ISO/IEC 14882, <text:span text:style-name="T15">Programming Language C++<text:line-break/> </text:span> </text:p>
        </text:list-item>
        <text:list-item>
          <text:p text:style-name="P85">ISO/IEC 9945, <text:span text:style-name="T15">Information Technology — Portable Operating System Interface (POSIX)</text:span> </text:p>
        </text:list-item>
      </text:list>
      <text:p text:style-name="Text_20_body">[<text:span text:style-name="T15">Note:</text:span> The programming language and library described in ISO/IEC 14882 is herein called <text:span text:style-name="T15">the C++ Standard</text:span>. The operating system interface described in ISO/IEC 9945 is herein called <text:span text:style-name="T15">POSIX</text:span>. <text:span text:style-name="T15">-- end note</text:span>]</text:p>
      <text:p text:style-name="Text_20_body">This Technical Specification mentions commercially available operating systems for purposes of exposition.<text:note text:id="ftn1" text:note-class="footnote"><text:note-citation>1</text:note-citation><text:note-body><text:p text:style-name="P24"><text:s/>POSIX® is a registered trademark of The IEEE. MAC OS® is a registered trademark of Apple Inc. Windows® is a registered trademark of Microsoft Corporation. This information is given for the convenience of users of this document and does not constitute an endorsement by ISO or IEC of these products.</text:p></text:note-body></text:note><text:span text:style-name="T18"> </text:span></text:p>
      <text:p text:style-name="Text_20_body">Unless otherwise specified, the whole of the C++ Standard's Library introduction [lib.library] is included into this Technical Specification by reference.</text:p>
      <text:h text:style-name="Heading_20_2" text:outline-level="2">4 <text:bookmark text:name="Definitions"/>Terms and definitions [fs.definitions]</text:h>
      <text:p text:style-name="Text_20_body">For the purposes of this document, the terms and definitions given in the C++ Standard and the following apply.</text:p>
      <text:h text:style-name="Heading_20_3" text:outline-level="3">4.1 <text:bookmark text:name="Absolute-path"/>absolute path [fs.def.absolute-path]</text:h>
      <text:p text:style-name="Text_20_body">A path that unambiguously identifies the location of a file without reference to an additional starting location. The elements of a path that determine if it is absolute are operating system dependent.</text:p>
      <text:h text:style-name="Heading_20_3" text:outline-level="3"><text:soft-page-break/>4.2 <text:bookmark text:name="canonical-path"/>canonical path [fs.def.cannonical-path]</text:h>
      <text:p text:style-name="Text_20_body">An absolute path that has no elements that are symbolic links, and no dot or dot-dot elements ([<text:a xlink:type="simple" xlink:href="#path.generic">path.generic</text:a>]).</text:p>
      <text:h text:style-name="Heading_20_3" text:outline-level="3">4.3 <text:bookmark text:name="directory"/>directory [fs.def.directory]</text:h>
      <text:p text:style-name="Text_20_body">A file within a file system that acts as a container of directory entries that contain information about other files, possibly including other directory files.</text:p>
      <text:h text:style-name="Heading_20_3" text:outline-level="3">4.4 <text:bookmark text:name="file"/>file [fs.def.file]</text:h>
      <text:p text:style-name="Text_20_body">An object within a file system that holds user or system data. Files can be written to, or read from, or both. A file has certain attributes, including type. File types include regular files and directories. Other types of files, such as symbolic links, may be supported by the implementation.</text:p>
      <text:h text:style-name="Heading_20_3" text:outline-level="3">4.5 <text:bookmark text:name="file-system"/>file system [fs.def.filesystem]</text:h>
      <text:p text:style-name="Text_20_body">A collection of files and certain of their attributes.</text:p>
      <text:h text:style-name="Heading_20_3" text:outline-level="3">4.6 <text:bookmark text:name="file-system-race"/>file system race [fs.def.race]</text:h>
      <text:p text:style-name="Text_20_body">The condition that occurs when multiple threads, processes, or computers interleave access and modification of the same object within a file system.</text:p>
      <text:h text:style-name="Heading_20_3" text:outline-level="3">4.7 <text:bookmark text:name="filename"/>filename [fs.def.filename]</text:h>
      <text:p text:style-name="Text_20_body">The name of a file. Filenames dot  and dot-dot  have special meaning. The following characteristics of filenames are operating system dependent:</text:p>
      <text:list xml:id="list303080179138863511" text:style-name="L2">
        <text:list-item>
          <text:p text:style-name="P86">The permitted characters. [<text:span text:style-name="T15">Example</text:span>: Some operating systems prohibit the ASCII control characters (0x00-0x1F) in filenames. <text:span text:style-name="T15">--end example</text:span>].</text:p>
        </text:list-item>
        <text:list-item>
          <text:p text:style-name="P86">Filenames that are not permitted.</text:p>
        </text:list-item>
        <text:list-item>
          <text:p text:style-name="P86">Filenames that have special meaning.</text:p>
        </text:list-item>
        <text:list-item>
          <text:p text:style-name="P86">Case awareness and sensitivity during path resolution.</text:p>
        </text:list-item>
        <text:list-item>
          <text:p text:style-name="P86">Special rules that may apply to file types other than regular files, such as directories.</text:p>
        </text:list-item>
      </text:list>
      <text:h text:style-name="Heading_20_3" text:outline-level="3">4.8 <text:bookmark text:name="hard-link"/>hard link [fs.def.hardlink]</text:h>
      <text:p text:style-name="Text_20_body">A link ([fs.def.link]) to an existing file. Some file systems support multiple hard links to a file. If the last hard link to a file is removed, the file itself is removed.</text:p>
      <text:p text:style-name="Quotations">[<text:span text:style-name="T15">Note:</text:span> A hard link can be thought of as a shared-ownership smart pointer to a file. <text:span text:style-name="T15">-- </text:span><text:soft-page-break/><text:span text:style-name="T15">end note</text:span>] </text:p>
      <text:h text:style-name="Heading_20_3" text:outline-level="3">4.9 <text:bookmark text:name="link"/>link [fs.def.link]</text:h>
      <text:p text:style-name="Text_20_body">A directory entry object that associates a filename with a file. A link is either a hard link ([fs.def.hardlink]) or a symbolic link ([fs.def.symlink]).</text:p>
      <text:h text:style-name="Heading_20_3" text:outline-level="3">4.10 native encoding [<text:bookmark text:name="fs.def.native.encode"/>fs.def.native.encode]</text:h>
      <text:p text:style-name="Text_20_body">For narrow character strings, the operating system dependent current encoding for path names. For wide character strings, the implementation defined execution wide-character set encoding (C++ standard [lex.charset]).</text:p>
      <text:h text:style-name="Heading_20_3" text:outline-level="3">4.11 native pathname format [<text:bookmark text:name="fs.def.native"/>fs.def.native]</text:h>
      <text:p text:style-name="Text_20_body">The operating system dependent pathname format accepted by the host operating system.</text:p>
      <text:h text:style-name="Heading_20_3" text:outline-level="3">4.12 <text:bookmark text:name="NTCTS"/>NTCTS [<text:bookmark text:name="fs.def.ntcts"/>fs.def.ntcts]</text:h>
      <text:p text:style-name="Text_20_body">Acronym for "null-terminated character-type sequence". Describes a sequence of values of a given encoded character type terminated by that type's null character. If the encoded character type is <text:span text:style-name="Source_20_Text">charT</text:span>, the null character can be constructed by <text:span text:style-name="Source_20_Text">charT()</text:span>.</text:p>
      <text:h text:style-name="Heading_20_3" text:outline-level="3">4.13 <text:bookmark text:name="operating system dependent"/>operating system dependent behavior [fs.def.osdep]</text:h>
      <text:p text:style-name="Text_20_body">Behavior that is dependent upon the behavior and characteristics of an operating system. See [fs.conform.os].</text:p>
      <text:h text:style-name="Heading_20_3" text:outline-level="3">4.14 parent directory [<text:bookmark text:name="fs.def.parent"/>fs.def.parent]</text:h>
      <text:p text:style-name="Text_20_body">When discussing a given directory, the directory that both contains a directory entry for the given directory and is represented by the pathname dot-dot in the given directory.</text:p>
      <text:p text:style-name="Text_20_body">When discussing other types of files, a directory containing a directory entry for the file under discussion.</text:p>
      <text:p text:style-name="Text_20_body">This concept does not apply to dot and dot-dot.</text:p>
      <text:h text:style-name="Heading_20_3" text:outline-level="3">4.15 <text:bookmark text:name="path"/>path [fs.def.path]</text:h>
      <text:p text:style-name="Text_20_body">A sequence of elements that identify the location of a file within a filesystem. The elements are the <text:span text:style-name="T15">root-name</text:span><text:span text:style-name="T14">opt</text:span>, <text:span text:style-name="T15">root-directory</text:span><text:span text:style-name="T14">opt</text:span>, and an optional sequence of filenames.</text:p>
      <text:h text:style-name="Heading_20_3" text:outline-level="3">4.16 pathname [<text:bookmark text:name="fs.def.pathname"/>fs.def.pathname]</text:h>
      <text:p text:style-name="Text_20_body">A character string that represents the name of a path. Pathnames are formatted according to the <text:soft-page-break/>generic pathname format grammar ([<text:a xlink:type="simple" xlink:href="#path.generic">path.generic</text:a>]) or an operating system dependent native pathname format.</text:p>
      <text:h text:style-name="Heading_20_3" text:outline-level="3">4.17 pathname resolution [<text:bookmark text:name="fs.def.pathres"/>fs.def.pathres]</text:h>
      <text:p text:style-name="Text_20_body">Pathname resolution is the operating system dependent mechanism for resolving a pathname to a particular file in a file hierarchy. There may be multiple pathnames that resolve to the same file.  [<text:span text:style-name="T15">Example:</text:span> POSIX specifies the mechanism in section 4.11, Pathname resolution. <text:span text:style-name="T15">--end example]</text:span></text:p>
      <text:h text:style-name="Heading_20_3" text:outline-level="3">4.18 <text:bookmark text:name="Relative-path"/>relative path [fs.def.relative-path]</text:h>
      <text:p text:style-name="Text_20_body">A path that is not absolute, and so only unambiguously identifies the location of a file when resolved relative to an implied starting location. The elements of a path that determine if it is relative are operating system dependent.  [<text:span text:style-name="T15">Note:</text:span> Paths <text:span text:style-name="Source_20_Text">"."</text:span> and <text:span text:style-name="Source_20_Text">".."</text:span> are relative paths. <text:span text:style-name="T15">--end note</text:span>]</text:p>
      <text:h text:style-name="Heading_20_3" text:outline-level="3">4.19 <text:bookmark text:name="symbolic-link"/>symbolic link [fs.def.symlink]</text:h>
      <text:p text:style-name="Text_20_body">A link ([fs.def.link]) with the property that when the file is encountered during pathname resolution, a string stored by the file is used to modify the pathname resolution.</text:p>
      <text:p text:style-name="Quotations">[<text:span text:style-name="T15">Note:</text:span> Symbolic links are often called symlinks. A symbolic link can be thought of as a raw pointer to a file. If the file pointed to does not exist, the symbolic link is said to be a "dangling" symbolic link. <text:span text:style-name="T15">-- end note</text:span>] </text:p>
      <text:h text:style-name="Heading_20_2" text:outline-level="2">5 Requirements [<text:bookmark text:name="fs.req"/>fs.req]</text:h>
      <text:p text:style-name="Text_20_body">Throughout this Technical Specification, <text:span text:style-name="Source_20_Text">char</text:span>, <text:span text:style-name="Source_20_Text">wchar_t</text:span>, <text:span text:style-name="Source_20_Text">char16_t</text:span>, and <text:span text:style-name="Source_20_Text">char32_t</text:span> are collectively called <text:span text:style-name="T15">encoded character types</text:span>.</text:p>
      <text:p text:style-name="Text_20_body">Template parameters named <text:span text:style-name="Source_20_Text">charT</text:span> shall be one of the encoded character types.</text:p>
      <text:p text:style-name="Text_20_body">Template parameters named <text:span text:style-name="Source_20_Text">InputIterator</text:span> shall meet the C++ Standard's library input iterator requirements ([input.iterators]) and shall have a value type that is one of the encoded character types.</text:p>
      <text:p text:style-name="Quotations">[<text:span text:style-name="T15">Note:</text:span> Use of an encoded character type implies an associated encoding. Since <text:span text:style-name="Source_20_Text">signed char</text:span> and <text:span text:style-name="Source_20_Text">unsigned char</text:span> have no implied encoding, they are not included as permitted types. <text:span text:style-name="T15">--end note</text:span>]</text:p>
      <text:h text:style-name="Heading_20_2" text:outline-level="2">6 <text:bookmark text:name="Header-filesystem-synopsis"/>Header <text:span text:style-name="Source_20_Text">&lt;filesystem&gt;</text:span> synopsis [fs.filesystem.synopsis]</text:h>
      <text:p text:style-name="Preformatted_20_Text">namespace std { namespace tbd { namespace filesystem {</text:p>
      <text:p text:style-name="Preformatted_20_Text"/>
      <text:p text:style-name="Preformatted_20_Text"><text:s text:c="4"/>class <text:a xlink:type="simple" xlink:href="#class-path">path</text:a>;</text:p>
      <text:p text:style-name="Preformatted_20_Text"><text:s text:c="4"/></text:p>
      <text:p text:style-name="Preformatted_20_Text"><text:s text:c="4"/>void swap(path&amp; lhs, path&amp; rhs) noexcept;</text:p>
      <text:p text:style-name="Preformatted_20_Text"><text:s text:c="4"/>size_t <text:a xlink:type="simple" xlink:href="#hash_value">hash_value</text:a>(const path&amp; p) noexcept;</text:p>
      <text:p text:style-name="Preformatted_20_Text"><text:soft-page-break/></text:p>
      <text:p text:style-name="Preformatted_20_Text"><text:s text:c="4"/>bool operator==(const path&amp; lhs, const path&amp; rhs) noexcept;</text:p>
      <text:p text:style-name="Preformatted_20_Text"><text:s text:c="4"/>bool operator!=(const path&amp; lhs, const path&amp; rhs) noexcept;</text:p>
      <text:p text:style-name="Preformatted_20_Text"><text:s text:c="4"/>bool operator&lt; (const path&amp; lhs, const path&amp; rhs) noexcept;</text:p>
      <text:p text:style-name="Preformatted_20_Text"><text:s text:c="4"/>bool operator&lt;=(const path&amp; lhs, const path&amp; rhs) noexcept;</text:p>
      <text:p text:style-name="Preformatted_20_Text"><text:s text:c="4"/>bool operator&gt; (const path&amp; lhs, const path&amp; rhs) noexcept;</text:p>
      <text:p text:style-name="Preformatted_20_Text"><text:s text:c="4"/>bool operator&gt;=(const path&amp; lhs, const path&amp; rhs) noexcept;</text:p>
      <text:p text:style-name="Preformatted_20_Text"/>
      <text:p text:style-name="Preformatted_20_Text"><text:s text:c="4"/>path operator/ (const path&amp; lhs, const path&amp; rhs);</text:p>
      <text:p text:style-name="Preformatted_20_Text"/>
      <text:p text:style-name="Preformatted_20_Text"><text:s text:c="4"/>template &lt;class charT, class traits&gt;</text:p>
      <text:p text:style-name="Preformatted_20_Text"><text:s text:c="4"/>basic_ostream&lt;charT, traits&gt;&amp;</text:p>
      <text:p text:style-name="Preformatted_20_Text"><text:s text:c="4"/>operator&lt;&lt;(basic_ostream&lt;charT, traits&gt;&amp; os, const path&amp; p);</text:p>
      <text:p text:style-name="Preformatted_20_Text"/>
      <text:p text:style-name="Preformatted_20_Text"><text:s text:c="4"/>template &lt;class charT, class traits&gt;</text:p>
      <text:p text:style-name="Preformatted_20_Text"><text:s text:c="4"/>basic_istream&lt;charT, traits&gt;&amp;</text:p>
      <text:p text:style-name="Preformatted_20_Text"><text:s text:c="4"/>operator&gt;&gt;(basic_istream&lt;charT, traits&gt;&amp; is, path&amp; p);</text:p>
      <text:p text:style-name="Preformatted_20_Text"/>
      <text:p text:style-name="Preformatted_20_Text"><text:s text:c="4"/>template &lt;class <text:a xlink:type="simple" xlink:href="#Source">Source</text:a>&gt; <text:s/></text:p>
      <text:p text:style-name="Preformatted_20_Text"><text:s text:c="6"/>path u8path(Source const&amp; source);</text:p>
      <text:p text:style-name="Preformatted_20_Text"><text:s text:c="4"/>template &lt;class InputIterator&gt;</text:p>
      <text:p text:style-name="Preformatted_20_Text"><text:s text:c="6"/>path u8path(InputIterator begin, InputIterator end);</text:p>
      <text:p text:style-name="Preformatted_20_Text"/>
      <text:p text:style-name="Preformatted_20_Text"><text:s text:c="4"/>class <text:a xlink:type="simple" xlink:href="#Class-filesystem_error">filesystem_error</text:a>; <text:s text:c="5"/></text:p>
      <text:p text:style-name="Preformatted_20_Text"><text:s text:c="4"/>class <text:a xlink:type="simple" xlink:href="#Class-directory_entry">directory_entry</text:a>;</text:p>
      <text:p text:style-name="Preformatted_20_Text"/>
      <text:p text:style-name="Preformatted_20_Text"><text:s text:c="4"/>class <text:a xlink:type="simple" xlink:href="#Class-directory_iterator">directory_iterator</text:a>;</text:p>
      <text:p text:style-name="Preformatted_20_Text"/>
      <text:p text:style-name="Preformatted_20_Text"><text:s text:c="4"/>// enable directory_iterator range-based for statements</text:p>
      <text:p text:style-name="Preformatted_20_Text"><text:s text:c="4"/>const directory_iterator&amp; <text:a xlink:type="simple" xlink:href="#directory_iterator-non-member-functions">begin</text:a>(const directory_iterator&amp; iter) noexcept;</text:p>
      <text:p text:style-name="Preformatted_20_Text"><text:s text:c="4"/>directory_iterator <text:a xlink:type="simple" xlink:href="#directory_iterator-non-member-functions">end</text:a>(const directory_iterator&amp;) noexcept;</text:p>
      <text:p text:style-name="Preformatted_20_Text"/>
      <text:p text:style-name="Preformatted_20_Text"><text:s text:c="4"/>class <text:a xlink:type="simple" xlink:href="#Class-recursive_directory_iterator">recursive_directory_iterator</text:a>;</text:p>
      <text:p text:style-name="Preformatted_20_Text"/>
      <text:p text:style-name="Preformatted_20_Text"><text:s text:c="4"/>// enable recursive_directory_iterator range-based for statements</text:p>
      <text:p text:style-name="Preformatted_20_Text"><text:s text:c="4"/>const recursive_directory_iterator&amp; <text:a xlink:type="simple" xlink:href="#rec.dir.itr.nonmembers">begin</text:a>(const recursive_directory_iterator&amp; iter) noexcept;</text:p>
      <text:p text:style-name="Preformatted_20_Text"><text:s text:c="4"/>recursive_directory_iterator <text:a xlink:type="simple" xlink:href="#rec.dir.itr.nonmembers">end</text:a>(const recursive_directory_iterator&amp;) noexcept;</text:p>
      <text:p text:style-name="Preformatted_20_Text"/>
      <text:p text:style-name="Preformatted_20_Text"><text:s text:c="4"/>enum class file_type; <text:s/>// [<text:a xlink:type="simple" xlink:href="#Enum-file_type">enum.file_type</text:a>]</text:p>
      <text:p text:style-name="Preformatted_20_Text"/>
      <text:p text:style-name="Preformatted_20_Text"><text:s text:c="4"/>enum class perms; <text:s/>// [<text:a xlink:type="simple" xlink:href="#enum.perms">enum.perms</text:a>]</text:p>
      <text:p text:style-name="Preformatted_20_Text"/>
      <text:p text:style-name="Preformatted_20_Text"><text:s text:c="4"/>class <text:a xlink:type="simple" xlink:href="#file_status">file_status</text:a>;</text:p>
      <text:p text:style-name="Preformatted_20_Text"/>
      <text:p text:style-name="Preformatted_20_Text"><text:s text:c="4"/>struct <text:bookmark text:name="space_info"/>space_info <text:s/>// returned by <text:a xlink:type="simple" xlink:href="#space"><text:span text:style-name="T19">space</text:span></text:a> function</text:p>
      <text:p text:style-name="Preformatted_20_Text"><text:s text:c="4"/>{</text:p>
      <text:p text:style-name="Preformatted_20_Text"><text:s text:c="6"/>uintmax_t capacity;</text:p>
      <text:p text:style-name="Preformatted_20_Text"><text:s text:c="6"/>uintmax_t free; </text:p>
      <text:p text:style-name="Preformatted_20_Text"><text:s text:c="6"/>uintmax_t available; // free space available to a non-privileged process</text:p>
      <text:p text:style-name="Preformatted_20_Text"><text:s text:c="4"/>};</text:p>
      <text:p text:style-name="Preformatted_20_Text"/>
      <text:p text:style-name="Preformatted_20_Text"><text:s text:c="4"/>enum class <text:a xlink:type="simple" xlink:href="#enum.copy_options" office:name="copy_option">copy_options</text:a>; <text:s/>// [<text:a xlink:type="simple" xlink:href="#enum.copy_options">enum.copy_options</text:a>]</text:p>
      <text:p text:style-name="Preformatted_20_Text"/>
      <text:p text:style-name="Preformatted_20_Text"><text:s text:c="4"/>enum class <text:bookmark text:name="symlink_option"/>directory_options</text:p>
      <text:p text:style-name="Preformatted_20_Text"><text:s text:c="4"/>{</text:p>
      <text:p text:style-name="Preformatted_20_Text"><text:s text:c="6"/>none,</text:p>
      <text:p text:style-name="Preformatted_20_Text"><text:s text:c="6"/>follow_directory_symlink,</text:p>
      <text:p text:style-name="Preformatted_20_Text"><text:soft-page-break/><text:s text:c="6"/>skip_permission_denied</text:p>
      <text:p text:style-name="Preformatted_20_Text"><text:s text:c="4"/>};</text:p>
      <text:p text:style-name="Preformatted_20_Text"/>
      <text:p text:style-name="Preformatted_20_Text"><text:s text:c="4"/>typedef chrono::time_point&lt;<text:span text:style-name="T16">unspecified-trivial-clock</text:span>&gt; <text:s/>file_time_type;</text:p>
      <text:p text:style-name="Preformatted_20_Text"/>
      <text:p text:style-name="Preformatted_20_Text"><text:s text:c="4"/>// <text:a xlink:type="simple" xlink:href="#Operational-functions">operational functions</text:a></text:p>
      <text:p text:style-name="Preformatted_20_Text"/>
      <text:p text:style-name="Preformatted_20_Text"><text:s text:c="4"/>path <text:s text:c="8"/><text:a xlink:type="simple" xlink:href="#absolute">absolute</text:a>(const path&amp; p, const path&amp; base=current_path());</text:p>
      <text:p text:style-name="Preformatted_20_Text"/>
      <text:p text:style-name="Preformatted_20_Text"><text:s text:c="4"/>path <text:s text:c="8"/><text:a xlink:type="simple" xlink:href="#canonical">canonical</text:a>(const path&amp; p, const path&amp; base = current_path());</text:p>
      <text:p text:style-name="Preformatted_20_Text"><text:s text:c="4"/>path <text:s text:c="8"/><text:a xlink:type="simple" xlink:href="#canonical">canonical</text:a>(const path&amp; p, error_code&amp; ec);</text:p>
      <text:p text:style-name="Preformatted_20_Text"><text:s text:c="4"/>path <text:s text:c="8"/><text:a xlink:type="simple" xlink:href="#canonical">canonical</text:a>(const path&amp; p, const path&amp; base, error_code&amp; ec);</text:p>
      <text:p text:style-name="Preformatted_20_Text"/>
      <text:p text:style-name="Preformatted_20_Text"><text:s text:c="4"/>void <text:s text:c="8"/><text:a xlink:type="simple" xlink:href="#copy">copy</text:a>(const path&amp; from, const path&amp; to);</text:p>
      <text:p text:style-name="Preformatted_20_Text"><text:s text:c="4"/>void <text:s text:c="8"/><text:a xlink:type="simple" xlink:href="#copy">copy</text:a>(const path&amp; from, const path&amp; to, error_code&amp; ec) noexcept;</text:p>
      <text:p text:style-name="Preformatted_20_Text"><text:s text:c="4"/>void <text:s text:c="8"/>copy(const path&amp; from, const path&amp; to, copy_options options);</text:p>
      <text:p text:style-name="Preformatted_20_Text"><text:s text:c="4"/>void <text:s text:c="8"/>copy(const path&amp; from, const path&amp; to, copy_options options, <text:s/></text:p>
      <text:p text:style-name="Preformatted_20_Text"><text:s text:c="19"/>error_code&amp; ec) noexcept;</text:p>
      <text:p text:style-name="Preformatted_20_Text"/>
      <text:p text:style-name="Preformatted_20_Text"><text:s text:c="4"/>bool <text:s text:c="8"/><text:a xlink:type="simple" xlink:href="#copy_file">copy_file</text:a>(const path&amp; from, const path&amp; to);</text:p>
      <text:p text:style-name="Preformatted_20_Text"><text:s text:c="4"/>bool <text:s text:c="8"/><text:a xlink:type="simple" xlink:href="#copy_file">copy_file</text:a>(const path&amp; from, const path&amp; to, error_code&amp; ec) noexcept;</text:p>
      <text:p text:style-name="Preformatted_20_Text"><text:s text:c="4"/>bool <text:s text:c="8"/><text:a xlink:type="simple" xlink:href="#copy_file">copy_file</text:a>(const path&amp; from, const path&amp; to, <text:a xlink:type="simple" xlink:href="#copy_option">copy_options</text:a> option);</text:p>
      <text:p text:style-name="Preformatted_20_Text"><text:s text:c="4"/>bool <text:s text:c="8"/><text:a xlink:type="simple" xlink:href="#copy_file">copy_file</text:a>(const path&amp; from, const path&amp; to, <text:a xlink:type="simple" xlink:href="#copy_option">copy_options</text:a> option,</text:p>
      <text:p text:style-name="Preformatted_20_Text"><text:s text:c="27"/>error_code&amp; ec) noexcept;</text:p>
      <text:p text:style-name="Preformatted_20_Text"/>
      <text:p text:style-name="Preformatted_20_Text"><text:s text:c="4"/>void <text:s text:c="8"/><text:a xlink:type="simple" xlink:href="#copy_symlink">copy_symlink</text:a>(const path&amp; existing_symlink, const path&amp; new_symlink);</text:p>
      <text:p text:style-name="Preformatted_20_Text"><text:s text:c="4"/>void <text:s text:c="8"/><text:a xlink:type="simple" xlink:href="#copy_symlink">copy_symlink</text:a>(const path&amp; existing_symlink, const path&amp; new_symlink,</text:p>
      <text:p text:style-name="Preformatted_20_Text"><text:s text:c="30"/>error_code&amp; ec) noexcept;</text:p>
      <text:p text:style-name="Preformatted_20_Text"/>
      <text:p text:style-name="Preformatted_20_Text"><text:s text:c="4"/>bool <text:s text:c="8"/><text:a xlink:type="simple" xlink:href="#create_directories">create_directories</text:a>(const path&amp; p);</text:p>
      <text:p text:style-name="Preformatted_20_Text"><text:s text:c="4"/>bool <text:s text:c="8"/><text:a xlink:type="simple" xlink:href="#create_directories">create_directories</text:a>(const path&amp; p, error_code&amp; ec) noexcept;</text:p>
      <text:p text:style-name="Preformatted_20_Text"/>
      <text:p text:style-name="Preformatted_20_Text"><text:s text:c="4"/>bool <text:s text:c="8"/><text:a xlink:type="simple" xlink:href="#create_directory">create_directory</text:a>(const path&amp; p);</text:p>
      <text:p text:style-name="Preformatted_20_Text"><text:s text:c="4"/>bool <text:s text:c="8"/><text:a xlink:type="simple" xlink:href="#create_directory">create_directory</text:a>(const path&amp; p, error_code&amp; ec) noexcept;</text:p>
      <text:p text:style-name="Preformatted_20_Text"/>
      <text:p text:style-name="Preformatted_20_Text"><text:s text:c="4"/>void <text:s text:c="8"/><text:a xlink:type="simple" xlink:href="#create_directory2">create_directory</text:a>(const path&amp; p, const path&amp; attributes);</text:p>
      <text:p text:style-name="Preformatted_20_Text"><text:s text:c="4"/>void <text:s text:c="8"/><text:a xlink:type="simple" xlink:href="#create_directory2">create_directory</text:a>(const path&amp; p, const path&amp; attributes, error_code&amp; ec) noexcept;</text:p>
      <text:p text:style-name="Preformatted_20_Text"/>
      <text:p text:style-name="Preformatted_20_Text"><text:s text:c="4"/>void <text:s text:c="8"/><text:a xlink:type="simple" xlink:href="#create_directory_symlink">create_directory_symlink</text:a>(const path&amp; to, const path&amp; new_symlink);</text:p>
      <text:p text:style-name="Preformatted_20_Text"><text:s text:c="4"/>void <text:s text:c="8"/><text:a xlink:type="simple" xlink:href="#create_directory_symlink">create_directory_symlink</text:a>(const path&amp; to, const path&amp; new_symlink,</text:p>
      <text:p text:style-name="Preformatted_20_Text"><text:s text:c="42"/>error_code&amp; ec) noexcept;</text:p>
      <text:p text:style-name="Preformatted_20_Text"/>
      <text:p text:style-name="Preformatted_20_Text"><text:s text:c="4"/>void <text:s text:c="8"/><text:a xlink:type="simple" xlink:href="#create_hard_link">create_hard_link</text:a>(const path&amp; to, const path&amp; new_hard_link);</text:p>
      <text:p text:style-name="Preformatted_20_Text"><text:s text:c="4"/>void <text:s text:c="8"/><text:a xlink:type="simple" xlink:href="#create_hard_link">create_hard_link</text:a>(const path&amp; to, const path&amp; new_hard_link,</text:p>
      <text:p text:style-name="Preformatted_20_Text"><text:s text:c="34"/>error_code&amp; ec) noexcept;</text:p>
      <text:p text:style-name="Preformatted_20_Text"/>
      <text:p text:style-name="Preformatted_20_Text"><text:s text:c="4"/>void <text:s text:c="8"/><text:a xlink:type="simple" xlink:href="#create_symlink">create_symlink</text:a>(const path&amp; to, const path&amp; new_symlink);</text:p>
      <text:p text:style-name="Preformatted_20_Text"><text:s text:c="4"/>void <text:s text:c="8"/><text:a xlink:type="simple" xlink:href="#create_symlink">create_symlink</text:a>(const path&amp; to, const path&amp; new_symlink,</text:p>
      <text:p text:style-name="Preformatted_20_Text"><text:s text:c="32"/>error_code&amp; ec) noexcept;</text:p>
      <text:p text:style-name="Preformatted_20_Text"/>
      <text:p text:style-name="Preformatted_20_Text"><text:soft-page-break/><text:s text:c="4"/>path <text:s text:c="8"/><text:a xlink:type="simple" xlink:href="#current_path">current_path</text:a>();</text:p>
      <text:p text:style-name="Preformatted_20_Text"><text:s text:c="4"/>path <text:s text:c="8"/><text:a xlink:type="simple" xlink:href="#current_path">current_path</text:a>(error_code&amp; ec);</text:p>
      <text:p text:style-name="Preformatted_20_Text"><text:s text:c="4"/>void <text:s text:c="8"/><text:a xlink:type="simple" xlink:href="#current_path">current_path</text:a>(const path&amp; p);</text:p>
      <text:p text:style-name="Preformatted_20_Text"><text:s text:c="4"/>void <text:s text:c="8"/><text:a xlink:type="simple" xlink:href="#current_path">current_path</text:a>(const path&amp; p, error_code&amp; ec) noexcept;</text:p>
      <text:p text:style-name="Preformatted_20_Text"/>
      <text:p text:style-name="Preformatted_20_Text"><text:s text:c="4"/>bool <text:s text:c="8"/><text:a xlink:type="simple" xlink:href="#exists">exists</text:a>(file_status s) noexcept;</text:p>
      <text:p text:style-name="Preformatted_20_Text"><text:s text:c="4"/>bool <text:s text:c="8"/><text:a xlink:type="simple" xlink:href="#exists">exists</text:a>(const path&amp; p);</text:p>
      <text:p text:style-name="Preformatted_20_Text"><text:s text:c="4"/>bool <text:s text:c="8"/><text:a xlink:type="simple" xlink:href="#exists">exists</text:a>(const path&amp; p, error_code&amp; ec) noexcept;</text:p>
      <text:p text:style-name="Preformatted_20_Text"/>
      <text:p text:style-name="Preformatted_20_Text"><text:s text:c="4"/>bool <text:s text:c="8"/><text:a xlink:type="simple" xlink:href="#equivalent">equivalent</text:a>(const path&amp; p1, const path&amp; p2);</text:p>
      <text:p text:style-name="Preformatted_20_Text"><text:s text:c="4"/>bool <text:s text:c="8"/><text:a xlink:type="simple" xlink:href="#equivalent">equivalent</text:a>(const path&amp; p1, const path&amp; p2, error_code&amp; ec) noexcept;</text:p>
      <text:p text:style-name="Preformatted_20_Text"/>
      <text:p text:style-name="Preformatted_20_Text"><text:s text:c="4"/>uintmax_t <text:s text:c="3"/><text:a xlink:type="simple" xlink:href="#file_size">file_size</text:a>(const path&amp; p);</text:p>
      <text:p text:style-name="Preformatted_20_Text"><text:s text:c="4"/>uintmax_t <text:s text:c="3"/><text:a xlink:type="simple" xlink:href="#file_size">file_size</text:a>(const path&amp; p, error_code&amp; ec) noexcept;</text:p>
      <text:p text:style-name="Preformatted_20_Text"/>
      <text:p text:style-name="Preformatted_20_Text"><text:s text:c="4"/>uintmax_t <text:s text:c="3"/><text:a xlink:type="simple" xlink:href="#hard_link_count">hard_link_count</text:a>(const path&amp; p);</text:p>
      <text:p text:style-name="Preformatted_20_Text"><text:s text:c="4"/>uintmax_t <text:s text:c="3"/><text:a xlink:type="simple" xlink:href="#hard_link_count">hard_link_count</text:a>(const path&amp; p, error_code&amp; ec) noexcept;</text:p>
      <text:p text:style-name="Preformatted_20_Text"/>
      <text:p text:style-name="Preformatted_20_Text"><text:s text:c="4"/>bool <text:s text:c="8"/><text:a xlink:type="simple" xlink:href="#is_block_file">is_block_file</text:a>(file_status s) noexcept;</text:p>
      <text:p text:style-name="Preformatted_20_Text"><text:s text:c="4"/>bool <text:s text:c="8"/><text:a xlink:type="simple" xlink:href="#is_block_file">is_block_file</text:a>(const path&amp; p);</text:p>
      <text:p text:style-name="Preformatted_20_Text"><text:s text:c="4"/>bool <text:s text:c="8"/><text:a xlink:type="simple" xlink:href="#is_block_file">is_block_file</text:a>(const path&amp; p, error_code&amp; ec) noexcept;</text:p>
      <text:p text:style-name="Preformatted_20_Text"/>
      <text:p text:style-name="Preformatted_20_Text"><text:s text:c="4"/>bool <text:s text:c="8"/><text:a xlink:type="simple" xlink:href="#is_character_file">is_character_file</text:a>(file_status s) noexcept;</text:p>
      <text:p text:style-name="Preformatted_20_Text"><text:s text:c="4"/>bool <text:s text:c="8"/><text:a xlink:type="simple" xlink:href="#is_character_file">is_character_file</text:a>(const path&amp; p);</text:p>
      <text:p text:style-name="Preformatted_20_Text"><text:s text:c="4"/>bool <text:s text:c="8"/><text:a xlink:type="simple" xlink:href="#is_character_file">is_character_file</text:a>(const path&amp; p, error_code&amp; ec) noexcept;</text:p>
      <text:p text:style-name="Preformatted_20_Text"/>
      <text:p text:style-name="Preformatted_20_Text"><text:s text:c="4"/>bool <text:s text:c="8"/><text:a xlink:type="simple" xlink:href="#is_directory">is_directory</text:a>(file_status s) noexcept;</text:p>
      <text:p text:style-name="Preformatted_20_Text"><text:s text:c="4"/>bool <text:s text:c="8"/><text:a xlink:type="simple" xlink:href="#is_directory">is_directory</text:a>(const path&amp; p);</text:p>
      <text:p text:style-name="Preformatted_20_Text"><text:s text:c="4"/>bool <text:s text:c="8"/><text:a xlink:type="simple" xlink:href="#is_directory">is_directory</text:a>(const path&amp; p, error_code&amp; ec) noexcept;</text:p>
      <text:p text:style-name="Preformatted_20_Text"/>
      <text:p text:style-name="Preformatted_20_Text"><text:s text:c="4"/>bool <text:s text:c="8"/><text:a xlink:type="simple" xlink:href="#is_empty">is_empty</text:a>(const path&amp; p);</text:p>
      <text:p text:style-name="Preformatted_20_Text"><text:s text:c="4"/>bool <text:s text:c="8"/><text:a xlink:type="simple" xlink:href="#is_empty">is_empty</text:a>(const path&amp; p, error_code&amp; ec) noexcept;</text:p>
      <text:p text:style-name="Preformatted_20_Text"/>
      <text:p text:style-name="Preformatted_20_Text"><text:s text:c="4"/>bool <text:s text:c="8"/><text:a xlink:type="simple" xlink:href="#is_fifo">is_fifo</text:a>(file_status s) noexcept;</text:p>
      <text:p text:style-name="Preformatted_20_Text"><text:s text:c="4"/>bool <text:s text:c="8"/><text:a xlink:type="simple" xlink:href="#is_fifo">is_fifo</text:a>(const path&amp; p);</text:p>
      <text:p text:style-name="Preformatted_20_Text"><text:s text:c="4"/>bool <text:s text:c="8"/><text:a xlink:type="simple" xlink:href="#is_fifo">is_fifo</text:a>(const path&amp; p, error_code&amp; ec) noexcept;</text:p>
      <text:p text:style-name="Preformatted_20_Text"/>
      <text:p text:style-name="Preformatted_20_Text"><text:s text:c="4"/>bool <text:s text:c="8"/><text:a xlink:type="simple" xlink:href="#is_other">is_other</text:a>(file_status s) noexcept;</text:p>
      <text:p text:style-name="Preformatted_20_Text"><text:s text:c="4"/>bool <text:s text:c="8"/><text:a xlink:type="simple" xlink:href="#is_other2">is_other</text:a>(const path&amp; p);</text:p>
      <text:p text:style-name="Preformatted_20_Text"><text:s text:c="4"/>bool <text:s text:c="8"/><text:a xlink:type="simple" xlink:href="#is_other2">is_other</text:a>(const path&amp; p, error_code&amp; ec) noexcept;</text:p>
      <text:p text:style-name="Preformatted_20_Text"/>
      <text:p text:style-name="Preformatted_20_Text"><text:s text:c="4"/>bool <text:s text:c="8"/><text:a xlink:type="simple" xlink:href="#is_regular_file">is_regular_file</text:a>(file_status s) noexcept; </text:p>
      <text:p text:style-name="Preformatted_20_Text"><text:s text:c="4"/>bool <text:s text:c="8"/>i<text:a xlink:type="simple" xlink:href="#is_regular_file2">s_regular_file</text:a>(const path&amp; p);</text:p>
      <text:p text:style-name="Preformatted_20_Text"><text:s text:c="4"/>bool <text:s text:c="8"/>i<text:a xlink:type="simple" xlink:href="#is_regular_file2">s_regular_file</text:a>(const path&amp; p, error_code&amp; ec) noexcept;</text:p>
      <text:p text:style-name="Preformatted_20_Text"/>
      <text:p text:style-name="Preformatted_20_Text"><text:s text:c="4"/>bool <text:s text:c="8"/><text:a xlink:type="simple" xlink:href="#is_socket">is_socket</text:a>(file_status s) noexcept;</text:p>
      <text:p text:style-name="Preformatted_20_Text"><text:s text:c="4"/>bool <text:s text:c="8"/><text:a xlink:type="simple" xlink:href="#is_socket">is_socket</text:a>(const path&amp; p);</text:p>
      <text:p text:style-name="Preformatted_20_Text"><text:s text:c="4"/>bool <text:s text:c="8"/><text:a xlink:type="simple" xlink:href="#is_socket">is_socket</text:a>(const path&amp; p, error_code&amp; ec) noexcept;</text:p>
      <text:p text:style-name="Preformatted_20_Text"/>
      <text:p text:style-name="Preformatted_20_Text"><text:s text:c="4"/>bool <text:s text:c="8"/><text:a xlink:type="simple" xlink:href="#is_symlink">is_symlink</text:a>(file_status s) noexcept;</text:p>
      <text:p text:style-name="Preformatted_20_Text"><text:s text:c="4"/>bool <text:s text:c="8"/><text:a xlink:type="simple" xlink:href="#is_symlink2">is_symlink</text:a>(const path&amp; p);</text:p>
      <text:p text:style-name="Preformatted_20_Text"><text:s text:c="4"/>bool <text:s text:c="8"/><text:a xlink:type="simple" xlink:href="#is_symlink2">is_symlink</text:a>(const path&amp; p, error_code&amp; ec) noexcept;</text:p>
      <text:p text:style-name="Preformatted_20_Text"/>
      <text:p text:style-name="Preformatted_20_Text"><text:s text:c="4"/>file_time_type <text:s/><text:a xlink:type="simple" xlink:href="#last_write_time">last_write_time</text:a>(const path&amp; p);</text:p>
      <text:p text:style-name="Preformatted_20_Text"><text:s text:c="4"/>file_time_type <text:s/><text:a xlink:type="simple" xlink:href="#last_write_time">last_write_time</text:a>(const path&amp; p, error_code&amp; ec) noexcept;</text:p>
      <text:p text:style-name="Preformatted_20_Text"><text:s text:c="4"/>void <text:s text:c="8"/><text:a xlink:type="simple" xlink:href="#last_write_time2">last_write_time</text:a>(const path&amp; p, file_time_type new_time);</text:p>
      <text:p text:style-name="Preformatted_20_Text"><text:s text:c="4"/>void <text:s text:c="8"/><text:a xlink:type="simple" xlink:href="#last_write_time2">last_write_time</text:a>(const path&amp; p, file_time_type new_time,</text:p>
      <text:p text:style-name="Preformatted_20_Text"><text:s text:c="33"/>error_code&amp; ec) noexcept;</text:p>
      <text:p text:style-name="Preformatted_20_Text"><text:soft-page-break/></text:p>
      <text:p text:style-name="Preformatted_20_Text"><text:s text:c="4"/>path <text:s text:c="8"/><text:a xlink:type="simple" xlink:href="#read_symlink">read_symlink</text:a>(const path&amp; p);</text:p>
      <text:p text:style-name="Preformatted_20_Text"><text:s text:c="4"/>path <text:s text:c="8"/><text:a xlink:type="simple" xlink:href="#read_symlink">read_symlink</text:a>(const path&amp; p, error_code&amp; ec);</text:p>
      <text:p text:style-name="Preformatted_20_Text"/>
      <text:p text:style-name="Preformatted_20_Text"><text:s text:c="4"/>bool <text:s text:c="8"/><text:a xlink:type="simple" xlink:href="#remove">remove</text:a>(const path&amp; p);</text:p>
      <text:p text:style-name="Preformatted_20_Text"><text:s text:c="4"/>bool <text:s text:c="8"/><text:a xlink:type="simple" xlink:href="#remove">remove</text:a>(const path&amp; p, error_code&amp; ec) noexcept;</text:p>
      <text:p text:style-name="Preformatted_20_Text"/>
      <text:p text:style-name="Preformatted_20_Text"><text:s text:c="4"/>uintmax_t <text:s text:c="3"/><text:a xlink:type="simple" xlink:href="#remove_all">remove_all</text:a>(const path&amp; p);</text:p>
      <text:p text:style-name="Preformatted_20_Text"><text:s text:c="4"/>uintmax_t <text:s text:c="3"/><text:a xlink:type="simple" xlink:href="#remove_all">remove_all</text:a>(const path&amp; p, error_code&amp; ec) noexcept;</text:p>
      <text:p text:style-name="Preformatted_20_Text"/>
      <text:p text:style-name="Preformatted_20_Text"><text:s text:c="4"/>void <text:s text:c="8"/><text:a xlink:type="simple" xlink:href="#rename">rename</text:a>(const path&amp; from, const path&amp; to);</text:p>
      <text:p text:style-name="Preformatted_20_Text"><text:s text:c="4"/>void <text:s text:c="8"/><text:a xlink:type="simple" xlink:href="#rename">rename</text:a>(const path&amp; from, const path&amp; to, error_code&amp; ec) noexcept;</text:p>
      <text:p text:style-name="Preformatted_20_Text"/>
      <text:p text:style-name="Preformatted_20_Text"><text:s text:c="4"/>void <text:s text:c="8"/><text:a xlink:type="simple" xlink:href="#resize_file">resize_file</text:a>(const path&amp; p, uintmax_t size);</text:p>
      <text:p text:style-name="Preformatted_20_Text"><text:s text:c="4"/>void <text:s text:c="8"/><text:a xlink:type="simple" xlink:href="#resize_file2">resize_file</text:a>(const path&amp; p, uintmax_t size, error_code&amp; ec) noexcept;</text:p>
      <text:p text:style-name="Preformatted_20_Text"/>
      <text:p text:style-name="Preformatted_20_Text"><text:s text:c="4"/><text:a xlink:type="simple" xlink:href="#space_info">space_info</text:a> <text:s text:c="2"/><text:a xlink:type="simple" xlink:href="#space">space</text:a>(const path&amp; p);</text:p>
      <text:p text:style-name="Preformatted_20_Text"><text:s text:c="4"/><text:a xlink:type="simple" xlink:href="#space_info">space_info</text:a> <text:s text:c="2"/><text:a xlink:type="simple" xlink:href="#space">space</text:a>(const path&amp; p, error_code&amp; ec) noexcept;</text:p>
      <text:p text:style-name="Preformatted_20_Text"/>
      <text:p text:style-name="Preformatted_20_Text"><text:s text:c="4"/><text:a xlink:type="simple" xlink:href="#file_status">file_status</text:a> <text:s/><text:a xlink:type="simple" xlink:href="#status">status</text:a>(const path&amp; p);</text:p>
      <text:p text:style-name="Preformatted_20_Text"><text:s text:c="4"/><text:a xlink:type="simple" xlink:href="#file_status">file_status</text:a> <text:s/><text:a xlink:type="simple" xlink:href="#status">status</text:a>(const path&amp; p, error_code&amp; ec) noexcept;</text:p>
      <text:p text:style-name="Preformatted_20_Text"/>
      <text:p text:style-name="Preformatted_20_Text"><text:s text:c="4"/>bool <text:s text:c="8"/><text:a xlink:type="simple" xlink:href="#status_known">status_known</text:a>(file_status s) noexcept;</text:p>
      <text:p text:style-name="Preformatted_20_Text"/>
      <text:p text:style-name="Preformatted_20_Text"><text:s text:c="4"/><text:a xlink:type="simple" xlink:href="#file_status">file_status</text:a> <text:s/><text:a xlink:type="simple" xlink:href="#symlink_status">symlink_status</text:a>(const path&amp; p);</text:p>
      <text:p text:style-name="Preformatted_20_Text"><text:s text:c="4"/><text:a xlink:type="simple" xlink:href="#file_status">file_status</text:a> <text:s/><text:a xlink:type="simple" xlink:href="#symlink_status">symlink_status</text:a>(const path&amp; p, error_code&amp; ec) noexcept;</text:p>
      <text:p text:style-name="Preformatted_20_Text"/>
      <text:p text:style-name="Preformatted_20_Text"><text:s text:c="4"/>path <text:s text:c="8"/><text:a xlink:type="simple" xlink:href="#system_complete">system_complete</text:a>(const path&amp; p);</text:p>
      <text:p text:style-name="Preformatted_20_Text"><text:s text:c="4"/>path <text:s text:c="8"/><text:a xlink:type="simple" xlink:href="#system_complete">system_complete</text:a>(const path&amp; p, error_code&amp; ec);</text:p>
      <text:p text:style-name="Preformatted_20_Text"/>
      <text:p text:style-name="Preformatted_20_Text"><text:s text:c="4"/>path <text:s text:c="8"/><text:a xlink:type="simple" xlink:href="#temp_directory_path">temp_directory_path</text:a>();</text:p>
      <text:p text:style-name="Preformatted_20_Text"><text:s text:c="4"/>path <text:s text:c="8"/><text:a xlink:type="simple" xlink:href="#temp_directory_path">temp_directory_path</text:a>(error_code&amp; ec);</text:p>
      <text:p text:style-name="Preformatted_20_Text"/>
      <text:p text:style-name="Preformatted_20_Text"><text:s text:c="4"/>path <text:s text:c="8"/><text:a xlink:type="simple" xlink:href="#unique_path">unique_path</text:a>(const path&amp; model="%%%%-%%%%-%%%%-%%%%");</text:p>
      <text:p text:style-name="Preformatted_20_Text"><text:s text:c="4"/>path <text:s text:c="8"/><text:a xlink:type="simple" xlink:href="#unique_path">unique_path</text:a>(const path&amp; model, error_code&amp; ec);</text:p>
      <text:p text:style-name="Preformatted_20_Text"/>
      <text:p text:style-name="P13">} } } <text:s/>// namespaces std::tbd::filesystem</text:p>
      <text:p text:style-name="Text_20_body"><text:span text:style-name="Source_20_Text"><text:span text:style-name="T16">unspecified-trivial-clock</text:span></text:span> is an unspecified type provided by the implementation that satisfies the <text:span text:style-name="Source_20_Text">TrivialClock</text:span> requirements ([time.clock.req]) and that is capable of representing and measuring file time values.</text:p>
      <text:h text:style-name="Heading_20_2" text:outline-level="2">7 <text:bookmark text:name="Error-reporting"/>Error reporting [fs.err.report]</text:h>
      <text:p text:style-name="Text_20_body">Filesystem library functions often provide two overloads, one that throws an exception to report file system errors, and another that sets an <text:span text:style-name="Source_20_Text">error_code</text:span>.</text:p>
      <text:p text:style-name="Quotations">[<text:span text:style-name="T15">Note:</text:span> This supports two common use cases:</text:p>
      <text:list xml:id="list6267180503702788907" text:style-name="L3">
        <text:list-item>
          <text:p text:style-name="P59">Uses where file system errors are truly exceptional and indicate a serious failure. Throwing an exception is the most appropriate response. This is the preferred default for most everyday programming.<text:line-break/>  </text:p>
        </text:list-item>
        <text:list-item>
          <text:p text:style-name="P52"><text:soft-page-break/>Uses where file system system errors are routine and do not necessarily represent failure. Returning an error code is the most appropriate response. This allows application specific error handling, including simply ignoring the error. </text:p>
        </text:list-item>
      </text:list>
      <text:p text:style-name="Quotations"><text:span text:style-name="T15">--end note</text:span>]</text:p>
      <text:p text:style-name="Text_20_body">Functions <text:span text:style-name="T20">not</text:span> having an argument of type <text:span text:style-name="Source_20_Text">error_code&amp;</text:span> report errors as follows, unless otherwise specified:</text:p>
      <text:list xml:id="list4835567239191534960" text:style-name="L4">
        <text:list-item>
          <text:p text:style-name="P92">When a call by the implementation to an operating system or other underlying API results in an error that prevents the function from meeting its specifications, an exception of type <text:span text:style-name="Source_20_Text">filesystem_error</text:span> shall be thrown. For functions with a single path argument, that argument shall be passed to the <text:span text:style-name="Source_20_Text">filesystem_error</text:span> constructor with a single path argument.  For functions with two path arguments, the first of these arguments shall be passed to the <text:span text:style-name="Source_20_Text">filesystem_error</text:span> constructor as the <text:span text:style-name="Source_20_Text">path1</text:span> argument, and the second shall be passed as the <text:span text:style-name="Source_20_Text">path2</text:span> argument.<text:line-break/>  </text:p>
        </text:list-item>
        <text:list-item>
          <text:p text:style-name="P92">Failure to allocate storage is reported by throwing an exception as described in the C++ standard, 17.6.4.10 [res.on.exception.handling].<text:line-break/>  </text:p>
        </text:list-item>
        <text:list-item>
          <text:p text:style-name="P87">Destructors throw nothing. </text:p>
        </text:list-item>
      </text:list>
      <text:p text:style-name="Text_20_body">Functions having an argument of type <text:span text:style-name="Source_20_Text">error_code&amp;</text:span> report errors as follows, unless otherwise specified:</text:p>
      <text:list xml:id="list2032613911991242900" text:style-name="L5">
        <text:list-item>
          <text:p text:style-name="P88">If a call by the implementation to an operating system or other underlying API results in an error that prevents the function from meeting its specifications, the <text:span text:style-name="Source_20_Text">error_code&amp;</text:span> argument is set as appropriate appropriate for the specific error. Otherwise, <text:span text:style-name="Source_20_Text">clear()</text:span> is called on the <text:span text:style-name="Source_20_Text">error_code&amp;</text:span> argument. </text:p>
        </text:list-item>
      </text:list>
      <text:h text:style-name="Heading_20_2" text:outline-level="2">8 <text:bookmark text:name="class-path"/>Class <text:span text:style-name="Source_20_Text">path</text:span> [class.path]</text:h>
      <text:p text:style-name="Text_20_body">An object of class <text:span text:style-name="Source_20_Text">path</text:span> represents a <text:a xlink:type="simple" xlink:href="#class-path">path</text:a>, and contains a <text:a xlink:type="simple" xlink:href="#fs.def.pathname">pathname</text:a> Such an object is concerned only with the lexical and syntactic aspects of a path. The path does not necessarily exist in external storage, and the pathname is not necessarily valid for the current operating system or for a particular file system.</text:p>
      <text:p text:style-name="P15">namespace std { namespace tbd { namespace filesystem {</text:p>
      <text:p text:style-name="P15"/>
      <text:p text:style-name="P15"><text:s text:c="6"/>class path</text:p>
      <text:p text:style-name="P15"><text:s text:c="6"/>{</text:p>
      <text:p text:style-name="P15"><text:s text:c="6"/>public:</text:p>
      <text:p text:style-name="P15"><text:s text:c="8"/>typedef <text:a xlink:type="simple" xlink:href="#value_type"><text:span text:style-name="T16">see below</text:span></text:a> <text:s text:c="21"/>value_type;</text:p>
      <text:p text:style-name="P15"><text:s text:c="8"/>typedef basic_string&lt;value_type&gt; <text:s text:c="6"/>string_type;</text:p>
      <text:p text:style-name="P15"><text:s text:c="8"/>static constexpr value_type <text:s text:c="11"/>preferred_separator = <text:a xlink:type="simple" xlink:href="#value_type"><text:span text:style-name="T16">see below</text:span></text:a>;</text:p>
      <text:p text:style-name="P15"/>
      <text:p text:style-name="P15"><text:s text:c="8"/>// <text:a xlink:type="simple" xlink:href="#path-constructors">constructors</text:a> and destructor</text:p>
      <text:p text:style-name="P15"><text:s text:c="8"/>path();</text:p>
      <text:p text:style-name="P15"><text:soft-page-break/><text:s text:c="8"/>path(const path&amp; p);</text:p>
      <text:p text:style-name="P15"><text:s text:c="8"/>path(path&amp;&amp; p) noexcept;</text:p>
      <text:p text:style-name="P15"><text:s text:c="8"/>template &lt;class <text:a xlink:type="simple" xlink:href="#Source">Source</text:a>&gt;</text:p>
      <text:p text:style-name="P15"><text:s text:c="10"/>path(Source const&amp; source);</text:p>
      <text:p text:style-name="P15"><text:s text:c="8"/>template &lt;class InputIterator&gt;</text:p>
      <text:p text:style-name="P15"><text:s text:c="10"/>path(InputIterator begin, InputIterator end);</text:p>
      <text:p text:style-name="P15"><text:s text:c="8"/>template &lt;class <text:a xlink:type="simple" xlink:href="#Source">Source</text:a>&gt; <text:s/></text:p>
      <text:p text:style-name="P15"><text:s text:c="10"/>path(Source const&amp; source, const locale&amp; loc);</text:p>
      <text:p text:style-name="P15"><text:s text:c="8"/>template &lt;class InputIterator&gt;</text:p>
      <text:p text:style-name="P15"><text:s text:c="10"/>path(InputIterator begin, InputIterator end, const locale&amp; loc);</text:p>
      <text:p text:style-name="P15"><text:s text:c="7"/>~path() = default;</text:p>
      <text:p text:style-name="P15"/>
      <text:p text:style-name="P15"><text:s text:c="8"/>// <text:a xlink:type="simple" xlink:href="#path-assignments">assignments</text:a></text:p>
      <text:p text:style-name="P15"><text:s text:c="8"/>path&amp; operator=(const path&amp; p);</text:p>
      <text:p text:style-name="P15"><text:s text:c="8"/>path&amp; operator=(path&amp;&amp; p) noexcept;</text:p>
      <text:p text:style-name="P15"><text:s text:c="8"/>template &lt;class <text:a xlink:type="simple" xlink:href="#Source">Source</text:a>&gt;</text:p>
      <text:p text:style-name="P15"><text:s text:c="10"/>path&amp; operator=(Source const&amp; source);</text:p>
      <text:p text:style-name="P15"><text:s text:c="8"/>template &lt;class <text:a xlink:type="simple" xlink:href="#Source">Source</text:a>&gt;</text:p>
      <text:p text:style-name="P15"><text:s text:c="10"/>path&amp; assign(Source const&amp; source)</text:p>
      <text:p text:style-name="P15"><text:s text:c="8"/>template &lt;class InputIterator&gt;</text:p>
      <text:p text:style-name="P15"><text:s text:c="10"/>path&amp; assign(InputIterator begin, InputIterator end);</text:p>
      <text:p text:style-name="P15"/>
      <text:p text:style-name="P15"><text:s text:c="8"/>// <text:a xlink:type="simple" xlink:href="#path-appends">appends</text:a></text:p>
      <text:p text:style-name="P15"><text:s text:c="8"/>path&amp; operator/=(const path&amp; p);</text:p>
      <text:p text:style-name="P15"><text:s text:c="8"/>template &lt;class <text:a xlink:type="simple" xlink:href="#Source">Source</text:a>&gt;</text:p>
      <text:p text:style-name="P15"><text:s text:c="10"/>path&amp; operator/=(Source const&amp; source);</text:p>
      <text:p text:style-name="P15"><text:s text:c="8"/>template &lt;class <text:a xlink:type="simple" xlink:href="#Source">Source</text:a>&gt;</text:p>
      <text:p text:style-name="P15"><text:s text:c="10"/>path&amp; append(Source const&amp; source);</text:p>
      <text:p text:style-name="P15"><text:s text:c="8"/>template &lt;class InputIterator&gt;</text:p>
      <text:p text:style-name="P15"><text:s text:c="10"/>path&amp; append(InputIterator begin, InputIterator end);</text:p>
      <text:p text:style-name="P15"/>
      <text:p text:style-name="P15"><text:s text:c="8"/>// <text:a xlink:type="simple" xlink:href="#path-concatenation">concatenation</text:a></text:p>
      <text:p text:style-name="P15"><text:s text:c="8"/>path&amp; operator+=(const path&amp; x);</text:p>
      <text:p text:style-name="P15"><text:s text:c="8"/>path&amp; operator+=(const string_type&amp; x);</text:p>
      <text:p text:style-name="P15"><text:s text:c="8"/>path&amp; operator+=(const value_type* x);</text:p>
      <text:p text:style-name="P15"><text:s text:c="8"/>path&amp; operator+=(value_type x);</text:p>
      <text:p text:style-name="P15"><text:s text:c="8"/>template &lt;class Source&gt;</text:p>
      <text:p text:style-name="P15"><text:s text:c="10"/>path&amp; operator+=(Source const&amp; x);</text:p>
      <text:p text:style-name="P15"><text:s text:c="8"/>template &lt;class charT&gt;</text:p>
      <text:p text:style-name="P15"><text:s text:c="10"/>path&amp; operator+=(charT x);</text:p>
      <text:p text:style-name="P15"><text:s text:c="8"/>template &lt;class Source&gt;</text:p>
      <text:p text:style-name="P15"><text:s text:c="10"/>path&amp; concat(Source const&amp; x);</text:p>
      <text:p text:style-name="P15"><text:s text:c="8"/>template &lt;class InputIterator&gt;</text:p>
      <text:p text:style-name="P15"><text:s text:c="10"/>path&amp; concat(InputIterator begin, InputIterator end);</text:p>
      <text:p text:style-name="P15"><text:s text:c="8"/></text:p>
      <text:p text:style-name="P15"><text:s text:c="8"/>// <text:a xlink:type="simple" xlink:href="#path-modifiers">modifiers</text:a></text:p>
      <text:p text:style-name="P15"><text:s text:c="8"/>void <text:s/><text:a xlink:type="simple" xlink:href="#path-clear">clear</text:a>() noexcept;</text:p>
      <text:p text:style-name="P15"><text:s text:c="8"/>path&amp; <text:a xlink:type="simple" xlink:href="#path-make_preferred">make_preferred</text:a>();</text:p>
      <text:p text:style-name="P15"><text:s text:c="8"/>path&amp; <text:a xlink:type="simple" xlink:href="#path-remove_filename">remove_filename</text:a>();</text:p>
      <text:p text:style-name="P15"><text:s text:c="8"/>path&amp; <text:a xlink:type="simple" xlink:href="#replace_filename">replace_filename</text:a>(const path&amp; replacement);</text:p>
      <text:p text:style-name="P15"><text:s text:c="8"/>path&amp; <text:a xlink:type="simple" xlink:href="#path-replace_extension">replace_extension</text:a>(const path&amp; replacement = path());</text:p>
      <text:p text:style-name="P15"><text:s text:c="8"/>void <text:s/><text:a xlink:type="simple" xlink:href="#path-swap">swap</text:a>(path&amp; rhs) noexcept;</text:p>
      <text:p text:style-name="P15"/>
      <text:p text:style-name="P15"><text:s text:c="8"/>// <text:a xlink:type="simple" xlink:href="#path-native-format-observers">native format observers</text:a></text:p>
      <text:p text:style-name="P15"><text:s text:c="8"/>const string_type&amp; <text:s/><text:a xlink:type="simple" xlink:href="#native">native</text:a>() const noexcept;</text:p>
      <text:p text:style-name="P15"><text:s text:c="8"/>const value_type* <text:s text:c="2"/><text:a xlink:type="simple" xlink:href="#c_str">c_str</text:a>() const noexcept;</text:p>
      <text:p text:style-name="P15"><text:s text:c="8"/><text:a xlink:type="simple" xlink:href="#operator-string_type">operator string_type</text:a>() const;</text:p>
      <text:p text:style-name="P15"/>
      <text:p text:style-name="P15"><text:soft-page-break/><text:s text:c="8"/>template &lt;class charT, class traits = char_traits&lt;charT&gt;,</text:p>
      <text:p text:style-name="P15"><text:s text:c="18"/>class Allocator = allocator&lt;charT&gt; &gt;</text:p>
      <text:p text:style-name="P15"><text:s text:c="8"/>basic_string&lt;charT, traits, Allocator&gt;</text:p>
      <text:p text:style-name="P15"><text:s text:c="10"/><text:a xlink:type="simple" xlink:href="#string-template">string</text:a>(const Allocator&amp; a = Allocator()) const;</text:p>
      <text:p text:style-name="P15"><text:s text:c="8"/>string <text:s text:c="3"/><text:a xlink:type="simple" xlink:href="#string">string</text:a>() const;</text:p>
      <text:p text:style-name="P15"><text:s text:c="8"/>wstring <text:s text:c="2"/><text:a xlink:type="simple" xlink:href="#wstring">wstring</text:a>() const;</text:p>
      <text:p text:style-name="P15"><text:s text:c="8"/>string <text:s text:c="3"/>u8string() const;</text:p>
      <text:p text:style-name="P15"><text:s text:c="8"/>u16string <text:a xlink:type="simple" xlink:href="#u16string">u16string</text:a>() const;</text:p>
      <text:p text:style-name="P15"><text:s text:c="8"/>u32string <text:a xlink:type="simple" xlink:href="#u32string">u32string</text:a>() const;</text:p>
      <text:p text:style-name="P15"/>
      <text:p text:style-name="P15"><text:s text:c="8"/>// <text:a xlink:type="simple" xlink:href="#path-generic-format-observers">generic format observers</text:a></text:p>
      <text:p text:style-name="P15"><text:s text:c="8"/>template &lt;class charT, class traits = char_traits&lt;charT&gt;,</text:p>
      <text:p text:style-name="P15"><text:s text:c="18"/>class Allocator = allocator&lt;charT&gt; &gt;</text:p>
      <text:p text:style-name="P15"><text:s text:c="8"/>basic_string&lt;charT, traits, Allocator&gt;</text:p>
      <text:p text:style-name="P15"><text:s text:c="10"/><text:a xlink:type="simple" xlink:href="#generic_string-template">generic_string</text:a>(const Allocator&amp; a = Allocator()) const;</text:p>
      <text:p text:style-name="P15"><text:s text:c="8"/>string <text:s text:c="3"/><text:a xlink:type="simple" xlink:href="#generic_string">generic_string</text:a>() const;</text:p>
      <text:p text:style-name="P15"><text:s text:c="8"/>wstring <text:s text:c="2"/><text:a xlink:type="simple" xlink:href="#generic_wstring">generic_wstring</text:a>() const;</text:p>
      <text:p text:style-name="P15"><text:s text:c="8"/>string <text:s text:c="3"/>generic_u8string() const;</text:p>
      <text:p text:style-name="P15"><text:s text:c="8"/>u16string <text:a xlink:type="simple" xlink:href="#generic_u16string">generic_u16string</text:a>() const;</text:p>
      <text:p text:style-name="P15"><text:s text:c="8"/>u32string <text:a xlink:type="simple" xlink:href="#generic_u32string">generic_u32string</text:a>() const;</text:p>
      <text:p text:style-name="P15"/>
      <text:p text:style-name="P15"><text:s text:c="8"/>// <text:a xlink:type="simple" xlink:href="#path-compare">compare</text:a></text:p>
      <text:p text:style-name="P15"><text:s text:c="8"/>int <text:s/><text:a xlink:type="simple" xlink:href="#path-compare">compare</text:a>(const path&amp; p) const noexcept;</text:p>
      <text:p text:style-name="P15"><text:s text:c="8"/>int <text:s/><text:a xlink:type="simple" xlink:href="#path-compare">compare</text:a>(const string&amp; s) const;</text:p>
      <text:p text:style-name="P15"><text:s text:c="8"/>int <text:s/><text:a xlink:type="simple" xlink:href="#path-compare">compare</text:a>(const value_type* s) const;</text:p>
      <text:p text:style-name="P15"/>
      <text:p text:style-name="P15"><text:s text:c="8"/>// <text:a xlink:type="simple" xlink:href="#path-decomposition">decomposition</text:a></text:p>
      <text:p text:style-name="P15"><text:s text:c="8"/>path <text:a xlink:type="simple" xlink:href="#path-root_name">root_name</text:a>() const;</text:p>
      <text:p text:style-name="P15"><text:s text:c="8"/>path <text:a xlink:type="simple" xlink:href="#path-root_directory">root_directory</text:a>() const;</text:p>
      <text:p text:style-name="P15"><text:s text:c="8"/>path <text:a xlink:type="simple" xlink:href="#path-root_path">root_path</text:a>() const;</text:p>
      <text:p text:style-name="P15"><text:s text:c="8"/>path <text:a xlink:type="simple" xlink:href="#path-relative_path">relative_path</text:a>() const;</text:p>
      <text:p text:style-name="P15"><text:s text:c="8"/>path <text:a xlink:type="simple" xlink:href="#path-parent_path">parent_path</text:a>() const;</text:p>
      <text:p text:style-name="P15"><text:s text:c="8"/>path <text:a xlink:type="simple" xlink:href="#path-filename">filename</text:a>() const;</text:p>
      <text:p text:style-name="P15"><text:s text:c="8"/>path <text:a xlink:type="simple" xlink:href="#path-stem">stem</text:a>() const;</text:p>
      <text:p text:style-name="P15"><text:s text:c="8"/>path <text:a xlink:type="simple" xlink:href="#path-extension">extension</text:a>() const;</text:p>
      <text:p text:style-name="P15"/>
      <text:p text:style-name="P15"><text:s text:c="8"/>// <text:a xlink:type="simple" xlink:href="#path-query">query</text:a></text:p>
      <text:p text:style-name="P15"><text:s text:c="8"/>bool <text:a xlink:type="simple" xlink:href="#path-query">empty</text:a>() const noexcept;</text:p>
      <text:p text:style-name="P15"><text:s text:c="8"/>bool <text:a xlink:type="simple" xlink:href="#path-has_root_name">has_root_name</text:a>() const;</text:p>
      <text:p text:style-name="P15"><text:s text:c="8"/>bool <text:a xlink:type="simple" xlink:href="#path-has_root_directory">has_root_directory</text:a>() const;</text:p>
      <text:p text:style-name="P15"><text:s text:c="8"/>bool <text:a xlink:type="simple" xlink:href="#path-has_root_path">has_root_path</text:a>() const;</text:p>
      <text:p text:style-name="P15"><text:s text:c="8"/>bool <text:a xlink:type="simple" xlink:href="#path-has_relative_path">has_relative_path</text:a>() const;</text:p>
      <text:p text:style-name="P15"><text:s text:c="8"/>bool <text:a xlink:type="simple" xlink:href="#path-has_parent_path">has_parent_path</text:a>() const;</text:p>
      <text:p text:style-name="P15"><text:s text:c="8"/>bool <text:a xlink:type="simple" xlink:href="#path-has_filename">has_filename</text:a>() const;</text:p>
      <text:p text:style-name="P15"><text:s text:c="8"/>bool <text:a xlink:type="simple" xlink:href="#path-has_stem">has_stem</text:a>() const;</text:p>
      <text:p text:style-name="P15"><text:s text:c="8"/>bool <text:a xlink:type="simple" xlink:href="#path-has_extension">has_extension</text:a>() const;</text:p>
      <text:p text:style-name="P15"><text:s text:c="8"/>bool <text:a xlink:type="simple" xlink:href="#path-is_absolute">is_absolute</text:a>() const;</text:p>
      <text:p text:style-name="P15"><text:s text:c="8"/>bool <text:a xlink:type="simple" xlink:href="#path-is_relative">is_relative</text:a>() const;</text:p>
      <text:p text:style-name="P15"/>
      <text:p text:style-name="P15"><text:s text:c="8"/>// <text:a xlink:type="simple" xlink:href="#path-iterators">iterators</text:a></text:p>
      <text:p text:style-name="P15"><text:s text:c="8"/>class iterator;</text:p>
      <text:p text:style-name="P15"><text:s text:c="8"/>typedef iterator const_iterator;</text:p>
      <text:p text:style-name="P15"/>
      <text:p text:style-name="P15"><text:s text:c="8"/>iterator begin() const;</text:p>
      <text:p text:style-name="P15"><text:s text:c="8"/>iterator end() const;</text:p>
      <text:p text:style-name="P15"/>
      <text:p text:style-name="P15"><text:s text:c="6"/>private:</text:p>
      <text:p text:style-name="P15"><text:s text:c="8"/>string_type pathname; <text:s/>// <text:span text:style-name="T16">exposition only</text:span></text:p>
      <text:p text:style-name="P15"><text:s text:c="6"/>};</text:p>
      <text:p text:style-name="P15"><text:soft-page-break/></text:p>
      <text:p text:style-name="P16">} } } <text:s/>// namespaces std::tbd::filesystem</text:p>
      <text:p text:style-name="Text_20_body"><text:bookmark text:name="value_type"/><text:span text:style-name="Source_20_Text">value_type</text:span> is a <text:span text:style-name="Source_20_Text">typedef</text:span> for the operating system dependent encoded character type used to represent pathnames.</text:p>
      <text:p text:style-name="Text_20_body">The value of <text:bookmark text:name="preferred_separator"/><text:span text:style-name="Source_20_Text">preferred_separator</text:span> is the operating system dependent <text:span text:style-name="T15">preferred-separator</text:span> character ([path.generic]).</text:p>
      <text:p text:style-name="Quotations">[<text:span text:style-name="T15">Example:</text:span> For POSIX based operating systems, <text:span text:style-name="Source_20_Text">value_type</text:span> is <text:span text:style-name="Source_20_Text">char</text:span> and <text:span text:style-name="Source_20_Text">preferred_separator</text:span> is the slash character (/).  For Windows based operating systems, <text:span text:style-name="Source_20_Text">value_type</text:span> is <text:span text:style-name="Source_20_Text">wchar_t</text:span> and <text:span text:style-name="Source_20_Text">preferred_separator</text:span> is the backslash character (\).  <text:span text:style-name="T15">--end example</text:span>] </text:p>
      <text:h text:style-name="Heading_20_3" text:outline-level="3">8.1 <text:span text:style-name="Source_20_Text">path</text:span> generic pathname format grammar [<text:bookmark text:name="path.generic"/>path.generic]</text:h>
      <text:p text:style-name="P3">pathname:<text:line-break/>            root-name root-directory<text:span text:style-name="T13">opt</text:span> relative-path<text:span text:style-name="T13">opt<text:line-break/>               </text:span>root-directory relative-path<text:span text:style-name="T13">opt<text:line-break/>               </text:span>relative-path</text:p>
      <text:p text:style-name="Text_20_body"><text:span text:style-name="T15">root-name:<text:line-break/>            </text:span>An operating system dependent name that identifies the starting location for absolute paths. </text:p>
      <text:p text:style-name="P19">[<text:span text:style-name="T15">Note:</text:span> Many operating systems define a name beginning with two <text:span text:style-name="T15">directory-separator</text:span> characters as a <text:span text:style-name="T15">root-name</text:span> that identifies network or other resource locations. Some operating systems define a single letter followed by a colon as a drive specifier - a <text:span text:style-name="T15">root-name</text:span> identifying a specific device such as a disc drive. <text:span text:style-name="T15">--end note</text:span>]</text:p>
      <text:p text:style-name="Text_20_body"><text:span text:style-name="T15">root-directory:<text:line-break/>            directory-separator<text:line-break/><text:line-break/>relative-path:<text:line-break/>            filename<text:line-break/>            relative-path directory-separator<text:line-break/>            relative-path directory-separator filename<text:line-break/><text:line-break/>filename:<text:line-break/>            name<text:line-break/>            dot<text:line-break/>            dot-dot<text:line-break/><text:line-break/>name:<text:line-break/>            </text:span>A sequence of characters other than <text:span text:style-name="T15">directory-separator</text:span> characters.</text:p>
      <text:p text:style-name="P19">[<text:span text:style-name="T15">Note:</text:span> Operating systems often place restrictions on the characters that may <text:soft-page-break/>be used in a <text:span text:style-name="T15">filename</text:span>. For wide portability, users may wish to limit <text:span text:style-name="T15">filename</text:span> characters to the POSIX Portable Filename Character Set: <text:line-break/><text:line-break/><text:span text:style-name="Teletype">A B C D E F G H I J K L M N O P Q R S T U V W X Y Z<text:line-break/>a b c d e f g h i j k l m n o p q r s t u v w x y z<text:line-break/>0 1 2 3 4 5 6 7 8 9 . _ - </text:span><text:span text:style-name="T15">--end note</text:span>] </text:p>
      <text:p text:style-name="Text_20_body"><text:span text:style-name="T15">dot:<text:line-break/>            </text:span>The filename consisting solely of a single period character (.).<text:line-break/><text:line-break/><text:span text:style-name="T15">dot-dot:<text:line-break/>            </text:span>The filename consisting solely of two period characters (..).<text:line-break/><text:line-break/><text:span text:style-name="T15">directory-separator:<text:line-break/>            slash</text:span><text:span text:style-name="Source_20_Text"><text:span text:style-name="T15"><text:line-break/>      </text:span></text:span><text:span text:style-name="T15">slash directory-separator<text:line-break/>            preferred-separator<text:line-break/>            preferred-separator directory-separator<text:line-break/><text:line-break/>preferred-separator:<text:line-break/>            </text:span>An operating system dependent directory separator character. May be a synonym for <text:span text:style-name="T15">slash</text:span>.<text:line-break/><text:line-break/><text:span text:style-name="T15">slash:<text:line-break/>           </text:span>The slash character (/). </text:p>
      <text:p text:style-name="Text_20_body">Multiple successive <text:span text:style-name="T15">directory-separator</text:span> characters are considered to be the same as one <text:span text:style-name="T15">directory-separator</text:span> character.</text:p>
      <text:p text:style-name="Text_20_body">The filename <text:span text:style-name="T15">dot</text:span> is treated as a reference to the current directory. The filename <text:span text:style-name="T15">dot-dot</text:span> is treated as a reference to the parent directory. Specific filenames may have special meanings for a particular operating system.</text:p>
      <text:h text:style-name="Heading_20_3" text:outline-level="3">8.2 <text:bookmark text:name="path-Conversions"/><text:span text:style-name="Source_20_Text">path</text:span> conversions [path.cvt]</text:h>
      <text:h text:style-name="Heading_20_4" text:outline-level="4">8.2.1 <text:bookmark text:name="path-Conversions-to-native-format"/><text:span text:style-name="Source_20_Text">path</text:span> argument format conversions [path.fmt.cvt]</text:h>
      <text:p text:style-name="Quotations">[<text:span text:style-name="T15">Note:</text:span> The format conversions described in this section are not applied on POSIX or Windows based operating systems because on these systems:</text:p>
      <text:list xml:id="list862010511725562903" text:style-name="L6">
        <text:list-item>
          <text:p text:style-name="P60">The generic format is acceptable as a native path. </text:p>
        </text:list-item>
        <text:list-item>
          <text:p text:style-name="P60">There is no need to distinguish between native format and generic format arguments. </text:p>
        </text:list-item>
        <text:list-item>
          <text:p text:style-name="P53">Paths for regular files and paths for directories share the same syntax. </text:p>
        </text:list-item>
      </text:list>
      <text:p text:style-name="Quotations"> <text:span text:style-name="T15">-- end note</text:span>] </text:p>
      <text:p text:style-name="Text_20_body">Functions arguments that take character sequences representing paths may use the generic pathname format grammar ([<text:a xlink:type="simple" xlink:href="#path.generic">path.generic</text:a>]) or the <text:a xlink:type="simple" xlink:href="#fs.def.native">native pathname format</text:a>. If and only if such arguments are in <text:soft-page-break/>the generic format and the generic format is not acceptable to the operating system as a native path, conversion to native format shall be performed during the processing of the argument. </text:p>
      <text:p text:style-name="Quotations">[<text:span text:style-name="T15">Note:</text:span> Some operating systems may have no unambiguous way to distinguish between native format and generic format arguments. This is by design as it simplifies use for operating systems that do not require disambiguation. An implementation for an operating system where disambiguation is required is permitted as an extension to distinguish between the formats. <text:span text:style-name="T15">-- end note</text:span>]</text:p>
      <text:p text:style-name="Text_20_body">If the native format requires paths for regular files to be formatted differently from paths for directories, the path shall be treated as a directory path if last element is <text:span text:style-name="T15">directory-separator</text:span>, otherwise it shall be treated as a regular file path.</text:p>
      <text:h text:style-name="Heading_20_4" text:outline-level="4">8.2.2 <text:span text:style-name="Source_20_Text">path</text:span> type and encoding conversions [<text:bookmark text:name="path.arg.convert"/>path.type.cvt]</text:h>
      <text:p text:style-name="Text_20_body">For member function arguments that take character sequences representing paths and for member functions returning strings, value type and encoding conversion is performed if the value type of the argument or return differs from <text:span text:style-name="Source_20_Text">path::value_type</text:span>. Encoding and method of conversion for the argument or return value to be converted to is determined by its value type:</text:p>
      <text:list xml:id="list8006405139102852790" text:style-name="L7">
        <text:list-item>
          <text:p text:style-name="P54"><text:span text:style-name="Source_20_Text">char</text:span>: Encoding is the native narrow encoding ([fs.def.native.encode]). Conversion, if any, is operating system dependent.</text:p>
          <text:p text:style-name="P54">[<text:span text:style-name="T15">Note:</text:span> For POSIX based operating systems <text:span text:style-name="Source_20_Text">path::value_type</text:span> is <text:span text:style-name="Source_20_Text">char</text:span> so no conversion from <text:span text:style-name="Source_20_Text">char</text:span> value type arguments or to <text:span text:style-name="Source_20_Text">char</text:span> value type returns is performed.</text:p>
          <text:p text:style-name="P54">For Windows based operating systems, the native narrow encoding is determined by calling a Windows API function. <text:span text:style-name="T15">-- end note</text:span>]</text:p>
          <text:p text:style-name="P54">[<text:span text:style-name="T15">Note:</text:span> This results in behavior identical to other C and C++ standard library functions that perform file operations using narrow character strings to identify paths. Changing this behavior would be surprising and error prone. <text:span text:style-name="T15">--end note</text:span>]</text:p>
        </text:list-item>
        <text:list-item>
          <text:p text:style-name="P54"><text:span text:style-name="Source_20_Text">wchar_t</text:span>: Encoding is the native wide encoding ([fs.def.native.encode]). Conversion method is unspecified.</text:p>
          <text:p text:style-name="P61">[<text:span text:style-name="T15">Note:</text:span> For Windows based operating systems <text:span text:style-name="Source_20_Text">path::value_type</text:span> is <text:span text:style-name="Source_20_Text">wchar_t</text:span> so no conversion from <text:span text:style-name="Source_20_Text">wchar_t</text:span> value type arguments or to <text:span text:style-name="Source_20_Text">wchar_t</text:span> value type returns is performed. <text:span text:style-name="T15">-- end note</text:span>]<text:line-break/> </text:p>
        </text:list-item>
        <text:list-item>
          <text:p text:style-name="P54"><text:span text:style-name="Source_20_Text">char16_t</text:span>: Encoding is UTF-16. Conversion method is unspecified. </text:p>
        </text:list-item>
        <text:list-item>
          <text:p text:style-name="P54"><text:span text:style-name="Source_20_Text">char32_t</text:span>: Encoding is UTF-32. Conversion method is unspecified.</text:p>
        </text:list-item>
      </text:list>
      <text:h text:style-name="Heading_20_3" text:outline-level="3"><text:soft-page-break/>8.3 <text:bookmark text:name="path-Requirements"/><text:span text:style-name="Source_20_Text">path</text:span> requirements [path.req]</text:h>
      <text:p text:style-name="Text_20_body">In addition to the [fs.req] requirements, function template parameters named <text:bookmark text:name="Source"/><text:span text:style-name="Source_20_Text">Source</text:span> shall be one of:</text:p>
      <text:list xml:id="list6174340286691857313" text:style-name="L8">
        <text:list-item>
          <text:p text:style-name="P93"><text:span text:style-name="Source_20_Text">basic_string&lt;charT, traits, Allocator&gt;</text:span>. The type <text:span text:style-name="Source_20_Text">charT</text:span> shall be an encoded character type ([fs.req]).  A function argument <text:span text:style-name="Source_20_Text">Source const&amp;</text:span> <text:span text:style-name="Source_20_Text">source</text:span> shall have an effective range [<text:span text:style-name="Source_20_Text">source.begin()</text:span>, <text:span text:style-name="Source_20_Text">source.end()</text:span>).<text:line-break/> </text:p>
        </text:list-item>
        <text:list-item>
          <text:p text:style-name="P93">A type meeting the input iterator requirements that iterates over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Source&gt;::value_type()</text:span>.<text:line-break/> </text:p>
        </text:list-item>
        <text:list-item>
          <text:p text:style-name="P89">A character array that after array-to-pointer decay results in a pointer to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decay&lt;Source&gt;::type&gt;::value_type()</text:span>. </text:p>
        </text:list-item>
      </text:list>
      <text:p text:style-name="Quotations">[<text:span text:style-name="T15">Note:</text:span> See <text:a xlink:type="simple" xlink:href="#path-Conversions">path conversions</text:a> ([path.cvt]) for how these value types and their encodings convert to <text:span text:style-name="Source_20_Text">path::value_type</text:span> and its encoding. <text:span text:style-name="T15">-- end note</text:span>]</text:p>
      <text:p text:style-name="Text_20_body">Arguments of type <text:span text:style-name="Source_20_Text">Source</text:span> shall not be null pointers.</text:p>
      <text:h text:style-name="Heading_20_3" text:outline-level="3">8.4 <text:span text:style-name="Source_20_Text">path</text:span> members  [<text:bookmark text:name="path.member"/>path.member]</text:h>
      <text:h text:style-name="Heading_20_4" text:outline-level="4">8.4.1 <text:bookmark text:name="path-constructors"/><text:span text:style-name="Source_20_Text">path</text:span> constructors [path.construct]</text:h>
      <text:p text:style-name="P13">path();</text:p>
      <text:p text:style-name="Quotations"><text:span text:style-name="T15">Effects:</text:span> Constructs an object of class <text:span text:style-name="Source_20_Text">path</text:span>.</text:p>
      <text:p text:style-name="Quotations"><text:span text:style-name="T15">Postconditions:</text:span> <text:span text:style-name="Source_20_Text">empty()</text:span>.</text:p>
      <text:p text:style-name="Preformatted_20_Text">path(const path&amp; p);</text:p>
      <text:p text:style-name="P13">path(path&amp;&amp; p) noexcept;</text:p>
      <text:p text:style-name="Quotations"><text:span text:style-name="T15">Effects:</text:span> Constructs an object of class <text:span text:style-name="Source_20_Text">path</text:span> with <text:span text:style-name="Source_20_Text">pathname</text:span> having the original value of <text:span text:style-name="Source_20_Text">p.pathname</text:span>. In the second form, <text:span text:style-name="Source_20_Text">p</text:span> is left in a valid but unspecified state.</text:p>
      <text:p text:style-name="Quotations"><text:span text:style-name="T15">Postconditions:</text:span> empty().</text:p>
      <text:p text:style-name="Preformatted_20_Text">template &lt;class <text:a xlink:type="simple" xlink:href="#Source">Source</text:a>&gt;</text:p>
      <text:p text:style-name="Preformatted_20_Text"><text:s text:c="2"/>path(Source const&amp; source);</text:p>
      <text:p text:style-name="Preformatted_20_Text">template &lt;class InputIterator&gt;</text:p>
      <text:p text:style-name="P13"><text:s text:c="2"/>path(InputIterator begin, InputIterator end);</text:p>
      <text:p text:style-name="Quotations"><text:soft-page-break/><text:span text:style-name="T15">Effects:</text:span> Constructs an object of class <text:span text:style-name="Source_20_Text">path</text:span>, storing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text:p>
      <text:p text:style-name="Preformatted_20_Text">template &lt;class <text:a xlink:type="simple" xlink:href="#Source">Source</text:a>&gt;</text:p>
      <text:p text:style-name="Preformatted_20_Text"><text:s text:c="2"/>path(Source const&amp; source, const locale&amp; loc);</text:p>
      <text:p text:style-name="Preformatted_20_Text">template &lt;class InputIterator&gt;</text:p>
      <text:p text:style-name="P13"><text:s text:c="2"/>path(InputIterator begin, InputIterator end, const locale&amp; loc);</text:p>
      <text:p text:style-name="Quotations"><text:span text:style-name="T15">Requires:</text:span> The value type of <text:span text:style-name="Source_20_Text">Source</text:span> and <text:span text:style-name="Source_20_Text">InputIterator</text:span> is <text:span text:style-name="Source_20_Text">char</text:span>.</text:p>
      <text:p text:style-name="Quotations"><text:span text:style-name="T15">Effects:</text:span> Constructs an object of class <text:span text:style-name="Source_20_Text">path</text:span>, storing the effective range of <text:span text:style-name="Source_20_Text">source</text:span> or the range [<text:span text:style-name="Source_20_Text">begin</text:span>,<text:span text:style-name="Source_20_Text">end</text:span>) in <text:span text:style-name="Source_20_Text">pathname</text:span>, after converting format if required and after converting the encoding as follows:</text:p>
      <text:p text:style-name="P19">If <text:span text:style-name="Source_20_Text">value_type</text:span> is <text:span text:style-name="Source_20_Text">wchar_t</text:span>, converts to the native wide encoding ([fs.def.native.encode]) using the <text:span text:style-name="Source_20_Text">codecvt&lt;wchar_t, char&gt;</text:span> facet of <text:span text:style-name="Source_20_Text">loc</text:span>. Otherwise a conversion is performed using the <text:span text:style-name="Source_20_Text">codecvt&lt;wchar_t, char&gt;</text:span> facet of <text:span text:style-name="Source_20_Text">loc</text:span>, and then a second conversion to the current narrow encoding. </text:p>
      <text:p text:style-name="Quotations">[<text:span text:style-name="T15">Example</text:span>:</text:p>
      <text:p text:style-name="P19">A string is to be read from a database that is encoded in ISO/IEC 8859-1, and used to create a directory:</text:p>
      <text:p text:style-name="P17">namespace fs = std::tbd::filesystem;</text:p>
      <text:p text:style-name="P17">std::string latin1_string = read_latin1_data();</text:p>
      <text:p text:style-name="P17">codecvt_8859_1&lt;wchar_t&gt; latin1_facet;</text:p>
      <text:p text:style-name="P17">std::locale latin1_locale(std::locale(), latin1_facet);</text:p>
      <text:p text:style-name="P18">fs::create_directory(fs::path(latin1_string, latin1_locale);</text:p>
      <text:p text:style-name="P19">For POSIX based operating systems the path is constructed by first using <text:span text:style-name="Source_20_Text">latin1_facet</text:span> to convert ISO/IEC 8859-1 encoded <text:span text:style-name="Source_20_Text">latin1_string</text:span> to a wide character string in the native wide encoding ([fs.def.native.encode]). The resulting wide string is then converted to a narrow character <text:span text:style-name="Source_20_Text">pathname</text:span> string in the current native narrow encoding. If the native wide encoding is UTF-16 or UTF-32, and the current native narrow encoding is UTF-8, all of the characters in the ISO/IEC 8859-1 character set will be converted to their Unicode representation, but for other native narrow encodings some characters may have no representation. </text:p>
      <text:p text:style-name="P19">For Windows based operating systems the path is constructed by using <text:span text:style-name="Source_20_Text">latin1_facet</text:span> to convert ISO/IEC 8859-1 encoded <text:span text:style-name="Source_20_Text">latin1_string</text:span> to a UTF-16 encoded wide character <text:span text:style-name="Source_20_Text">pathname</text:span> string. All of the characters in the ISO/IEC 8859-1 character set will be converted to their Unicode representation.</text:p>
      <text:p text:style-name="Quotations"><text:span text:style-name="T15">--end example]</text:span> </text:p>
      <text:h text:style-name="Heading_20_4" text:outline-level="4"><text:soft-page-break/>8.4.2 <text:bookmark text:name="path-assignments"/><text:span text:style-name="Source_20_Text">path</text:span> assignments [path.assign]</text:h>
      <text:p text:style-name="P13">path&amp; operator=(const path&amp; p);</text:p>
      <text:p text:style-name="Quotations"><text:span text:style-name="T15">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text:p>
      <text:p text:style-name="Quotations"><text:span text:style-name="T15">Returns: </text:span><text:span text:style-name="Source_20_Text">*this</text:span></text:p>
      <text:p text:style-name="P13">path&amp; operator=(path&amp;&amp; p) noexcept;</text:p>
      <text:p text:style-name="Quotations"><text:span text:style-name="T15">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  <text:span text:style-name="Source_20_Text">p</text:span> is left in a valid but unspecified state. [<text:span text:style-name="T15">Note:</text:span> A valid implementation is <text:span text:style-name="Source_20_Text">swap(p)</text:span>. —<text:span text:style-name="T15">end note</text:span>]</text:p>
      <text:p text:style-name="Quotations"><text:span text:style-name="T15">Returns: </text:span><text:span text:style-name="Source_20_Text">*this</text:span></text:p>
      <text:p text:style-name="Preformatted_20_Text">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ssign(Source const&amp; source);</text:p>
      <text:p text:style-name="Preformatted_20_Text">template &lt;class InputIterator&gt;</text:p>
      <text:p text:style-name="P13"><text:s text:c="2"/>path&amp; assign(InputIterator begin, InputIterator end);</text:p>
      <text:p text:style-name="Quotations"><text:span text:style-name="T15">Effects:</text:span> Stores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 </text:p>
      <text:p text:style-name="Quotations"><text:span text:style-name="T15">Returns: </text:span><text:span text:style-name="Source_20_Text">*this</text:span></text:p>
      <text:h text:style-name="Heading_20_4" text:outline-level="4">8.4.3 <text:bookmark text:name="path-appends"/><text:span text:style-name="Source_20_Text">path</text:span> appends [path.append]</text:h>
      <text:p text:style-name="Text_20_body">The append operations use <text:span text:style-name="Source_20_Text">operator/=</text:span> to denote their semantic effect of appending <text:span text:style-name="T15">preferred-separator</text:span> when needed. </text:p>
      <text:p text:style-name="P13">path&amp; operator/=(const path&amp; p);</text:p>
      <text:p text:style-name="P20">Effects:</text:p>
      <text:p text:style-name="P19">Appends <text:span text:style-name="Source_20_Text">path::preferred_separator</text:span> to <text:span text:style-name="Source_20_Text">pathname</text:span> unless:</text:p>
      <text:list xml:id="list5110974518242227066" text:style-name="L9">
        <text:list-item>
          <text:p text:style-name="P65">an added separator would be redundant, or </text:p>
        </text:list-item>
        <text:list-item>
          <text:p text:style-name="P65">would change an relative path to an absolute path, or </text:p>
        </text:list-item>
        <text:list-item>
          <text:p text:style-name="P65"><text:span text:style-name="Source_20_Text">p.empty()</text:span>, or </text:p>
        </text:list-item>
        <text:list-item>
          <text:p text:style-name="P75"><text:span text:style-name="Source_20_Text">*p.native().cbegin()</text:span> is a directory separator. </text:p>
        </text:list-item>
      </text:list>
      <text:p text:style-name="P19">Then appends <text:span text:style-name="Source_20_Text">p.native()</text:span> to <text:span text:style-name="Source_20_Text">pathname</text:span>.</text:p>
      <text:p text:style-name="Quotations"><text:span text:style-name="T15">Returns: </text:span><text:span text:style-name="Source_20_Text">*this</text:span></text:p>
      <text:p text:style-name="Preformatted_20_Text"><text:soft-page-break/>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ppend(Source const&amp; source);</text:p>
      <text:p text:style-name="Preformatted_20_Text">template &lt;class InputIterator&gt;</text:p>
      <text:p text:style-name="P13"><text:s text:c="2"/>path&amp; append(InputIterator begin, InputIterator end);</text:p>
      <text:p text:style-name="P20">Effects:</text:p>
      <text:p text:style-name="P19">Appends <text:span text:style-name="Source_20_Text">path::preferred_separator</text:span> to <text:span text:style-name="Source_20_Text">pathname</text:span>, converting format and encoding if required ([<text:a xlink:type="simple" xlink:href="#path.arg.convert">path.arg.convert</text:a>]), unless:</text:p>
      <text:list xml:id="list6945340899242912097" text:style-name="L10">
        <text:list-item>
          <text:p text:style-name="P66">an added separator would be redundant, or </text:p>
        </text:list-item>
        <text:list-item>
          <text:p text:style-name="P66">would change an relative path to an absolute path, or </text:p>
        </text:list-item>
        <text:list-item>
          <text:p text:style-name="P66"><text:span text:style-name="Source_20_Text">p.empty()</text:span>, or </text:p>
        </text:list-item>
        <text:list-item>
          <text:p text:style-name="P76"><text:span text:style-name="Source_20_Text">*p.native().cbegin()</text:span> is a separator. </text:p>
        </text:list-item>
      </text:list>
      <text:p text:style-name="P19">Appends the effective range of <text:span text:style-name="Source_20_Text">source</text:span> ([<text:a xlink:type="simple" xlink:href="#path-Requirements">path.req</text:a>]) or the range [<text:span text:style-name="Source_20_Text">begin</text:span>,<text:span text:style-name="Source_20_Text">end</text:span>) to <text:span text:style-name="Source_20_Text">pathname</text:span>, converting format and encoding if required ([<text:a xlink:type="simple" xlink:href="#path.arg.convert">path.arg.convert</text:a>]).</text:p>
      <text:p text:style-name="Quotations"><text:span text:style-name="T15">Returns: </text:span><text:span text:style-name="Source_20_Text">*this</text:span></text:p>
      <text:h text:style-name="Heading_20_4" text:outline-level="4">8.4.4 <text:bookmark text:name="path-concatenation"/><text:span text:style-name="Source_20_Text">path</text:span> concatenation [path.concat]</text:h>
      <text:p text:style-name="Preformatted_20_Text">path&amp; operator+=(const path&amp; x);</text:p>
      <text:p text:style-name="Preformatted_20_Text">path&amp; operator+=(const string_type&amp; x);</text:p>
      <text:p text:style-name="Preformatted_20_Text">path&amp; operator+=(const value_type* x);</text:p>
      <text:p text:style-name="Preformatted_20_Text">path&amp; operator+=(value_type x);</text:p>
      <text:p text:style-name="Preformatted_20_Text">template &lt;class Source&gt;</text:p>
      <text:p text:style-name="Preformatted_20_Text"><text:s text:c="2"/>path&amp; operator+=(Source const&amp; x);</text:p>
      <text:p text:style-name="Preformatted_20_Text">template &lt;class charT&gt;</text:p>
      <text:p text:style-name="Preformatted_20_Text"><text:s text:c="2"/>path&amp; operator+=(charT x);</text:p>
      <text:p text:style-name="Preformatted_20_Text">template &lt;class Source&gt;</text:p>
      <text:p text:style-name="Preformatted_20_Text"><text:s text:c="2"/>path&amp; concat(Source const&amp; x);</text:p>
      <text:p text:style-name="Preformatted_20_Text">template &lt;class InputIterator&gt;</text:p>
      <text:p text:style-name="P13"><text:s text:c="2"/>path&amp; concat(InputIterator begin, InputIterator end);</text:p>
      <text:p text:style-name="Quotations"><text:span text:style-name="T15">Postcondition:</text:span> <text:span text:style-name="Source_20_Text">native() == prior_native + </text:span><text:span text:style-name="Source_20_Text"><text:span text:style-name="T15">effective-argument</text:span></text:span>, where <text:span text:style-name="Source_20_Text">prior_native</text:span> is <text:span text:style-name="Source_20_Text">native()</text:span> prior to the call to <text:span text:style-name="Source_20_Text">operator+=</text:span>, and <text:span text:style-name="Source_20_Text"><text:span text:style-name="T15">effective-argument</text:span></text:span> is:</text:p>
      <text:list xml:id="list3903786228516470547" text:style-name="L11">
        <text:list-item>
          <text:p text:style-name="P62"><text:span text:style-name="Source_20_Text">x.native()</text:span> if <text:span text:style-name="Source_20_Text">x</text:span> is present and is <text:span text:style-name="Source_20_Text">const path&amp;</text:span>, otherwise </text:p>
        </text:list-item>
        <text:list-item>
          <text:p text:style-name="P62">the effective range <text:span text:style-name="Source_20_Text">source</text:span> ([<text:a xlink:type="simple" xlink:href="#path-Requirements">path.req</text:a>]), if <text:span text:style-name="Source_20_Text">source</text:span> is present, otherwise, </text:p>
        </text:list-item>
        <text:list-item>
          <text:p text:style-name="P62">the range [<text:span text:style-name="Source_20_Text">begin</text:span>,<text:span text:style-name="Source_20_Text">end</text:span>), if <text:span text:style-name="Source_20_Text">begin</text:span> and <text:span text:style-name="Source_20_Text">end</text:span> are present, otherwise, </text:p>
        </text:list-item>
        <text:list-item>
          <text:p text:style-name="P55"><text:span text:style-name="Source_20_Text">x</text:span>.</text:p>
        </text:list-item>
      </text:list>
      <text:p text:style-name="Quotations">If the value type of <text:span text:style-name="Source_20_Text"><text:span text:style-name="T15">effective-argument</text:span></text:span> would not be <text:span text:style-name="Source_20_Text">path::value_type</text:span>, the actual argument or argument range is first converted ([<text:a xlink:type="simple" xlink:href="#path.arg.convert">path.arg.convert</text:a>]) so that <text:span text:style-name="Source_20_Text"><text:span text:style-name="T15">effective-argument</text:span></text:span> has value type <text:span text:style-name="Source_20_Text">path::value_type</text:span>. </text:p>
      <text:p text:style-name="Quotations"><text:soft-page-break/><text:span text:style-name="T15">Returns: </text:span><text:span text:style-name="Source_20_Text">*this</text:span></text:p>
      <text:h text:style-name="Heading_20_4" text:outline-level="4">8.4.5 <text:bookmark text:name="path-modifiers"/><text:span text:style-name="Source_20_Text">path</text:span> modifiers [path.modifiers]</text:h>
      <text:p text:style-name="P13">void <text:bookmark text:name="path-clear"/>clear() noexcept;</text:p>
      <text:p text:style-name="Quotations"><text:span text:style-name="T15">Postcondition:</text:span> <text:span text:style-name="Source_20_Text">this-&gt;empty()</text:span> is true.</text:p>
      <text:p text:style-name="P13">path&amp; <text:bookmark text:name="path-make_preferred"/>make_preferred();</text:p>
      <text:p text:style-name="Quotations"><text:span text:style-name="T15">Effects: </text:span>Each <text:span text:style-name="T15">directory-separator</text:span> is converted to <text:span text:style-name="T15">preferred-separator</text:span>.</text:p>
      <text:p text:style-name="Quotations"><text:span text:style-name="T15">Returns:</text:span> <text:span text:style-name="Source_20_Text">*this</text:span></text:p>
      <text:p text:style-name="Quotations">[<text:span text:style-name="T15">Example:</text:span></text:p>
      <text:p text:style-name="P17"><text:span text:style-name="Source_20_Text">path p("foo/bar");</text:span></text:p>
      <text:p text:style-name="P17"><text:span text:style-name="Source_20_Text">std::cout &lt;&lt; p &lt;&lt; '\n';</text:span></text:p>
      <text:p text:style-name="P17">p.make_preferred();</text:p>
      <text:p text:style-name="P18"><text:span text:style-name="Source_20_Text">std::cout &lt;&lt; p &lt;&lt; '\n';</text:span></text:p>
      <text:p text:style-name="Quotations">On an operating system where <text:span text:style-name="T15">preferred-separator</text:span> is the same as <text:span text:style-name="T15">directory-separator</text:span>, the output is:</text:p>
      <text:p text:style-name="P17">"foo/bar"</text:p>
      <text:p text:style-name="P18">"foo/bar"</text:p>
      <text:p text:style-name="Quotations">On an operating system where <text:span text:style-name="T15">preferred-separator</text:span> is a backslash, the output is:</text:p>
      <text:p text:style-name="P17">"foo/bar"</text:p>
      <text:p text:style-name="P18">"foo\bar"</text:p>
      <text:p text:style-name="Quotations"><text:span text:style-name="T15">-- end example</text:span>]</text:p>
      <text:p text:style-name="P13">path&amp; <text:bookmark text:name="path-remove_filename"/>remove_filename();</text:p>
      <text:p text:style-name="Quotations"><text:span text:style-name="T15">Postcondition:</text:span> <text:span text:style-name="Source_20_Text">!has_filename()</text:span>.</text:p>
      <text:p text:style-name="Quotations"><text:span text:style-name="T15">Returns: </text:span><text:span text:style-name="Source_20_Text">*this</text:span>.</text:p>
      <text:p text:style-name="Quotations">[<text:span text:style-name="T15">Example:</text:span></text:p>
      <text:p text:style-name="P17"><text:span text:style-name="Source_20_Text">std::cout &lt;&lt; path("/foo").remove_filename();</text:span> <text:s/>// outputs "<text:span text:style-name="Source_20_Text">/</text:span>"</text:p>
      <text:p text:style-name="P18">std::cout &lt;&lt; path("/").<text:span text:style-name="Source_20_Text">remove_</text:span>filename(); <text:s text:c="4"/>// outputs ""</text:p>
      <text:p text:style-name="Quotations"><text:span text:style-name="T15">--end example</text:span>]</text:p>
      <text:p text:style-name="P13">path&amp; <text:bookmark text:name="replace_filename"/>replace_filename(const path&amp; replacement);</text:p>
      <text:p text:style-name="P20">Effects:</text:p>
      <text:p text:style-name="P19"><text:soft-page-break/><text:span text:style-name="Source_20_Text">remove_filename();<text:line-break/>operator/=(replacement);</text:span></text:p>
      <text:p text:style-name="Quotations"><text:span text:style-name="T15">Returns: </text:span><text:span text:style-name="Source_20_Text">*this</text:span>.</text:p>
      <text:p text:style-name="Quotations">[<text:span text:style-name="T15">Example:</text:span></text:p>
      <text:p text:style-name="P17"><text:span text:style-name="Source_20_Text">std::cout &lt;&lt; path("/foo").replace_filename("bar");</text:span> <text:s/>// outputs "<text:span text:style-name="Source_20_Text">/bar</text:span>"</text:p>
      <text:p text:style-name="P18">std::cout &lt;&lt; path("/").<text:span text:style-name="Source_20_Text">replace_</text:span>filename(<text:span text:style-name="Source_20_Text">"bar"</text:span>); <text:s text:c="4"/>// outputs "bar"</text:p>
      <text:p text:style-name="Quotations"><text:span text:style-name="T15">--end example</text:span>]</text:p>
      <text:p text:style-name="P13">path&amp; <text:bookmark text:name="path-replace_extension"/>replace_extension(const path&amp; replacement = path());</text:p>
      <text:p text:style-name="P20">Effects:</text:p>
      <text:list xml:id="list5902832725345387535" text:style-name="L12">
        <text:list-item>
          <text:p text:style-name="P63">Any existing <text:span text:style-name="Source_20_Text">extension()</text:span> is removed from the stored path, then </text:p>
        </text:list-item>
        <text:list-item>
          <text:p text:style-name="P63">If <text:span text:style-name="Source_20_Text">replacement</text:span> is not empty and does not begin with a dot character, a dot character is appended to the stored path, then </text:p>
        </text:list-item>
        <text:list-item>
          <text:p text:style-name="P56"><text:span text:style-name="Source_20_Text">replacement</text:span> is concatinated to the stored path. </text:p>
        </text:list-item>
      </text:list>
      <text:p text:style-name="Quotations"><text:span text:style-name="T15">Returns:</text:span> <text:span text:style-name="Source_20_Text">*this</text:span></text:p>
      <text:p text:style-name="P13"><text:span text:style-name="Source_20_Text">void </text:span><text:bookmark text:name="path-swap"/><text:span text:style-name="Source_20_Text">swap(path&amp; rhs)</text:span> noexcept<text:span text:style-name="Source_20_Text">;</text:span></text:p>
      <text:p text:style-name="Quotations"><text:span text:style-name="T15">Effects:</text:span> Swaps the contents of the two paths.</text:p>
      <text:p text:style-name="P23"><text:span text:style-name="T15">Complexity: </text:span>constant time.</text:p>
      <text:h text:style-name="P41" text:outline-level="4">8.4.6 <text:bookmark text:name="path-native-format-observers"/><text:span text:style-name="Source_20_Text">path</text:span> native format observers [path.native.obs]</text:h>
      <text:p text:style-name="Text_20_body">The string returned by all native format observers is in the <text:a xlink:type="simple" xlink:href="#fs.def.native">native pathname format</text:a>.</text:p>
      <text:p text:style-name="P13">const string_type&amp; <text:s/><text:bookmark text:name="native"/>native() const noexcept;</text:p>
      <text:p text:style-name="Quotations"><text:span text:style-name="T15">Returns:</text:span> <text:span text:style-name="Source_20_Text">pathname</text:span>.</text:p>
      <text:p text:style-name="P13">const value_type* <text:bookmark text:name="c_str"/>c_str() const noexcept;</text:p>
      <text:p text:style-name="Quotations"><text:span text:style-name="T15">Returns:</text:span> <text:span text:style-name="Source_20_Text">pathname.c_str()</text:span>.</text:p>
      <text:p text:style-name="P13"><text:bookmark text:name="operator-string_type"/>operator string_type() const;</text:p>
      <text:p text:style-name="Quotations"><text:span text:style-name="T15">Returns: </text:span><text:span text:style-name="Source_20_Text">pathname</text:span>.</text:p>
      <text:p text:style-name="Quotations">[<text:span text:style-name="T15">Note:</text:span> Conversion to <text:span text:style-name="Source_20_Text">string_type</text:span> is provided so that an object of class <text:span text:style-name="Source_20_Text">path</text:span> can be given as an argument to existing standard library file stream constructors and open <text:soft-page-break/>functions. This provides basic interoperability without the need to modify existing standard library classes or headers. <text:span text:style-name="T15">--end not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13"><text:s text:c="2"/><text:bookmark text:name="string-template"/>string(const Allocator&amp; a = Allocator()) const;</text:p>
      <text:p text:style-name="Quotations"><text:span text:style-name="T15">Returns:</text:span> <text:span text:style-name="Source_20_Text">pathname</text:span>.</text:p>
      <text:p text:style-name="Quotations"><text:span text:style-name="T15">Remarks:</text:span> All memory allocation, including for the return value, shall be performed by <text:span text:style-name="Source_20_Text">a</text:span>. Conversion, if any, is specified by [<text:a xlink:type="simple" xlink:href="#path-Conversions">path.cvt</text:a>]).</text:p>
      <text:p text:style-name="Preformatted_20_Text">string <text:bookmark text:name="string"/>string() const;</text:p>
      <text:p text:style-name="Preformatted_20_Text">wstring <text:bookmark text:name="wstring"/>wstring() const;</text:p>
      <text:p text:style-name="Preformatted_20_Text">string <text:bookmark text:name="u8string"/>u8string() const;</text:p>
      <text:p text:style-name="Preformatted_20_Text">u16string <text:bookmark text:name="u16string"/>u16string() const;</text:p>
      <text:p text:style-name="P13">u32string <text:bookmark text:name="u32string"/>u32string() const; </text:p>
      <text:p text:style-name="Quotations"><text:span text:style-name="T15">Returns:</text:span> <text:span text:style-name="Source_20_Text">pathname</text:span>.</text:p>
      <text:p text:style-name="Quotations"><text:span text:style-name="T15">Remarks:</text:span> Conversion, if any, is performed as specified by [<text:a xlink:type="simple" xlink:href="#path-Conversions">path.cvt</text:a>]. The encoding of the string returned by <text:span text:style-name="Source_20_Text">u8string()</text:span> is always UTF-8.</text:p>
      <text:h text:style-name="Heading_20_4" text:outline-level="4">8.4.7 <text:bookmark text:name="path-generic-format-observers"/><text:span text:style-name="Source_20_Text">path</text:span> generic format observers [path.generic.obs]</text:h>
      <text:p text:style-name="Text_20_body">Generic format observer functions return strings formatted according to the generic pathname format ([<text:a xlink:type="simple" xlink:href="#path.generic">path.generic</text:a>]). The forward slash (<text:span text:style-name="Source_20_Text">'/'</text:span>) character is used as the <text:span text:style-name="T15">directory-separator</text:span> character.</text:p>
      <text:p text:style-name="Quotations">[<text:span text:style-name="T15">Example:</text:span> On an operating system that uses backslash as its preferred-separator,  <text:span text:style-name="Source_20_Text">path("foo\\bar").generic_string()</text:span> returns <text:span text:style-name="Source_20_Text">"foo/bar"</text:span>. <text:span text:style-name="T15">-- end exampl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13"><text:s text:c="2"/><text:bookmark text:name="generic_string-template"/>generic_string(const Allocator&amp; a = Allocator()) const;</text:p>
      <text:p text:style-name="Quotations"><text:span text:style-name="T15">Returns:</text:span> <text:span text:style-name="Source_20_Text">pathname</text:span>, reformatted according to the generic pathname format ([<text:a xlink:type="simple" xlink:href="#path.generic">path.generic</text:a>]). </text:p>
      <text:p text:style-name="Quotations"><text:span text:style-name="T15">Remarks:</text:span> All memory allocation, including for the return value, shall be performed by <text:span text:style-name="Source_20_Text">a</text:span>. Conversion, if any, is specified by [<text:a xlink:type="simple" xlink:href="#path-Conversions">path.cvt</text:a>].</text:p>
      <text:p text:style-name="Preformatted_20_Text">string <text:bookmark text:name="generic_string"/>generic_string() const;</text:p>
      <text:p text:style-name="Preformatted_20_Text">wstring <text:bookmark text:name="generic_wstring"/>generic_wstring() const;</text:p>
      <text:p text:style-name="Preformatted_20_Text">string generic_u8string() const;</text:p>
      <text:p text:style-name="Preformatted_20_Text">u16string <text:bookmark text:name="generic_u16string"/>generic_u16string() const;</text:p>
      <text:p text:style-name="P13">u32string <text:bookmark text:name="generic_u32string"/>generic_u32string() const; </text:p>
      <text:p text:style-name="Quotations"><text:span text:style-name="T15">Returns:</text:span> <text:span text:style-name="Source_20_Text">pathname</text:span>, reformatted according to the generic pathname format <text:soft-page-break/>([<text:a xlink:type="simple" xlink:href="#path.generic">path.generic</text:a>]).</text:p>
      <text:p text:style-name="Quotations"><text:span text:style-name="T15">Remarks:</text:span>  Conversion, if any, is specified by [<text:a xlink:type="simple" xlink:href="#path-Conversions">path.cvt</text:a>]. The encoding of the string returned by <text:span text:style-name="Source_20_Text">generic_u8string()</text:span> is always UTF-8.</text:p>
      <text:h text:style-name="Heading_20_4" text:outline-level="4">8.4.8 <text:bookmark text:name="path-compare"/><text:span text:style-name="Source_20_Text">path</text:span> compare [path.compare]</text:h>
      <text:p text:style-name="P13">int compare(const path&amp; p) const noexcept;</text:p>
      <text:p text:style-name="Quotations"><text:span text:style-name="T15">Returns:</text:span> A value less than 0 if <text:span text:style-name="Source_20_Text">native()</text:span> for the elements of <text:span text:style-name="Source_20_Text">*this</text:span> are lexicographically less than <text:span text:style-name="Source_20_Text">native()</text:span> for the elements of <text:span text:style-name="Source_20_Text">p</text:span>, otherwise a value greater than 0 if <text:span text:style-name="Source_20_Text">native()</text:span> for the elements of <text:span text:style-name="Source_20_Text">*this</text:span> are lexicographically greater than <text:span text:style-name="Source_20_Text">native()</text:span> for the elements of <text:span text:style-name="Source_20_Text">p</text:span>, otherwise 0.</text:p>
      <text:p text:style-name="Quotations">Remark: The elements are determined as if by iteration over the half-open range [<text:span text:style-name="Source_20_Text">begin()</text:span>, <text:span text:style-name="Source_20_Text">end()</text:span>) for <text:span text:style-name="Source_20_Text">*this</text:span> and  <text:span text:style-name="Source_20_Text">p</text:span>.</text:p>
      <text:p text:style-name="P13">int compare(const string&amp; s) const</text:p>
      <text:p text:style-name="Quotations"><text:span text:style-name="T15">Returns:</text:span> <text:span text:style-name="Source_20_Text">compare(path(s))</text:span>.</text:p>
      <text:p text:style-name="P13">int compare(const value_type* s) const</text:p>
      <text:p text:style-name="Quotations"><text:span text:style-name="T15">Returns:</text:span> <text:span text:style-name="Source_20_Text">compare(path(s))</text:span>.</text:p>
      <text:h text:style-name="Heading_20_4" text:outline-level="4">8.4.9 <text:bookmark text:name="path-decomposition"/><text:span text:style-name="Source_20_Text">path</text:span> decomposition [path.decompose]</text:h>
      <text:p text:style-name="P13">path <text:bookmark text:name="path-root_name"/>root_name() const;</text:p>
      <text:p text:style-name="Quotations"><text:span text:style-name="T15">Returns:</text:span> <text:span text:style-name="T15">root-name,</text:span> if <text:span text:style-name="Source_20_Text">pathname</text:span> includes <text:span text:style-name="T15">root-name</text:span>, otherwise <text:span text:style-name="Source_20_Text">path()</text:span>. </text:p>
      <text:p text:style-name="P13">path <text:bookmark text:name="path-root_directory"/>root_directory() const;</text:p>
      <text:p text:style-name="Quotations"><text:span text:style-name="T15">Returns:</text:span> <text:span text:style-name="T15">root-directory</text:span>, if <text:span text:style-name="Source_20_Text">pathname</text:span> includes <text:span text:style-name="T15">root-directory</text:span>, otherwise <text:span text:style-name="Source_20_Text">path()</text:span>.</text:p>
      <text:p text:style-name="Quotations">If <text:span text:style-name="T15">root-directory</text:span> is composed of <text:span text:style-name="T15">slash name</text:span>, <text:span text:style-name="T15">slash</text:span> is excluded from the returned string.</text:p>
      <text:p text:style-name="P13">path <text:bookmark text:name="path-root_path"/>root_path() const;</text:p>
      <text:p text:style-name="Quotations"><text:span text:style-name="T15">Returns:</text:span> <text:span text:style-name="Source_20_Text">root_name() / root_directory()</text:span></text:p>
      <text:p text:style-name="P13">path <text:bookmark text:name="path-relative_path"/>relative_path() const;</text:p>
      <text:p text:style-name="Quotations"><text:span text:style-name="T15">Returns:</text:span> A <text:span text:style-name="Source_20_Text">path</text:span> composed from <text:span text:style-name="Source_20_Text">pathname</text:span>, if <text:span text:style-name="Source_20_Text">!empty()</text:span>, beginning with the first <text:span text:style-name="T15">filename</text:span> after <text:span text:style-name="T15">root-path</text:span>. Otherwise, <text:span text:style-name="Source_20_Text">path()</text:span>.</text:p>
      <text:p text:style-name="P13">path <text:bookmark text:name="path-parent_path"/>parent_path() const;</text:p>
      <text:p text:style-name="Quotations"><text:soft-page-break/><text:span text:style-name="T15">Returns:</text:span> <text:span text:style-name="Source_20_Text">(empty() || begin() == --end()) ? path() : </text:span><text:span text:style-name="Source_20_Text"><text:span text:style-name="T15">pp</text:span></text:span>, where <text:span text:style-name="Source_20_Text"><text:span text:style-name="T15">pp</text:span></text:span> is constructed as if by starting with an empty <text:span text:style-name="Source_20_Text">path</text:span> and successively applying <text:span text:style-name="Source_20_Text">operator/=</text:span> for each element in the range <text:span text:style-name="Source_20_Text">begin()</text:span>, <text:span text:style-name="Source_20_Text">--end()</text:span>.</text:p>
      <text:p text:style-name="P13">path <text:bookmark text:name="path-filename"/>filename() const;</text:p>
      <text:p text:style-name="Quotations"><text:span text:style-name="T15">Returns:</text:span> <text:span text:style-name="Source_20_Text">empty() ? path() : *--end()</text:span></text:p>
      <text:p text:style-name="Quotations">[<text:span text:style-name="T15">Example:</text:span></text:p>
      <text:p text:style-name="P17"><text:span text:style-name="Source_20_Text">std::cout &lt;&lt; path("/foo/bar.txt").filename();</text:span> // outputs "<text:span text:style-name="Source_20_Text">bar.txt</text:span>"</text:p>
      <text:p text:style-name="P17">std::cout &lt;&lt; path("/").filename(); <text:s text:c="11"/>// outputs "/"</text:p>
      <text:p text:style-name="P17">std::cout &lt;&lt; path(".").filename(); <text:s text:c="11"/>// outputs "."</text:p>
      <text:p text:style-name="P18">std::cout &lt;&lt; path("..").filename(); <text:s text:c="10"/>// outputs ".."</text:p>
      <text:p text:style-name="Quotations"><text:span text:style-name="T15">--end example</text:span>]</text:p>
      <text:p text:style-name="P13">path <text:bookmark text:name="path-stem"/>stem() const;</text:p>
      <text:p text:style-name="Quotations"><text:span text:style-name="T15">Returns:</text:span> if <text:span text:style-name="Source_20_Text">filename()</text:span> contains a character but does not consist solely of one or to two periods, returns the substring of <text:span text:style-name="Source_20_Text">filename()</text:span> starting at its beginning and ending with the character before the last period. Otherwise, returns <text:span text:style-name="Source_20_Text">filename()</text:span>.</text:p>
      <text:p text:style-name="Quotations">[<text:span text:style-name="T15">Example:</text:span></text:p>
      <text:p text:style-name="P17"><text:span text:style-name="Source_20_Text">std::cout &lt;&lt; path("/foo/bar.txt").stem();</text:span> // outputs "<text:span text:style-name="Source_20_Text">bar</text:span>"</text:p>
      <text:p text:style-name="P17">path p = "foo.bar.baz.tar";</text:p>
      <text:p text:style-name="P17">for (; !p.extension().empty(); p = p.stem())</text:p>
      <text:p text:style-name="P17"><text:s text:c="2"/>std::cout &lt;&lt; p.extension() &lt;&lt; '\n';</text:p>
      <text:p text:style-name="P17"><text:s text:c="2"/>// outputs: .tar</text:p>
      <text:p text:style-name="P17"><text:s text:c="2"/>// <text:s text:c="9"/>.baz</text:p>
      <text:p text:style-name="P18"><text:s text:c="2"/>// <text:s text:c="9"/>.bar</text:p>
      <text:p text:style-name="Quotations"><text:span text:style-name="T15">--end example</text:span>]</text:p>
      <text:p text:style-name="P13">path <text:bookmark text:name="path-extension"/>extension() const;</text:p>
      <text:p text:style-name="Quotations"><text:span text:style-name="T15">Returns:</text:span> if <text:span text:style-name="Source_20_Text">filename()</text:span> contains a period but does not consist solely of one or to two periods, returns the substring of <text:span text:style-name="Source_20_Text">filename()</text:span> starting at the rightmost period and for the remainder of the path. Otherwise, returns an empty <text:span text:style-name="Source_20_Text">path</text:span> object. </text:p>
      <text:p text:style-name="Quotations"><text:span text:style-name="T15">Remarks:</text:span> Implementations are permitted to define additional behavior for file systems which append additional elements to extensions, such as alternate data streams or partitioned dataset names.</text:p>
      <text:p text:style-name="Quotations">[<text:span text:style-name="T15">Example:</text:span></text:p>
      <text:p text:style-name="P18"><text:span text:style-name="Source_20_Text">std::cout &lt;&lt; path("/foo/bar.txt").extension(); //</text:span> outputs "<text:span text:style-name="Source_20_Text">.txt</text:span>"</text:p>
      <text:p text:style-name="Quotations"><text:soft-page-break/><text:span text:style-name="T15">--end example</text:span>]</text:p>
      <text:p text:style-name="Quotations">[<text:span text:style-name="T15">Note: </text:span>The period is included in the return value so that it is possible to distinguish between no extension and an empty extension. Also note that for a path <text:span text:style-name="Source_20_Text">p</text:span>, <text:span text:style-name="Source_20_Text">p.stem()+p.extension() == p</text:span>. <text:span text:style-name="T15">-- end note</text:span>]</text:p>
      <text:h text:style-name="Heading_20_4" text:outline-level="4">8.4.10 <text:bookmark text:name="path-query"/><text:span text:style-name="Source_20_Text">path</text:span> query [path.query]</text:h>
      <text:p text:style-name="P13">bool <text:bookmark text:name="path-empty"/>empty() const noexcept;</text:p>
      <text:p text:style-name="Quotations"><text:span text:style-name="T15">Returns:</text:span> <text:span text:style-name="Source_20_Text">m_pathname.empty()</text:span>.</text:p>
      <text:p text:style-name="P13">bool <text:bookmark text:name="path-has_root_path"/>has_root_path() const;</text:p>
      <text:p text:style-name="Quotations"><text:span text:style-name="T15">Returns:</text:span> <text:span text:style-name="Source_20_Text">!</text:span><text:a xlink:type="simple" xlink:href="#path-root_path"><text:span text:style-name="Source_20_Text">root_path</text:span></text:a><text:span text:style-name="Source_20_Text">().empty()</text:span></text:p>
      <text:p text:style-name="P13">bool <text:bookmark text:name="path-has_root_name"/>has_root_name() const;</text:p>
      <text:p text:style-name="Quotations"><text:span text:style-name="T15">Returns:</text:span> <text:span text:style-name="Source_20_Text">!</text:span><text:a xlink:type="simple" xlink:href="#path-root_name"><text:span text:style-name="Source_20_Text">root_name</text:span></text:a><text:span text:style-name="Source_20_Text">().empty()</text:span></text:p>
      <text:p text:style-name="P13">bool <text:bookmark text:name="path-has_root_directory"/>has_root_directory() const;</text:p>
      <text:p text:style-name="Quotations"><text:span text:style-name="T15">Returns:</text:span> <text:span text:style-name="Source_20_Text">!</text:span><text:a xlink:type="simple" xlink:href="#path-root_directory"><text:span text:style-name="Source_20_Text">root_directory</text:span></text:a><text:span text:style-name="Source_20_Text">().empty()</text:span></text:p>
      <text:p text:style-name="P13">bool <text:bookmark text:name="path-has_relative_path"/>has_relative_path() const;</text:p>
      <text:p text:style-name="Quotations"><text:span text:style-name="T15">Returns:</text:span> <text:span text:style-name="Source_20_Text">!</text:span><text:a xlink:type="simple" xlink:href="#path-has_relative_path"><text:span text:style-name="Source_20_Text">relative_path</text:span></text:a><text:span text:style-name="Source_20_Text">().empty()</text:span></text:p>
      <text:p text:style-name="P13">bool <text:bookmark text:name="path-has_parent_path"/>has_parent_path() const;</text:p>
      <text:p text:style-name="Quotations"><text:span text:style-name="T15">Returns:</text:span> <text:span text:style-name="Source_20_Text">!</text:span><text:a xlink:type="simple" xlink:href="#path-parent_path"><text:span text:style-name="Source_20_Text">parent_path</text:span></text:a><text:span text:style-name="Source_20_Text">().empty()</text:span></text:p>
      <text:p text:style-name="P13">bool <text:bookmark text:name="path-has_filename"/>has_filename() const;</text:p>
      <text:p text:style-name="Quotations"><text:span text:style-name="T15">Returns:</text:span> <text:span text:style-name="Source_20_Text">!</text:span><text:a xlink:type="simple" xlink:href="#path-filename"><text:span text:style-name="Source_20_Text">filename</text:span></text:a><text:span text:style-name="Source_20_Text">().empty()</text:span></text:p>
      <text:p text:style-name="P13">bool <text:bookmark text:name="path-has_stem"/>has_stem() const;</text:p>
      <text:p text:style-name="Quotations"><text:span text:style-name="T15">Returns:</text:span> <text:span text:style-name="Source_20_Text">!</text:span><text:a xlink:type="simple" xlink:href="#path-stem"><text:span text:style-name="Source_20_Text">stem</text:span></text:a><text:span text:style-name="Source_20_Text">().empty()</text:span></text:p>
      <text:p text:style-name="P13">bool <text:bookmark text:name="path-has_extension"/>has_extension() const;</text:p>
      <text:p text:style-name="Quotations"><text:span text:style-name="T15">Returns:</text:span> <text:span text:style-name="Source_20_Text">!</text:span><text:a xlink:type="simple" xlink:href="#path-has_extension"><text:span text:style-name="Source_20_Text">extension</text:span></text:a><text:span text:style-name="Source_20_Text">().empty()</text:span></text:p>
      <text:p text:style-name="P13">bool <text:bookmark text:name="path-is_absolute"/>is_absolute() const;</text:p>
      <text:p text:style-name="Quotations"><text:span text:style-name="T15">Returns:</text:span> <text:span text:style-name="Source_20_Text">true</text:span> if the elements of <text:span text:style-name="Source_20_Text">root_path()</text:span> uniquely identify a file system location, else <text:span text:style-name="Source_20_Text">false</text:span>.</text:p>
      <text:p text:style-name="Quotations"><text:soft-page-break/>[<text:span text:style-name="T15">Example:</text:span> <text:span text:style-name="Source_20_Text">path("/").is_absolute()</text:span> is <text:span text:style-name="Source_20_Text">true</text:span> for POSIX based operating systems, and <text:span text:style-name="Source_20_Text">false</text:span> for Windows based operating systems.  <text:span text:style-name="T15">--end example</text:span>] </text:p>
      <text:p text:style-name="P13">bool <text:bookmark text:name="path-is_relative"/>is_relative() const;</text:p>
      <text:p text:style-name="Quotations"><text:span text:style-name="T15">Returns:</text:span> <text:span text:style-name="Source_20_Text">!is_absolute()</text:span>.</text:p>
      <text:h text:style-name="Heading_20_3" text:outline-level="3">8.5 <text:bookmark text:name="path-iterators"/><text:span text:style-name="Source_20_Text">path</text:span> iterators [path.itr]</text:h>
      <text:p text:style-name="Text_20_body">Path iterators iterate over the elements of the stored pathname.</text:p>
      <text:p text:style-name="Text_20_body">A <text:span text:style-name="Source_20_Text">path::iterator</text:span> is a constant iterator satisfying all the requirements of a bidirectional iterator (C++ Std, 24.1.4 Bidirectional iterators [lib.bidirectional.iterators]). Its <text:span text:style-name="Source_20_Text">value_type</text:span> is <text:span text:style-name="Source_20_Text">path</text:span>.</text:p>
      <text:p text:style-name="Text_20_body">Calling any non-const member function of a <text:span text:style-name="Source_20_Text">path</text:span> object invalidates all iterators referring to elements of that object.</text:p>
      <text:p text:style-name="Text_20_body">The forward traversal order is as follows:</text:p>
      <text:list xml:id="list7812069960571107904" text:style-name="L13">
        <text:list-item>
          <text:p text:style-name="P94">The <text:span text:style-name="T15">root-name</text:span> element, if present. </text:p>
        </text:list-item>
        <text:list-item>
          <text:p text:style-name="P94">The <text:span text:style-name="T15">root-directory</text:span> element, if present, in the generic format. <text:span text:style-name="T15">[note:</text:span> the generic format is required to ensure lexicographical comparison works correctly. <text:span text:style-name="T15">-- end note</text:span>] </text:p>
        </text:list-item>
        <text:list-item>
          <text:p text:style-name="P94">Each successive <text:span text:style-name="T15">filename</text:span> element, if present. </text:p>
        </text:list-item>
        <text:list-item>
          <text:p text:style-name="P90"><text:span text:style-name="T15">Dot</text:span>, if one or more trailing non-root <text:span text:style-name="T15">slash</text:span> characters are present. </text:p>
        </text:list-item>
      </text:list>
      <text:p text:style-name="Text_20_body">The backward traversal order is the reverse of forward traversal.</text:p>
      <text:p text:style-name="P13">iterator begin() const;</text:p>
      <text:p text:style-name="Quotations"><text:span text:style-name="T15">Returns:</text:span> An iterator for the first present element in the traversal list above. If no elements are present, the end iterator.</text:p>
      <text:p text:style-name="P13">iterator end() const;</text:p>
      <text:p text:style-name="Quotations"><text:span text:style-name="T15">Returns:</text:span> The end iterator.</text:p>
      <text:h text:style-name="Heading_20_3" text:outline-level="3">8.6 <text:bookmark text:name="path-non-member-functions"/><text:span text:style-name="Source_20_Text">path</text:span> non-member functions [path.non-member]</text:h>
      <text:p text:style-name="P13">void swap(path&amp; lhs, path&amp; rhs) noexcept;</text:p>
      <text:p text:style-name="Quotations"><text:span text:style-name="T15">Effects: </text:span><text:span text:style-name="Source_20_Text">lhs.swap(rhs)</text:span>.</text:p>
      <text:p text:style-name="P13">size_t <text:bookmark text:name="hash_value"/>hash_value (const path&amp; p) noexcept;</text:p>
      <text:p text:style-name="Quotations"><text:span text:style-name="T15">Returns:</text:span> A hash value for the path <text:span text:style-name="Source_20_Text">p</text:span>. If for two paths, <text:span text:style-name="Source_20_Text">p1 == p2</text:span> then <text:span text:style-name="Source_20_Text">hash_value(p1) == hash_value(p2)</text:span>.</text:p>
      <text:p text:style-name="P13"><text:soft-page-break/>bool operator&lt; (const path&amp; lhs, const path&amp; rhs) noexcept;</text:p>
      <text:p text:style-name="Quotations"><text:span text:style-name="T15">Returns:</text:span> <text:span text:style-name="Source_20_Text">return lhs.compare(rhs) &lt; 0</text:span>.</text:p>
      <text:p text:style-name="P13">bool operator&lt;=(const path&amp; lhs, const path&amp; rhs) noexcept;</text:p>
      <text:p text:style-name="Quotations"><text:span text:style-name="T15">Returns:</text:span> <text:span text:style-name="Source_20_Text">!(rhs &lt; lhs)</text:span>.</text:p>
      <text:p text:style-name="P13">bool operator&gt; (const path&amp; lhs, const path&amp; rhs) noexcept;</text:p>
      <text:p text:style-name="Quotations"><text:span text:style-name="T15">Returns:</text:span> <text:span text:style-name="Source_20_Text">rhs &lt; lhs</text:span>.</text:p>
      <text:p text:style-name="P13">bool operator&gt;=(const path&amp; lhs, const path&amp; rhs) noexcept;</text:p>
      <text:p text:style-name="Quotations"><text:span text:style-name="T15">Returns:</text:span> <text:span text:style-name="Source_20_Text">!(lhs &lt; rhs)</text:span>.</text:p>
      <text:p text:style-name="P13">bool operator==(const path&amp; lhs, const path&amp; rhs) noexcept;</text:p>
      <text:p text:style-name="Quotations"><text:span text:style-name="T15">Returns:</text:span> <text:span text:style-name="Source_20_Text">!(lhs &lt; rhs) &amp;&amp; !(rhs &lt; lhs)</text:span>.</text:p>
      <text:p text:style-name="Quotations">[<text:span text:style-name="T15">Note:</text:span> <text:bookmark text:name="Path-equality"/>Path equality and path equivalence have different semantics.</text:p>
      <text:p text:style-name="Quotations">Equality is determined by the <text:span text:style-name="Source_20_Text">path</text:span> non-member <text:span text:style-name="Source_20_Text">operator==</text:span>, which considers the two path's lexical representations only. Thus <text:span text:style-name="Source_20_Text">path("foo") == "bar"</text:span> is never <text:span text:style-name="Source_20_Text">true</text:span>.</text:p>
      <text:p text:style-name="Quotations">Equivalence is determined by the <text:a xlink:type="simple" xlink:href="#equivalent"><text:span text:style-name="Source_20_Text">equivalent()</text:span></text:a> non-member function, which determines if two paths <text:a xlink:type="simple" xlink:href="#class-path">resolve</text:a> to the same file system entity. Thus <text:span text:style-name="Source_20_Text">equivalent("foo", "bar")</text:span> will be <text:span text:style-name="Source_20_Text">true</text:span> when both paths resolve to the same file.</text:p>
      <text:p text:style-name="Quotations">Programmers wishing to determine if two paths are "the same" must decide if "the same" means "the same representation" or "resolve to the same actual file", and choose the appropriate function accordingly. <text:span text:style-name="T15">-- end note</text:span>]</text:p>
      <text:p text:style-name="P13">bool operator!=(const path&amp; lhs, const path&amp; rhs) noexcept;</text:p>
      <text:p text:style-name="Quotations"><text:span text:style-name="T15">Returns:</text:span> <text:span text:style-name="Source_20_Text">!(lhs == rhs)</text:span>.</text:p>
      <text:p text:style-name="P13">path operator/ (const path&amp; lhs, const path&amp; rhs);</text:p>
      <text:p text:style-name="Quotations"><text:span text:style-name="T15">Returns:</text:span> <text:span text:style-name="Source_20_Text">path(lhs) /= rhs</text:span>.</text:p>
      <text:h text:style-name="Heading_20_4" text:outline-level="4">8.6.1 <text:bookmark text:name="path-inserter-extractor"/><text:span text:style-name="Source_20_Text">path</text:span> inserter and extractor [path.io]</text:h>
      <text:p text:style-name="Preformatted_20_Text">template &lt;class charT, class traits&gt;</text:p>
      <text:p text:style-name="Preformatted_20_Text">basic_ostream&lt;charT, traits&gt;&amp;</text:p>
      <text:p text:style-name="P13">operator&lt;&lt;(basic_ostream&lt;charT, traits&gt;&amp; os, const path&amp; p);</text:p>
      <text:p text:style-name="Quotations"><text:soft-page-break/><text:span text:style-name="T15">Effects:</text:span> <text:span text:style-name="Source_20_Text">os &lt;&lt; p.string&lt;charT, traits&gt;()</text:span>.</text:p>
      <text:p text:style-name="Quotations">[<text:span text:style-name="T15">Note:</text:span> Pathnames containing spaces require special handling by the user to avoid truncation when read by the extractor. <text:span text:style-name="T15">--end note</text:span>]</text:p>
      <text:p text:style-name="Preformatted_20_Text">template &lt;class charT, class traits&gt;</text:p>
      <text:p text:style-name="Preformatted_20_Text">basic_istream&lt;charT, traits&gt;&amp;</text:p>
      <text:p text:style-name="P13">operator&gt;&gt;(basic_istream&lt;charT, traits&gt;&amp; is, path&amp; p);</text:p>
      <text:p text:style-name="P20">Effects:  </text:p>
      <text:p text:style-name="P17">basic_string&lt;charT, traits&gt; tmp;</text:p>
      <text:p text:style-name="P17">is &gt;&gt; tmp;</text:p>
      <text:p text:style-name="P18">p = tmp;</text:p>
      <text:p text:style-name="Quotations"><text:span text:style-name="T15">Returns:</text:span> <text:span text:style-name="Source_20_Text">is</text:span></text:p>
      <text:h text:style-name="Heading_20_4" text:outline-level="4">8.6.2 <text:bookmark text:name="path.factory"/><text:span text:style-name="Source_20_Text">path</text:span> factory functions [path.factory]</text:h>
      <text:p text:style-name="Preformatted_20_Text">template &lt;class <text:a xlink:type="simple" xlink:href="#Source">Source</text:a>&gt; <text:s/></text:p>
      <text:p text:style-name="Preformatted_20_Text"><text:s text:c="2"/>path u8path(Source const&amp; source);</text:p>
      <text:p text:style-name="Preformatted_20_Text">template &lt;class InputIterator&gt;</text:p>
      <text:p text:style-name="P13"><text:s text:c="2"/>path u8path(InputIterator begin, InputIterator end);</text:p>
      <text:p text:style-name="Quotations"><text:span text:style-name="T15">Requires:</text:span> The <text:span text:style-name="Source_20_Text">source</text:span> and [<text:span text:style-name="Source_20_Text">begin</text:span>,<text:span text:style-name="Source_20_Text">end</text:span>) sequences are UTF-8 encoded. The value type of <text:span text:style-name="Source_20_Text">Source</text:span> and <text:span text:style-name="Source_20_Text">InputIterator</text:span> is <text:span text:style-name="Source_20_Text">char</text:span>. </text:p>
      <text:p text:style-name="P20">Returns:</text:p>
      <text:list xml:id="list36828514850130923" text:style-name="L14">
        <text:list-item>
          <text:p text:style-name="P67">If <text:span text:style-name="Source_20_Text">value_type</text:span> is <text:span text:style-name="Source_20_Text">char</text:span> and the current native narrow encoding ([fs.def.native.encode]) is UTF-8, <text:span text:style-name="Source_20_Text">path(source)</text:span> or <text:span text:style-name="Source_20_Text">path(begin, end)</text:span>, else </text:p>
        </text:list-item>
        <text:list-item>
          <text:p text:style-name="P67">if <text:span text:style-name="Source_20_Text">value_type</text:span> is <text:span text:style-name="Source_20_Text">wchar_t </text:span>and the native wide encoding is UTF-16, or if <text:span text:style-name="Source_20_Text">value_type</text:span> is <text:span text:style-name="Source_20_Text">char16_t</text:span> or <text:span text:style-name="Source_20_Text">char32_t</text:span>,  convert <text:span text:style-name="Source_20_Text">source</text:span> or [<text:span text:style-name="Source_20_Text">begin</text:span>,<text:span text:style-name="Source_20_Text">end</text:span>) to a temporary, <text:span text:style-name="Source_20_Text">tmp</text:span>, of type <text:span text:style-name="Source_20_Text">string_type</text:span> and return <text:span text:style-name="Source_20_Text">path(tmp)</text:span>, else </text:p>
        </text:list-item>
        <text:list-item>
          <text:p text:style-name="P77">convert <text:span text:style-name="Source_20_Text">source</text:span> or [<text:span text:style-name="Source_20_Text">begin</text:span>,<text:span text:style-name="Source_20_Text">end</text:span>) to a temporary, <text:span text:style-name="Source_20_Text">tmp</text:span>, of type <text:span text:style-name="Source_20_Text">u32string</text:span> and return <text:span text:style-name="Source_20_Text">path(tmp)</text:span>. </text:p>
        </text:list-item>
      </text:list>
      <text:p text:style-name="P19"><text:span text:style-name="T15">Remarks: </text:span>Argument format conversion ([path.fmt.cvt]) applies to the arguments for these functions. How Unicode encoding conversions are performed is unspecified. </text:p>
      <text:p text:style-name="Quotations">[<text:span text:style-name="T15">Example</text:span>:</text:p>
      <text:p text:style-name="P19">A string is to be read from a database that is encoded in UTF-8, and used to create a directory using the native encoding for filenames:</text:p>
      <text:p text:style-name="P17">namespace fs = std::tbd::filesystem;</text:p>
      <text:p text:style-name="P17"><text:soft-page-break/>std::string utf8_string = read_utf8_data();</text:p>
      <text:p text:style-name="P18">fs::create_directory(fs::u8path(utf8_string));</text:p>
      <text:p text:style-name="P19">For POSIX based operating systems with the native narrow encoding set to UTF-8, no encoding or type conversion occurs.</text:p>
      <text:p text:style-name="P19">For POSIX based operating systems with the native narrow encoding not set to UTF-8, a conversion to UTF-32 occurs, followed by a conversion to the current native narrow encoding. Some Unicode characters may have no native character set representation.</text:p>
      <text:p text:style-name="P19">For Windows based operating systems a conversion from UTF-8 to UTF-16 occurs.</text:p>
      <text:p text:style-name="P20">--end example]</text:p>
      <text:h text:style-name="Heading_20_2" text:outline-level="2">9 <text:bookmark text:name="Class-filesystem_error"/>Class <text:span text:style-name="Source_20_Text">filesystem_error</text:span> [class.filesystem_error]</text:h>
      <text:p text:style-name="Preformatted_20_Text">namespace std { namespace tbd { namespace filesystem {</text:p>
      <text:p text:style-name="Preformatted_20_Text"/>
      <text:p text:style-name="Preformatted_20_Text"><text:s text:c="6"/>class filesystem_error : public system_error</text:p>
      <text:p text:style-name="Preformatted_20_Text"><text:s text:c="6"/>{</text:p>
      <text:p text:style-name="Preformatted_20_Text"><text:s text:c="6"/>public:</text:p>
      <text:p text:style-name="Preformatted_20_Text"><text:s text:c="8"/><text:a xlink:type="simple" xlink:href="#filesystem_error-2-arg">filesystem_error</text:a>(const string&amp; what_arg, error_code ec);</text:p>
      <text:p text:style-name="Preformatted_20_Text"><text:s text:c="8"/><text:a xlink:type="simple" xlink:href="#filesystem_error-3-arg">filesystem_error</text:a>(const string&amp; what_arg,</text:p>
      <text:p text:style-name="Preformatted_20_Text"><text:s text:c="10"/>const path&amp; p1, error_code ec);</text:p>
      <text:p text:style-name="Preformatted_20_Text"><text:s text:c="8"/><text:a xlink:type="simple" xlink:href="#filesystem_error-4-arg">filesystem_error</text:a>(const string&amp; what_arg,</text:p>
      <text:p text:style-name="Preformatted_20_Text"><text:s text:c="10"/>const path&amp; p1, const path&amp; p2, error_code ec);</text:p>
      <text:p text:style-name="Preformatted_20_Text"/>
      <text:p text:style-name="Preformatted_20_Text"><text:s text:c="8"/>const path&amp; <text:a xlink:type="simple" xlink:href="#filesystem_error-path1">path1</text:a>() const noexcept;</text:p>
      <text:p text:style-name="Preformatted_20_Text"><text:s text:c="8"/>const path&amp; <text:a xlink:type="simple" xlink:href="#filesystem_error-path2">path2</text:a>() const noexcept;</text:p>
      <text:p text:style-name="Preformatted_20_Text"><text:s text:c="8"/>const char* <text:a xlink:type="simple" xlink:href="#filesystem_error-what">what</text:a>() const noexcept;</text:p>
      <text:p text:style-name="Preformatted_20_Text"><text:s text:c="6"/>};</text:p>
      <text:p text:style-name="P13">} } } <text:s/>// namespaces std::tbd::filesystem</text:p>
      <text:p text:style-name="Text_20_body">The class template <text:span text:style-name="Source_20_Text">filesystem_error</text:span> defines the type of objects thrown as exceptions to report file system errors from functions described in this Technical Specification.</text:p>
      <text:h text:style-name="Heading_20_3" text:outline-level="3">9.1 <text:bookmark text:name="filesystem_error-members"/><text:span text:style-name="Source_20_Text">filesystem_error</text:span> members [filesystem_error.members]</text:h>
      <text:p text:style-name="Text_20_body">Constructors are provided that store zero, one, or two paths associated with an error.</text:p>
      <text:p text:style-name="P13"><text:bookmark text:name="filesystem_error-2-arg"/>filesystem_error(const string&amp; what_arg, error_code ec);</text:p>
      <text:p text:style-name="P20">Postcondition:</text:p>
      <table:table table:name="Table2" table:style-name="Table2">
        <table:table-column table:style-name="Table2.A"/>
        <table:table-column table:style-name="Table2.B"/>
        <table:table-row>
          <table:table-cell table:style-name="Table2.A1" office:value-type="string">
            <text:p text:style-name="P6">Expression</text:p>
          </table:table-cell>
          <table:table-cell table:style-name="Table2.B1" office:value-type="string">
            <text:p text:style-name="P6">Value</text:p>
          </table:table-cell>
        </table:table-row>
        <table:table-row>
          <table:table-cell table:style-name="Table2.A2" office:value-type="string">
            <text:p text:style-name="Table_20_Contents"><text:span text:style-name="Source_20_Text">runtime_error::what()</text:span></text:p>
          </table:table-cell>
          <table:table-cell table:style-name="Table2.B2" office:value-type="string">
            <text:p text:style-name="Table_20_Contents"><text:span text:style-name="Source_20_Text">what_arg.c_str()</text:span></text:p>
          </table:table-cell>
        </table:table-row>
        <text:soft-page-break/>
        <table:table-row>
          <table:table-cell table:style-name="Table2.A4" office:value-type="string">
            <text:p text:style-name="Table_20_Contents"><text:span text:style-name="Source_20_Text">code()</text:span></text:p>
          </table:table-cell>
          <table:table-cell table:style-name="Table2.B3" office:value-type="string">
            <text:p text:style-name="Table_20_Contents"><text:span text:style-name="Source_20_Text">ec</text:span></text:p>
          </table:table-cell>
        </table:table-row>
        <table:table-row>
          <table:table-cell table:style-name="Table2.A4" office:value-type="string">
            <text:p text:style-name="Table_20_Contents"><text:span text:style-name="Source_20_Text">path1().empty()</text:span></text:p>
          </table:table-cell>
          <table:table-cell table:style-name="Table2.B4" office:value-type="string">
            <text:p text:style-name="Table_20_Contents"><text:span text:style-name="Source_20_Text">true</text:span></text:p>
          </table:table-cell>
        </table:table-row>
        <table:table-row>
          <table:table-cell table:style-name="Table2.A5" office:value-type="string">
            <text:p text:style-name="Table_20_Contents"><text:span text:style-name="Source_20_Text">path2().empty()</text:span></text:p>
          </table:table-cell>
          <table:table-cell table:style-name="Table2.B5" office:value-type="string">
            <text:p text:style-name="Table_20_Contents"><text:span text:style-name="Source_20_Text">true</text:span></text:p>
          </table:table-cell>
        </table:table-row>
      </table:table>
      <text:p text:style-name="P26"/>
      <text:p text:style-name="Preformatted_20_Text">filesystem_error(const string&amp; what_arg, const path&amp; p1, error_code ec);</text:p>
      <text:p text:style-name="P22"><text:span text:style-name="T25"><text:line-break/></text:span>Postcondition:</text:p>
      <table:table table:name="Table3" table:style-name="Table3">
        <table:table-column table:style-name="Table3.A"/>
        <table:table-column table:style-name="Table3.B"/>
        <table:table-row>
          <table:table-cell table:style-name="Table3.A1" office:value-type="string">
            <text:p text:style-name="P6">Expression</text:p>
          </table:table-cell>
          <table:table-cell table:style-name="Table3.B1" office:value-type="string">
            <text:p text:style-name="P6">Value</text:p>
          </table:table-cell>
        </table:table-row>
        <table:table-row>
          <table:table-cell table:style-name="Table3.A4" office:value-type="string">
            <text:p text:style-name="Table_20_Contents"><text:span text:style-name="Source_20_Text">runtime_error::what()</text:span></text:p>
          </table:table-cell>
          <table:table-cell table:style-name="Table3.B2" office:value-type="string">
            <text:p text:style-name="Table_20_Contents"><text:span text:style-name="Source_20_Text">what_arg.c_str()</text:span></text:p>
          </table:table-cell>
        </table:table-row>
        <table:table-row>
          <table:table-cell table:style-name="Table3.A4" office:value-type="string">
            <text:p text:style-name="Table_20_Contents"><text:span text:style-name="Source_20_Text">code()</text:span></text:p>
          </table:table-cell>
          <table:table-cell table:style-name="Table3.B2" office:value-type="string">
            <text:p text:style-name="Table_20_Contents"><text:span text:style-name="Source_20_Text">ec</text:span></text:p>
          </table:table-cell>
        </table:table-row>
        <table:table-row>
          <table:table-cell table:style-name="Table3.A4" office:value-type="string">
            <text:p text:style-name="Table_20_Contents"><text:span text:style-name="Source_20_Text">path1()</text:span></text:p>
          </table:table-cell>
          <table:table-cell table:style-name="Table3.B2" office:value-type="string">
            <text:p text:style-name="Table_20_Contents">Reference to stored copy of <text:span text:style-name="Source_20_Text">p1</text:span></text:p>
          </table:table-cell>
        </table:table-row>
        <table:table-row>
          <table:table-cell table:style-name="Table3.A5" office:value-type="string">
            <text:p text:style-name="Table_20_Contents"><text:span text:style-name="Source_20_Text">path2().empty()</text:span></text:p>
          </table:table-cell>
          <table:table-cell table:style-name="Table3.B5" office:value-type="string">
            <text:p text:style-name="Table_20_Contents"><text:span text:style-name="Source_20_Text">true</text:span></text:p>
          </table:table-cell>
        </table:table-row>
      </table:table>
      <text:p text:style-name="Standard"/>
      <text:p text:style-name="Preformatted_20_Text"><text:bookmark text:name="filesystem_error-4-arg"/>filesystem_error(const string&amp; what_arg, const path&amp; p1, const path&amp; p2, error_code ec);</text:p>
      <text:p text:style-name="P20"><text:line-break/>Postcondition:</text:p>
      <table:table table:name="Table4" table:style-name="Table4">
        <table:table-column table:style-name="Table4.A"/>
        <table:table-column table:style-name="Table4.B"/>
        <table:table-row>
          <table:table-cell table:style-name="Table4.A1" office:value-type="string">
            <text:p text:style-name="P6">Expression</text:p>
          </table:table-cell>
          <table:table-cell table:style-name="Table4.B1" office:value-type="string">
            <text:p text:style-name="P6">Value</text:p>
          </table:table-cell>
        </table:table-row>
        <table:table-row>
          <table:table-cell table:style-name="Table4.A2" office:value-type="string">
            <text:p text:style-name="Table_20_Contents"><text:span text:style-name="Source_20_Text">runtime_error::what()</text:span></text:p>
          </table:table-cell>
          <table:table-cell table:style-name="Table4.B2" office:value-type="string">
            <text:p text:style-name="Table_20_Contents"><text:span text:style-name="Source_20_Text"><text:span text:style-name="T24">w</text:span></text:span><text:span text:style-name="Source_20_Text">hat_arg.c_str()</text:span></text:p>
          </table:table-cell>
        </table:table-row>
        <table:table-row>
          <table:table-cell table:style-name="Table4.A2" office:value-type="string">
            <text:p text:style-name="Table_20_Contents"><text:span text:style-name="Source_20_Text">code()</text:span></text:p>
          </table:table-cell>
          <table:table-cell table:style-name="Table4.B2" office:value-type="string">
            <text:p text:style-name="Table_20_Contents"><text:span text:style-name="Source_20_Text">ec</text:span></text:p>
          </table:table-cell>
        </table:table-row>
        <table:table-row>
          <table:table-cell table:style-name="Table4.A2" office:value-type="string">
            <text:p text:style-name="Table_20_Contents"><text:span text:style-name="Source_20_Text">path1()</text:span></text:p>
          </table:table-cell>
          <table:table-cell table:style-name="Table4.B2" office:value-type="string">
            <text:p text:style-name="Table_20_Contents">Reference to stored copy of <text:span text:style-name="Source_20_Text">p1</text:span></text:p>
          </table:table-cell>
        </table:table-row>
        <table:table-row>
          <table:table-cell table:style-name="Table4.A5" office:value-type="string">
            <text:p text:style-name="Table_20_Contents"><text:span text:style-name="Source_20_Text">path2()</text:span></text:p>
          </table:table-cell>
          <table:table-cell table:style-name="Table4.B5" office:value-type="string">
            <text:p text:style-name="Table_20_Contents">Reference to stored copy of <text:span text:style-name="Source_20_Text">p2</text:span></text:p>
          </table:table-cell>
        </table:table-row>
      </table:table>
      <text:p text:style-name="P14">const path&amp; <text:bookmark text:name="filesystem_error-path1"/>path1() const noexcept;</text:p>
      <text:p text:style-name="Quotations"><text:span text:style-name="T15">Returns:</text:span> Reference to copy of <text:span text:style-name="Source_20_Text">p1</text:span> stored by the constructor, or, if none, an empty path.</text:p>
      <text:p text:style-name="P13"><text:soft-page-break/>const path&amp; <text:bookmark text:name="filesystem_error-path2"/>path2() const noexcept;</text:p>
      <text:p text:style-name="Quotations"><text:span text:style-name="T15">Returns:</text:span> Reference to copy of <text:span text:style-name="Source_20_Text">p2</text:span> stored by the constructor, or, if none, an empty path.</text:p>
      <text:p text:style-name="P13">const char* <text:bookmark text:name="filesystem_error-what"/>what() const noexcept;</text:p>
      <text:p text:style-name="Quotations"><text:span text:style-name="T15">Returns: </text:span>A string containing <text:span text:style-name="Source_20_Text">runtime_error::what()</text:span>. The exact format is unspecified. Implementations are encouraged but not required to include <text:span text:style-name="Source_20_Text">path1.native_string()</text:span>if not empty, <text:span text:style-name="Source_20_Text">path2.native_string()</text:span>if not empty, and <text:span text:style-name="Source_20_Text">system_error::what()</text:span> strings in the returned string.</text:p>
      <text:h text:style-name="Heading_20_2" text:outline-level="2">10 Enumerations  [<text:bookmark text:name="fs.enum"/>fs.enum]</text:h>
      <text:h text:style-name="Heading_20_3" text:outline-level="3">10.1 <text:bookmark text:name="Enum-file_type"/>Enum class <text:span text:style-name="Source_20_Text">file_type</text:span> [enum.file_type]</text:h>
      <text:p text:style-name="Text_20_body">This enum class specifies constants used to identify file types.</text:p>
      <table:table table:name="Table5" table:style-name="Table5">
        <table:table-column table:style-name="Table5.A"/>
        <table:table-column table:style-name="Table5.B"/>
        <table:table-column table:style-name="Table5.C"/>
        <table:table-row>
          <table:table-cell table:style-name="Table5.A1" office:value-type="string">
            <text:p text:style-name="P6">Constant Name</text:p>
          </table:table-cell>
          <table:table-cell table:style-name="Table5.B1" office:value-type="string">
            <text:p text:style-name="P6">Value</text:p>
          </table:table-cell>
          <table:table-cell table:style-name="Table5.C1" office:value-type="string">
            <text:p text:style-name="P6">Meaning</text:p>
          </table:table-cell>
        </table:table-row>
        <table:table-row>
          <table:table-cell table:style-name="Table5.A2" office:value-type="string">
            <text:p text:style-name="Table_20_Contents"><text:span text:style-name="Source_20_Text">none</text:span></text:p>
          </table:table-cell>
          <table:table-cell table:style-name="Table5.B2" office:value-type="string">
            <text:p text:style-name="P9"><text:span text:style-name="Source_20_Text">0</text:span></text:p>
          </table:table-cell>
          <table:table-cell table:style-name="Table5.C2" office:value-type="string">
            <text:p text:style-name="Table_20_Contents">The type of the file has not been determined or an error occurred while trying to determine the type. </text:p>
          </table:table-cell>
        </table:table-row>
        <table:table-row>
          <table:table-cell table:style-name="Table5.A2" office:value-type="string">
            <text:p text:style-name="Table_20_Contents"><text:span text:style-name="Source_20_Text">not_found</text:span></text:p>
          </table:table-cell>
          <table:table-cell table:style-name="Table5.B2" office:value-type="string">
            <text:p text:style-name="P9"><text:span text:style-name="Source_20_Text">-1</text:span></text:p>
          </table:table-cell>
          <table:table-cell table:style-name="Table5.C2" office:value-type="string">
            <text:p text:style-name="Table_20_Contents">Pseudo-type indicating the file was not found. [<text:span text:style-name="T15">Note:</text:span> The file not being found is not considered an error while determining the type of a file. <text:span text:style-name="T15">--end note</text:span>]</text:p>
          </table:table-cell>
        </table:table-row>
        <table:table-row>
          <table:table-cell table:style-name="Table5.A2" office:value-type="string">
            <text:p text:style-name="Table_20_Contents"><text:span text:style-name="Source_20_Text">regular</text:span></text:p>
          </table:table-cell>
          <table:table-cell table:style-name="Table5.B2" office:value-type="string">
            <text:p text:style-name="P9"><text:span text:style-name="Source_20_Text">1</text:span></text:p>
          </table:table-cell>
          <table:table-cell table:style-name="Table5.C2" office:value-type="string">
            <text:p text:style-name="Table_20_Contents">Regular file</text:p>
          </table:table-cell>
        </table:table-row>
        <table:table-row>
          <table:table-cell table:style-name="Table5.A2" office:value-type="string">
            <text:p text:style-name="Table_20_Contents"><text:span text:style-name="Source_20_Text">directory</text:span></text:p>
          </table:table-cell>
          <table:table-cell table:style-name="Table5.B2" office:value-type="string">
            <text:p text:style-name="P9"><text:span text:style-name="Source_20_Text">2</text:span></text:p>
          </table:table-cell>
          <table:table-cell table:style-name="Table5.C2" office:value-type="string">
            <text:p text:style-name="Table_20_Contents">Directory file</text:p>
          </table:table-cell>
        </table:table-row>
        <table:table-row>
          <table:table-cell table:style-name="Table5.A2" office:value-type="string">
            <text:p text:style-name="Table_20_Contents"><text:span text:style-name="Source_20_Text">symlink</text:span></text:p>
          </table:table-cell>
          <table:table-cell table:style-name="Table5.B2" office:value-type="string">
            <text:p text:style-name="P9"><text:span text:style-name="Source_20_Text">3</text:span></text:p>
          </table:table-cell>
          <table:table-cell table:style-name="Table5.C2" office:value-type="string">
            <text:p text:style-name="Table_20_Contents">Symbolic link file</text:p>
          </table:table-cell>
        </table:table-row>
        <table:table-row>
          <table:table-cell table:style-name="Table5.A2" office:value-type="string">
            <text:p text:style-name="Table_20_Contents"><text:span text:style-name="Source_20_Text">block</text:span></text:p>
          </table:table-cell>
          <table:table-cell table:style-name="Table5.B2" office:value-type="string">
            <text:p text:style-name="P9"><text:span text:style-name="Source_20_Text">4</text:span></text:p>
          </table:table-cell>
          <table:table-cell table:style-name="Table5.C2" office:value-type="string">
            <text:p text:style-name="Table_20_Contents">Block special file</text:p>
          </table:table-cell>
        </table:table-row>
        <table:table-row>
          <table:table-cell table:style-name="Table5.A2" office:value-type="string">
            <text:p text:style-name="Table_20_Contents"><text:span text:style-name="Source_20_Text">character</text:span></text:p>
          </table:table-cell>
          <table:table-cell table:style-name="Table5.B2" office:value-type="string">
            <text:p text:style-name="P9"><text:span text:style-name="Source_20_Text">5</text:span></text:p>
          </table:table-cell>
          <table:table-cell table:style-name="Table5.C2" office:value-type="string">
            <text:p text:style-name="Table_20_Contents">Character special file</text:p>
          </table:table-cell>
        </table:table-row>
        <table:table-row>
          <table:table-cell table:style-name="Table5.A2" office:value-type="string">
            <text:p text:style-name="Table_20_Contents"><text:span text:style-name="Source_20_Text">fifo</text:span></text:p>
          </table:table-cell>
          <table:table-cell table:style-name="Table5.B2" office:value-type="string">
            <text:p text:style-name="P9"><text:span text:style-name="Source_20_Text">6</text:span></text:p>
          </table:table-cell>
          <table:table-cell table:style-name="Table5.C2" office:value-type="string">
            <text:p text:style-name="Table_20_Contents">FIFO or pipe file</text:p>
          </table:table-cell>
        </table:table-row>
        <table:table-row>
          <table:table-cell table:style-name="Table5.A2" office:value-type="string">
            <text:p text:style-name="Table_20_Contents"><text:span text:style-name="Source_20_Text">socket</text:span></text:p>
          </table:table-cell>
          <table:table-cell table:style-name="Table5.B2" office:value-type="string">
            <text:p text:style-name="P9"><text:span text:style-name="Source_20_Text">7</text:span></text:p>
          </table:table-cell>
          <table:table-cell table:style-name="Table5.C2" office:value-type="string">
            <text:p text:style-name="Table_20_Contents">Socket file</text:p>
          </table:table-cell>
        </table:table-row>
        <table:table-row>
          <table:table-cell table:style-name="Table5.A11" office:value-type="string">
            <text:p text:style-name="Table_20_Contents"><text:span text:style-name="Source_20_Text">unknown</text:span></text:p>
          </table:table-cell>
          <table:table-cell table:style-name="Table5.B11" office:value-type="string">
            <text:p text:style-name="P9"><text:span text:style-name="Source_20_Text">8</text:span></text:p>
          </table:table-cell>
          <table:table-cell table:style-name="Table5.C11" office:value-type="string">
            <text:p text:style-name="Table_20_Contents">The file does exist, but is of an operating system dependent type not covered by any of the other cases or the process does not have permission to query the file <text:soft-page-break/>type</text:p>
          </table:table-cell>
        </table:table-row>
      </table:table>
      <text:h text:style-name="Heading_20_3" text:outline-level="3">10.2 Enum class <text:span text:style-name="Source_20_Text">copy_options</text:span> [<text:bookmark text:name="enum.copy_options"/>enum.copy_options]</text:h>
      <text:p text:style-name="Text_20_body">This enumeration specifies bitmask constants used to control the semantics of copy operations.  The constants are specified in option groups. Constant <text:span text:style-name="Source_20_Text">none</text:span> is shown in each option group for purposes of exposition; implementations shall provide only a single definition.  Calling a Filesystem library function with more than a single constant for an option group results in undefined behavior.</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9"><text:span text:style-name="T20">Option group controlling </text:span><text:span text:style-name="Source_20_Text"><text:span text:style-name="T20">copy_file</text:span></text:span><text:span text:style-name="T20"> effects for existing target files</text:span></text:p>
          </table:table-cell>
          <table:covered-table-cell/>
          <table:covered-table-cell/>
        </table:table-row>
        <table:table-row>
          <table:table-cell table:style-name="Table6.A2" office:value-type="string">
            <text:p text:style-name="P6">Constant</text:p>
          </table:table-cell>
          <table:table-cell table:style-name="Table6.B2" office:value-type="string">
            <text:p text:style-name="P6">Value</text:p>
          </table:table-cell>
          <table:table-cell table:style-name="Table6.C2" office:value-type="string">
            <text:p text:style-name="P6">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9"><text:span text:style-name="Source_20_Text">0</text:span></text:p>
          </table:table-cell>
          <table:table-cell table:style-name="Table6.C2" office:value-type="string">
            <text:p text:style-name="Table_20_Contents">(Default) Error; file already exists.</text:p>
          </table:table-cell>
        </table:table-row>
        <table:table-row>
          <table:table-cell table:style-name="Table6.A2" office:value-type="string">
            <text:p text:style-name="Table_20_Contents"><text:span text:style-name="Source_20_Text">skip_existing</text:span></text:p>
          </table:table-cell>
          <table:table-cell table:style-name="Table6.B2" office:value-type="string">
            <text:p text:style-name="P9"><text:span text:style-name="Source_20_Text">1</text:span></text:p>
          </table:table-cell>
          <table:table-cell table:style-name="Table6.C2" office:value-type="string">
            <text:p text:style-name="Table_20_Contents">Do not overwrite existing file, do not report an error.</text:p>
          </table:table-cell>
        </table:table-row>
        <table:table-row>
          <table:table-cell table:style-name="Table6.A2" office:value-type="string">
            <text:p text:style-name="Table_20_Contents"><text:span text:style-name="Source_20_Text">overwrite_existing</text:span></text:p>
          </table:table-cell>
          <table:table-cell table:style-name="Table6.B2" office:value-type="string">
            <text:p text:style-name="P9"><text:span text:style-name="Source_20_Text">2</text:span></text:p>
          </table:table-cell>
          <table:table-cell table:style-name="Table6.C2" office:value-type="string">
            <text:p text:style-name="Table_20_Contents">Overwrite the existing file.</text:p>
          </table:table-cell>
        </table:table-row>
        <table:table-row>
          <table:table-cell table:style-name="Table6.A2" office:value-type="string">
            <text:p text:style-name="Table_20_Contents"><text:span text:style-name="Source_20_Text">update_existing</text:span></text:p>
          </table:table-cell>
          <table:table-cell table:style-name="Table6.B2" office:value-type="string">
            <text:p text:style-name="P9"><text:span text:style-name="Source_20_Text">4</text:span></text:p>
          </table:table-cell>
          <table:table-cell table:style-name="Table6.C2" office:value-type="string">
            <text:p text:style-name="Table_20_Contents">Overwrite the existing file if it is older than the replacement file.</text:p>
          </table:table-cell>
        </table:table-row>
        <table:table-row>
          <table:table-cell table:style-name="Table6.A7" table:number-columns-spanned="3" office:value-type="string">
            <text:p text:style-name="P9"><text:span text:style-name="T20">Option group controlling </text:span><text:span text:style-name="Source_20_Text"><text:span text:style-name="T20">copy</text:span></text:span><text:span text:style-name="T20"> effects for sub-directories</text:span></text:p>
          </table:table-cell>
          <table:covered-table-cell/>
          <table:covered-table-cell/>
        </table:table-row>
        <table:table-row>
          <table:table-cell table:style-name="Table6.A2" office:value-type="string">
            <text:p text:style-name="P6">Constant</text:p>
          </table:table-cell>
          <table:table-cell table:style-name="Table6.B2" office:value-type="string">
            <text:p text:style-name="P6">Value</text:p>
          </table:table-cell>
          <table:table-cell table:style-name="Table6.C2" office:value-type="string">
            <text:p text:style-name="P6">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9"><text:span text:style-name="Source_20_Text">0</text:span></text:p>
          </table:table-cell>
          <table:table-cell table:style-name="Table6.C2" office:value-type="string">
            <text:p text:style-name="Table_20_Contents">(Default) Do not copy sub-directories.</text:p>
          </table:table-cell>
        </table:table-row>
        <table:table-row>
          <table:table-cell table:style-name="Table6.A2" office:value-type="string">
            <text:p text:style-name="Table_20_Contents"><text:span text:style-name="Source_20_Text">recursive</text:span></text:p>
          </table:table-cell>
          <table:table-cell table:style-name="Table6.B2" office:value-type="string">
            <text:p text:style-name="P9"><text:span text:style-name="Source_20_Text">8</text:span></text:p>
          </table:table-cell>
          <table:table-cell table:style-name="Table6.C2" office:value-type="string">
            <text:p text:style-name="Table_20_Contents">Recursively copy sub-directories and their contents.</text:p>
          </table:table-cell>
        </table:table-row>
        <table:table-row>
          <table:table-cell table:style-name="Table6.A7" table:number-columns-spanned="3" office:value-type="string">
            <text:p text:style-name="P9"><text:span text:style-name="T20">Option group controlling </text:span><text:span text:style-name="Source_20_Text"><text:span text:style-name="T20">copy</text:span></text:span><text:span text:style-name="T20"> effects  symbolic link actions</text:span></text:p>
          </table:table-cell>
          <table:covered-table-cell/>
          <table:covered-table-cell/>
        </table:table-row>
        <table:table-row>
          <table:table-cell table:style-name="Table6.A2" office:value-type="string">
            <text:p text:style-name="P6">Constant</text:p>
          </table:table-cell>
          <table:table-cell table:style-name="Table6.B2" office:value-type="string">
            <text:p text:style-name="P6">Value</text:p>
          </table:table-cell>
          <table:table-cell table:style-name="Table6.C2" office:value-type="string">
            <text:p text:style-name="P6">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9"><text:span text:style-name="Source_20_Text">0</text:span></text:p>
          </table:table-cell>
          <table:table-cell table:style-name="Table6.C2" office:value-type="string">
            <text:p text:style-name="Table_20_Contents">(Default) Follow symbolic links.</text:p>
          </table:table-cell>
        </table:table-row>
        <table:table-row>
          <table:table-cell table:style-name="Table6.A2" office:value-type="string">
            <text:p text:style-name="Table_20_Contents"><text:span text:style-name="Source_20_Text">copy_symlinks</text:span></text:p>
          </table:table-cell>
          <table:table-cell table:style-name="Table6.B2" office:value-type="string">
            <text:p text:style-name="P9"><text:span text:style-name="Source_20_Text">16</text:span></text:p>
          </table:table-cell>
          <table:table-cell table:style-name="Table6.C2" office:value-type="string">
            <text:p text:style-name="Table_20_Contents">Copy symbolic links as symbolic links rather than copying the files that they point to.</text:p>
          </table:table-cell>
        </table:table-row>
        <table:table-row>
          <table:table-cell table:style-name="Table6.A2" office:value-type="string">
            <text:p text:style-name="Table_20_Contents"><text:span text:style-name="Source_20_Text">skip_symlinks</text:span></text:p>
          </table:table-cell>
          <table:table-cell table:style-name="Table6.B2" office:value-type="string">
            <text:p text:style-name="P9"><text:span text:style-name="Source_20_Text">32</text:span></text:p>
          </table:table-cell>
          <table:table-cell table:style-name="Table6.C2" office:value-type="string">
            <text:p text:style-name="Table_20_Contents">Ignore symbolic links.</text:p>
          </table:table-cell>
        </table:table-row>
        <text:soft-page-break/>
        <table:table-row>
          <table:table-cell table:style-name="Table6.A7" table:number-columns-spanned="3" office:value-type="string">
            <text:p text:style-name="P9"><text:span text:style-name="T20">Option group controlling </text:span><text:span text:style-name="Source_20_Text"><text:span text:style-name="T20">copy</text:span></text:span><text:span text:style-name="T20"> effects choosing the form of copying</text:span></text:p>
          </table:table-cell>
          <table:covered-table-cell/>
          <table:covered-table-cell/>
        </table:table-row>
        <table:table-row>
          <table:table-cell table:style-name="Table6.A2" office:value-type="string">
            <text:p text:style-name="P6">Constant</text:p>
          </table:table-cell>
          <table:table-cell table:style-name="Table6.B2" office:value-type="string">
            <text:p text:style-name="P6">Value</text:p>
          </table:table-cell>
          <table:table-cell table:style-name="Table6.C2" office:value-type="string">
            <text:p text:style-name="P6">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9"><text:span text:style-name="Source_20_Text">0</text:span></text:p>
          </table:table-cell>
          <table:table-cell table:style-name="Table6.C2" office:value-type="string">
            <text:p text:style-name="Table_20_Contents">(Default) Copy content.</text:p>
          </table:table-cell>
        </table:table-row>
        <table:table-row>
          <table:table-cell table:style-name="Table6.A2" office:value-type="string">
            <text:p text:style-name="Table_20_Contents"><text:span text:style-name="Source_20_Text">directories_only</text:span></text:p>
          </table:table-cell>
          <table:table-cell table:style-name="Table6.B2" office:value-type="string">
            <text:p text:style-name="P9"><text:span text:style-name="Source_20_Text">64</text:span></text:p>
          </table:table-cell>
          <table:table-cell table:style-name="Table6.C2" office:value-type="string">
            <text:p text:style-name="Table_20_Contents">Copy directory structure only, do not copy non-directory files.</text:p>
          </table:table-cell>
        </table:table-row>
        <table:table-row>
          <table:table-cell table:style-name="Table6.A2" office:value-type="string">
            <text:p text:style-name="Table_20_Contents"><text:span text:style-name="Source_20_Text">create_symlinks</text:span></text:p>
          </table:table-cell>
          <table:table-cell table:style-name="Table6.B2" office:value-type="string">
            <text:p text:style-name="P9"><text:span text:style-name="Source_20_Text">128</text:span></text:p>
          </table:table-cell>
          <table:table-cell table:style-name="Table6.C2" office:value-type="string">
            <text:p text:style-name="Table_20_Contents">Make symbolic links instead of copies of files. The source path shall be an absolute path unless the destination path is in the current directory.</text:p>
          </table:table-cell>
        </table:table-row>
        <table:table-row>
          <table:table-cell table:style-name="Table6.A21" office:value-type="string">
            <text:p text:style-name="Table_20_Contents"><text:span text:style-name="Source_20_Text">create_hard_links</text:span></text:p>
          </table:table-cell>
          <table:table-cell table:style-name="Table6.B21" office:value-type="string">
            <text:p text:style-name="P9"><text:span text:style-name="Source_20_Text">256</text:span></text:p>
          </table:table-cell>
          <table:table-cell table:style-name="Table6.C21" office:value-type="string">
            <text:p text:style-name="Table_20_Contents">Make hard links instead of copies of files.</text:p>
          </table:table-cell>
        </table:table-row>
      </table:table>
      <text:h text:style-name="Heading_20_3" text:outline-level="3">10.3 Enum class <text:span text:style-name="Source_20_Text">perms</text:span> [<text:bookmark text:name="enum.perms"/>enum.perms]</text:h>
      <text:p text:style-name="Text_20_body">This enumeration specifies bitmask constants used to identify file permissions. </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Name</text:p>
          </table:table-cell>
          <table:table-cell table:style-name="Table7.B1" office:value-type="string">
            <text:p text:style-name="P7">Value<text:line-break/>(octal)</text:p>
          </table:table-cell>
          <table:table-cell table:style-name="Table7.B1" office:value-type="string">
            <text:p text:style-name="P7">POSIX<text:line-break/>macro</text:p>
          </table:table-cell>
          <table:table-cell table:style-name="Table7.D1" office:value-type="string">
            <text:p text:style-name="P6">Definition or notes</text:p>
          </table:table-cell>
        </table:table-row>
        <table:table-row>
          <table:table-cell table:style-name="Table7.A2" office:value-type="string">
            <text:p text:style-name="Table_20_Contents"><text:span text:style-name="Source_20_Text">none</text:span></text:p>
          </table:table-cell>
          <table:table-cell table:style-name="Table7.B2" office:value-type="string">
            <text:p text:style-name="Table_20_Contents"><text:span text:style-name="Source_20_Text">0</text:span></text:p>
          </table:table-cell>
          <table:table-cell table:style-name="Table7.B2" office:value-type="string">
            <text:p text:style-name="P10"/>
          </table:table-cell>
          <table:table-cell table:style-name="Table7.D2" office:value-type="string">
            <text:p text:style-name="Table_20_Contents">There are no permissions set for the file.</text:p>
          </table:table-cell>
        </table:table-row>
        <table:table-row>
          <table:table-cell table:style-name="Table7.A2" office:value-type="string">
            <text:p text:style-name="Table_20_Contents"><text:span text:style-name="Source_20_Text">owner_read</text:span></text:p>
          </table:table-cell>
          <table:table-cell table:style-name="Table7.B2" office:value-type="string">
            <text:p text:style-name="Table_20_Contents"><text:span text:style-name="Source_20_Text">0400</text:span></text:p>
          </table:table-cell>
          <table:table-cell table:style-name="Table7.B2" office:value-type="string">
            <text:p text:style-name="Table_20_Contents"><text:span text:style-name="Source_20_Text">S_IRUSR</text:span></text:p>
          </table:table-cell>
          <table:table-cell table:style-name="Table7.D2" office:value-type="string">
            <text:p text:style-name="Table_20_Contents">Read permission, owner</text:p>
          </table:table-cell>
        </table:table-row>
        <table:table-row>
          <table:table-cell table:style-name="Table7.A2" office:value-type="string">
            <text:p text:style-name="Table_20_Contents"><text:span text:style-name="Source_20_Text">owner_write</text:span></text:p>
          </table:table-cell>
          <table:table-cell table:style-name="Table7.B2" office:value-type="string">
            <text:p text:style-name="Table_20_Contents"><text:span text:style-name="Source_20_Text">0200</text:span></text:p>
          </table:table-cell>
          <table:table-cell table:style-name="Table7.B2" office:value-type="string">
            <text:p text:style-name="Table_20_Contents"><text:span text:style-name="Source_20_Text">S_IWUSR</text:span></text:p>
          </table:table-cell>
          <table:table-cell table:style-name="Table7.D2" office:value-type="string">
            <text:p text:style-name="Table_20_Contents">Write permission, owner</text:p>
          </table:table-cell>
        </table:table-row>
        <table:table-row>
          <table:table-cell table:style-name="Table7.A2" office:value-type="string">
            <text:p text:style-name="Table_20_Contents"><text:span text:style-name="Source_20_Text">owner_exec</text:span></text:p>
          </table:table-cell>
          <table:table-cell table:style-name="Table7.B2" office:value-type="string">
            <text:p text:style-name="Table_20_Contents"><text:span text:style-name="Source_20_Text">0100</text:span></text:p>
          </table:table-cell>
          <table:table-cell table:style-name="Table7.B2" office:value-type="string">
            <text:p text:style-name="Table_20_Contents"><text:span text:style-name="Source_20_Text">S_IXUSR</text:span></text:p>
          </table:table-cell>
          <table:table-cell table:style-name="Table7.D2" office:value-type="string">
            <text:p text:style-name="Table_20_Contents">Execute/search permission, owner</text:p>
          </table:table-cell>
        </table:table-row>
        <table:table-row>
          <table:table-cell table:style-name="Table7.A2" office:value-type="string">
            <text:p text:style-name="Table_20_Contents"><text:span text:style-name="Source_20_Text">owner_all</text:span></text:p>
          </table:table-cell>
          <table:table-cell table:style-name="Table7.B2" office:value-type="string">
            <text:p text:style-name="Table_20_Contents"><text:span text:style-name="Source_20_Text">0700</text:span></text:p>
          </table:table-cell>
          <table:table-cell table:style-name="Table7.B2" office:value-type="string">
            <text:p text:style-name="Table_20_Contents"><text:span text:style-name="Source_20_Text">S_IRWXU</text:span></text:p>
          </table:table-cell>
          <table:table-cell table:style-name="Table7.D2" office:value-type="string">
            <text:p text:style-name="Table_20_Contents">Read, write, execute/search by owner; <text:span text:style-name="Source_20_Text">owner_read | owner_write | owner_exe</text:span></text:p>
          </table:table-cell>
        </table:table-row>
        <table:table-row>
          <table:table-cell table:style-name="Table7.A2" office:value-type="string">
            <text:p text:style-name="Table_20_Contents"><text:span text:style-name="Source_20_Text">group_read</text:span></text:p>
          </table:table-cell>
          <table:table-cell table:style-name="Table7.B2" office:value-type="string">
            <text:p text:style-name="Table_20_Contents"><text:span text:style-name="Source_20_Text">040</text:span></text:p>
          </table:table-cell>
          <table:table-cell table:style-name="Table7.B2" office:value-type="string">
            <text:p text:style-name="Table_20_Contents"><text:span text:style-name="Source_20_Text">S_IRGRP</text:span></text:p>
          </table:table-cell>
          <table:table-cell table:style-name="Table7.D2" office:value-type="string">
            <text:p text:style-name="Table_20_Contents">Read permission, group</text:p>
          </table:table-cell>
        </table:table-row>
        <table:table-row>
          <table:table-cell table:style-name="Table7.A2" office:value-type="string">
            <text:p text:style-name="Table_20_Contents"><text:span text:style-name="Source_20_Text">group_write</text:span></text:p>
          </table:table-cell>
          <table:table-cell table:style-name="Table7.B2" office:value-type="string">
            <text:p text:style-name="Table_20_Contents"><text:span text:style-name="Source_20_Text">020</text:span></text:p>
          </table:table-cell>
          <table:table-cell table:style-name="Table7.B2" office:value-type="string">
            <text:p text:style-name="Table_20_Contents"><text:span text:style-name="Source_20_Text">S_IWGRP</text:span></text:p>
          </table:table-cell>
          <table:table-cell table:style-name="Table7.D2" office:value-type="string">
            <text:p text:style-name="Table_20_Contents">Write permission, group</text:p>
          </table:table-cell>
        </table:table-row>
        <table:table-row>
          <table:table-cell table:style-name="Table7.A2" office:value-type="string">
            <text:p text:style-name="Table_20_Contents"><text:span text:style-name="Source_20_Text">group_exec</text:span></text:p>
          </table:table-cell>
          <table:table-cell table:style-name="Table7.B2" office:value-type="string">
            <text:p text:style-name="Table_20_Contents"><text:span text:style-name="Source_20_Text">010</text:span></text:p>
          </table:table-cell>
          <table:table-cell table:style-name="Table7.B2" office:value-type="string">
            <text:p text:style-name="Table_20_Contents"><text:span text:style-name="Source_20_Text">S_IXGRP</text:span></text:p>
          </table:table-cell>
          <table:table-cell table:style-name="Table7.D2" office:value-type="string">
            <text:p text:style-name="Table_20_Contents">Execute/search permission, group</text:p>
          </table:table-cell>
        </table:table-row>
        <table:table-row>
          <table:table-cell table:style-name="Table7.A2" office:value-type="string">
            <text:p text:style-name="Table_20_Contents"><text:span text:style-name="Source_20_Text">group_all</text:span></text:p>
          </table:table-cell>
          <table:table-cell table:style-name="Table7.B2" office:value-type="string">
            <text:p text:style-name="Table_20_Contents"><text:span text:style-name="Source_20_Text">070</text:span></text:p>
          </table:table-cell>
          <table:table-cell table:style-name="Table7.B2" office:value-type="string">
            <text:p text:style-name="Table_20_Contents"><text:span text:style-name="Source_20_Text">S_IRWXG</text:span></text:p>
          </table:table-cell>
          <table:table-cell table:style-name="Table7.D2" office:value-type="string">
            <text:p text:style-name="Table_20_Contents">Read, write, execute/search by group; <text:span text:style-name="Source_20_Text">group_read | group_write | group_exe</text:span></text:p>
          </table:table-cell>
        </table:table-row>
        <text:soft-page-break/>
        <table:table-row>
          <table:table-cell table:style-name="Table7.A2" office:value-type="string">
            <text:p text:style-name="Table_20_Contents"><text:span text:style-name="Source_20_Text">others_read</text:span></text:p>
          </table:table-cell>
          <table:table-cell table:style-name="Table7.B2" office:value-type="string">
            <text:p text:style-name="Table_20_Contents"><text:span text:style-name="Source_20_Text">04</text:span></text:p>
          </table:table-cell>
          <table:table-cell table:style-name="Table7.B2" office:value-type="string">
            <text:p text:style-name="Table_20_Contents"><text:span text:style-name="Source_20_Text">S_IROTH</text:span></text:p>
          </table:table-cell>
          <table:table-cell table:style-name="Table7.D2" office:value-type="string">
            <text:p text:style-name="Table_20_Contents">Read permission, others</text:p>
          </table:table-cell>
        </table:table-row>
        <table:table-row>
          <table:table-cell table:style-name="Table7.A2" office:value-type="string">
            <text:p text:style-name="Table_20_Contents"><text:span text:style-name="Source_20_Text">others_write</text:span></text:p>
          </table:table-cell>
          <table:table-cell table:style-name="Table7.B2" office:value-type="string">
            <text:p text:style-name="Table_20_Contents"><text:span text:style-name="Source_20_Text">02</text:span></text:p>
          </table:table-cell>
          <table:table-cell table:style-name="Table7.B2" office:value-type="string">
            <text:p text:style-name="Table_20_Contents"><text:span text:style-name="Source_20_Text">S_IWOTH</text:span></text:p>
          </table:table-cell>
          <table:table-cell table:style-name="Table7.D2" office:value-type="string">
            <text:p text:style-name="Table_20_Contents">Write permission, others</text:p>
          </table:table-cell>
        </table:table-row>
        <table:table-row>
          <table:table-cell table:style-name="Table7.A2" office:value-type="string">
            <text:p text:style-name="Table_20_Contents"><text:span text:style-name="Source_20_Text">others_exec</text:span></text:p>
          </table:table-cell>
          <table:table-cell table:style-name="Table7.B2" office:value-type="string">
            <text:p text:style-name="Table_20_Contents"><text:span text:style-name="Source_20_Text">01</text:span></text:p>
          </table:table-cell>
          <table:table-cell table:style-name="Table7.B2" office:value-type="string">
            <text:p text:style-name="Table_20_Contents"><text:span text:style-name="Source_20_Text">S_IXOTH</text:span></text:p>
          </table:table-cell>
          <table:table-cell table:style-name="Table7.D2" office:value-type="string">
            <text:p text:style-name="Table_20_Contents">Execute/search permission, others</text:p>
          </table:table-cell>
        </table:table-row>
        <table:table-row>
          <table:table-cell table:style-name="Table7.A2" office:value-type="string">
            <text:p text:style-name="Table_20_Contents"><text:span text:style-name="Source_20_Text">others_all</text:span></text:p>
          </table:table-cell>
          <table:table-cell table:style-name="Table7.B2" office:value-type="string">
            <text:p text:style-name="Table_20_Contents"><text:span text:style-name="Source_20_Text">07</text:span></text:p>
          </table:table-cell>
          <table:table-cell table:style-name="Table7.B2" office:value-type="string">
            <text:p text:style-name="Table_20_Contents"><text:span text:style-name="Source_20_Text">S_IRWXO</text:span></text:p>
          </table:table-cell>
          <table:table-cell table:style-name="Table7.D2" office:value-type="string">
            <text:p text:style-name="Table_20_Contents">Read, write, execute/search by others; <text:span text:style-name="Source_20_Text">others_read | others_write | others_exe</text:span></text:p>
          </table:table-cell>
        </table:table-row>
        <table:table-row>
          <table:table-cell table:style-name="Table7.A2" office:value-type="string">
            <text:p text:style-name="Table_20_Contents"><text:span text:style-name="Source_20_Text">all</text:span></text:p>
          </table:table-cell>
          <table:table-cell table:style-name="Table7.B2" office:value-type="string">
            <text:p text:style-name="Table_20_Contents"><text:span text:style-name="Source_20_Text">0777</text:span></text:p>
          </table:table-cell>
          <table:table-cell table:style-name="Table7.B2" office:value-type="string">
            <text:p text:style-name="P10"/>
          </table:table-cell>
          <table:table-cell table:style-name="Table7.D2" office:value-type="string">
            <text:p text:style-name="Table_20_Contents"><text:span text:style-name="Source_20_Text">owner_all | group_all | others_all</text:span></text:p>
          </table:table-cell>
        </table:table-row>
        <table:table-row>
          <table:table-cell table:style-name="Table7.A2" office:value-type="string">
            <text:p text:style-name="Table_20_Contents"><text:span text:style-name="Source_20_Text">set_uid</text:span></text:p>
          </table:table-cell>
          <table:table-cell table:style-name="Table7.B2" office:value-type="string">
            <text:p text:style-name="Table_20_Contents"><text:span text:style-name="Source_20_Text">04000</text:span></text:p>
          </table:table-cell>
          <table:table-cell table:style-name="Table7.B2" office:value-type="string">
            <text:p text:style-name="Table_20_Contents"><text:span text:style-name="Source_20_Text">S_ISUID</text:span></text:p>
          </table:table-cell>
          <table:table-cell table:style-name="Table7.D2" office:value-type="string">
            <text:p text:style-name="Table_20_Contents">Set-user-ID on execution</text:p>
          </table:table-cell>
        </table:table-row>
        <table:table-row>
          <table:table-cell table:style-name="Table7.A2" office:value-type="string">
            <text:p text:style-name="Table_20_Contents"><text:span text:style-name="Source_20_Text">set_gid</text:span></text:p>
          </table:table-cell>
          <table:table-cell table:style-name="Table7.B2" office:value-type="string">
            <text:p text:style-name="Table_20_Contents"><text:span text:style-name="Source_20_Text">02000</text:span></text:p>
          </table:table-cell>
          <table:table-cell table:style-name="Table7.B2" office:value-type="string">
            <text:p text:style-name="Table_20_Contents"><text:span text:style-name="Source_20_Text">S_ISGID</text:span></text:p>
          </table:table-cell>
          <table:table-cell table:style-name="Table7.D2" office:value-type="string">
            <text:p text:style-name="Table_20_Contents">Set-group-ID on execution</text:p>
          </table:table-cell>
        </table:table-row>
        <table:table-row>
          <table:table-cell table:style-name="Table7.A2" office:value-type="string">
            <text:p text:style-name="Table_20_Contents"><text:bookmark text:name="sticky_bit"/><text:span text:style-name="Source_20_Text">sticky_bit </text:span></text:p>
          </table:table-cell>
          <table:table-cell table:style-name="Table7.B2" office:value-type="string">
            <text:p text:style-name="Table_20_Contents"><text:span text:style-name="Source_20_Text">01000</text:span></text:p>
          </table:table-cell>
          <table:table-cell table:style-name="Table7.B2" office:value-type="string">
            <text:p text:style-name="Table_20_Contents"><text:span text:style-name="Source_20_Text">S_ISVTX</text:span></text:p>
          </table:table-cell>
          <table:table-cell table:style-name="Table7.D2" office:value-type="string">
            <text:p text:style-name="Table_20_Contents">Operating system dependent.</text:p>
          </table:table-cell>
        </table:table-row>
        <table:table-row>
          <table:table-cell table:style-name="Table7.A2" office:value-type="string">
            <text:p text:style-name="Table_20_Contents"><text:bookmark text:name="perms_mask"/><text:span text:style-name="Source_20_Text">mask</text:span></text:p>
          </table:table-cell>
          <table:table-cell table:style-name="Table7.B2" office:value-type="string">
            <text:p text:style-name="Table_20_Contents"><text:span text:style-name="Source_20_Text">07777</text:span></text:p>
          </table:table-cell>
          <table:table-cell table:style-name="Table7.B2" office:value-type="string">
            <text:p text:style-name="Table_20_Contents"> </text:p>
          </table:table-cell>
          <table:table-cell table:style-name="Table7.D2" office:value-type="string">
            <text:p text:style-name="Table_20_Contents"><text:span text:style-name="Source_20_Text">all | set_uid | set_gid | sticky_bit</text:span></text:p>
          </table:table-cell>
        </table:table-row>
        <table:table-row>
          <table:table-cell table:style-name="Table7.A2" office:value-type="string">
            <text:p text:style-name="Table_20_Contents"><text:span text:style-name="Source_20_Text">unknown</text:span></text:p>
          </table:table-cell>
          <table:table-cell table:style-name="Table7.B2" office:value-type="string">
            <text:p text:style-name="Table_20_Contents"><text:span text:style-name="Source_20_Text">0xFFFF</text:span></text:p>
          </table:table-cell>
          <table:table-cell table:style-name="Table7.B2" office:value-type="string">
            <text:p text:style-name="P10"/>
          </table:table-cell>
          <table:table-cell table:style-name="Table7.D2" office:value-type="string">
            <text:p text:style-name="Table_20_Contents">The permissions are not known, such as when a <text:span text:style-name="Source_20_Text">file_status</text:span> object is created without specifying the permissions</text:p>
          </table:table-cell>
        </table:table-row>
        <table:table-row>
          <table:table-cell table:style-name="Table7.A2" office:value-type="string">
            <text:p text:style-name="Table_20_Contents"><text:bookmark text:name="symlink_perms"/><text:span text:style-name="Source_20_Text">add_perms</text:span></text:p>
          </table:table-cell>
          <table:table-cell table:style-name="Table7.B2" office:value-type="string">
            <text:p text:style-name="Table_20_Contents"><text:span text:style-name="Source_20_Text">0x1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15">or</text:span> the <text:span text:style-name="Source_20_Text">perm</text:span> argument's permission bits to the file's current permission bits.</text:p>
          </table:table-cell>
        </table:table-row>
        <table:table-row>
          <table:table-cell table:style-name="Table7.A2" office:value-type="string">
            <text:p text:style-name="Table_20_Contents"><text:bookmark text:name="symlink_perms1"/><text:span text:style-name="Source_20_Text">remove_perms</text:span></text:p>
          </table:table-cell>
          <table:table-cell table:style-name="Table7.B2" office:value-type="string">
            <text:p text:style-name="Table_20_Contents"><text:span text:style-name="Source_20_Text">0x2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15">and</text:span> the complement of <text:span text:style-name="Source_20_Text">perm</text:span> argument's permission bits to the file's current permission bits.</text:p>
          </table:table-cell>
        </table:table-row>
        <table:table-row>
          <table:table-cell table:style-name="Table7.A23" office:value-type="string">
            <text:p text:style-name="Table_20_Contents"><text:bookmark text:name="symlink_perms2"/><text:span text:style-name="Source_20_Text">resolve_symlinks</text:span></text:p>
          </table:table-cell>
          <table:table-cell table:style-name="Table7.B23" office:value-type="string">
            <text:p text:style-name="Table_20_Contents"><text:span text:style-name="Source_20_Text">0x40000</text:span></text:p>
          </table:table-cell>
          <table:table-cell table:style-name="Table7.B23" office:value-type="string">
            <text:p text:style-name="Table_20_Contents"> </text:p>
          </table:table-cell>
          <table:table-cell table:style-name="Table7.D23" office:value-type="string">
            <text:p text:style-name="Table_20_Contents"><text:span text:style-name="Source_20_Text">permissions()</text:span> shall resolve symlinks</text:p>
          </table:table-cell>
        </table:table-row>
      </table:table>
      <text:p text:style-name="P4">Windows: All permissions except write are currently ignored. There is only a single write permission; setting write permission for owner, group, or others sets write permission for all, and removing write permission for owner, group, or others removes write permission for all. The Cygwin users guide has extensive discussion of the problems involved. Input from security experts is needed.</text:p>
      <text:h text:style-name="Heading_20_2" text:outline-level="2">11 <text:bookmark text:name="file_status"/>Class <text:span text:style-name="Source_20_Text">file_status</text:span> [class.file_status]</text:h>
      <text:p text:style-name="Preformatted_20_Text">namespace std { namespace tbd { namespace filesystem {</text:p>
      <text:p text:style-name="Preformatted_20_Text"><text:soft-page-break/></text:p>
      <text:p text:style-name="Preformatted_20_Text"><text:s text:c="6"/>class file_status</text:p>
      <text:p text:style-name="Preformatted_20_Text"><text:s text:c="6"/>{</text:p>
      <text:p text:style-name="Preformatted_20_Text"><text:s text:c="6"/>public:</text:p>
      <text:p text:style-name="Preformatted_20_Text"/>
      <text:p text:style-name="Preformatted_20_Text"><text:s text:c="8"/>// <text:a xlink:type="simple" xlink:href="#file_status-constructors">constructors</text:a></text:p>
      <text:p text:style-name="Preformatted_20_Text"><text:s text:c="8"/>explicit file_status(<text:a xlink:type="simple" xlink:href="#file_type">file_type</text:a> ft = file_type::none,</text:p>
      <text:p text:style-name="Preformatted_20_Text"><text:s text:c="29"/><text:a xlink:type="simple" xlink:href="#Enum.perms">perms</text:a> prms = perms::unknown) noexcept;</text:p>
      <text:p text:style-name="Preformatted_20_Text"><text:s text:c="8"/>file_status(const file_status&amp;) noexcept = default;</text:p>
      <text:p text:style-name="Preformatted_20_Text"><text:s text:c="8"/>file_status(file_status&amp;&amp;) noexcept = default;</text:p>
      <text:p text:style-name="Preformatted_20_Text"><text:s text:c="7"/>~file_status() = default;</text:p>
      <text:p text:style-name="Preformatted_20_Text"/>
      <text:p text:style-name="Preformatted_20_Text"><text:s text:c="8"/>file_status&amp; operator=(const file_status&amp;) noexcept = default;</text:p>
      <text:p text:style-name="Preformatted_20_Text"><text:s text:c="8"/>file_status&amp; operator=(file_status&amp;&amp;) noexcept = default;</text:p>
      <text:p text:style-name="Preformatted_20_Text"/>
      <text:p text:style-name="Preformatted_20_Text"><text:s text:c="8"/>// <text:a xlink:type="simple" xlink:href="#file_status-observers">observers</text:a></text:p>
      <text:p text:style-name="Preformatted_20_Text"><text:s text:c="8"/><text:a xlink:type="simple" xlink:href="#file_type">file_type</text:a> <text:s/>type() const noexcept;</text:p>
      <text:p text:style-name="Preformatted_20_Text"><text:s text:c="8"/><text:a xlink:type="simple" xlink:href="#Enum.perms">perms</text:a> <text:s text:c="5"/>permissions() const noexcept;</text:p>
      <text:p text:style-name="Preformatted_20_Text"/>
      <text:p text:style-name="Preformatted_20_Text"><text:s text:c="8"/>// <text:a xlink:type="simple" xlink:href="#file_status-modifiers">modifiers</text:a></text:p>
      <text:p text:style-name="Preformatted_20_Text"><text:s text:c="8"/>void <text:s text:c="6"/>type(<text:a xlink:type="simple" xlink:href="#file_type">file_type</text:a> ft) noexcept;</text:p>
      <text:p text:style-name="Preformatted_20_Text"><text:s text:c="8"/>void <text:s text:c="6"/>permissions(<text:a xlink:type="simple" xlink:href="#Enum.perms">perms</text:a> prms) noexcept;</text:p>
      <text:p text:style-name="Preformatted_20_Text"><text:s text:c="6"/>};</text:p>
      <text:p text:style-name="P13">} } } <text:s/>// namespaces std::tbd::filesystem</text:p>
      <text:p text:style-name="Text_20_body">An object of type <text:span text:style-name="Source_20_Text">file_status</text:span> stores information about the type and permissions of a file.</text:p>
      <text:h text:style-name="Heading_20_3" text:outline-level="3">11.1 <text:bookmark text:name="file_status-constructors"/><text:span text:style-name="Source_20_Text">file_status</text:span> constructors [file_status.cons]</text:h>
      <text:p text:style-name="P13">explicit file_status() noexcept;</text:p>
      <text:p text:style-name="Quotations"><text:span text:style-name="T15">Postconditions:</text:span> <text:span text:style-name="Source_20_Text">type() == file_type::none</text:span>, <text:span text:style-name="Source_20_Text">permissions() == perms_not_known</text:span>.</text:p>
      <text:p text:style-name="P13">explicit file_status(<text:a xlink:type="simple" xlink:href="#file_type">file_type</text:a> ft, <text:a xlink:type="simple" xlink:href="#Enum.perms">perms</text:a> prms = perms_not_known) noexcept;</text:p>
      <text:p text:style-name="Quotations"><text:span text:style-name="T15">Postconditions:</text:span> <text:span text:style-name="Source_20_Text">type() == ft</text:span>, <text:span text:style-name="Source_20_Text">permissions() == prms</text:span>.</text:p>
      <text:h text:style-name="Heading_20_3" text:outline-level="3">11.2 <text:bookmark text:name="file_status-observers"/><text:span text:style-name="Source_20_Text">file_status</text:span> observers [file_status.obs]</text:h>
      <text:p text:style-name="P13"><text:a xlink:type="simple" xlink:href="#file_type">file_type</text:a> type() const noexcept;</text:p>
      <text:p text:style-name="Quotations"><text:span text:style-name="T15">Returns: </text:span>The value of <text:span text:style-name="Source_20_Text">type()</text:span> specified by the <text:span text:style-name="T15">postconditions</text:span> of the most recent call to a constructor, operator=, or <text:span text:style-name="Source_20_Text">type(file_type)</text:span> function.</text:p>
      <text:p text:style-name="P13"><text:a xlink:type="simple" xlink:href="#Enum.perms">perms</text:a> permissions() const noexcept;</text:p>
      <text:p text:style-name="Quotations"><text:span text:style-name="T15">Returns: </text:span>The value of <text:span text:style-name="Source_20_Text">permissions()</text:span> specified by the <text:span text:style-name="T15">postconditions</text:span> of the most recent call to a constructor, operator=, or <text:span text:style-name="Source_20_Text">permissions(perms)</text:span> function.</text:p>
      <text:h text:style-name="Heading_20_3" text:outline-level="3"><text:soft-page-break/>11.3 <text:bookmark text:name="file_status-modifiers"/><text:span text:style-name="Source_20_Text">file_status</text:span> modifiers [file_status.mods]</text:h>
      <text:p text:style-name="P13">void type(<text:a xlink:type="simple" xlink:href="#file_type">file_type</text:a> ft) noexcept;</text:p>
      <text:p text:style-name="Quotations"><text:span text:style-name="T15">Postconditions:</text:span> <text:span text:style-name="Source_20_Text">type() == ft</text:span>.</text:p>
      <text:p text:style-name="P13">void permissions(<text:a xlink:type="simple" xlink:href="#Enum.perms">perms</text:a> prms) noexcept;</text:p>
      <text:p text:style-name="Quotations"><text:span text:style-name="T15">Postconditions:</text:span> <text:span text:style-name="Source_20_Text">permissions() == prms</text:span>.</text:p>
      <text:h text:style-name="Heading_20_2" text:outline-level="2">12 <text:bookmark text:name="Class-directory_entry"/>Class <text:span text:style-name="Source_20_Text">directory_entry</text:span> [class.directory_entry]</text:h>
      <text:p text:style-name="Preformatted_20_Text">namespace std { namespace tbd { namespace filesystem {</text:p>
      <text:p text:style-name="Preformatted_20_Text"/>
      <text:p text:style-name="Preformatted_20_Text"><text:s text:c="6"/>class directory_entry</text:p>
      <text:p text:style-name="Preformatted_20_Text"><text:s text:c="6"/>{</text:p>
      <text:p text:style-name="Preformatted_20_Text"><text:s text:c="6"/>public:</text:p>
      <text:p text:style-name="Preformatted_20_Text"/>
      <text:p text:style-name="Preformatted_20_Text"><text:s text:c="8"/>// <text:a xlink:type="simple" xlink:href="#directory_entry-constructors">constructors</text:a> and destructor</text:p>
      <text:p text:style-name="Preformatted_20_Text"><text:s text:c="8"/>directory_entry() = default;</text:p>
      <text:p text:style-name="Preformatted_20_Text"><text:s text:c="8"/>directory_entry(const directory_entry&amp;) = default;</text:p>
      <text:p text:style-name="Preformatted_20_Text"><text:s text:c="8"/>directory_entry(directory_entry&amp;&amp;) noexcept = default;</text:p>
      <text:p text:style-name="Preformatted_20_Text"><text:s text:c="8"/>explicit directory_entry(const path&amp; p, file_status st=file_status(),</text:p>
      <text:p text:style-name="Preformatted_20_Text"><text:s text:c="10"/>file_status symlink_st=file_status());</text:p>
      <text:p text:style-name="Preformatted_20_Text"><text:s text:c="7"/>~directory_entry() = default; </text:p>
      <text:p text:style-name="Preformatted_20_Text"/>
      <text:p text:style-name="Preformatted_20_Text"><text:s text:c="8"/>// <text:a xlink:type="simple" xlink:href="#directory_entry-modifiers">modifiers</text:a></text:p>
      <text:p text:style-name="Preformatted_20_Text"><text:s text:c="8"/>directory_entry&amp; operator=(const directory_entry&amp;) = default;</text:p>
      <text:p text:style-name="Preformatted_20_Text"><text:s text:c="8"/>directory_entry&amp; operator=(directory_entry&amp;&amp;) noexcept = default;</text:p>
      <text:p text:style-name="Preformatted_20_Text"><text:s text:c="8"/>void assign(const path&amp; p, file_status st=file_status(),</text:p>
      <text:p text:style-name="Preformatted_20_Text"><text:s text:c="10"/>file_status symlink_st=file_status());</text:p>
      <text:p text:style-name="Preformatted_20_Text"><text:s text:c="8"/>void replace_filename(const path&amp; p, file_status st=file_status(),</text:p>
      <text:p text:style-name="Preformatted_20_Text"><text:s text:c="10"/>file_status symlink_st=file_status());</text:p>
      <text:p text:style-name="Preformatted_20_Text"/>
      <text:p text:style-name="Preformatted_20_Text"><text:s text:c="8"/>// <text:a xlink:type="simple" xlink:href="#directory_entry-observers">observers</text:a></text:p>
      <text:p text:style-name="Preformatted_20_Text"><text:s text:c="8"/>const path&amp; <text:s/>path() const noexcept;</text:p>
      <text:p text:style-name="Preformatted_20_Text"><text:s text:c="8"/>file_status <text:s/>status() const;</text:p>
      <text:p text:style-name="Preformatted_20_Text"><text:s text:c="8"/>file_status <text:s/>status(error_code&amp; ec) const noexcept;</text:p>
      <text:p text:style-name="Preformatted_20_Text"><text:s text:c="8"/>file_status <text:s/>symlink_status() const;</text:p>
      <text:p text:style-name="Preformatted_20_Text"><text:s text:c="8"/>file_status <text:s/>symlink_status(error_code&amp; ec) const noexcept;</text:p>
      <text:p text:style-name="Preformatted_20_Text"/>
      <text:p text:style-name="Preformatted_20_Text"><text:s text:c="8"/>bool operator&lt; (const directory_entry&amp; rhs) const noexcept;</text:p>
      <text:p text:style-name="Preformatted_20_Text"><text:s text:c="8"/>bool operator==(const directory_entry&amp; rhs) const noexcept; </text:p>
      <text:p text:style-name="Preformatted_20_Text"><text:s text:c="8"/>bool operator!=(const directory_entry&amp; rhs) const noexcept; </text:p>
      <text:p text:style-name="Preformatted_20_Text"><text:s text:c="8"/>bool operator&lt;=(const directory_entry&amp; rhs) const noexcept;</text:p>
      <text:p text:style-name="Preformatted_20_Text"><text:s text:c="8"/>bool operator&gt; (const directory_entry&amp; rhs) const noexcept;</text:p>
      <text:p text:style-name="Preformatted_20_Text"><text:s text:c="8"/>bool operator&gt;=(const directory_entry&amp; rhs) const noexcept;</text:p>
      <text:p text:style-name="Preformatted_20_Text"><text:s text:c="6"/>private:</text:p>
      <text:p text:style-name="Preformatted_20_Text"><text:s text:c="8"/>path <text:s text:c="16"/>m_path; <text:s text:c="10"/>// for exposition only</text:p>
      <text:p text:style-name="Preformatted_20_Text"><text:s text:c="8"/>mutable file_status <text:s/>m_status; <text:s text:c="8"/>// for exposition only; stat()-like</text:p>
      <text:p text:style-name="Preformatted_20_Text"><text:s text:c="8"/>mutable file_status <text:s/>m_symlink_status; // for exposition only; lstat()-like</text:p>
      <text:p text:style-name="Preformatted_20_Text"><text:s text:c="6"/>};</text:p>
      <text:p text:style-name="Preformatted_20_Text"/>
      <text:p text:style-name="P13">} } } <text:s/>// namespaces std::tbd::filesystem</text:p>
      <text:p text:style-name="Text_20_body"><text:soft-page-break/>A <text:span text:style-name="Source_20_Text">directory_entry</text:span> object stores a <text:span text:style-name="Source_20_Text">path object</text:span>, a <text:span text:style-name="Source_20_Text">file_status</text:span> object for non-symbolic link status, and a <text:span text:style-name="Source_20_Text">file_status</text:span> object for symbolic link status. The <text:span text:style-name="Source_20_Text">file_status</text:span> objects act as value caches.</text:p>
      <text:p text:style-name="Quotations">[<text:span text:style-name="T15">Note:</text:span> Because <text:span text:style-name="Source_20_Text">status()</text:span>on a pathname may be a relatively expensive operation, some operating systems provide status information as a byproduct of directory iteration. Caching such status information can result in significant time savings. Cached and non-cached results may differ in the presence of file system races. <text:span text:style-name="T15">-- end note</text:span>]</text:p>
      <text:h text:style-name="Heading_20_3" text:outline-level="3">12.1 <text:bookmark text:name="directory_entry-constructors"/><text:span text:style-name="Source_20_Text">directory_entry</text:span> constructors [directory_entry.cons]</text:h>
      <text:p text:style-name="Preformatted_20_Text">explicit directory_entry(const path&amp; p, file_status st=file_status(),</text:p>
      <text:p text:style-name="P13"><text:s text:c="25"/>file_status symlink_st=file_status());</text:p>
      <text:p text:style-name="P20">Postcondition:</text:p>
      <table:table table:name="Table8" table:style-name="Table8">
        <table:table-column table:style-name="Table8.A"/>
        <table:table-column table:style-name="Table8.B"/>
        <table:table-row>
          <table:table-cell table:style-name="Table8.A1" office:value-type="string">
            <text:p text:style-name="P6">Expression</text:p>
          </table:table-cell>
          <table:table-cell table:style-name="Table8.B1" office:value-type="string">
            <text:p text:style-name="P6">Value</text:p>
          </table:table-cell>
        </table:table-row>
        <table:table-row>
          <table:table-cell table:style-name="Table8.A2" office:value-type="string">
            <text:p text:style-name="Table_20_Contents"><text:span text:style-name="Source_20_Text">path()</text:span></text:p>
          </table:table-cell>
          <table:table-cell table:style-name="Table8.B2" office:value-type="string">
            <text:p text:style-name="Table_20_Contents"><text:span text:style-name="Source_20_Text">p</text:span></text:p>
          </table:table-cell>
        </table:table-row>
        <table:table-row>
          <table:table-cell table:style-name="Table8.A2" office:value-type="string">
            <text:p text:style-name="Table_20_Contents"><text:span text:style-name="Source_20_Text">status()</text:span></text:p>
          </table:table-cell>
          <table:table-cell table:style-name="Table8.B2" office:value-type="string">
            <text:p text:style-name="Table_20_Contents"><text:span text:style-name="Source_20_Text">st</text:span></text:p>
          </table:table-cell>
        </table:table-row>
        <table:table-row>
          <table:table-cell table:style-name="Table8.A4" office:value-type="string">
            <text:p text:style-name="Table_20_Contents"><text:span text:style-name="Source_20_Text">symlink_status()</text:span></text:p>
          </table:table-cell>
          <table:table-cell table:style-name="Table8.B4" office:value-type="string">
            <text:p text:style-name="Table_20_Contents"><text:span text:style-name="Source_20_Text">symlink_st</text:span></text:p>
          </table:table-cell>
        </table:table-row>
      </table:table>
      <text:h text:style-name="Heading_20_3" text:outline-level="3">12.2 <text:bookmark text:name="directory_entry-modifiers"/><text:span text:style-name="Source_20_Text">directory_entry</text:span> modifiers [directory_entry.mods]</text:h>
      <text:p text:style-name="Preformatted_20_Text">void assign(const path&amp; p, file_status st=file_status(),</text:p>
      <text:p text:style-name="P13"><text:s text:c="12"/>file_status symlink_st=file_status());</text:p>
      <text:p text:style-name="P20">Postcondition:</text:p>
      <table:table table:name="Table9" table:style-name="Table9">
        <table:table-column table:style-name="Table9.A"/>
        <table:table-column table:style-name="Table9.B"/>
        <table:table-row>
          <table:table-cell table:style-name="Table9.A1" office:value-type="string">
            <text:p text:style-name="P6">Expression</text:p>
          </table:table-cell>
          <table:table-cell table:style-name="Table9.B1" office:value-type="string">
            <text:p text:style-name="P6">Value</text:p>
          </table:table-cell>
        </table:table-row>
        <table:table-row>
          <table:table-cell table:style-name="Table9.A2" office:value-type="string">
            <text:p text:style-name="Table_20_Contents"><text:span text:style-name="Source_20_Text">path()</text:span></text:p>
          </table:table-cell>
          <table:table-cell table:style-name="Table9.B2" office:value-type="string">
            <text:p text:style-name="Table_20_Contents"><text:span text:style-name="Source_20_Text">p</text:span></text:p>
          </table:table-cell>
        </table:table-row>
        <table:table-row>
          <table:table-cell table:style-name="Table9.A2" office:value-type="string">
            <text:p text:style-name="Table_20_Contents"><text:span text:style-name="Source_20_Text">status()</text:span></text:p>
          </table:table-cell>
          <table:table-cell table:style-name="Table9.B2" office:value-type="string">
            <text:p text:style-name="Table_20_Contents"><text:span text:style-name="Source_20_Text">st</text:span></text:p>
          </table:table-cell>
        </table:table-row>
        <table:table-row>
          <table:table-cell table:style-name="Table9.A4" office:value-type="string">
            <text:p text:style-name="Table_20_Contents"><text:span text:style-name="Source_20_Text">symlink_status()</text:span></text:p>
          </table:table-cell>
          <table:table-cell table:style-name="Table9.B4" office:value-type="string">
            <text:p text:style-name="Table_20_Contents"><text:span text:style-name="Source_20_Text">symlink_st</text:span></text:p>
          </table:table-cell>
        </table:table-row>
      </table:table>
      <text:p text:style-name="Preformatted_20_Text">void replace_filename(const path&amp; p, file_status st=file_status(),</text:p>
      <text:p text:style-name="P13"><text:s text:c="22"/>file_status symlink_st=file_status());</text:p>
      <text:p text:style-name="P20">Postcondition:</text:p>
      <table:table table:name="Table10" table:style-name="Table10">
        <table:table-column table:style-name="Table10.A"/>
        <table:table-column table:style-name="Table10.B"/>
        <text:soft-page-break/>
        <table:table-row>
          <table:table-cell table:style-name="Table10.A1" office:value-type="string">
            <text:p text:style-name="P6">Expression</text:p>
          </table:table-cell>
          <table:table-cell table:style-name="Table10.B1" office:value-type="string">
            <text:p text:style-name="P6">Value</text:p>
          </table:table-cell>
        </table:table-row>
        <table:table-row>
          <table:table-cell table:style-name="Table10.A2" office:value-type="string">
            <text:p text:style-name="Table_20_Contents"><text:span text:style-name="Source_20_Text">path()</text:span></text:p>
          </table:table-cell>
          <table:table-cell table:style-name="Table10.B2" office:value-type="string">
            <text:p text:style-name="Table_20_Contents"><text:span text:style-name="Source_20_Text">path().parent_path() / s</text:span></text:p>
          </table:table-cell>
        </table:table-row>
        <table:table-row>
          <table:table-cell table:style-name="Table10.A2" office:value-type="string">
            <text:p text:style-name="Table_20_Contents"><text:span text:style-name="Source_20_Text">status()</text:span></text:p>
          </table:table-cell>
          <table:table-cell table:style-name="Table10.B2" office:value-type="string">
            <text:p text:style-name="Table_20_Contents"><text:span text:style-name="Source_20_Text">st</text:span></text:p>
          </table:table-cell>
        </table:table-row>
        <table:table-row>
          <table:table-cell table:style-name="Table10.A4" office:value-type="string">
            <text:p text:style-name="Table_20_Contents"><text:span text:style-name="Source_20_Text">symlink_status()</text:span></text:p>
          </table:table-cell>
          <table:table-cell table:style-name="Table10.B4" office:value-type="string">
            <text:p text:style-name="Table_20_Contents"><text:span text:style-name="Source_20_Text">symlink_st</text:span></text:p>
          </table:table-cell>
        </table:table-row>
      </table:table>
      <text:h text:style-name="Heading_20_3" text:outline-level="3">12.3 <text:bookmark text:name="directory_entry-observers"/><text:span text:style-name="Source_20_Text">directory_entry</text:span> observers [directory_entry.obs]</text:h>
      <text:p text:style-name="P13">const path&amp; path() const noexcept;</text:p>
      <text:p text:style-name="Quotations"><text:span text:style-name="T15">Returns:</text:span> <text:span text:style-name="Source_20_Text">m_path</text:span></text:p>
      <text:p text:style-name="Preformatted_20_Text">file_status status() const;</text:p>
      <text:p text:style-name="P13">file_status status(error_code&amp; ec) const noexcept;</text:p>
      <text:p text:style-name="Quotations"><text:span text:style-name="T15">Effects:</text:span> As if,</text:p>
      <text:p text:style-name="P17">if (!status_known(m_status))</text:p>
      <text:p text:style-name="P17">{</text:p>
      <text:p text:style-name="P17"><text:s text:c="2"/>if (status_known(m_symlink_status) &amp;&amp; !is_symlink(m_symlink_status))</text:p>
      <text:p text:style-name="P17"><text:s text:c="4"/>{ m_status = m_symlink_status; }</text:p>
      <text:p text:style-name="P17"><text:s text:c="2"/>else { m_status = status(m_path<text:span text:style-name="T15">[, ec]</text:span>); }</text:p>
      <text:p text:style-name="P18">}</text:p>
      <text:p text:style-name="Quotations"><text:span text:style-name="T15">Returns:</text:span> <text:span text:style-name="Source_20_Text">m_status</text:span></text:p>
      <text:p text:style-name="Quotations"><text:span text:style-name="T15">Throws:</text:span> As specified in <text:a xlink:type="simple" xlink:href="#Error-reporting">Error reporting</text:a>.</text:p>
      <text:p text:style-name="Preformatted_20_Text">file_status <text:s/>symlink_status() const;</text:p>
      <text:p text:style-name="P13">file_status <text:s/>symlink_status(error_code&amp; ec) const noexcept;</text:p>
      <text:p text:style-name="Quotations"><text:span text:style-name="T15">Effects:</text:span> As if,</text:p>
      <text:p text:style-name="P17">if (!status_known(m_symlink_status))</text:p>
      <text:p text:style-name="P17">{</text:p>
      <text:p text:style-name="P17"><text:s text:c="2"/>m_symlink_status = symlink_status(m_path<text:span text:style-name="T15">[, ec]</text:span>);</text:p>
      <text:p text:style-name="P18">}</text:p>
      <text:p text:style-name="Quotations"><text:span text:style-name="T15">Returns:</text:span> <text:span text:style-name="Source_20_Text">m_symlink_status</text:span></text:p>
      <text:p text:style-name="Quotations"><text:span text:style-name="T15">Throws:</text:span> As specified in <text:a xlink:type="simple" xlink:href="#Error-reporting">Error reporting</text:a>.</text:p>
      <text:p text:style-name="P13">bool operator==(const directory_entry&amp; rhs) const noexcept;</text:p>
      <text:p text:style-name="Quotations"><text:span text:style-name="T15">Returns:</text:span> <text:span text:style-name="Source_20_Text">m_path == rhs.m_path</text:span>.</text:p>
      <text:p text:style-name="P13"><text:soft-page-break/>bool operator!=(const directory_entry&amp; rhs) const noexcept;</text:p>
      <text:p text:style-name="Quotations"><text:span text:style-name="T15">Returns:</text:span> <text:span text:style-name="Source_20_Text">m_path != rhs.m_path</text:span>.</text:p>
      <text:p text:style-name="P13">bool operator&lt; (const directory_entry&amp; rhs) const noexcept;</text:p>
      <text:p text:style-name="Quotations"><text:span text:style-name="T15">Returns:</text:span> <text:span text:style-name="Source_20_Text">m_path &lt; rhs.m_path</text:span>.</text:p>
      <text:p text:style-name="P13">bool operator&lt;=(const directory_entry&amp; rhs) const noexcept;</text:p>
      <text:p text:style-name="Quotations"><text:span text:style-name="T15">Returns:</text:span> <text:span text:style-name="Source_20_Text">m_path &lt;= rhs.m_path</text:span>.</text:p>
      <text:p text:style-name="P13">bool operator&gt; (const directory_entry&amp; rhs) const noexcept;</text:p>
      <text:p text:style-name="Quotations"><text:span text:style-name="T15">Returns:</text:span> <text:span text:style-name="Source_20_Text">m_path &gt; rhs.m_path</text:span>.</text:p>
      <text:p text:style-name="P13">bool operator&gt;=(const directory_entry&amp; rhs) const noexcept;</text:p>
      <text:p text:style-name="Quotations"><text:span text:style-name="T15">Returns:</text:span> <text:span text:style-name="Source_20_Text">m_path &gt;= rhs.m_path</text:span>.</text:p>
      <text:h text:style-name="Heading_20_2" text:outline-level="2">13 <text:bookmark text:name="Class-directory_iterator"/>Class <text:span text:style-name="Source_20_Text">directory_iterator</text:span> [class.directory_iterator]</text:h>
      <text:p text:style-name="Text_20_body">An object of type <text:span text:style-name="Source_20_Text">directory_iterator</text:span> provides an iterator for a sequence of <text:span text:style-name="Source_20_Text">directory_entry</text:span> elements representing the files in a directory.  [<text:span text:style-name="T15">Note:</text:span> For iteration into sub-directories,  see class <text:a xlink:type="simple" xlink:href="#Class-recursive_directory_iterator"><text:span text:style-name="Source_20_Text">recursive_directory_iterator</text:span></text:a> ([class.rec.dir.itr]). <text:span text:style-name="T15">--end note</text:span>]</text:p>
      <text:p text:style-name="Preformatted_20_Text">namespace std { namespace tbd { namespace filesystem {</text:p>
      <text:p text:style-name="Preformatted_20_Text"/>
      <text:p text:style-name="Preformatted_20_Text"><text:s text:c="6"/>class 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text:s text:c="8"/>// <text:a xlink:type="simple" xlink:href="#directory_iterator-members">member functions</text:a></text:p>
      <text:p text:style-name="Preformatted_20_Text"><text:s text:c="8"/>directory_iterator() noexcept;</text:p>
      <text:p text:style-name="Preformatted_20_Text"><text:s text:c="8"/>explicit directory_iterator(const path&amp; p);</text:p>
      <text:p text:style-name="Preformatted_20_Text"><text:s text:c="8"/>directory_iterator(const path&amp; p, error_code&amp; ec) noexcept;</text:p>
      <text:p text:style-name="Preformatted_20_Text"><text:s text:c="8"/>directory_iterator(const directory_iterator&amp;) = default;</text:p>
      <text:p text:style-name="Preformatted_20_Text"><text:s text:c="8"/>directory_iterator(directory_iterator&amp;&amp;) = default;</text:p>
      <text:p text:style-name="Preformatted_20_Text"><text:s text:c="7"/>~directory_iterator() = default;</text:p>
      <text:p text:style-name="Preformatted_20_Text"/>
      <text:p text:style-name="Preformatted_20_Text"><text:s text:c="8"/>directory_iterator&amp; operator=(const directory_iterator&amp;) = default;</text:p>
      <text:p text:style-name="Preformatted_20_Text"><text:s text:c="8"/>directory_iterator&amp; operator=(directory_iterator&amp;&amp;) = default;</text:p>
      <text:p text:style-name="Preformatted_20_Text"/>
      <text:p text:style-name="Preformatted_20_Text"><text:s text:c="8"/>const directory_entry&amp; operator*() const;</text:p>
      <text:p text:style-name="Preformatted_20_Text"><text:s text:c="8"/>const directory_entry* operator-&gt;() const;</text:p>
      <text:p text:style-name="Preformatted_20_Text"><text:s text:c="8"/>directory_iterator&amp; <text:s text:c="3"/>operator++();</text:p>
      <text:p text:style-name="Preformatted_20_Text"><text:s text:c="8"/>directory_iterator&amp; <text:s text:c="3"/>increment(error_code&amp; ec) noexcept;</text:p>
      <text:p text:style-name="Preformatted_20_Text"/>
      <text:p text:style-name="Preformatted_20_Text"><text:s text:c="8"/>// other members as required by</text:p>
      <text:p text:style-name="Preformatted_20_Text"><text:s text:c="8"/>// <text:s/>C++ Std, 24.1.1 Input iterators [input.iterators]</text:p>
      <text:p text:style-name="Preformatted_20_Text"><text:s text:c="6"/>};</text:p>
      <text:p text:style-name="Preformatted_20_Text"/>
      <text:p text:style-name="P13">} } } <text:s/>// namespaces std::tbd::filesystem</text:p>
      <text:p text:style-name="Text_20_body"><text:soft-page-break/><text:span text:style-name="Source_20_Text">directory_iterator</text:span> satisfies the requirements of an input iterator ([input.iterators]).</text:p>
      <text:p text:style-name="Text_20_body">If an iterator of type <text:span text:style-name="Source_20_Text">directory_iterator</text:span> is advanced past the last directory element, that iterator shall become equal to the end iterator value. The <text:span text:style-name="Source_20_Text">directory_iterator</text:span> default constructor shall create an iterator equal to the end iterator value, and this shall be the only valid iterator for the end condition. </text:p>
      <text:p text:style-name="Text_20_body">The result of <text:span text:style-name="Source_20_Text">operator*</text:span> on an end iterator is undefined behavior. For any other iterator value a <text:span text:style-name="Source_20_Text">const directory_entry&amp;</text:span> is returned. The result of <text:span text:style-name="Source_20_Text">operator-&gt;</text:span> on an end iterator is undefined behavior. For any other iterator value a <text:span text:style-name="Source_20_Text">const directory_entry*</text:span> is returned.</text:p>
      <text:p text:style-name="Text_20_body">Two end iterators are always equal. An end iterator shall not be equal to a non-end iterator.</text:p>
      <text:p text:style-name="P21">The above wording is based on the Standard Library's istream_iterator wording.</text:p>
      <text:p text:style-name="Text_20_body">The result of calling the <text:span text:style-name="Source_20_Text">path()</text:span> member of the <text:span text:style-name="Source_20_Text">directory_entry</text:span> object obtained by dereferencing a <text:span text:style-name="Source_20_Text">directory_iterator</text:span> is a reference to a <text:span text:style-name="Source_20_Text">path</text:span> object composed of the directory argument from which the iterator was constructed with filename of the directory entry appended as if by <text:span text:style-name="Source_20_Text">operator/=</text:span>. </text:p>
      <text:p text:style-name="Text_20_body">Directory iteration shall not yield directory entries for the current (<text:span text:style-name="T15">dot</text:span>) and parent (<text:span text:style-name="T15">dot-dot</text:span>) directories.</text:p>
      <text:p text:style-name="Text_20_body">The order of directory entries obtained by dereferencing successive increments of a <text:span text:style-name="Source_20_Text">directory_iterator</text:span> is unspecified.</text:p>
      <text:p text:style-name="Quotations">[<text:span text:style-name="T15">Note:</text:span> Programs performing directory iteration may wish to test if the path obtained by dereferencing a directory iterator actually exists. It could be a symbolic link to a non-existent file. Programs recursively walking directory trees for purposes of removing and renaming entries may wish to avoid following symbolic links.</text:p>
      <text:p text:style-name="Quotations">If a file is removed from or added to a directory after the construction of a <text:span text:style-name="Source_20_Text">directory_iterator</text:span> for the directory, it is unspecified whether or not subsequently incrementing the iterator will ever result in an iterator referencing the removed or added directory entry. See POSIX <text:a xlink:type="simple" xlink:href="http://www.opengroup.org/onlinepubs/000095399/functions/readdir_r.html"><text:span text:style-name="Source_20_Text">readdir_r()</text:span></text:a>. <text:span text:style-name="T15">--end note</text:span>]</text:p>
      <text:h text:style-name="Heading_20_3" text:outline-level="3">13.1 <text:bookmark text:name="directory_iterator-members"/><text:span text:style-name="Source_20_Text">directory_iterator</text:span> members [directory_iterator.members]</text:h>
      <text:p text:style-name="Text_20_body"><text:bookmark text:name="directory_iterator-default-ctor"/><text:span text:style-name="Source_20_Text">directory_iterator() noexcept;</text:span></text:p>
      <text:p text:style-name="Quotations"><text:span text:style-name="T15">Effects:</text:span> Constructs the end iterator.</text:p>
      <text:p text:style-name="Preformatted_20_Text"><text:span text:style-name="Source_20_Text">explicit </text:span><text:bookmark text:name="directory_iterator-ctor-path"/><text:span text:style-name="Source_20_Text">directory_iterator(</text:span>const path&amp; p<text:span text:style-name="Source_20_Text">);</text:span></text:p>
      <text:p text:style-name="P13"><text:span text:style-name="Source_20_Text">directory_iterator(</text:span>const path&amp; p, error_code&amp; ec<text:span text:style-name="Source_20_Text">) noexcept;</text:span></text:p>
      <text:p text:style-name="Quotations"><text:span text:style-name="T15">Effects:</text:span> For the directory that <text:span text:style-name="Source_20_Text">p</text:span> resolves to, constructs an iterator for the first element in a sequence of <text:span text:style-name="Source_20_Text">directory_entry</text:span> elements representing the files in the directory, if <text:soft-page-break/>any; otherwise the end iterator.</text:p>
      <text:p text:style-name="Quotations"><text:span text:style-name="T15">Throws:</text:span> As specified in <text:a xlink:type="simple" xlink:href="#Error-reporting">Error reporting</text:a>.</text:p>
      <text:p text:style-name="Quotations">[<text:span text:style-name="T15">Note:</text:span> To iterate over the current directory, use <text:span text:style-name="Source_20_Text">directory_iterator(".")</text:span> rather than <text:span text:style-name="Source_20_Text">directory_iterator("")</text:span>. <text:span text:style-name="T15">-- end note</text:span>]</text:p>
      <text:p text:style-name="Preformatted_20_Text">directory_iterator&amp; <text:bookmark text:name="directory_iterator-increment"/>operator++();</text:p>
      <text:p text:style-name="P13">directory_iterator&amp; increment(error_code&amp; ec)<text:span text:style-name="Source_20_Text"> noexcept</text:span>;</text:p>
      <text:p text:style-name="Quotations"><text:span text:style-name="T15">Effects:</text:span> As specified by the C++ Standard, 24.1.1 Input iterators [input.iterators]</text:p>
      <text:p text:style-name="Quotations"><text:span text:style-name="T15">Returns:</text:span> <text:span text:style-name="Source_20_Text">*this</text:span>.</text:p>
      <text:p text:style-name="Quotations"><text:span text:style-name="T15">Throws:</text:span> As specified in <text:a xlink:type="simple" xlink:href="#Error-reporting">Error reporting</text:a>.</text:p>
      <text:h text:style-name="Heading_20_3" text:outline-level="3">13.2 <text:bookmark text:name="directory_iterator-non-member-functions"/><text:span text:style-name="Source_20_Text">directory_iterator</text:span> non-member functions [directory_iterator.nonmembers]</text:h>
      <text:p text:style-name="Text_20_body">These functions enable use of <text:span text:style-name="Source_20_Text">directory_iterator</text:span> with C++11 range-based for statements.</text:p>
      <text:p text:style-name="P13">const directory_iterator&amp; begin(const directory_iterator&amp; iter) noexcept;</text:p>
      <text:p text:style-name="Quotations"><text:span text:style-name="T15">Returns: </text:span><text:span text:style-name="Source_20_Text">iter</text:span>.</text:p>
      <text:p text:style-name="P13">directory_iterator end(const directory_iterator&amp;) noexcept;</text:p>
      <text:p text:style-name="Quotations"><text:span text:style-name="T15">Returns: </text:span><text:span text:style-name="Source_20_Text">directory_iterator()</text:span>.</text:p>
      <text:h text:style-name="Heading_20_2" text:outline-level="2">14 <text:bookmark text:name="Class-recursive_directory_iterator"/>Class <text:span text:style-name="Source_20_Text">recursive_directory_iterator</text:span> [class.rec.dir.itr]</text:h>
      <text:p text:style-name="Text_20_body">An object of type <text:span text:style-name="Source_20_Text">recursive_directory_iterator</text:span> provides an iterator for a sequence of <text:span text:style-name="Source_20_Text">directory_entry</text:span> elements representing the files in a directory and its sub-directories.</text:p>
      <text:p text:style-name="Preformatted_20_Text">namespace std { namespace tbd { namespace filesystem {</text:p>
      <text:p text:style-name="Preformatted_20_Text"/>
      <text:p text:style-name="Preformatted_20_Text"><text:s text:c="6"/>class recursive_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
      <text:p text:style-name="Preformatted_20_Text"><text:s text:c="8"/>// constructors and destructor</text:p>
      <text:p text:style-name="Preformatted_20_Text"><text:s text:c="8"/>recursive_directory_iterator() noexcept;</text:p>
      <text:p text:style-name="Preformatted_20_Text"><text:s text:c="8"/>recursive_directory_iterator(const recursive_directory_iterator&amp;) = default;</text:p>
      <text:p text:style-name="Preformatted_20_Text"><text:s text:c="8"/>explicit recursive_directory_iterator(const path&amp; p,</text:p>
      <text:p text:style-name="Preformatted_20_Text"><text:s text:c="10"/><text:a xlink:type="simple" xlink:href="#symlink_option">directory_options</text:a> options = directory_options::none);</text:p>
      <text:p text:style-name="Preformatted_20_Text"><text:s text:c="8"/>recursive_directory_iterator(const path&amp; p,</text:p>
      <text:p text:style-name="Preformatted_20_Text"><text:soft-page-break/><text:s text:c="10"/><text:a xlink:type="simple" xlink:href="#symlink_option">directory_options</text:a> options, error_code&amp; ec) noexcept;</text:p>
      <text:p text:style-name="Preformatted_20_Text"><text:s text:c="8"/>recursive_directory_iterator(const path&amp; p, error_code&amp; ec) noexcept;</text:p>
      <text:p text:style-name="Preformatted_20_Text"><text:s text:c="8"/>recursive_directory_iterator(recursive_directory_iterator&amp;&amp;) = default;</text:p>
      <text:p text:style-name="Preformatted_20_Text"><text:s text:c="7"/>~recursive_directory_iterator() = default;</text:p>
      <text:p text:style-name="Preformatted_20_Text"/>
      <text:p text:style-name="Preformatted_20_Text"><text:s text:c="8"/>// observers</text:p>
      <text:p text:style-name="Preformatted_20_Text"><text:s text:c="8"/>directory_options <text:s/>options() const;</text:p>
      <text:p text:style-name="Preformatted_20_Text"><text:s text:c="8"/>int <text:s text:c="15"/>depth() const;</text:p>
      <text:p text:style-name="Preformatted_20_Text"><text:s text:c="8"/>bool <text:s text:c="14"/>recursion<text:span text:style-name="Source_20_Text">_pending</text:span>() const;</text:p>
      <text:p text:style-name="Preformatted_20_Text"/>
      <text:p text:style-name="Preformatted_20_Text"><text:s text:c="8"/>// modifiers</text:p>
      <text:p text:style-name="Preformatted_20_Text"><text:s text:c="8"/>recursive_directory_iterator&amp; operator=(const recursive_directory_iterator&amp;) = default;</text:p>
      <text:p text:style-name="Preformatted_20_Text"><text:s text:c="8"/>recursive_directory_iterator&amp; operator=(recursive_directory_iterator&amp;&amp;) = default;</text:p>
      <text:p text:style-name="Preformatted_20_Text"/>
      <text:p text:style-name="Preformatted_20_Text"><text:s text:c="8"/>recursive_directory_iterator&amp; operator++();</text:p>
      <text:p text:style-name="Preformatted_20_Text"><text:s text:c="8"/>recursive_directory_iterator&amp; increment(error_code&amp; ec);</text:p>
      <text:p text:style-name="Preformatted_20_Text"/>
      <text:p text:style-name="Preformatted_20_Text"><text:s text:c="8"/>void pop();</text:p>
      <text:p text:style-name="Preformatted_20_Text"><text:s text:c="8"/>void disable_recursion_pending();</text:p>
      <text:p text:style-name="Preformatted_20_Text"/>
      <text:p text:style-name="Preformatted_20_Text"><text:s text:c="8"/>// ... other members as required for Input iterators [input.iterators]</text:p>
      <text:p text:style-name="Preformatted_20_Text"><text:s text:c="6"/>};</text:p>
      <text:p text:style-name="Preformatted_20_Text"/>
      <text:p text:style-name="P13">} } } <text:s/>// namespaces std::tbd::filesystem</text:p>
      <text:p text:style-name="Text_20_body">The behavior of a <text:span text:style-name="Source_20_Text">recursive_directory_iterator</text:span> is the same as a <text:span text:style-name="Source_20_Text">directory_iterator</text:span> unless otherwise specified.</text:p>
      <text:h text:style-name="Heading_20_3" text:outline-level="3">14.1 <text:bookmark text:name="recursive_directory_iterator-members"/><text:span text:style-name="Source_20_Text">recursive_directory_iterator</text:span> members [<text:bookmark text:name="rec.dir.itr.members"/>rec.dir.itr.members]</text:h>
      <text:p text:style-name="P13">recursive_directory_iterator() noexcept;</text:p>
      <text:p text:style-name="Quotations"><text:span text:style-name="T15">Effects:</text:span> Constructs the end iterator.</text:p>
      <text:p text:style-name="Preformatted_20_Text">explicit recursive_directory_iterator(const path&amp; p,</text:p>
      <text:p text:style-name="Preformatted_20_Text"><text:s text:c="2"/><text:a xlink:type="simple" xlink:href="#symlink_option">directory_options</text:a> options = directory_options::none);</text:p>
      <text:p text:style-name="Preformatted_20_Text">recursive_directory_iterator(const path&amp; p, <text:a xlink:type="simple" xlink:href="#symlink_option">directory_options</text:a> options, error_code&amp; ec);</text:p>
      <text:p text:style-name="P13">recursive_<text:span text:style-name="Source_20_Text">directory_iterator(</text:span>const path&amp; p, error_code&amp; ec<text:span text:style-name="Source_20_Text">);</text:span></text:p>
      <text:p text:style-name="Quotations"><text:span text:style-name="T15">Effects:</text:span>  Constructs a iterator representing the first entry in the directory <text:span text:style-name="Source_20_Text">p</text:span> resolves to, if any; otherwise, the end iterator.</text:p>
      <text:p text:style-name="Quotations"><text:span text:style-name="T15">Postcondition: </text:span><text:span text:style-name="Source_20_Text">options() == options</text:span> for the signatures with a <text:span text:style-name="Source_20_Text">directory_options</text:span> argument, otherwise <text:span text:style-name="Source_20_Text">options() == directory_options::none</text:span>.</text:p>
      <text:p text:style-name="Quotations"><text:span text:style-name="T15">Throws:</text:span> As specified in <text:a xlink:type="simple" xlink:href="#Error-reporting">Error reporting</text:a>.</text:p>
      <text:p text:style-name="Quotations">[<text:span text:style-name="T15">Note:</text:span> To iterate over the current directory, use <text:span text:style-name="Source_20_Text">recursive_directory_iterator(".")</text:span> rather than <text:soft-page-break/><text:span text:style-name="Source_20_Text">recursive_directory_iterator("")</text:span>. <text:span text:style-name="T15">-- end note</text:span>]</text:p>
      <text:p text:style-name="Quotations">[<text:span text:style-name="T15">Note:</text:span> By default, <text:span text:style-name="Source_20_Text">recursive_directory_iterator</text:span> does not follow directory symlinks. To follow directory symlinks, specify <text:span text:style-name="Source_20_Text">options</text:span> as <text:span text:style-name="Source_20_Text">directory_options::follow_directory_symlink</text:span> <text:span text:style-name="T15">-- end note</text:span>]</text:p>
      <text:p text:style-name="P13">directory_options options() const;</text:p>
      <text:p text:style-name="Quotations"><text:span text:style-name="T15">Requires:</text:span> <text:span text:style-name="Source_20_Text">*this != recursive_directory_iterator()</text:span>.</text:p>
      <text:p text:style-name="Quotations"><text:span text:style-name="T15">Returns:</text:span> The value of the constructor <text:span text:style-name="Source_20_Text">options</text:span> argument, if present, otherwise <text:span text:style-name="Source_20_Text">directory_options::none</text:span>.</text:p>
      <text:p text:style-name="Quotations"><text:span text:style-name="T15">Throws:</text:span> Nothing.</text:p>
      <text:p text:style-name="P13">int depth() const;</text:p>
      <text:p text:style-name="Quotations"><text:span text:style-name="T15">Requires:</text:span> <text:span text:style-name="Source_20_Text">*this != recursive_directory_iterator()</text:span>.</text:p>
      <text:p text:style-name="Quotations"><text:span text:style-name="T15">Returns:</text:span> The current depth of the directory tree being traversed. [<text:span text:style-name="T15">Note:</text:span> The initial directory is depth 0, its immediate subdirectories are depth 1, and so forth. <text:span text:style-name="T15">-- end note</text:span>]</text:p>
      <text:p text:style-name="Quotations"><text:span text:style-name="T15">Throws:</text:span> Nothing.</text:p>
      <text:p text:style-name="P13">bool <text:span text:style-name="Source_20_Text">recursion_pending</text:span>() const;</text:p>
      <text:p text:style-name="Quotations"><text:span text:style-name="T15">Requires:</text:span> <text:span text:style-name="Source_20_Text">*this != recursive_directory_iterator()</text:span>.</text:p>
      <text:p text:style-name="Quotations"><text:span text:style-name="T15">Returns:</text:span> <text:span text:style-name="Source_20_Text">true</text:span> if <text:span text:style-name="Source_20_Text">disable_recursion_pending()</text:span> has not been called subsequent to the prior construction or increment operation, otherwise <text:span text:style-name="Source_20_Text">false</text:span>.</text:p>
      <text:p text:style-name="Quotations"><text:span text:style-name="T15">Throws:</text:span> Nothing.</text:p>
      <text:p text:style-name="Preformatted_20_Text"><text:span text:style-name="Source_20_Text">recursive_directory_iterator</text:span>&amp; <text:bookmark text:name="recursive_directory_iterator-increment"/>operator++();</text:p>
      <text:p text:style-name="P13">recursive_directory_iterator&amp; increment(error_code&amp; ec);</text:p>
      <text:p text:style-name="Quotations"><text:span text:style-name="T15">Requires:</text:span> <text:span text:style-name="Source_20_Text">*this != recursive_directory_iterator()</text:span>.</text:p>
      <text:p text:style-name="Quotations"><text:span text:style-name="T15">Effects:</text:span> As specified by the C++ Standard, 24.1.1 Input iterators [input.iterators], except that:</text:p>
      <text:list xml:id="list7987338280759064257" text:style-name="L15">
        <text:list-item>
          <text:p text:style-name="P57">If there are no more entries at this depth, then if <text:span text:style-name="Source_20_Text">depth()!= 0</text:span> iteration over the parent directory resumes; otherwise <text:span text:style-name="Source_20_Text">*this = recursive_directory_iterator()</text:span>.</text:p>
        </text:list-item>
        <text:list-item>
          <text:p text:style-name="P57">Otherwise if <text:span text:style-name="Source_20_Text">recursion_pending() &amp;&amp; is_directory(this-&gt;status()) &amp;&amp; (!is_symlink(this-&gt;symlink_status()) || (options() &amp; </text:span><text:soft-page-break/><text:span text:style-name="Source_20_Text">directory_options::follow_directory_symlink) != 0)</text:span> then directory <text:span text:style-name="Source_20_Text">(*this)-&gt;path()</text:span> is recursively iterated into.</text:p>
        </text:list-item>
      </text:list>
      <text:p text:style-name="Quotations"><text:span text:style-name="T15">Returns:</text:span> <text:span text:style-name="Source_20_Text">*this</text:span>.</text:p>
      <text:p text:style-name="Quotations"><text:span text:style-name="T15">Throws:</text:span> As specified in <text:a xlink:type="simple" xlink:href="#Error-reporting">Error reporting</text:a>.</text:p>
      <text:p text:style-name="P13">void pop();</text:p>
      <text:p text:style-name="Quotations"><text:span text:style-name="T15">Requires:</text:span> <text:span text:style-name="Source_20_Text">*this != recursive_directory_iterator()</text:span>.</text:p>
      <text:p text:style-name="Quotations"><text:span text:style-name="T15">Effects:</text:span> If <text:span text:style-name="Source_20_Text">depth() == 0</text:span>, set <text:span text:style-name="Source_20_Text">*this</text:span> to <text:span text:style-name="Source_20_Text">recursive_directory_iterator()</text:span>. Otherwise, cease iteration of the directory currently being iterated over, and continue iteration over the parent directory.</text:p>
      <text:p text:style-name="P13">void disable_recursion_pending();</text:p>
      <text:p text:style-name="Quotations"><text:span text:style-name="T15">Requires:</text:span> <text:span text:style-name="Source_20_Text">*this != recursive_directory_iterator()</text:span>.</text:p>
      <text:p text:style-name="Quotations"><text:span text:style-name="T15">Postcondition:</text:span> <text:span text:style-name="Source_20_Text">recursion_pending() == false</text:span>.</text:p>
      <text:p text:style-name="Quotations">[<text:span text:style-name="T15">Note:</text:span> <text:span text:style-name="Source_20_Text">disable_recursion_pending()</text:span> is used to prevent unwanted recursion into a directory. <text:span text:style-name="T15">--end note</text:span>]</text:p>
      <text:h text:style-name="Heading_20_3" text:outline-level="3">14.2 <text:span text:style-name="Source_20_Text">recursive_directory_iterator</text:span> non-member functions [<text:bookmark text:name="rec.dir.itr.nonmembers"/>rec.dir.itr.nonmembers]</text:h>
      <text:p text:style-name="Text_20_body">These functions enable use of <text:span text:style-name="Source_20_Text">recursive_directory_iterator</text:span> with C++11 range-based for statements.</text:p>
      <text:p text:style-name="P13">const recursive_directory_iterator&amp; begin(const recursive_directory_iterator&amp; iter) noexcept;</text:p>
      <text:p text:style-name="Quotations"><text:span text:style-name="T15">Returns: </text:span><text:span text:style-name="Source_20_Text">iter</text:span>.</text:p>
      <text:p text:style-name="P13">recursive_directory_iterator end(const recursive_directory_iterator&amp;) noexcept;</text:p>
      <text:p text:style-name="Quotations"><text:span text:style-name="T15">Returns: </text:span><text:span text:style-name="Source_20_Text">recursive_directory_iterator()</text:span>.</text:p>
      <text:h text:style-name="Heading_20_2" text:outline-level="2">15 <text:bookmark text:name="Operational-functions"/>Operational functions [fs.op.funcs]</text:h>
      <text:p text:style-name="Text_20_body">Operational functions query or modify files, including directories, in external storage.</text:p>
      <text:p text:style-name="Text_20_body">[<text:span text:style-name="T15">Note: </text:span>Because hardware failures, network failures, <text:a xlink:type="simple" xlink:href="#file-system-race">file system races</text:a>, and many other kinds of errors occur frequently in file system operations, users should be aware that any filesystem operational function, no matter how apparently innocuous, may encounter an error. See <text:a xlink:type="simple" xlink:href="#Error-reporting">Error reporting</text:a>. <text:span text:style-name="T15">-- end note</text:span>]</text:p>
      <text:h text:style-name="Heading_20_3" text:outline-level="3"><text:soft-page-break/>15.1 Absolute  [<text:bookmark text:name="fs.op.absolute"/>fs.op.absolute]</text:h>
      <text:p text:style-name="P13">path <text:bookmark text:name="absolute"/>absolute(const path&amp; p, const path&amp; base=current_path());</text:p>
      <text:p text:style-name="Quotations"><text:span text:style-name="T15">Returns:</text:span> An <text:a xlink:type="simple" xlink:href="#Absolute-path">absolute path</text:a> composed according to the following table</text:p>
      <table:table table:name="Table11" table:style-name="Table11">
        <table:table-column table:style-name="Table11.A"/>
        <table:table-column table:style-name="Table11.B"/>
        <table:table-column table:style-name="Table11.C"/>
        <table:table-row>
          <table:table-cell table:style-name="Table11.A1" office:value-type="string">
            <text:p text:style-name="P9"> </text:p>
          </table:table-cell>
          <table:table-cell table:style-name="Table11.B1" office:value-type="string">
            <text:p text:style-name="P9"><text:span text:style-name="Source_20_Text"><text:span text:style-name="T20">p.has_root_directory()</text:span></text:span></text:p>
          </table:table-cell>
          <table:table-cell table:style-name="Table11.C1" office:value-type="string">
            <text:p text:style-name="P9"><text:span text:style-name="Source_20_Text"><text:span text:style-name="T20">!p.has_root_directory()</text:span></text:span></text:p>
          </table:table-cell>
        </table:table-row>
        <table:table-row>
          <table:table-cell table:style-name="Table11.A2" office:value-type="string">
            <text:p text:style-name="P9"><text:span text:style-name="Source_20_Text"><text:span text:style-name="T20">p.has_root_name()</text:span></text:span></text:p>
          </table:table-cell>
          <table:table-cell table:style-name="Table11.B2" office:value-type="string">
            <text:p text:style-name="P9"><text:span text:style-name="Source_20_Text">return p</text:span></text:p>
          </table:table-cell>
          <table:table-cell table:style-name="Table11.C2" office:value-type="string">
            <text:p text:style-name="P9"><text:span text:style-name="Source_20_Text">return p.root_name() / absolute(base).<text:line-break/>root_directory()<text:line-break/>/ absolute(base).<text:line-break/>relative_path() / p.relative_path()</text:span></text:p>
          </table:table-cell>
        </table:table-row>
        <table:table-row>
          <table:table-cell table:style-name="Table11.A3" office:value-type="string">
            <text:p text:style-name="P9"><text:span text:style-name="Source_20_Text"><text:span text:style-name="T20">!p.has_root_name()</text:span></text:span></text:p>
          </table:table-cell>
          <table:table-cell table:style-name="Table11.B3" office:value-type="string">
            <text:p text:style-name="P9"><text:span text:style-name="Source_20_Text">return absolute(base).root_name()<text:line-break/>/ p</text:span></text:p>
          </table:table-cell>
          <table:table-cell table:style-name="Table11.C3" office:value-type="string">
            <text:p text:style-name="P9"><text:span text:style-name="Source_20_Text">return absolute(base) / p</text:span></text:p>
          </table:table-cell>
        </table:table-row>
      </table:table>
      <text:p text:style-name="Quotations"><text:line-break/>[<text:span text:style-name="T15">Note:</text:span> For the returned path, <text:span text:style-name="Source_20_Text">rp,</text:span> <text:span text:style-name="Source_20_Text">rp.is_absolute()</text:span> is true. <text:span text:style-name="T15">-- end note</text:span>]</text:p>
      <text:p text:style-name="Quotations"><text:span text:style-name="T15">Throws:</text:span> If <text:span text:style-name="Source_20_Text">base.is_absolute()</text:span> is true, throws only if memory allocation fails.</text:p>
      <text:h text:style-name="Heading_20_3" text:outline-level="3">15.2 Canonical  [<text:bookmark text:name="fs.op.canonical"/>fs.op.canonical]</text:h>
      <text:p text:style-name="Preformatted_20_Text">path <text:bookmark text:name="canonical"/>canonical(const path&amp; p, const path&amp; base = current_path());</text:p>
      <text:p text:style-name="Preformatted_20_Text">path canonical(const path&amp; p, error_code&amp; ec);</text:p>
      <text:p text:style-name="P13">path canonical(const path&amp; p, const path&amp; base, error_code&amp; ec);</text:p>
      <text:p text:style-name="Quotations"><text:span text:style-name="T15">Overview:</text:span> Converts <text:span text:style-name="Source_20_Text">p</text:span>, which must exist, to an absolute path that has no symbolic link, <text:span text:style-name="Source_20_Text">"."</text:span>, or <text:span text:style-name="Source_20_Text">".."</text:span> elements. </text:p>
      <text:p text:style-name="Quotations"><text:span text:style-name="T15">Returns:</text:span> A path that refers to the same file system object as <text:span text:style-name="Source_20_Text">absolute(p,base)</text:span>. For the overload without a <text:span text:style-name="Source_20_Text">base</text:span> argument, <text:span text:style-name="Source_20_Text">base</text:span> is <text:span text:style-name="Source_20_Text">current_path()</text:span>. Signatures with argument <text:span text:style-name="Source_20_Text">ec</text:span> return <text:span text:style-name="Source_20_Text">path()</text:span> if an error occurs.</text:p>
      <text:p text:style-name="Quotations"><text:span text:style-name="T15">Throws:</text:span>  As specified in <text:a xlink:type="simple" xlink:href="#Error-reporting">Error reporting</text:a>.</text:p>
      <text:p text:style-name="Quotations"><text:span text:style-name="T15">Remarks:</text:span> <text:span text:style-name="Source_20_Text">!exists(p)</text:span> is an error.</text:p>
      <text:p text:style-name="Quotations">[<text:span text:style-name="T15">Note:</text:span> Canonical pathnames allow security checking of a path (e.g. does this path live in /home/goodguy or /home/badguy?)  <text:span text:style-name="T15">-- end note</text:span>]</text:p>
      <text:h text:style-name="Heading_20_3" text:outline-level="3"><text:soft-page-break/>15.3 Copy  [<text:bookmark text:name="fs.op.copy"/>fs.op.copy]</text:h>
      <text:p text:style-name="Preformatted_20_Text">void <text:bookmark text:name="copy"/>copy(const path&amp; from, const path&amp; to);</text:p>
      <text:p text:style-name="P13">void copy(const path&amp; from, const path&amp; to, error_code&amp; ec) noexcept;</text:p>
      <text:p text:style-name="Quotations"><text:span text:style-name="T15">Effects: </text:span><text:span text:style-name="Source_20_Text">copy(from, to, copy_options::none</text:span><text:span text:style-name="Source_20_Text"><text:span text:style-name="T15">[, ec]</text:span></text:span><text:span text:style-name="Source_20_Text">)</text:span>.</text:p>
      <text:p text:style-name="Preformatted_20_Text">void <text:bookmark text:name="copy2"/>copy(const path&amp; from, const path&amp; to, <text:a xlink:type="simple" xlink:href="#copy_option">copy_options</text:a> options);</text:p>
      <text:p text:style-name="P13">void copy(const path&amp; from, const path&amp; to, <text:a xlink:type="simple" xlink:href="#copy_option">copy_options</text:a> options, error_code&amp; ec) noexcept;</text:p>
      <text:p text:style-name="Quotations"><text:span text:style-name="T15">Precondition:</text:span> At most one constant from each option group ([<text:a xlink:type="simple" xlink:href="#enum.copy_options">enum.copy_options</text:a>]) is present in <text:span text:style-name="Source_20_Text">options</text:span>.</text:p>
      <text:p text:style-name="P20">Effects:</text:p>
      <text:p text:style-name="P19">Before the first use of <text:span text:style-name="Source_20_Text">f</text:span> and <text:span text:style-name="Source_20_Text">t</text:span>:</text:p>
      <text:list xml:id="list839691283277357441" text:style-name="L16">
        <text:list-item>
          <text:p text:style-name="P68">If <text:span text:style-name="Source_20_Text">(options &amp; copy_options::create_symlinks) || (options &amp; copy_options::skip_symlinks)</text:span>, then <text:span text:style-name="Source_20_Text">auto f = symlink_status(from)</text:span> and if needed <text:span text:style-name="Source_20_Text">auto t = symlink_status(to)</text:span>. </text:p>
        </text:list-item>
        <text:list-item>
          <text:p text:style-name="P78">Otherwise, <text:span text:style-name="Source_20_Text">auto f = status(from)</text:span> and if needed <text:span text:style-name="Source_20_Text">auto t = status(to)</text:span>. </text:p>
        </text:list-item>
      </text:list>
      <text:p text:style-name="P19">Report an error as specified in <text:a xlink:type="simple" xlink:href="#Error-reporting">Error reporting</text:a> if:</text:p>
      <text:list xml:id="list3963227479970148458" text:style-name="L17">
        <text:list-item>
          <text:p text:style-name="P69"><text:span text:style-name="Source_20_Text">!exists(f)</text:span>. </text:p>
        </text:list-item>
        <text:list-item>
          <text:p text:style-name="P69"><text:span text:style-name="Source_20_Text">equivalent(f, t)</text:span>. </text:p>
        </text:list-item>
        <text:list-item>
          <text:p text:style-name="P69"><text:span text:style-name="Source_20_Text">is_other(f) || is_other(t)</text:span>. </text:p>
        </text:list-item>
        <text:list-item>
          <text:p text:style-name="P79"><text:span text:style-name="Source_20_Text">is_directory(f) &amp;&amp; is_regular_file(t)</text:span>. </text:p>
        </text:list-item>
      </text:list>
      <text:p text:style-name="P19">If <text:span text:style-name="Source_20_Text">is_symlink(f)</text:span>, then:</text:p>
      <text:list xml:id="list3710232183421922358" text:style-name="L18">
        <text:list-item>
          <text:p text:style-name="P70">If <text:span text:style-name="Source_20_Text">options &amp; copy_options::skip_symlinks</text:span>, then return. </text:p>
        </text:list-item>
        <text:list-item>
          <text:p text:style-name="P70">Otherwise if <text:span text:style-name="Source_20_Text">!exists(t)</text:span>, then <text:span text:style-name="Source_20_Text">copy_symlink(from, to, options)</text:span>. </text:p>
        </text:list-item>
        <text:list-item>
          <text:p text:style-name="P80">Otherwise report an error as specified in <text:a xlink:type="simple" xlink:href="#Error-reporting">Error reporting</text:a>. </text:p>
        </text:list-item>
      </text:list>
      <text:p text:style-name="P19">Otherwise if <text:span text:style-name="Source_20_Text">is_regular_file(f)</text:span>, then:</text:p>
      <text:list xml:id="list2957444376175846575" text:style-name="L19">
        <text:list-item>
          <text:p text:style-name="P71">If <text:span text:style-name="Source_20_Text">options &amp; copy_options::directories_only</text:span>, then return. </text:p>
        </text:list-item>
        <text:list-item>
          <text:p text:style-name="P71">Otherwise if <text:span text:style-name="Source_20_Text">options &amp; copy_options::create_symlinks</text:span>, then create a symbolic link to the source file. </text:p>
        </text:list-item>
        <text:list-item>
          <text:p text:style-name="P71"><text:soft-page-break/>Otherwise if <text:span text:style-name="Source_20_Text">options &amp; copy_options::create_hard_links</text:span>, then create a hard link to the source file. </text:p>
        </text:list-item>
        <text:list-item>
          <text:p text:style-name="P71">Otherwise:</text:p>
          <text:list>
            <text:list-item>
              <text:p text:style-name="P71">If <text:span text:style-name="Source_20_Text">is_directory(t)</text:span>, then <text:span text:style-name="Source_20_Text">copy_file(from, to/from.filename(), options)</text:span>. </text:p>
            </text:list-item>
            <text:list-item>
              <text:p text:style-name="P81">Otherwise, <text:span text:style-name="Source_20_Text">copy_file(from, to, options)</text:span>. </text:p>
            </text:list-item>
          </text:list>
        </text:list-item>
      </text:list>
      <text:p text:style-name="P19">Otherwise if <text:span text:style-name="Source_20_Text">is_directory(f) &amp;&amp; ((options &amp; copy_options::recursive) || !(options))</text:span> then:</text:p>
      <text:list xml:id="list4868845291502314700" text:style-name="L20">
        <text:list-item>
          <text:p text:style-name="P72">If  <text:span text:style-name="Source_20_Text">!exists(t)</text:span>, then <text:span text:style-name="Source_20_Text">create_directory(to, from)</text:span>. </text:p>
        </text:list-item>
        <text:list-item>
          <text:p text:style-name="P82">Then, iterate over the files in <text:span text:style-name="Source_20_Text">from</text:span>, as if by <text:span text:style-name="Source_20_Text">for (directory_entry&amp; x : directory_iterator(from))</text:span>, and for each iteration <text:span text:style-name="Source_20_Text">copy(x.path(), to/x.path().filename(), options | copy_options::</text:span><text:span text:style-name="Source_20_Text"><text:span text:style-name="T15">unspecified</text:span></text:span><text:span text:style-name="Source_20_Text">)</text:span>. </text:p>
        </text:list-item>
      </text:list>
      <text:p text:style-name="P19">Otherwise no effects.</text:p>
      <text:p text:style-name="Quotations"><text:span text:style-name="T15">Throws:</text:span> As specified in <text:a xlink:type="simple" xlink:href="#Error-reporting">Error reporting</text:a>.</text:p>
      <text:p text:style-name="Quotations"><text:span text:style-name="T15">Remarks: </text:span>For the signature with argument <text:span text:style-name="Source_20_Text">ec</text:span>, any Filesystem library functions called by the implementation shall have an <text:span text:style-name="Source_20_Text">error_code</text:span> argument if applicable. </text:p>
      <text:p text:style-name="Quotations">[<text:span text:style-name="T15">Example:</text:span> Given this directory structure:</text:p>
      <text:p text:style-name="P15">/dir1</text:p>
      <text:p text:style-name="P15"><text:s text:c="2"/>file1</text:p>
      <text:p text:style-name="P15"><text:s text:c="2"/>file2</text:p>
      <text:p text:style-name="P15"><text:s text:c="2"/>dir2</text:p>
      <text:p text:style-name="P16"><text:s text:c="4"/>file3</text:p>
      <text:p text:style-name="Quotations">Calling <text:span text:style-name="Source_20_Text">copy("/dir1", "/dir3")</text:span> would result in: </text:p>
      <text:p text:style-name="P15">/dir1</text:p>
      <text:p text:style-name="P15"><text:s text:c="2"/>file1</text:p>
      <text:p text:style-name="P15"><text:s text:c="2"/>file2</text:p>
      <text:p text:style-name="P15"><text:s text:c="2"/>dir2</text:p>
      <text:p text:style-name="P15"><text:s text:c="4"/>file3</text:p>
      <text:p text:style-name="P15">/dir3</text:p>
      <text:p text:style-name="P15"><text:s text:c="2"/>file1</text:p>
      <text:p text:style-name="P16"><text:s text:c="2"/>file2</text:p>
      <text:p text:style-name="Quotations">Alternatively, calling <text:span text:style-name="Source_20_Text">copy("/dir1", "/dir3", copy_options::recursive)</text:span> would result in: </text:p>
      <text:p text:style-name="P15">/dir1</text:p>
      <text:p text:style-name="P15"><text:s text:c="2"/>file1</text:p>
      <text:p text:style-name="P15"><text:s text:c="2"/>file2</text:p>
      <text:p text:style-name="P15"><text:soft-page-break/><text:s text:c="2"/>dir2</text:p>
      <text:p text:style-name="P15"><text:s text:c="4"/>file3 <text:s/></text:p>
      <text:p text:style-name="P15">/dir3</text:p>
      <text:p text:style-name="P15"><text:s text:c="2"/>file1</text:p>
      <text:p text:style-name="P15"><text:s text:c="2"/>file2</text:p>
      <text:p text:style-name="P15"><text:s text:c="2"/>dir2</text:p>
      <text:p text:style-name="P16"><text:s text:c="4"/>file3</text:p>
      <text:p text:style-name="Quotations"><text:span text:style-name="T15">-- end example</text:span>]</text:p>
      <text:h text:style-name="Heading_20_3" text:outline-level="3">15.4 Copy file  [<text:bookmark text:name="fs.op.copy_file"/>fs.op.copy_file]</text:h>
      <text:p text:style-name="Preformatted_20_Text">bool copy_file(const path&amp; from, const path&amp; to);</text:p>
      <text:p text:style-name="P13">bool copy_file(const path&amp; from, const path&amp; to, error_code&amp; ec) noexcept;</text:p>
      <text:p text:style-name="Quotations"><text:span text:style-name="T15">Returns: </text:span><text:span text:style-name="Source_20_Text">copy_file(from, to, copy_options::none</text:span><text:span text:style-name="T15">[</text:span><text:span text:style-name="Source_20_Text">, ec</text:span><text:span text:style-name="T15">]</text:span><text:span text:style-name="Source_20_Text">)</text:span>.</text:p>
      <text:p text:style-name="Quotations"><text:span text:style-name="T15">Throws:</text:span> As specified in <text:a xlink:type="simple" xlink:href="#Error-reporting">Error reporting</text:a>.</text:p>
      <text:p text:style-name="Preformatted_20_Text">bool <text:bookmark text:name="copy_file"/>copy_file(const path&amp; from, const path&amp; to, <text:a xlink:type="simple" xlink:href="#copy_option">copy_options</text:a> options);</text:p>
      <text:p text:style-name="Preformatted_20_Text">bool <text:bookmark text:name="copy_file2"/>copy_file(const path&amp; from, const path&amp; to, <text:a xlink:type="simple" xlink:href="#copy_option">copy_options</text:a> options,</text:p>
      <text:p text:style-name="P13"><text:s text:c="15"/>error_code&amp; ec) noexcept;</text:p>
      <text:p text:style-name="Quotations"><text:span text:style-name="T15">Precondition:</text:span> At most one constant from each <text:span text:style-name="Source_20_Text">copy_options</text:span> option group ([<text:a xlink:type="simple" xlink:href="#enum.copy_options">enum.copy_options</text:a>]) is present in <text:span text:style-name="Source_20_Text">options</text:span>.</text:p>
      <text:p text:style-name="P20">Effects:</text:p>
      <text:p text:style-name="P19">If  <text:span text:style-name="Source_20_Text">exists(to) &amp;&amp;</text:span> <text:span text:style-name="Source_20_Text">!(options &amp; (copy_options::skip_existing | copy_options::overwrite_existing | copy_options::update_existing))</text:span> report a file already exists error as specified in <text:a xlink:type="simple" xlink:href="#Error-reporting">Error reporting</text:a>.</text:p>
      <text:p text:style-name="P19">If <text:span text:style-name="Source_20_Text">!exists(to) || (options &amp; copy_options::overwrite_existing) || ((options &amp; copy_options::update_existing) &amp;&amp; last_write_time(from) &gt; last_write_time(to)) || !(options &amp; (copy_options::skip_existing | copy_options::overwrite_existing | copy_options::update_existing))</text:span> copy the contents and attributes of the file <text:span text:style-name="Source_20_Text">from</text:span> resolves to the file <text:span text:style-name="Source_20_Text">to</text:span> resolves to.</text:p>
      <text:p text:style-name="Quotations"><text:span text:style-name="T15">Returns</text:span>: <text:span text:style-name="Source_20_Text">true</text:span> if the <text:span text:style-name="Source_20_Text">from</text:span> file was copied, otherwise <text:span text:style-name="Source_20_Text">false</text:span>. The signature with argument <text:span text:style-name="Source_20_Text">ec</text:span> return <text:span text:style-name="Source_20_Text">false</text:span> if an error occurs.</text:p>
      <text:p text:style-name="Quotations"><text:span text:style-name="T15">Throws:</text:span> As specified in <text:a xlink:type="simple" xlink:href="#Error-reporting">Error reporting</text:a>.</text:p>
      <text:p text:style-name="Quotations"><text:span text:style-name="T15">Complexity:</text:span> At most one direct or indirect invocation of <text:span text:style-name="Source_20_Text">status(to)</text:span>.</text:p>
      <text:h text:style-name="Heading_20_3" text:outline-level="3"><text:soft-page-break/>15.5 Copy symlink  [<text:bookmark text:name="fs.op.copy_symlink"/>fs.op.copy_symlink]</text:h>
      <text:p text:style-name="Preformatted_20_Text">void <text:bookmark text:name="copy_symlink"/>copy_symlink(const path&amp; existing_symlink, const path&amp; new_symlink);</text:p>
      <text:p text:style-name="Preformatted_20_Text">void copy_symlink(const path&amp; existing_symlink, const path&amp; new_symlink,</text:p>
      <text:p text:style-name="P13"><text:s text:c="18"/>error_code&amp; ec) noexcept;</text:p>
      <text:p text:style-name="Quotations"><text:span text:style-name="T15">Effects: </text:span><text:span text:style-name="Source_20_Text"><text:span text:style-name="T15">function</text:span></text:span><text:span text:style-name="Source_20_Text">(read_symlink(existing_symlink</text:span><text:span text:style-name="T15">[</text:span><text:span text:style-name="Source_20_Text">, ec</text:span><text:span text:style-name="T15">]</text:span><text:span text:style-name="Source_20_Text">), new_symlink</text:span><text:span text:style-name="T15">[</text:span><text:span text:style-name="Source_20_Text">, ec</text:span><text:span text:style-name="T15">]</text:span><text:span text:style-name="Source_20_Text">)</text:span>, where <text:span text:style-name="Source_20_Text"><text:span text:style-name="T15">function</text:span></text:span> is <text:span text:style-name="Source_20_Text">create_symlink</text:span> or <text:span text:style-name="Source_20_Text">create_directory_symlink</text:span>, as appropriate.</text:p>
      <text:p text:style-name="Quotations"><text:span text:style-name="T15">Throws:</text:span> As specified in <text:a xlink:type="simple" xlink:href="#Error-reporting">Error reporting</text:a>.</text:p>
      <text:h text:style-name="Heading_20_3" text:outline-level="3">15.6 Create directories  [<text:bookmark text:name="fs.op.create_directories"/>fs.op.create_directories]</text:h>
      <text:p text:style-name="Preformatted_20_Text">bool <text:bookmark text:name="create_directories"/>create_directories(const path&amp; p);</text:p>
      <text:p text:style-name="P13">bool <text:bookmark text:name="create_directories2"/>create_directories(const path&amp; p, error_code&amp; ec) noexcept;</text:p>
      <text:p text:style-name="Quotations"><text:span text:style-name="T15">Effects:</text:span> Establishes the postcondition by calling <text:span text:style-name="Source_20_Text">create_directory()</text:span> for any element of <text:span text:style-name="Source_20_Text">p</text:span> that does not exist.</text:p>
      <text:p text:style-name="Quotations"><text:span text:style-name="T15">Postcondition:</text:span> <text:span text:style-name="Source_20_Text">is_directory(p)</text:span></text:p>
      <text:p text:style-name="Quotations"><text:span text:style-name="T15">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5">Throws:</text:span> As specified in <text:a xlink:type="simple" xlink:href="#Error-reporting">Error reporting</text:a>.</text:p>
      <text:p text:style-name="Quotations"><text:span text:style-name="T15">Complexity:</text:span> <text:span text:style-name="T15">O(n+1)</text:span> where <text:span text:style-name="T15">n</text:span> is the number of elements of <text:span text:style-name="Source_20_Text">p</text:span> that do not exist.</text:p>
      <text:h text:style-name="Heading_20_3" text:outline-level="3">15.7 Create directory  [<text:bookmark text:name="fs.op.create_directory"/>fs.op.create_directory]</text:h>
      <text:p text:style-name="Preformatted_20_Text">bool <text:bookmark text:name="create_directory"/>create_directory(const path&amp; p);</text:p>
      <text:p text:style-name="P13">bool create_directory(const path&amp; p, error_code&amp; ec) noexcept;</text:p>
      <text:p text:style-name="Quotations"><text:span text:style-name="T15">Effects:</text:span> Establishes the postcondition by attempting to create the directory <text:span text:style-name="Source_20_Text">p</text:span> resolves to, as if by POSIX <text:a xlink:type="simple" xlink:href="http://www.opengroup.org/onlinepubs/000095399/functions/mkdir.html"><text:span text:style-name="Source_20_Text">mkdir()</text:span></text:a> with a second argument of S_IRWXU|S_IRWXG|S_IRWXO. Creation failure because <text:span text:style-name="Source_20_Text">p</text:span> resolves to an existing directory shall not be treated as an error. </text:p>
      <text:p text:style-name="Quotations"><text:span text:style-name="T15">Postcondition:</text:span> <text:span text:style-name="Source_20_Text">is_directory(p)</text:span></text:p>
      <text:p text:style-name="Quotations"><text:span text:style-name="T15">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5">Throws:</text:span> As specified in <text:a xlink:type="simple" xlink:href="#Error-reporting">Error reporting</text:a>.</text:p>
      <text:p text:style-name="Preformatted_20_Text">bool <text:bookmark text:name="create_directory2"/>create_directory(const path&amp; p, const path&amp; existing_p);</text:p>
      <text:p text:style-name="P13">bool create_directory(const path&amp; p, const path&amp; existing_p, error_code&amp; ec) <text:soft-page-break/>noexcept;</text:p>
      <text:p text:style-name="Quotations"><text:span text:style-name="T15">Effects: </text:span>Establishes the postcondition by attempting to create the directory <text:span text:style-name="Source_20_Text">p</text:span> resolves to, with attributes copied from directory <text:span text:style-name="Source_20_Text">existing_p</text:span>. The set of attributes copied is operating system dependent. Creation failure because <text:span text:style-name="Source_20_Text">p</text:span> resolves to an existing directory shall not be treated as an error. </text:p>
      <text:p text:style-name="P19">[<text:span text:style-name="T15">Note:</text:span> For POSIX based operating systems the attributes are those copied by native API <text:span text:style-name="Source_20_Text">stat(existing_p.c_str(), &amp;attributes_stat)</text:span> followed by <text:span text:style-name="Source_20_Text">mkdir(p.c_str(), attributes_stat.st_mode)</text:span>.  For Windows based operating systems the attributes are those copied by native API <text:span text:style-name="Source_20_Text">CreateDirectoryExW(existing_p.c_str(), p.c_str(), 0)</text:span>.  <text:span text:style-name="T15">--end note</text:span>] </text:p>
      <text:p text:style-name="Quotations"><text:span text:style-name="T15">Postcondition:</text:span> <text:span text:style-name="Source_20_Text">is_directory(p)</text:span></text:p>
      <text:p text:style-name="Quotations"><text:span text:style-name="T15">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5">Throws:</text:span> As specified in <text:a xlink:type="simple" xlink:href="#Error-reporting">Error reporting</text:a>.</text:p>
      <text:h text:style-name="Heading_20_3" text:outline-level="3">15.8 Create directory symlink  [<text:bookmark text:name="fs.op.create_dir_symlk"/>fs.op.create_dir_symlk]</text:h>
      <text:p text:style-name="Preformatted_20_Text">void <text:bookmark text:name="create_directory_symlink"/>create_directory_symlink(const path&amp; to, const path&amp; new_symlink);</text:p>
      <text:p text:style-name="Preformatted_20_Text">void create_directory_symlink(const path&amp; to, const path&amp; new_symlink,</text:p>
      <text:p text:style-name="P13"><text:s text:c="30"/>error_code&amp; ec) noexcept;</text:p>
      <text:p text:style-name="Quotations"><text:span text:style-name="T15">Effects:</text:span> Establishes the postcondition, as if by POSIX <text:a xlink:type="simple" xlink:href="http://www.opengroup.org/onlinepubs/000095399/functions/symlink.html"><text:span text:style-name="Source_20_Text">symlink()</text:span></text:a>.</text:p>
      <text:p text:style-name="Quotations"><text:span text:style-name="T15">Postcondition:</text:span> <text:span text:style-name="Source_20_Text">new_symlink</text:span> resolves to a symbolic link file that contains an unspecified representation of <text:span text:style-name="Source_20_Text">to</text:span>.</text:p>
      <text:p text:style-name="Quotations"><text:span text:style-name="T15">Throws:</text:span> As specified in <text:a xlink:type="simple" xlink:href="#Error-reporting">Error reporting</text:a>.</text:p>
      <text:p text:style-name="Quotations">[<text:span text:style-name="T15">Note:</text:span> Some operating systems require symlink creation to identify that the link is to a directory. Portable code should use <text:span text:style-name="Source_20_Text">create_directory_symlink()</text:span> to create directory symlinks rather than <text:span text:style-name="Source_20_Text">create_symlink()</text:span> <text:span text:style-name="T15">-- end note</text:span>]</text:p>
      <text:p text:style-name="Quotations">[<text:span text:style-name="T15">Note:</text:span> Some operating systems do not support symbolic links at all or support them only for regular files. Some file systems do not support symbolic links regardless of the operating system - the FAT file system used on memory cards and flash drives, for example. <text:span text:style-name="T15">-- end note</text:span>]</text:p>
      <text:h text:style-name="Heading_20_3" text:outline-level="3">15.9 Create hard link  [<text:bookmark text:name="fs.op.create_hard_lk"/>fs.op.create_hard_lk]</text:h>
      <text:p text:style-name="Preformatted_20_Text">void <text:bookmark text:name="create_hard_link"/>create_hard_link(const path&amp; to, const path&amp; new_hard_link);</text:p>
      <text:p text:style-name="Preformatted_20_Text">void <text:bookmark text:name="create_hard_link2"/>create_hard_link(const path&amp; to, const path&amp; new_hard_link,</text:p>
      <text:p text:style-name="P13"><text:soft-page-break/><text:s text:c="38"/>error_code&amp; ec) noexcept;</text:p>
      <text:p text:style-name="Quotations"><text:span text:style-name="T15">Effects:</text:span> Establishes the postcondition, as if by POSIX <text:a xlink:type="simple" xlink:href="http://www.opengroup.org/onlinepubs/000095399/functions/link.html"><text:span text:style-name="Source_20_Text">link()</text:span></text:a>.</text:p>
      <text:p text:style-name="P20">Postcondition:</text:p>
      <text:list xml:id="list6740618408922778675" text:style-name="L21">
        <text:list-item>
          <text:p text:style-name="P64"> <text:span text:style-name="Source_20_Text">exists(to) &amp;&amp; exists(new_hard_link) &amp;&amp; equivalent(to, new_hard_link)</text:span> </text:p>
        </text:list-item>
        <text:list-item>
          <text:p text:style-name="P58">The contents of the file or directory <text:span text:style-name="Source_20_Text">to</text:span> resolves to are unchanged. </text:p>
        </text:list-item>
      </text:list>
      <text:p text:style-name="Quotations"><text:span text:style-name="T15">Throws:</text:span> As specified in <text:a xlink:type="simple" xlink:href="#Error-reporting">Error reporting</text:a>.</text:p>
      <text:p text:style-name="Quotations">[<text:span text:style-name="T15">Note:</text:span> Some operating systems do not support hard links at all or support them only for regular files. Some file systems do not support hard links regardless of the operating system - the FAT file system used on memory cards and flash drives, for example. Some file systems limit the number of links per file. <text:span text:style-name="T15">-- end note</text:span>]</text:p>
      <text:h text:style-name="Heading_20_3" text:outline-level="3">15.10 Create symlink  [<text:bookmark text:name="fs.op.create_symlink"/>fs.op.create_symlink]</text:h>
      <text:p text:style-name="Preformatted_20_Text">void <text:bookmark text:name="create_symlink"/>create_symlink(const path&amp; to, const path&amp; new_symlink);</text:p>
      <text:p text:style-name="Preformatted_20_Text">void <text:bookmark text:name="create_symlink2"/>create_symlink(const path&amp; to, const path&amp; new_symlink,</text:p>
      <text:p text:style-name="P13"><text:s text:c="20"/>error_code&amp; ec) noexcept;</text:p>
      <text:p text:style-name="Quotations"><text:span text:style-name="T15">Effects:</text:span> Establishes the postcondition, as if by POSIX <text:a xlink:type="simple" xlink:href="http://www.opengroup.org/onlinepubs/000095399/functions/symlink.html"><text:span text:style-name="Source_20_Text">symlink()</text:span></text:a>.</text:p>
      <text:p text:style-name="Quotations"><text:span text:style-name="T15">Postcondition:</text:span> <text:span text:style-name="Source_20_Text">new_symlink</text:span> resolves to a symbolic link file that contains an unspecified representation of <text:span text:style-name="Source_20_Text">to</text:span>.</text:p>
      <text:p text:style-name="Quotations"><text:span text:style-name="T15">Throws:</text:span> As specified in <text:a xlink:type="simple" xlink:href="#Error-reporting">Error reporting</text:a>.</text:p>
      <text:p text:style-name="Quotations">[<text:span text:style-name="T15">Note:</text:span> Some operating systems do not support symbolic links at all or support them only for regular files. Some file systems do not support symbolic links regardless of the operating system - the FAT system used on memory cards and flash drives, for example. <text:span text:style-name="T15">-- end note</text:span>]</text:p>
      <text:h text:style-name="Heading_20_3" text:outline-level="3">15.11 Current path  [<text:bookmark text:name="fs.op.current_path"/>fs.op.current_path]</text:h>
      <text:p text:style-name="Preformatted_20_Text">path <text:bookmark text:name="current_path"/>current_path();</text:p>
      <text:p text:style-name="P13">path <text:bookmark text:name="current_path2"/>current_path(error_code&amp; ec);</text:p>
      <text:p text:style-name="Quotations"><text:span text:style-name="T15">Returns:</text:span> The absolute path of the current working directory, obtained as if by POSIX <text:a xlink:type="simple" xlink:href="http://www.opengroup.org/onlinepubs/000095399/functions/getcwd.html"><text:span text:style-name="Source_20_Text">getcwd()</text:span></text:a>. The signature with argument <text:span text:style-name="Source_20_Text">ec</text:span> returns <text:span text:style-name="Source_20_Text">path()</text:span> if an error occurs.</text:p>
      <text:p text:style-name="Quotations"><text:span text:style-name="T15">Throws:</text:span> As specified in <text:a xlink:type="simple" xlink:href="#Error-reporting">Error reporting</text:a>.</text:p>
      <text:p text:style-name="Quotations"><text:span text:style-name="T15">Remarks: </text:span>The current working directory is the directory, associated with the process, that is used as the starting location in pathname resolution for relative paths.</text:p>
      <text:p text:style-name="Quotations"><text:soft-page-break/>[<text:span text:style-name="T15">Note: </text:span>The <text:span text:style-name="Source_20_Text">current_path()</text:span> name was chosen to emphasize that the return is a path, not just a single directory name.</text:p>
      <text:p text:style-name="Quotations">The current path as returned by many operating systems is a dangerous global variable. It may be changed unexpectedly by a third-party or system library functions, or by another thread.  <text:span text:style-name="T15">-- end note</text:span>]</text:p>
      <text:p text:style-name="Preformatted_20_Text">void current_path(const path&amp; p);</text:p>
      <text:p text:style-name="P13">void current_path(const path&amp; p, error_code&amp; ec) noexcept;</text:p>
      <text:p text:style-name="Quotations"><text:span text:style-name="T15">Effects:</text:span> Establishes the postcondition, as if by POSIX <text:a xlink:type="simple" xlink:href="http://www.opengroup.org/onlinepubs/000095399/functions/chdir.html"><text:span text:style-name="Source_20_Text">chdir()</text:span></text:a>.</text:p>
      <text:p text:style-name="Quotations"><text:span text:style-name="T15">Postcondition:</text:span> <text:span text:style-name="Source_20_Text">equivalent(p, current_path())</text:span>.</text:p>
      <text:p text:style-name="Quotations"><text:span text:style-name="T15">Throws:</text:span> As specified in <text:a xlink:type="simple" xlink:href="#Error-reporting">Error reporting</text:a>.</text:p>
      <text:p text:style-name="Quotations">[<text:span text:style-name="T15">Note: </text:span>The current path for many operating systems is a dangerous global state. It may be changed unexpectedly by a third-party or system library functions, or by another thread.  <text:span text:style-name="T15">-- end note</text:span>]</text:p>
      <text:h text:style-name="Heading_20_3" text:outline-level="3">15.12 Exists  [<text:bookmark text:name="fs.op.exists"/>fs.op.exists]</text:h>
      <text:p text:style-name="P13">bool <text:bookmark text:name="exists"/>exists(file_status s) noexcept;</text:p>
      <text:p text:style-name="Quotations"><text:span text:style-name="T15">Returns:</text:span> <text:span text:style-name="Source_20_Text">status_known(s) &amp;&amp; s.type() != file_type::not_found</text:span></text:p>
      <text:p text:style-name="Preformatted_20_Text">bool <text:bookmark text:name="exists2"/>exists(const path&amp; p);</text:p>
      <text:p text:style-name="P13">bool <text:bookmark text:name="exists3"/>exists(const path&amp; p, error_code&amp; ec) noexcept;</text:p>
      <text:p text:style-name="Quotations"><text:span text:style-name="T15">Returns:</text:span> <text:span text:style-name="Source_20_Text">exists(status(p))</text:span> or <text:span text:style-name="Source_20_Text">exists(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13 Equivalent  [<text:bookmark text:name="fs.op.equivalent"/>fs.op.equivalent]</text:h>
      <text:p text:style-name="Preformatted_20_Text"><text:span text:style-name="Source_20_Text">bool </text:span><text:bookmark text:name="equivalent"/><text:span text:style-name="Source_20_Text">equivalent(const path&amp; p1, const path&amp; p2);</text:span></text:p>
      <text:p text:style-name="P13"><text:span text:style-name="Source_20_Text">bool </text:span><text:bookmark text:name="equivalent2"/><text:span text:style-name="Source_20_Text">equivalent(const path&amp; p1, const path&amp; p2, error_code&amp; ec)</text:span> noexcept<text:span text:style-name="Source_20_Text">;</text:span></text:p>
      <text:p text:style-name="Quotations"><text:span text:style-name="T15">Effects:</text:span> Determines <text:span text:style-name="Source_20_Text">file_status s1</text:span> and <text:span text:style-name="Source_20_Text">s2</text:span>, as if by <text:span text:style-name="Source_20_Text">status(p1)</text:span> and  <text:span text:style-name="Source_20_Text">status(p2)</text:span>, respectively.</text:p>
      <text:p text:style-name="Quotations"><text:span text:style-name="T15">Returns:</text:span> <text:span text:style-name="Source_20_Text">true</text:span>, if <text:span text:style-name="Source_20_Text">sf1 == sf2</text:span> and <text:span text:style-name="Source_20_Text">p1</text:span> and <text:span text:style-name="Source_20_Text">p2</text:span> resolve to the same file system entity, else <text:span text:style-name="Source_20_Text">false</text:span>. The signature with argument <text:span text:style-name="Source_20_Text">ec</text:span> returns <text:span text:style-name="Source_20_Text">false</text:span> if an error occurs.</text:p>
      <text:p text:style-name="P19">Two paths are considered to resolve to the same file system entity if two candidate entities reside on the same device at the same location. This is determined as if by the values of the POSIX <text:a xlink:type="simple" xlink:href="http://www.opengroup.org/onlinepubs/000095399/basedefs/sys/stat.h.html"><text:span text:style-name="Source_20_Text">stat</text:span></text:a> structure<text:span text:style-name="Source_20_Text">,</text:span> obtained as if <text:soft-page-break/>by <text:a xlink:type="simple" xlink:href="http://www.opengroup.org/onlinepubs/000095399/functions/stat.html"><text:span text:style-name="Source_20_Text">stat()</text:span></text:a> for the two paths, having equal <text:span text:style-name="Source_20_Text">st_dev</text:span> values and equal <text:span text:style-name="Source_20_Text">st_ino</text:span> values.</text:p>
      <text:p text:style-name="Quotations"><text:span text:style-name="T15">Throws:</text:span> <text:span text:style-name="Source_20_Text">filesystem_error</text:span> if <text:span text:style-name="Source_20_Text">(!exists(s1) &amp;&amp; !exists(s2)) || (is_other(s1) &amp;&amp; is_other(s2))</text:span>, otherwise as specified in <text:a xlink:type="simple" xlink:href="#Error-reporting">Error reporting</text:a>.</text:p>
      <text:h text:style-name="Heading_20_3" text:outline-level="3">15.14 File size  [<text:bookmark text:name="fs.op.file_size"/>fs.op.file_size]</text:h>
      <text:p text:style-name="Preformatted_20_Text">uintmax_t <text:bookmark text:name="file_size"/>file_size(const path&amp; p);</text:p>
      <text:p text:style-name="P13">uintmax_t <text:bookmark text:name="file_size2"/>file_size(const path&amp; p, error_code&amp; ec) noexcept;</text:p>
      <text:p text:style-name="Quotations"><text:span text:style-name="T15">Returns:</text:span> If <text:span text:style-name="Source_20_Text">exists(p) &amp;&amp; is_regular_file(p)</text:span>, the size in bytes of the file <text:span text:style-name="Source_20_Text">p</text:span> resolves to, determined as if by the value of the POSIX <text:a xlink:type="simple" xlink:href="http://www.opengroup.org/onlinepubs/000095399/basedefs/sys/stat.h.html"><text:span text:style-name="Source_20_Text">stat</text:span></text:a> structure member <text:span text:style-name="Source_20_Text">st_size</text:span> obtained as if by POSIX <text:a xlink:type="simple" xlink:href="http://www.opengroup.org/onlinepubs/000095399/functions/stat.html"><text:span text:style-name="Source_20_Text">stat()</text:span></text:a>. Otherwise, <text:span text:style-name="Source_20_Text">static_cast&lt;uintmax_t&gt;(-1)</text:span>. The signature with argument <text:span text:style-name="Source_20_Text">ec</text:span> returns <text:span text:style-name="Source_20_Text">static_cast&lt;uintmax_t&gt;(-1)</text:span> if an error occurs.</text:p>
      <text:p text:style-name="Quotations"><text:span text:style-name="T15">Throws:</text:span> As specified in <text:a xlink:type="simple" xlink:href="#Error-reporting">Error reporting</text:a>.</text:p>
      <text:h text:style-name="Heading_20_3" text:outline-level="3">15.15 Hard link count  [<text:bookmark text:name="fs.op.hard_lk_ct"/>fs.op.hard_lk_ct]</text:h>
      <text:p text:style-name="Preformatted_20_Text">uintmax_t <text:bookmark text:name="hard_link_count"/>hard_link_count(const path&amp; p);</text:p>
      <text:p text:style-name="P13">uintmax_t hard_link_count(const path&amp; p, error_code&amp; ec) noexcept;</text:p>
      <text:p text:style-name="Quotations"><text:span text:style-name="T15">Returns:</text:span> The number of hard links for <text:span text:style-name="Source_20_Text">p</text:span>. The signature with argument <text:span text:style-name="Source_20_Text">ec</text:span> returns <text:span text:style-name="Source_20_Text">static_cast&lt;uintmax_t&gt;(-1)</text:span> if an error occurs.</text:p>
      <text:p text:style-name="Quotations"><text:span text:style-name="T15">Throws:</text:span> As specified in <text:a xlink:type="simple" xlink:href="#Error-reporting">Error reporting</text:a>.</text:p>
      <text:h text:style-name="Heading_20_3" text:outline-level="3">15.16 Is block file  [<text:bookmark text:name="fs.op.is_block_file"/>fs.op.is_block_file]</text:h>
      <text:p text:style-name="P13">bool <text:bookmark text:name="is_block_file"/><text:span text:style-name="Source_20_Text">is_block_file</text:span>(file_status s) noexcept;</text:p>
      <text:p text:style-name="Quotations"><text:span text:style-name="T15">Returns:</text:span> <text:span text:style-name="Source_20_Text">s.type() == file_type::block</text:span></text:p>
      <text:p text:style-name="Preformatted_20_Text"><text:span text:style-name="Source_20_Text">bool is_block_file(const path&amp; p);</text:span></text:p>
      <text:p text:style-name="P13"><text:span text:style-name="Source_20_Text">bool is_block_file(const path&amp; p, error_code&amp; ec) noexcept;</text:span></text:p>
      <text:p text:style-name="Quotations"><text:span text:style-name="T15">Returns:</text:span> <text:span text:style-name="Source_20_Text">is_block_file(status(p))</text:span> or <text:span text:style-name="Source_20_Text">is_block_file(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17 Is character file  [<text:bookmark text:name="fs.op.is_char_file"/>fs.op.is_char_file]</text:h>
      <text:p text:style-name="P13">bool <text:bookmark text:name="is_character_file"/><text:span text:style-name="Source_20_Text">is_character_file</text:span>(file_status s) noexcept;</text:p>
      <text:p text:style-name="Quotations"><text:span text:style-name="T15">Returns:</text:span> <text:span text:style-name="Source_20_Text">s.type() == file_type::character</text:span></text:p>
      <text:p text:style-name="Preformatted_20_Text"><text:soft-page-break/><text:span text:style-name="Source_20_Text">bool is_character_file(const path&amp; p);</text:span></text:p>
      <text:p text:style-name="P13"><text:span text:style-name="Source_20_Text">bool is_character_file(const path&amp; p, error_code&amp; ec) noexcept;</text:span></text:p>
      <text:p text:style-name="Quotations"><text:span text:style-name="T15">Returns:</text:span> <text:span text:style-name="Source_20_Text">is_character_file(status(p))</text:span> or <text:span text:style-name="Source_20_Text">is_character_file(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18 Is directory  [<text:bookmark text:name="fs.op.is_directory"/>fs.op.is_directory]</text:h>
      <text:p text:style-name="P13">bool <text:bookmark text:name="is_directory"/><text:span text:style-name="Source_20_Text">is_directory</text:span>(file_status s) noexcept;</text:p>
      <text:p text:style-name="Quotations"><text:span text:style-name="T15">Returns:</text:span> <text:span text:style-name="Source_20_Text">s.type() == file_type::directory</text:span></text:p>
      <text:p text:style-name="Preformatted_20_Text"><text:span text:style-name="Source_20_Text">bool </text:span><text:bookmark text:name="is_directory2"/><text:span text:style-name="Source_20_Text">is_directory(const path&amp; p);</text:span></text:p>
      <text:p text:style-name="P13"><text:span text:style-name="Source_20_Text">bool </text:span><text:bookmark text:name="is_directory3"/><text:span text:style-name="Source_20_Text">is_directory(const path&amp; p, error_code&amp; ec) noexcept;</text:span></text:p>
      <text:p text:style-name="Quotations"><text:span text:style-name="T15">Returns:</text:span> <text:span text:style-name="Source_20_Text">is_directory(status(p))</text:span> or <text:span text:style-name="Source_20_Text">is_directory(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19 Is empty  [<text:bookmark text:name="fs.op.is_empty"/>fs.op.is_empty]</text:h>
      <text:p text:style-name="Preformatted_20_Text"><text:span text:style-name="Source_20_Text">bool </text:span><text:bookmark text:name="is_empty"/><text:span text:style-name="Source_20_Text">is_empty(const path&amp; p);</text:span></text:p>
      <text:p text:style-name="P13"><text:span text:style-name="Source_20_Text">bool </text:span><text:bookmark text:name="is_empty2"/><text:span text:style-name="Source_20_Text">is_empty(const path&amp; p, error_code&amp; ec)</text:span> noexcept<text:span text:style-name="Source_20_Text">;</text:span></text:p>
      <text:p text:style-name="Quotations"><text:span text:style-name="T15">Effects:</text:span> Determines <text:span text:style-name="Source_20_Text">file_status s</text:span>, as if by <text:span text:style-name="Source_20_Text">status(p, ec)</text:span>.</text:p>
      <text:p text:style-name="Quotations"><text:span text:style-name="T15">Returns:</text:span> <text:span text:style-name="Source_20_Text">is_directory(s)<text:line-break/>         ? directory_iterator(p) == directory_iterator()<text:line-break/>         : file_size(p) == 0;</text:span></text:p>
      <text:p text:style-name="P19">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20 Is fifo  [<text:bookmark text:name="fs.op.is_fifo"/>fs.op.is_fifo]</text:h>
      <text:p text:style-name="P13">bool <text:bookmark text:name="is_fifo"/><text:span text:style-name="Source_20_Text">is_fifo</text:span>(file_status s) noexcept;</text:p>
      <text:p text:style-name="Quotations"><text:span text:style-name="T15">Returns:</text:span> <text:span text:style-name="Source_20_Text">s.type() == file_type::fifo</text:span></text:p>
      <text:p text:style-name="Preformatted_20_Text"><text:span text:style-name="Source_20_Text">bool is_fifo(const path&amp; p);</text:span></text:p>
      <text:p text:style-name="P13"><text:span text:style-name="Source_20_Text">bool is_fifo(const path&amp; p, error_code&amp; ec) noexcept;</text:span></text:p>
      <text:p text:style-name="Quotations"><text:span text:style-name="T15">Returns:</text:span> <text:span text:style-name="Source_20_Text">is_fifo(status(p))</text:span> or <text:span text:style-name="Source_20_Text">is_fifo(status(p, ec))</text:span>, respectively. The signature with argument <text:span text:style-name="Source_20_Text">ec</text:span> returns <text:span text:style-name="Source_20_Text">false</text:span> if an error occurs.</text:p>
      <text:p text:style-name="Quotations"><text:soft-page-break/><text:span text:style-name="T15">Throws:</text:span> As specified in <text:a xlink:type="simple" xlink:href="#Error-reporting">Error reporting</text:a>.</text:p>
      <text:h text:style-name="Heading_20_3" text:outline-level="3">15.21 Is other  [<text:bookmark text:name="fs.op.is_other"/>fs.op.is_other]</text:h>
      <text:p text:style-name="P13">bool <text:bookmark text:name="is_other"/>is_other(file_status s) noexcept;</text:p>
      <text:p text:style-name="Quotations"><text:span text:style-name="T15">Returns:</text:span> <text:span text:style-name="Source_20_Text">return exists(s) &amp;&amp; !is_regular_file(s) &amp;&amp; !is_directory(s) &amp;&amp; !is_symlink(s)</text:span></text:p>
      <text:p text:style-name="Preformatted_20_Text"><text:span text:style-name="Source_20_Text">bool </text:span><text:bookmark text:name="is_other2"/><text:span text:style-name="Source_20_Text">is_other(const path&amp; p);</text:span></text:p>
      <text:p text:style-name="P13"><text:span text:style-name="Source_20_Text">bool </text:span><text:bookmark text:name="is_other3"/><text:span text:style-name="Source_20_Text">is_other(const path&amp; p, error_code&amp; ec) noexcept;</text:span></text:p>
      <text:p text:style-name="Quotations"><text:span text:style-name="T15">Returns:</text:span> <text:span text:style-name="Source_20_Text">is_other(status(p))</text:span> or <text:span text:style-name="Source_20_Text">is_other(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22 Is regular file  [<text:bookmark text:name="fs.op.is_regular_file"/>fs.op.is_regular_file]</text:h>
      <text:p text:style-name="P13">bool <text:bookmark text:name="is_regular_file"/><text:span text:style-name="Source_20_Text">is_regular_file</text:span>(file_status s) noexcept;</text:p>
      <text:p text:style-name="Quotations"><text:span text:style-name="T15">Returns:</text:span> <text:span text:style-name="Source_20_Text">s.type() == file_type::regular</text:span>.</text:p>
      <text:p text:style-name="P13"><text:span text:style-name="Source_20_Text">bool </text:span><text:bookmark text:name="is_regular_file2"/><text:span text:style-name="Source_20_Text">is_regular_file(const path&amp; p);</text:span></text:p>
      <text:p text:style-name="Quotations"><text:span text:style-name="T15">Returns:</text:span> <text:span text:style-name="Source_20_Text">is_regular_file(status(p))</text:span>.</text:p>
      <text:p text:style-name="Quotations"><text:span text:style-name="T15">Throws:</text:span> <text:span text:style-name="Source_20_Text">filesystem_error</text:span> if <text:span text:style-name="Source_20_Text">status(p)</text:span> would throw <text:span text:style-name="Source_20_Text">filesystem_error.</text:span></text:p>
      <text:p text:style-name="P13"><text:span text:style-name="Source_20_Text">bool </text:span><text:bookmark text:name="is_regular_file3"/><text:span text:style-name="Source_20_Text">is_regular_file(const path&amp; p, error_code&amp; ec) noexcept;</text:span></text:p>
      <text:p text:style-name="Quotations"><text:span text:style-name="T15">Effects:</text:span> Sets <text:span text:style-name="Source_20_Text">ec</text:span> as if by <text:span text:style-name="Source_20_Text">status(p, ec)</text:span>. [<text:span text:style-name="T15">Note:</text:span> <text:span text:style-name="Source_20_Text">file_type::none</text:span>, <text:span text:style-name="Source_20_Text">file_type::not_found</text:span> and <text:span text:style-name="Source_20_Text">file_type::unknown</text:span> cases set <text:span text:style-name="Source_20_Text">ec</text:span> to error values. To distinguish between cases, call the <text:span text:style-name="Source_20_Text">status</text:span> function directly. <text:span text:style-name="T15">-- end note</text:span>] </text:p>
      <text:p text:style-name="Quotations"><text:span text:style-name="T15">Returns:</text:span> <text:span text:style-name="Source_20_Text">is_regular_file(status(p, ec))</text:span>. Returns <text:span text:style-name="Source_20_Text">false</text:span> if an error occurs.</text:p>
      <text:h text:style-name="Heading_20_3" text:outline-level="3">15.23 Is socket  [<text:bookmark text:name="fs.op.is_socket"/>fs.op.is_socket]</text:h>
      <text:p text:style-name="P13">bool <text:bookmark text:name="is_socket"/><text:span text:style-name="Source_20_Text">is_socket</text:span>(file_status s) noexcept;</text:p>
      <text:p text:style-name="Quotations"><text:span text:style-name="T15">Returns:</text:span> <text:span text:style-name="Source_20_Text">s.type() == file_type::socket</text:span></text:p>
      <text:p text:style-name="Preformatted_20_Text"><text:span text:style-name="Source_20_Text">bool is_socket(const path&amp; p);</text:span></text:p>
      <text:p text:style-name="P13"><text:span text:style-name="Source_20_Text">bool is_socket(const path&amp; p, error_code&amp; ec) noexcept;</text:span></text:p>
      <text:p text:style-name="Quotations"><text:soft-page-break/><text:span text:style-name="T15">Returns:</text:span> <text:span text:style-name="Source_20_Text">is_socket(status(p))</text:span> or <text:span text:style-name="Source_20_Text">is_socket(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24 Is symlink  [<text:bookmark text:name="fs.op.is_symlink"/>fs.op.is_symlink]</text:h>
      <text:p text:style-name="P13">bool <text:bookmark text:name="is_symlink"/>is_symlink(file_status s) noexcept;</text:p>
      <text:p text:style-name="Quotations"><text:span text:style-name="T15">Returns:</text:span> <text:span text:style-name="Source_20_Text">s.type() == file_type::symlink</text:span></text:p>
      <text:p text:style-name="Preformatted_20_Text"><text:span text:style-name="Source_20_Text">bool </text:span><text:bookmark text:name="is_symlink2"/><text:span text:style-name="Source_20_Text">is_symlink(const path&amp; p);</text:span></text:p>
      <text:p text:style-name="P13"><text:span text:style-name="Source_20_Text">bool </text:span><text:bookmark text:name="is_symlink3"/><text:span text:style-name="Source_20_Text">is_symlink(const path&amp; p, error_code&amp; ec) noexcept;</text:span></text:p>
      <text:p text:style-name="Quotations"><text:span text:style-name="T15">Returns:</text:span> <text:span text:style-name="Source_20_Text">is_symlink(symlink_status(p))</text:span> or <text:span text:style-name="Source_20_Text">is_symlink(symlink_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25 Last write time  [<text:bookmark text:name="fs.op.last_write_time"/>fs.op.last_write_time]</text:h>
      <text:p text:style-name="Preformatted_20_Text">file_time_type <text:bookmark text:name="last_write_time"/>last_write_time(const path&amp; p);</text:p>
      <text:p text:style-name="P13">file_time_type <text:bookmark text:name="last_write_time2"/>last_write_time(const path&amp; p<text:span text:style-name="Source_20_Text">, error_code&amp; ec</text:span>) noexcept;</text:p>
      <text:p text:style-name="Quotations"><text:span text:style-name="T15">Returns:</text:span> The time of last data modification of <text:span text:style-name="Source_20_Text">p</text:span>, determined as if by the value of the POSIX <text:a xlink:type="simple" xlink:href="http://www.opengroup.org/onlinepubs/000095399/basedefs/sys/stat.h.html"><text:span text:style-name="Source_20_Text">stat</text:span></text:a> structure member <text:span text:style-name="Source_20_Text">st_mtime</text:span>  obtained as if by POSIX <text:a xlink:type="simple" xlink:href="http://www.opengroup.org/onlinepubs/000095399/functions/stat.html"><text:span text:style-name="Source_20_Text">stat()</text:span></text:a>. The signature with argument <text:span text:style-name="Source_20_Text">ec</text:span> returns <text:span text:style-name="Source_20_Text">static_cast&lt;file_time_type&gt;(-1)</text:span> if an error occurs.</text:p>
      <text:p text:style-name="Quotations"><text:span text:style-name="T15">Throws:</text:span> As specified in <text:a xlink:type="simple" xlink:href="#Error-reporting">Error reporting</text:a>.</text:p>
      <text:p text:style-name="Preformatted_20_Text">void <text:bookmark text:name="last_write_time3"/>last_write_time(const path&amp; p, file_time_type new_time);</text:p>
      <text:p text:style-name="Preformatted_20_Text">void <text:bookmark text:name="last_write_time4"/>last_write_time(const path&amp; p, file_time_type new_time<text:span text:style-name="Source_20_Text">,</text:span></text:p>
      <text:p text:style-name="P13"><text:span text:style-name="Source_20_Text"><text:s text:c="21"/>error_code&amp; ec</text:span>) noexcept;</text:p>
      <text:p text:style-name="Quotations"><text:span text:style-name="T15">Effects:</text:span> Sets the time of last data modification of the file resolved to by <text:span text:style-name="Source_20_Text">p</text:span> to <text:span text:style-name="Source_20_Text">new_time</text:span>, as if by POSIX <text:a xlink:type="simple" xlink:href="http://www.opengroup.org/onlinepubs/000095399/functions/stat.html"><text:span text:style-name="Source_20_Text">stat()</text:span></text:a> followed by POSIX <text:a xlink:type="simple" xlink:href="http://www.opengroup.org/onlinepubs/000095399/functions/utime.html"><text:span text:style-name="Source_20_Text">utime()</text:span></text:a>.</text:p>
      <text:p text:style-name="Quotations"><text:span text:style-name="T15">Throws:</text:span> As specified in <text:a xlink:type="simple" xlink:href="#Error-reporting">Error reporting</text:a>.</text:p>
      <text:p text:style-name="Quotations">[<text:span text:style-name="T15">Note:</text:span> A postcondition of <text:span text:style-name="Source_20_Text">last_write_time(p) == new_time</text:span> is not specified since it might not hold for file systems with coarse time granularity. <text:span text:style-name="T15">-- end note</text:span>]</text:p>
      <text:h text:style-name="Heading_20_3" text:outline-level="3">15.26 Permissions  [<text:bookmark text:name="fs.op.permissions"/>fs.op.permissions]</text:h>
      <text:p text:style-name="Preformatted_20_Text">void <text:bookmark text:name="permissions"/>permissions(const path&amp; p, <text:a xlink:type="simple" xlink:href="#symlink_perms">perms</text:a> prms);</text:p>
      <text:p text:style-name="P13">void permissions(const path&amp; p, <text:a xlink:type="simple" xlink:href="#symlink_perms">perms</text:a> prms, error_code&amp; ec) noexcept;</text:p>
      <text:p text:style-name="Quotations"><text:soft-page-break/><text:span text:style-name="T15">Requires:</text:span> <text:span text:style-name="Source_20_Text">!((prms &amp; add_perms) &amp;&amp; (prms &amp; remove_perms))</text:span>.</text:p>
      <text:p text:style-name="Quotations"><text:span text:style-name="T15">Effects:</text:span> Applies the effective permissions bits from <text:span text:style-name="Source_20_Text">prms</text:span> to the file <text:span text:style-name="Source_20_Text">p</text:span> resolves to, as if by POSIX <text:a xlink:type="simple" xlink:href="http://pubs.opengroup.org/onlinepubs/9699919799/functions/fchmodat.html"><text:span text:style-name="Source_20_Text">fchmodat()</text:span></text:a>. The effective permission bits are determined as specified by the following table. </text:p>
      <table:table table:name="Table12" table:style-name="Table12">
        <table:table-column table:style-name="Table12.A"/>
        <table:table-column table:style-name="Table12.B"/>
        <table:table-row>
          <table:table-cell table:style-name="Table12.A1" office:value-type="string">
            <text:p text:style-name="Table_20_Contents"><text:span text:style-name="T20">bits present in </text:span><text:span text:style-name="Source_20_Text"><text:span text:style-name="T20">prms</text:span></text:span></text:p>
          </table:table-cell>
          <table:table-cell table:style-name="Table12.B1" office:value-type="string">
            <text:p text:style-name="P6">Effective bits applied</text:p>
          </table:table-cell>
        </table:table-row>
        <table:table-row>
          <table:table-cell table:style-name="Table12.A2" office:value-type="string">
            <text:p text:style-name="Table_20_Contents">Neither <text:span text:style-name="Source_20_Text">add_perms</text:span> nor <text:span text:style-name="Source_20_Text">remove_perms</text:span></text:p>
          </table:table-cell>
          <table:table-cell table:style-name="Table12.B2" office:value-type="string">
            <text:p text:style-name="Table_20_Contents"><text:span text:style-name="Source_20_Text">prms &amp; perms_mask</text:span></text:p>
          </table:table-cell>
        </table:table-row>
        <table:table-row>
          <table:table-cell table:style-name="Table12.A2" office:value-type="string">
            <text:p text:style-name="Table_20_Contents"><text:span text:style-name="Source_20_Text">add_perms</text:span></text:p>
          </table:table-cell>
          <table:table-cell table:style-name="Table12.B2" office:value-type="string">
            <text:p text:style-name="Table_20_Contents"><text:span text:style-name="Source_20_Text">status(p).permissions() | (prms &amp; </text:span><text:a xlink:type="simple" xlink:href="#perms_mask"><text:span text:style-name="Source_20_Text">perms_mask</text:span></text:a><text:span text:style-name="Source_20_Text">)</text:span> </text:p>
          </table:table-cell>
        </table:table-row>
        <table:table-row>
          <table:table-cell table:style-name="Table12.A4" office:value-type="string">
            <text:p text:style-name="Table_20_Contents"><text:span text:style-name="Source_20_Text">remove_perms</text:span></text:p>
          </table:table-cell>
          <table:table-cell table:style-name="Table12.B4" office:value-type="string">
            <text:p text:style-name="Table_20_Contents"><text:span text:style-name="Source_20_Text">status(p).permissions() &amp; ~(prms &amp; </text:span><text:a xlink:type="simple" xlink:href="#perms_mask"><text:span text:style-name="Source_20_Text">perms_mask</text:span></text:a><text:span text:style-name="Source_20_Text">) </text:span></text:p>
          </table:table-cell>
        </table:table-row>
      </table:table>
      <text:p text:style-name="Quotations">[<text:span text:style-name="T15">Note:</text:span> Conceptually permissions are viewed as bits, but the actual implementation may use some other mechanism. -- <text:span text:style-name="T15">end note</text:span>]</text:p>
      <text:p text:style-name="Quotations"><text:span text:style-name="T15">Throws:</text:span> As specified in <text:a xlink:type="simple" xlink:href="#Error-reporting">Error reporting</text:a>.</text:p>
      <text:h text:style-name="Heading_20_3" text:outline-level="3">15.27 Read symlink  [<text:bookmark text:name="fs.op.read_symlink"/>fs.op.read_symlink]</text:h>
      <text:p text:style-name="Preformatted_20_Text">path <text:bookmark text:name="read_symlink"/>read_symlink(const path&amp; p);</text:p>
      <text:p text:style-name="P13">path read_symlink(const path&amp; p, error_code&amp; ec);</text:p>
      <text:p text:style-name="Quotations"><text:span text:style-name="T15">Returns:</text:span>  If <text:span text:style-name="Source_20_Text">p</text:span> resolves to a symbolic link, a <text:span text:style-name="Source_20_Text">path</text:span> object containing the contents of that symbolic link. Otherwise <text:span text:style-name="Source_20_Text">path()</text:span>. The signature with argument <text:span text:style-name="Source_20_Text">ec</text:span> returns <text:span text:style-name="Source_20_Text">path()</text:span> if an error occurs.</text:p>
      <text:p text:style-name="Quotations"><text:span text:style-name="T15">Throws:</text:span> As specified in <text:a xlink:type="simple" xlink:href="#Error-reporting">Error reporting</text:a>. [<text:span text:style-name="T15">Note:</text:span> It is an error if <text:span text:style-name="Source_20_Text">p</text:span> does not resolve to a symbolic link. <text:span text:style-name="T15">-- end note</text:span>]</text:p>
      <text:h text:style-name="Heading_20_3" text:outline-level="3">15.28 Remove  [<text:bookmark text:name="fs.op.remove"/>fs.op.remove]</text:h>
      <text:p text:style-name="Preformatted_20_Text">bool <text:bookmark text:name="remove"/>remove(const path&amp; p);</text:p>
      <text:p text:style-name="P13">bool <text:bookmark text:name="remove2"/>remove(const path&amp; p, error_code&amp; ec) noexcept;</text:p>
      <text:p text:style-name="Quotations"><text:span text:style-name="T15">Effects:</text:span>  If <text:span text:style-name="Source_20_Text">exists(symlink_status(p,ec))</text:span>, it is removed as if by POSIX <text:a xlink:type="simple" xlink:href="http://www.opengroup.org/onlinepubs/000095399/functions/remove.html"><text:span text:style-name="Source_20_Text">remove()</text:span></text:a>.</text:p>
      <text:p text:style-name="P19">[<text:span text:style-name="T15">Note:</text:span> A symbolic link is itself removed, rather than the file it resolves to being removed. <text:span text:style-name="T15">-- end note</text:span>]</text:p>
      <text:p text:style-name="Quotations"><text:span text:style-name="T15">Postcondition:</text:span> <text:span text:style-name="Source_20_Text">!exists(symlink_status(p))</text:span>.</text:p>
      <text:p text:style-name="Quotations"><text:span text:style-name="T15">Returns:</text:span>  <text:span text:style-name="Source_20_Text">false</text:span> if p did not exist in the first place, otherwise <text:span text:style-name="Source_20_Text">true</text:span>. The signature with argument <text:span text:style-name="Source_20_Text">ec</text:span> returns <text:span text:style-name="Source_20_Text">false</text:span> if an error occurs.</text:p>
      <text:p text:style-name="Quotations"><text:soft-page-break/><text:span text:style-name="T15">Throws:</text:span> As specified in <text:a xlink:type="simple" xlink:href="#Error-reporting">Error reporting</text:a>.</text:p>
      <text:h text:style-name="Heading_20_3" text:outline-level="3">15.29 Remove all  [<text:bookmark text:name="fs.op.remove_all"/>fs.op.remove_all]</text:h>
      <text:p text:style-name="Preformatted_20_Text">uintmax_t <text:bookmark text:name="remove_all"/>remove_all(const path&amp; p);</text:p>
      <text:p text:style-name="P13">uintmax_t <text:bookmark text:name="remove_all2"/>remove_all(const path&amp; p, error_code&amp; ec) noexcept;</text:p>
      <text:p text:style-name="Quotations"><text:span text:style-name="T15">Effects:</text:span>  Recursively deletes the contents of p if it exists, then deletes file <text:span text:style-name="Source_20_Text">p</text:span> itself, as if by POSIX <text:a xlink:type="simple" xlink:href="http://www.opengroup.org/onlinepubs/000095399/functions/remove.html"><text:span text:style-name="Source_20_Text">remove()</text:span></text:a>.</text:p>
      <text:p text:style-name="P19">[<text:span text:style-name="T15">Note:</text:span> A symbolic link is itself removed, rather than the file it resolves to being removed. <text:span text:style-name="T15">-- end note</text:span>]</text:p>
      <text:p text:style-name="Quotations"><text:span text:style-name="T15">Postcondition:</text:span> <text:span text:style-name="Source_20_Text">!exists(p)</text:span></text:p>
      <text:p text:style-name="Quotations"><text:span text:style-name="T15">Returns:</text:span> The number of files removed. The signature with argument <text:span text:style-name="Source_20_Text">ec</text:span> returns <text:span text:style-name="Source_20_Text">static_cast&lt;uintmax_t&gt;(-1)</text:span> if an error occurs.</text:p>
      <text:p text:style-name="Quotations"><text:span text:style-name="T15">Throws:</text:span> As specified in <text:a xlink:type="simple" xlink:href="#Error-reporting">Error reporting</text:a>.</text:p>
      <text:h text:style-name="Heading_20_3" text:outline-level="3">15.30 Rename  [<text:bookmark text:name="fs.op.rename"/>fs.op.rename]</text:h>
      <text:p text:style-name="Preformatted_20_Text">void <text:bookmark text:name="rename"/>rename(const path&amp; old_p, const path&amp; new_p);</text:p>
      <text:p text:style-name="P13">void <text:bookmark text:name="rename2"/>rename(const path&amp; old_p, const path&amp; new_p, error_code&amp; ec) noexcept;</text:p>
      <text:p text:style-name="Quotations"><text:span text:style-name="T15">Effects:</text:span> Renames <text:span text:style-name="Source_20_Text">old_p</text:span> to <text:span text:style-name="Source_20_Text">new_p</text:span>, as if by POSIX <text:a xlink:type="simple" xlink:href="http://www.opengroup.org/onlinepubs/000095399/functions/rename.html"><text:span text:style-name="Source_20_Text">rename()</text:span></text:a>.</text:p>
      <text:p text:style-name="P19">[<text:span text:style-name="T15">Note:</text:span> If <text:span text:style-name="Source_20_Text">old_p</text:span> and <text:span text:style-name="Source_20_Text">new_p</text:span> resolve to the same existing file, no action is taken. Otherwise, if <text:span text:style-name="Source_20_Text">new_p</text:span> resolves to an existing non-directory file, it is removed, while if <text:span text:style-name="Source_20_Text">new_p</text:span> resolves to an existing directory, it is removed if empty on POSIX compliant operating systems but is an error on some other operating systems. A symbolic link is itself renamed, rather than the file it resolves to being renamed. <text:span text:style-name="T15">-- end note</text:span>]</text:p>
      <text:p text:style-name="Quotations"><text:span text:style-name="T15">Throws:</text:span> As specified in <text:a xlink:type="simple" xlink:href="#Error-reporting">Error reporting</text:a>.</text:p>
      <text:h text:style-name="Heading_20_3" text:outline-level="3">15.31 Resize file  [<text:bookmark text:name="fs.op.resize_file"/>fs.op.resize_file]</text:h>
      <text:p text:style-name="Preformatted_20_Text">void <text:bookmark text:name="resize_file"/>resize_file(const path&amp; p, uintmax_t new_size);</text:p>
      <text:p text:style-name="P13">void <text:bookmark text:name="resize_file2"/>resize_file(const path&amp; p, uintmax_t new_size, error_code&amp; ec) noexcept;</text:p>
      <text:p text:style-name="Quotations"><text:span text:style-name="T15">Postcondition:</text:span> <text:span text:style-name="Source_20_Text">file_size() == new_size</text:span>.</text:p>
      <text:p text:style-name="Quotations"><text:span text:style-name="T15">Throws:</text:span> As specified in <text:a xlink:type="simple" xlink:href="#Error-reporting">Error reporting</text:a>.</text:p>
      <text:p text:style-name="Quotations"><text:span text:style-name="T15">Remarks:</text:span> Achieves its postconditions as if by POSIX <text:a xlink:type="simple" xlink:href="http://www.opengroup.org/onlinepubs/000095399/functions/truncate.html"><text:span text:style-name="Source_20_Text">truncate()</text:span></text:a>.</text:p>
      <text:h text:style-name="Heading_20_3" text:outline-level="3"><text:soft-page-break/>15.32 Space  [<text:bookmark text:name="fs.op.space"/>fs.op.space]</text:h>
      <text:p text:style-name="Preformatted_20_Text">space_info <text:bookmark text:name="space"/>space(const path&amp; p);</text:p>
      <text:p text:style-name="P13">space_info <text:bookmark text:name="space2"/>space(const path&amp; p, error_code&amp; ec) noexcept;</text:p>
      <text:p text:style-name="Quotations"><text:span text:style-name="T15">Returns:</text:span> An object of type <text:a xlink:type="simple" xlink:href="#space_info"><text:span text:style-name="Source_20_Text">space_info</text:span></text:a>. The value of the <text:span text:style-name="Source_20_Text">space_info</text:span> object is determined as if by using POSIX <text:a xlink:type="simple" xlink:href="http://www.opengroup.org/onlinepubs/000095399/functions/statvfs.html"><text:span text:style-name="Source_20_Text"><text:span text:style-name="T19">statvfs()</text:span></text:span></text:a> to obtain a POSIX struct <text:a xlink:type="simple" xlink:href="http://www.opengroup.org/onlinepubs/000095399/basedefs/sys/statvfs.h.html"><text:span text:style-name="Source_20_Text"><text:span text:style-name="T19">statvfs</text:span></text:span></text:a>, and then multiplying its <text:span text:style-name="Source_20_Text">f_blocks</text:span>, <text:span text:style-name="Source_20_Text">f_bfree</text:span>, and <text:span text:style-name="Source_20_Text">f_bavail</text:span> members by its <text:span text:style-name="Source_20_Text">f_frsize</text:span> member, and assigning the results to the <text:span text:style-name="Source_20_Text">capacity</text:span>, <text:span text:style-name="Source_20_Text">free</text:span>, and <text:span text:style-name="Source_20_Text">available</text:span> members respectively. Any members for which the value cannot be determined shall be set to <text:span text:style-name="Source_20_Text">static_cast&lt;uintmax_t&gt;(-1)</text:span>. For the signature with argument <text:span text:style-name="Source_20_Text">ec</text:span>, all members are set to <text:span text:style-name="Source_20_Text">static_cast&lt;uintmax_t&gt;(-1)</text:span> if an error occurs.</text:p>
      <text:p text:style-name="Quotations"><text:span text:style-name="T15">Throws:</text:span> As specified in <text:a xlink:type="simple" xlink:href="#Error-reporting">Error reporting</text:a>.</text:p>
      <text:h text:style-name="Heading_20_3" text:outline-level="3">15.33 Status  [<text:bookmark text:name="fs.op.status"/>fs.op.status]</text:h>
      <text:p text:style-name="P13"><text:a xlink:type="simple" xlink:href="#file_status">file_status</text:a> <text:bookmark text:name="status"/>status(const path&amp; p);</text:p>
      <text:p text:style-name="Quotations"><text:span text:style-name="T15">Effects: </text:span>As if:</text:p>
      <text:p text:style-name="P17">error_code ec;</text:p>
      <text:p text:style-name="P17">file_status result = status(p, ec);</text:p>
      <text:p text:style-name="P17">if (result == file_type::none)</text:p>
      <text:p text:style-name="P17"><text:s text:c="2"/>throw filesystem_error(<text:span text:style-name="T15">implementation-supplied-message</text:span>, p, ec);</text:p>
      <text:p text:style-name="P18">return result;</text:p>
      <text:p text:style-name="Quotations"><text:span text:style-name="T15">Returns:</text:span> See above.</text:p>
      <text:p text:style-name="Quotations"><text:span text:style-name="T15">Throws:</text:span> <text:span text:style-name="Source_20_Text">filesystem_error</text:span>. [<text:span text:style-name="T15">Note:</text:span> <text:span text:style-name="Source_20_Text">result</text:span> values of <text:span text:style-name="Source_20_Text">file_status(file_type::not_found)</text:span> and <text:span text:style-name="Source_20_Text">file_status(file_type::unknown)</text:span> are not considered failures and do not cause an exception to be thrown. <text:span text:style-name="T15">-- end note</text:span>] </text:p>
      <text:p text:style-name="P13"><text:a xlink:type="simple" xlink:href="#file_status">file_status</text:a> <text:bookmark text:name="status2"/>status(const path&amp; p, error_code&amp; ec) noexcept;</text:p>
      <text:p text:style-name="P20">Effects: </text:p>
      <text:p text:style-name="P19">If possible, determines the attributes of the file <text:span text:style-name="Source_20_Text">p</text:span> resolves to, as if by POSIX <text:a xlink:type="simple" xlink:href="http://www.opengroup.org/onlinepubs/000095399/functions/stat.html"><text:span text:style-name="Source_20_Text">stat()</text:span></text:a>.</text:p>
      <text:p text:style-name="P19">If, during attribute determination, the underlying file system API reports an error, sets <text:span text:style-name="Source_20_Text">ec</text:span> to indicate the specific error reported. Otherwise, <text:span text:style-name="Source_20_Text">ec.clear()</text:span>.</text:p>
      <text:p text:style-name="P25">[<text:span text:style-name="T15">Note:</text:span> This allows users to inspect the specifics of underlying API errors even when the value returned by <text:span text:style-name="Source_20_Text">status()</text:span> is not <text:soft-page-break/><text:span text:style-name="Source_20_Text">file_status(file_type::none)</text:span>.  <text:span text:style-name="T15">--end note</text:span>]</text:p>
      <text:p text:style-name="P20">Returns:</text:p>
      <text:p text:style-name="P19">If <text:span text:style-name="Source_20_Text">ec != error_code()</text:span>:</text:p>
      <text:list xml:id="list4915522616856023244" text:style-name="L22">
        <text:list-item>
          <text:p text:style-name="P73">If the specific error indicates that <text:span text:style-name="Source_20_Text">p</text:span> cannot be resolved because some element of the path does not exist, return <text:span text:style-name="Source_20_Text">file_status(file_type::not_found)</text:span>.<text:span text:style-name="T17"> </text:span><text:line-break/>  </text:p>
        </text:list-item>
        <text:list-item>
          <text:p text:style-name="P73">Otherwise, if the specific error indicates that <text:span text:style-name="Source_20_Text">p</text:span> can be resolved but the attributes cannot be determined, return <text:span text:style-name="Source_20_Text">file_status(file_type::unknown)</text:span>. <text:line-break/>  </text:p>
        </text:list-item>
        <text:list-item>
          <text:p text:style-name="P83">Otherwise, return <text:span text:style-name="Source_20_Text">file_status(file_type::none)</text:span>. </text:p>
        </text:list-item>
      </text:list>
      <text:p text:style-name="P25">[<text:span text:style-name="T15">Note:</text:span> These semantics distinguish between <text:span text:style-name="Source_20_Text">p</text:span> being known not to exist, <text:span text:style-name="Source_20_Text">p</text:span> existing but not being able to determine its attributes, and there being an error that prevents even knowing if <text:span text:style-name="Source_20_Text">p</text:span> exists. These distinctions are important to some use cases. <text:span text:style-name="T15">--end note</text:span>]</text:p>
      <text:p text:style-name="P19">Otherwise,</text:p>
      <text:list xml:id="list8244394684478833662" text:style-name="L23">
        <text:list-item>
          <text:p text:style-name="P74">If the attributes indicate a regular file, as if by POSIX <text:a xlink:type="simple" xlink:href="http://www.opengroup.org/onlinepubs/000095399/basedefs/sys/stat.h.html">S_ISREG()</text:a>, return <text:span text:style-name="Source_20_Text">file_status(file_type::regular)</text:span>. [<text:span text:style-name="T15">Note:</text:span> <text:span text:style-name="Source_20_Text">file_type::regular</text:span> implies appropriate <text:span text:style-name="Source_20_Text">&lt;fstream&gt;</text:span> operations would succeed, assuming no hardware, permission, access, or file system race errors. Lack of <text:span text:style-name="Source_20_Text">file_type::regular</text:span> does not necessarily imply <text:span text:style-name="Source_20_Text">&lt;fstream&gt;</text:span> operations would fail on a directory. <text:span text:style-name="T15">-- end note</text:span>]<text:line-break/>  </text:p>
        </text:list-item>
        <text:list-item>
          <text:p text:style-name="P74">Otherwise, if the attributes indicate a directory, as if by POSIX <text:a xlink:type="simple" xlink:href="http://www.opengroup.org/onlinepubs/000095399/basedefs/sys/stat.h.html">S_ISDIR()</text:a>, return <text:span text:style-name="Source_20_Text">file_status(file_type::directory)</text:span>. [<text:span text:style-name="T15">Note:</text:span> <text:span text:style-name="Source_20_Text">file_type::directory</text:span> implies <text:span text:style-name="Source_20_Text">directory_iterator(p)</text:span>would succeed. <text:span text:style-name="T15">-- end note</text:span>]<text:line-break/>  </text:p>
        </text:list-item>
        <text:list-item>
          <text:p text:style-name="P74">Otherwise, if the attributes indicate a block special file, as if by POSIX <text:a xlink:type="simple" xlink:href="http://www.opengroup.org/onlinepubs/000095399/basedefs/sys/stat.h.html">S_ISBLK()</text:a>, return <text:span text:style-name="Source_20_Text">file_status(file_type::block)</text:span>.<text:line-break/>  </text:p>
        </text:list-item>
        <text:list-item>
          <text:p text:style-name="P74">Otherwise, if the attributes indicate a character special file, as if by POSIX <text:a xlink:type="simple" xlink:href="http://www.opengroup.org/onlinepubs/000095399/basedefs/sys/stat.h.html">S_ISCHR()</text:a>, return <text:span text:style-name="Source_20_Text">file_status(file_type::character)</text:span>.<text:line-break/>  </text:p>
        </text:list-item>
        <text:list-item>
          <text:p text:style-name="P74">Otherwise, if the attributes indicate a fifo or pipe file, as if by POSIX <text:a xlink:type="simple" xlink:href="http://www.opengroup.org/onlinepubs/000095399/basedefs/sys/stat.h.html">S_ISFIFO()</text:a>, return <text:span text:style-name="Source_20_Text">file_status(file_type::fifo)</text:span>.<text:line-break/><text:soft-page-break/>  </text:p>
        </text:list-item>
        <text:list-item>
          <text:p text:style-name="P74">Otherwise, if the attributes indicate a socket, as if by POSIX <text:a xlink:type="simple" xlink:href="http://www.opengroup.org/onlinepubs/000095399/basedefs/sys/stat.h.html">S_ISSOCK()</text:a>, return <text:span text:style-name="Source_20_Text">file_status(file_type::socket)</text:span>.<text:line-break/>  </text:p>
        </text:list-item>
        <text:list-item>
          <text:p text:style-name="P84">Otherwise, return <text:span text:style-name="Source_20_Text">file_status(file_type::unknown)</text:span>. </text:p>
        </text:list-item>
      </text:list>
      <text:p text:style-name="P19"><text:span text:style-name="T15">Remarks:</text:span> If a symbolic link is encountered during pathname resolution, pathname resolution continues using the contents of the symbolic link.</text:p>
      <text:h text:style-name="Heading_20_3" text:outline-level="3">15.34 Status known  [<text:bookmark text:name="fs.op.status_known"/>fs.op.status_known]</text:h>
      <text:p text:style-name="P13">bool <text:bookmark text:name="status_known"/>status_known(file_status s) noexcept;</text:p>
      <text:p text:style-name="Quotations"><text:span text:style-name="T15">Returns:</text:span> <text:span text:style-name="Source_20_Text">s.type() != file_type::none</text:span></text:p>
      <text:h text:style-name="Heading_20_3" text:outline-level="3">15.35 Symlink status  [<text:bookmark text:name="fs.op.symlink_status"/>fs.op.symlink_status]</text:h>
      <text:p text:style-name="Preformatted_20_Text">file_status <text:bookmark text:name="symlink_status"/>symlink_status(const path&amp; p);</text:p>
      <text:p text:style-name="P13">file_status <text:bookmark text:name="symlink_status2"/>symlink_status(const path&amp; p, error_code&amp; ec) noexcept;</text:p>
      <text:p text:style-name="Quotations"><text:span text:style-name="T15">Effects:</text:span>  Same as <text:a xlink:type="simple" xlink:href="#status">status()</text:a>, above, except that the attributes of <text:span text:style-name="Source_20_Text">p</text:span> are determined as if by POSIX <text:a xlink:type="simple" xlink:href="http://www.opengroup.org/onlinepubs/000095399/functions/lstat.html"><text:span text:style-name="Source_20_Text">lstat()</text:span></text:a>.</text:p>
      <text:p text:style-name="Quotations"><text:span text:style-name="T15">Returns:</text:span> Same as <text:a xlink:type="simple" xlink:href="#status">status()</text:a>, above, except that if the attributes indicate a symbolic link, as if by POSIX <text:a xlink:type="simple" xlink:href="http://www.opengroup.org/onlinepubs/000095399/basedefs/sys/stat.h.html">S_ISLNK()</text:a>, return <text:span text:style-name="Source_20_Text">file_status(file_type::symlink)</text:span>. The signature with argument <text:span text:style-name="Source_20_Text">ec</text:span> returns <text:span text:style-name="Source_20_Text">file_status(file_type::none)</text:span> if an error occurs.</text:p>
      <text:p text:style-name="Quotations"><text:span text:style-name="T15">Remarks:</text:span> Pathname resolution terminates if <text:span text:style-name="Source_20_Text">p</text:span> names a symbolic link.</text:p>
      <text:p text:style-name="Quotations"><text:span text:style-name="T15">Throws:</text:span> As specified in <text:a xlink:type="simple" xlink:href="#Error-reporting">Error reporting</text:a>.</text:p>
      <text:h text:style-name="Heading_20_3" text:outline-level="3">15.36 System complete  [<text:bookmark text:name="fs.op.system_complete"/>fs.op.system_complete]</text:h>
      <text:p text:style-name="Preformatted_20_Text">path <text:bookmark text:name="system_complete"/>system_complete(const path&amp; p);</text:p>
      <text:p text:style-name="P13">path <text:bookmark text:name="system_complete2"/>system_complete(const path&amp; p, error_code&amp; ec);</text:p>
      <text:p text:style-name="Quotations"><text:span text:style-name="T15">Effects:</text:span> Composes an absolute path from <text:span text:style-name="Source_20_Text">p</text:span>, using the same rules used by the operating system to resolve a path passed as the filename argument to standard library open functions.</text:p>
      <text:p text:style-name="Quotations"><text:span text:style-name="T15">Returns:</text:span> The composed path. The signature with argument <text:span text:style-name="Source_20_Text">ec</text:span> returns <text:span text:style-name="Source_20_Text">path()</text:span> if an error occurs.</text:p>
      <text:p text:style-name="Quotations"><text:span text:style-name="T15">Postcondition:</text:span> For the returned path, <text:span text:style-name="Source_20_Text">rp,</text:span> <text:span text:style-name="Source_20_Text">rp.is_absolute()</text:span> is true.</text:p>
      <text:p text:style-name="Quotations"><text:span text:style-name="T15">Throws:</text:span> As specified in <text:a xlink:type="simple" xlink:href="#Error-reporting">Error reporting</text:a>.</text:p>
      <text:p text:style-name="P19"><text:soft-page-break/>[<text:span text:style-name="T15">Example:</text:span> For POSIX based operating systems, <text:span text:style-name="Source_20_Text">system_complete(p)</text:span> has the same semantics as <text:span text:style-name="Source_20_Text">complete(p, current_path())</text:span>.</text:p>
      <text:p text:style-name="P19">For Windows based operating systems, <text:span text:style-name="Source_20_Text">system_complete(p)</text:span> has the same semantics as <text:span text:style-name="Source_20_Text">absolute(ph, current_path())</text:span> if <text:span text:style-name="Source_20_Text">p.is_absolute() || !p.has_root_name()</text:span> or <text:span text:style-name="Source_20_Text">p</text:span> and <text:span text:style-name="Source_20_Text">base</text:span> have the same <text:span text:style-name="Source_20_Text">root_name()</text:span>. Otherwise it acts like <text:span text:style-name="Source_20_Text">absolute(p, kinky)</text:span>, where <text:span text:style-name="Source_20_Text">kinky</text:span> is the current directory for the <text:span text:style-name="Source_20_Text">p.root_name()</text:span> drive. This will be the current directory for that drive the last time it was set, and thus may be <text:span text:style-name="T20">residue left over from a prior program</text:span> run by the command processor! Although these semantics are useful, they are very error-prone. <text:span text:style-name="T15">-- end example</text:span>] </text:p>
      <text:h text:style-name="Heading_20_3" text:outline-level="3">15.37 Temporary directory path  [<text:bookmark text:name="fs.op.temp_dir_path"/>fs.op.temp_dir_path]</text:h>
      <text:p text:style-name="Preformatted_20_Text">path <text:bookmark text:name="temp_directory_path"/>temp_directory_path();</text:p>
      <text:p text:style-name="P13">path temp_directory_path(error_code&amp; ec);</text:p>
      <text:p text:style-name="Quotations"><text:span text:style-name="T15">Returns:</text:span> An unspecifed directory path suitable for temporary files. An error shall be reported if<text:span text:style-name="Source_20_Text"> !exists(p) || !is_directory(p)</text:span>, where <text:span text:style-name="Source_20_Text">p</text:span> is the path to be returned. The signature with argument <text:span text:style-name="Source_20_Text">ec</text:span> returns <text:span text:style-name="Source_20_Text">path()</text:span> if an error occurs.</text:p>
      <text:p text:style-name="Quotations"><text:span text:style-name="T15">Throws:</text:span> As specified in <text:a xlink:type="simple" xlink:href="#Error-reporting">Error reporting</text:a>.</text:p>
      <text:p text:style-name="P19">[<text:span text:style-name="T15">Example:</text:span> For POSIX based operating systems, an implementation might return the path supplied by the first environment variable found in the list TMPDIR, TMP, TEMP, TEMPDIR, or if none of these are found, <text:span text:style-name="Source_20_Text">"/tmp"</text:span>.</text:p>
      <text:p text:style-name="P19">For Windows based operating systems, an implementation might return the path reported by the <text:span text:style-name="T15">Windows</text:span> <text:span text:style-name="Source_20_Text">GetTempPath</text:span> API function. <text:span text:style-name="T15">-- end example</text:span>] </text:p>
      <text:h text:style-name="Heading_20_3" text:outline-level="3">15.38 Unique path  [<text:bookmark text:name="fs.op.unique_path"/>fs.op.unique_path]</text:h>
      <text:p text:style-name="Preformatted_20_Text">path <text:bookmark text:name="unique_path"/>unique_path(const path&amp; model="%%%%-%%%%-%%%%-%%%%");</text:p>
      <text:p text:style-name="P13">path unique_path(const path&amp; model, error_code&amp; ec);</text:p>
      <text:p text:style-name="Quotations">The <text:span text:style-name="Source_20_Text">unique_path</text:span> function generates a name suitable for temporary files, including directories. The name is based on a model that uses the percent sign character to specify replacement by a random hexadecimal digit.</text:p>
      <text:p text:style-name="Quotations">[<text:span text:style-name="T15">Note:</text:span> The more bits of randomness in the generated name, the less likelihood of prior existence or being guessed. Each replacement hexadecimal digit in the model adds four bits of randomness. The default model thus provides 64 bits of randomness. <text:span text:style-name="T15">--end note</text:span>]</text:p>
      <text:p text:style-name="Quotations"><text:span text:style-name="T15">Returns:</text:span> A path identical to <text:span text:style-name="Source_20_Text">model</text:span>, except that each occurrence of the percent sign character is replaced by a random hexadecimal digit character in the range 0-9, a-f. The signature with argument <text:span text:style-name="Source_20_Text">ec</text:span> returns <text:span text:style-name="Source_20_Text">path()</text:span> if an error occurs.</text:p>
      <text:p text:style-name="Quotations"><text:soft-page-break/><text:span text:style-name="T15">Throws:</text:span> As specified in <text:a xlink:type="simple" xlink:href="#Error-reporting">Error reporting</text:a>.</text:p>
      <text:p text:style-name="Quotations"><text:span text:style-name="T15">Remarks:</text:span> Implementations are encouraged to obtain the required randomness via a <text:a xlink:type="simple" xlink:href="http://en.wikipedia.org/wiki/Cryptographically_secure_pseudorandom_number_generator">cryptographically secure pseudo-random number generator</text:a>, such as one provided by the operating system. [<text:span text:style-name="T15">Note</text:span>: Such generators may block until sufficient entropy develops. <text:span text:style-name="T15">--end note</text:span>]</text:p>
      <text:p text:style-name="Quotations">[<text:span text:style-name="T15">Example</text:span>:</text:p>
      <text:p text:style-name="P18">cout &lt;&lt; unique_path("test-%%%%%%%%%%%.txt") &lt;&lt; endl;</text:p>
      <text:p text:style-name="Quotations">Typical output would be <text:span text:style-name="Source_20_Text">"test-0db7f2bf57a.txt"</text:span>. Because 11 hexadecimal output characters are specified, 44 bits of randomness are supplied.  <text:span text:style-name="T15">-- end example</text:span>] </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face style:name="LMRoman10-Bold" svg:font-family="LMRoman10-Bold" style:font-family-generic="roman"/>
    <style:font-face style:name="LMRoman10-Regular" svg:font-family="LMRoman10-Regular"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paragraph">
      <style:paragraph-properties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1965in"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size="14pt" style:font-size-asian="14pt" style:font-size-complex="14pt"/>
    </style:style>
    <style:style style:name="Heading_20_1" style:display-name="Heading 1" style:family="paragraph" style:parent-style-name="Heading" style:next-style-name="Text_20_body" style:class="text">
      <style:text-properties style:font-name="Thornda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List" style:family="paragraph" style:parent-style-name="Text_20_body" style:class="list">
      <style:text-properties style:font-size-asian="12pt" style:font-name-complex="Mangal1"/>
    </style:style>
    <style:style style:name="Preformatted_20_Text" style:display-name="Preformatted Text" style:family="paragraph" style:parent-style-name="Standard" style:class="html">
      <style:paragraph-properties fo:margin-top="0in" fo:margin-bottom="0in" style:contextual-spacing="false" fo:background-color="#d7eeff">
        <style:background-image/>
      </style:paragraph-properties>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text-align="start" style:justify-single-word="false"/>
      <style:text-properties style:font-name="Arial" fo:font-size="12pt" style:font-size-asian="12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2020ff" style:text-line-through-style="none" style:text-underline-style="none" style:text-blinking="false" style:text-overline-style="none" style:text-overline-color="font-color"/>
    </style:style>
    <style:style style:name="INS" style:family="text">
      <style:text-properties fo:background-color="#e8ffe8"/>
    </style:style>
    <style:style style:name="DEL" style:family="text">
      <style:text-properties fo:background-color="#ffd7d7"/>
    </style:style>
    <style:style style:name="Visited_20_Internet_20_Link" style:display-name="Visited Internet Link" style:family="text">
      <style:text-properties fo:color="#800000" style:text-line-through-style="none" fo:language="zxx" fo:country="none" style:text-underline-style="none" style:text-blinking="false" style:language-asian="zxx" style:country-asian="none" style:language-complex="zxx" style:country-complex="none" style:text-overline-style="none" style:text-overline-color="font-color"/>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d91ce" officeooo:paragraph-rsid="001d91ce"/>
    </style:style>
    <style:style style:name="MP2" style:family="paragraph" style:parent-style-name="Standard" style:master-page-name="Standard">
      <style:paragraph-properties style:page-number="auto">
        <style:tab-stops/>
      </style:paragraph-properties>
      <style:text-properties officeooo:paragraph-rsid="001d91ce"/>
    </style:style>
    <style:style style:name="MP3" style:family="paragraph" style:parent-style-name="Header">
      <style:text-properties officeooo:rsid="001b74fd" officeooo:paragraph-rsid="001b74fd"/>
    </style:style>
    <style:style style:name="MP4" style:family="paragraph" style:parent-style-name="Standard" style:master-page-name="Standard">
      <style:paragraph-properties style:page-number="auto">
        <style:tab-stops/>
      </style:paragraph-properties>
    </style:style>
    <style:style style:name="MT1" style:family="text">
      <style:text-properties fo:color="#000000" style:font-name="Arial" fo:font-size="8pt" style:font-size-asian="8pt"/>
    </style:style>
    <style:style style:name="MT2" style:family="text">
      <style:text-properties fo:color="#000000" style:font-name="Arial" fo:font-size="8pt" officeooo:rsid="001ec7e8" style:font-size-asian="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SO/IEC PDTS 18822</text:p>
      </style:header>
      <style:footer>
        <text:p text:style-name="MP2"><text:span text:style-name="MT1">© ISO/IEC 2013 – All rights reserv</text:span><text:span text:style-name="MT2">ed</text:span><text:span text:style-name="MT1"> <text:s text:c="152"/></text:span><text:span text:style-name="MT1"><text:page-number text:select-page="current">63</text:page-number></text:span></text:p>
      </style:footer>
    </style:master-page>
    <style:master-page style:name="Endnote" style:page-layout-name="Mpm2"/>
    <style:master-page style:name="HTML" style:page-layout-name="Mpm3"/>
    <style:master-page style:name="Preface" style:page-layout-name="Mpm4">
      <style:header>
        <text:p text:style-name="MP3">ISO/IEC PDTS 18822</text:p>
      </style:header>
      <style:footer>
        <text:p text:style-name="MP4"><text:span text:style-name="MT1">© ISO/IEC 2013 – All rights reserved <text:s text:c="158"/></text:span><text:span text:style-name="MT1"><text:page-number text:select-page="current">iv</text:page-number></text:span></text:p>
      </style:footer>
    </style:master-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raft Filesystem Technical Specification </dc:title>
    <meta:generator>LibreOffice/4.1.1.2$Windows_x86 LibreOffice_project/7e4286b58adc75a14f6d83f53a03b6c11fa2903</meta:generator>
    <dc:date>2013-10-07T15:23:12.091000000</dc:date>
    <meta:editing-duration>PT13H27M47S</meta:editing-duration>
    <meta:editing-cycles>20</meta:editing-cycles>
    <meta:initial-creator>Barbara White</meta:initial-creator>
    <meta:creation-date>2013-09-29T21:25:00</meta:creation-date>
    <meta:document-statistic meta:table-count="13" meta:image-count="0" meta:object-count="0" meta:page-count="69" meta:paragraph-count="1656" meta:word-count="14093" meta:character-count="108714" meta:non-whitespace-character-count="91245"/>
    <meta:user-defined meta:name="ProgId">FrontPage.Editor.Document</meta:user-defined>
  </office:meta>
</office:document-meta>
</file>